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89.86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88.81pt"/>
    </style:style>
    <style:style style:name="co6" style:family="table-column">
      <style:table-column-properties fo:break-before="auto" style:column-width="27.44pt"/>
    </style:style>
    <style:style style:name="co7" style:family="table-column">
      <style:table-column-properties fo:break-before="auto" style:column-width="18pt"/>
    </style:style>
    <style:style style:name="co8" style:family="table-column">
      <style:table-column-properties fo:break-before="auto" style:column-width="24.49pt"/>
    </style:style>
    <style:style style:name="co9" style:family="table-column">
      <style:table-column-properties fo:break-before="auto" style:column-width="27.21pt"/>
    </style:style>
    <style:style style:name="co10" style:family="table-column">
      <style:table-column-properties fo:break-before="auto" style:column-width="23.75pt"/>
    </style:style>
    <style:style style:name="co11" style:family="table-column">
      <style:table-column-properties fo:break-before="auto" style:column-width="25.26pt"/>
    </style:style>
    <style:style style:name="ro1" style:family="table-row">
      <style:table-row-properties style:row-height="14.4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36" style:family="table-cell" style:parent-style-name="Default" style:data-style-name="N0">
      <style:table-cell-properties fo:background-color="#000000"/>
    </style:style>
    <style:style style:name="ce1037" style:family="table-cell" style:parent-style-name="Default" style:data-style-name="N0"/>
    <style:style style:name="ce1038" style:family="table-cell" style:parent-style-name="Default">
      <style:table-cell-properties fo:background-color="#000000"/>
    </style:style>
    <style:style style:name="ce1039" style:family="table-cell" style:parent-style-name="Default" style:data-style-name="N0">
      <style:table-cell-properties fo:background-color="#bce4e5"/>
    </style:style>
    <style:style style:name="ce1040" style:family="table-cell" style:parent-style-name="Default" style:data-style-name="N0">
      <style:table-cell-properties fo:background-color="#000000"/>
      <style:text-properties fo:color="#000000"/>
    </style:style>
    <style:style style:name="ce1041" style:family="table-cell" style:parent-style-name="Default" style:data-style-name="N0">
      <style:table-cell-properties fo:background-color="#ed1c24"/>
    </style:style>
    <style:style style:name="ce1042" style:family="table-cell" style:parent-style-name="Default">
      <style:table-cell-properties fo:background-color="#bce4e5"/>
    </style:style>
    <style:style style:name="ce1043" style:family="table-cell" style:parent-style-name="Default" style:data-style-name="N0">
      <style:table-cell-properties fo:background-color="#985006"/>
    </style:style>
    <style:style style:name="ce1044" style:family="table-cell" style:parent-style-name="Default">
      <style:table-cell-properties fo:background-color="#add58a"/>
    </style:style>
    <style:style style:name="ce1045" style:family="table-cell" style:parent-style-name="Default" style:data-style-name="N0">
      <style:table-cell-properties fo:background-color="#fff200"/>
    </style:style>
    <style:style style:name="ce1046" style:family="table-cell" style:parent-style-name="Default" style:data-style-name="N0">
      <style:table-cell-properties fo:background-color="#add58a"/>
    </style:style>
    <style:style style:name="ce1047" style:family="table-cell" style:parent-style-name="Default" style:data-style-name="N0">
      <style:table-cell-properties fo:background-color="#faa61a"/>
    </style:style>
    <style:style style:name="ce1048" style:family="table-cell" style:parent-style-name="Default" style:data-style-name="N0">
      <style:table-cell-properties fo:background-color="#fff9ae"/>
    </style:style>
    <style:style style:name="ce1088" style:family="table-cell" style:parent-style-name="Default">
      <style:table-cell-properties fo:background-color="#ffffff"/>
    </style:style>
    <style:style style:name="ce1070" style:family="table-cell" style:parent-style-name="Default" style:data-style-name="N0">
      <style:table-cell-properties fo:background-color="#cccccc"/>
    </style:style>
    <style:style style:name="ce1049" style:family="table-cell" style:parent-style-name="Default" style:data-style-name="N0">
      <style:table-cell-properties fo:background-color="#0066b3"/>
    </style:style>
    <style:style style:name="ce1050" style:family="table-cell" style:parent-style-name="Default" style:data-style-name="N0">
      <style:table-cell-properties fo:background-color="#5565af"/>
    </style:style>
    <style:style style:name="ce1051" style:family="table-cell" style:parent-style-name="Default" style:data-style-name="N0">
      <style:table-cell-properties fo:background-color="#72bf44"/>
    </style:style>
    <style:style style:name="ce1052" style:family="table-cell" style:parent-style-name="Default" style:data-style-name="N0">
      <style:table-cell-properties fo:background-color="#ffdaa2"/>
    </style:style>
    <style:style style:name="ce1053" style:family="table-cell" style:parent-style-name="Default">
      <style:table-cell-properties fo:background-color="#fff200"/>
    </style:style>
    <style:style style:name="ce1057" style:family="table-cell" style:parent-style-name="Default" style:data-style-name="N0">
      <style:table-cell-properties fo:background-color="#ffffff"/>
    </style:style>
    <style:style style:name="ce22" style:family="table-cell" style:parent-style-name="Default">
      <style:table-cell-properties fo:background-color="#cccccc"/>
    </style:style>
    <style:style style:name="ce1054" style:family="table-cell" style:parent-style-name="Default">
      <style:table-cell-properties fo:background-color="#fff9ae"/>
    </style:style>
    <style:style style:name="ce1055" style:family="table-cell" style:parent-style-name="Default">
      <style:table-cell-properties fo:background-color="#ffdaa2"/>
    </style:style>
    <style:style style:name="ce1056" style:family="table-cell" style:parent-style-name="Default" style:data-style-name="N0">
      <style:table-cell-properties fo:background-color="#7da7d8"/>
    </style:style>
    <style:style style:name="ce1058" style:family="table-cell" style:parent-style-name="Default" style:data-style-name="N0">
      <style:table-cell-properties fo:background-color="#666666"/>
    </style:style>
    <style:style style:name="ce1059" style:family="table-cell" style:parent-style-name="Default">
      <style:table-cell-properties fo:background-color="#985006"/>
    </style:style>
    <style:style style:name="ce1060" style:family="table-cell" style:parent-style-name="Default">
      <style:table-cell-properties fo:background-color="#ed1c24"/>
    </style:style>
    <style:style style:name="ce1061" style:family="table-cell" style:parent-style-name="Default">
      <style:table-cell-properties fo:background-color="#faa61a"/>
    </style:style>
    <style:style style:name="ce26" style:family="table-cell" style:parent-style-name="Default">
      <style:table-cell-properties fo:background-color="#5565af"/>
    </style:style>
    <style:style style:name="ce35" style:family="table-cell" style:parent-style-name="Default">
      <style:table-cell-properties fo:background-color="#666666"/>
    </style:style>
    <style:style style:name="ce31" style:family="table-cell" style:parent-style-name="Default">
      <style:table-cell-properties fo:background-color="#72bf44"/>
    </style:style>
    <style:style style:name="ce27" style:family="table-cell" style:parent-style-name="Default">
      <style:table-cell-properties fo:background-color="#ed1c24"/>
      <style:text-properties fo:color="#ed1c24"/>
    </style:style>
    <style:style style:name="ce28" style:family="table-cell" style:parent-style-name="Default" style:data-style-name="N0">
      <style:table-cell-properties fo:background-color="#ed1c24"/>
      <style:text-properties fo:color="#ed1c24"/>
    </style:style>
    <style:style style:name="ce141" style:family="table-cell" style:parent-style-name="Default">
      <style:table-cell-properties fo:background-color="#000000"/>
      <style:text-properties fo:color="#000000"/>
    </style:style>
    <style:style style:name="ce1067" style:family="table-cell" style:parent-style-name="Default" style:data-style-name="N0">
      <style:table-cell-properties fo:background-color="transparent"/>
    </style:style>
    <style:style style:name="ce143" style:family="table-cell" style:parent-style-name="Default">
      <style:table-cell-properties fo:background-color="transparent"/>
    </style:style>
    <style:style style:name="ce1069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071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47" style:family="table-cell" style:parent-style-name="Default" style:data-style-name="N0">
      <style:table-cell-properties fo:background-color="#f04e4d"/>
    </style:style>
    <style:style style:name="ce1073" style:family="table-cell" style:parent-style-name="Default" style:data-style-name="N0">
      <style:table-cell-properties fo:background-color="#f7a19a"/>
    </style:style>
    <style:style style:name="ce149" style:family="table-cell" style:parent-style-name="Default" style:data-style-name="N0">
      <style:table-cell-properties fo:background-color="#00b274"/>
    </style:style>
    <style:style style:name="ce150" style:family="table-cell" style:parent-style-name="Default" style:data-style-name="N0">
      <style:table-cell-properties fo:background-color="#8ccfb7"/>
    </style:style>
    <style:style style:name="ce152" style:family="table-cell" style:parent-style-name="Default" style:data-style-name="N0">
      <style:table-cell-properties fo:background-color="#d4711a"/>
    </style:style>
    <style:style style:name="ce153" style:family="table-cell" style:parent-style-name="Default" style:data-style-name="N0">
      <style:table-cell-properties fo:background-color="#f9a870"/>
    </style:style>
    <style:style style:name="ce1078" style:family="table-cell" style:parent-style-name="Default" style:data-style-name="N0">
      <style:table-cell-properties fo:background-color="#999999"/>
    </style:style>
    <style:style style:name="ce1079" style:family="table-cell" style:parent-style-name="Default" style:data-style-name="N0">
      <style:table-cell-properties fo:background-color="#89c765"/>
    </style:style>
    <style:style style:name="ce1080" style:family="table-cell" style:parent-style-name="Default" style:data-style-name="N0">
      <style:table-cell-properties fo:background-color="#00a65d"/>
    </style:style>
    <style:style style:name="ce1081" style:family="table-cell" style:parent-style-name="Default" style:data-style-name="N0">
      <style:table-cell-properties fo:background-color="#666666" style:text-align-source="fix" style:repeat-content="false"/>
      <style:paragraph-properties fo:text-align="start" fo:margin-left="0pt"/>
    </style:style>
    <style:style style:name="ce1082" style:family="table-cell" style:parent-style-name="Default" style:data-style-name="N0">
      <style:table-cell-properties fo:background-color="#985006"/>
      <style:text-properties fo:color="#985006"/>
    </style:style>
    <style:style style:name="ce1083" style:family="table-cell" style:parent-style-name="Default">
      <style:table-cell-properties fo:background-color="#0066b3"/>
    </style:style>
    <style:style style:name="ce1084" style:family="table-cell" style:parent-style-name="Default" style:data-style-name="N0">
      <style:table-cell-properties fo:background-color="#333333"/>
    </style:style>
    <style:style style:name="ce1085" style:family="table-cell" style:parent-style-name="Default" style:data-style-name="N0">
      <style:table-cell-properties fo:background-color="#808080"/>
    </style:style>
    <style:style style:name="ce1086" style:family="table-cell" style:parent-style-name="Default">
      <style:table-cell-properties fo:background-color="#00a65d"/>
    </style:style>
    <style:style style:name="ce1087" style:family="table-cell" style:parent-style-name="Default">
      <style:table-cell-properties fo:background-color="#89c765"/>
    </style:style>
    <style:style style:name="ce1089" style:family="table-cell" style:parent-style-name="Default" style:data-style-name="N0">
      <style:table-cell-properties fo:background-color="#0066b3"/>
      <style:text-properties fo:color="#0066b3"/>
    </style:style>
    <style:style style:name="ce1090" style:family="table-cell" style:parent-style-name="Default">
      <style:table-cell-properties fo:background-color="#7da7d8"/>
    </style:style>
    <style:style style:name="ce1091" style:family="table-cell" style:parent-style-name="Default" style:data-style-name="N0">
      <style:table-cell-properties fo:background-color="#adc5e7"/>
    </style:style>
    <style:style style:name="ce1092" style:family="table-cell" style:parent-style-name="Default" style:data-style-name="N0">
      <style:table-cell-properties fo:background-color="#003d73"/>
    </style:style>
    <style:style style:name="ce109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1094" style:family="table-cell" style:parent-style-name="Default" style:data-style-name="N0">
      <style:table-cell-properties fo:background-color="transparent"/>
      <style:text-properties fo:color="#000000"/>
    </style:style>
    <style:style style:name="ce1095" style:family="table-cell" style:parent-style-name="Default" style:data-style-name="N0">
      <style:table-cell-properties fo:background-color="#dfcce4"/>
      <style:text-properties fo:color="#ffe5ca"/>
    </style:style>
    <style:style style:name="ce1096" style:family="table-cell" style:parent-style-name="Default" style:data-style-name="N0">
      <style:table-cell-properties fo:background-color="#680059"/>
    </style:style>
    <style:style style:name="ce1097" style:family="table-cell" style:parent-style-name="Default" style:data-style-name="N0">
      <style:table-cell-properties fo:background-color="transparent"/>
      <style:text-properties fo:color="#ffe5ca"/>
    </style:style>
    <style:style style:name="ce1098" style:family="table-cell" style:parent-style-name="Default" style:data-style-name="N0">
      <style:table-cell-properties fo:background-color="#fcd3c1"/>
    </style:style>
    <style:style style:name="ce1099" style:family="table-cell" style:parent-style-name="Default" style:data-style-name="N0">
      <style:table-cell-properties fo:background-color="#bc312e"/>
    </style:style>
    <style:style style:name="ce110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0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0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6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7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8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9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1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12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67"/>
    </style:style>
    <style:style style:name="ce1113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68"/>
    </style:style>
    <style:style style:name="ce111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2"/>
    </style:style>
    <style:style style:name="ce1115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5"/>
    </style:style>
    <style:style style:name="ce1116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117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118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1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20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2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22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2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4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5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6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67"/>
    </style:style>
    <style:style style:name="ce113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68"/>
    </style:style>
    <style:style style:name="ce113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72"/>
    </style:style>
    <style:style style:name="ce113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77"/>
    </style:style>
    <style:style style:name="ce113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134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135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3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3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3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3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67"/>
    </style:style>
    <style:style style:name="ce114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68"/>
    </style:style>
    <style:style style:name="ce114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69"/>
    </style:style>
    <style:style style:name="ce114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72"/>
    </style:style>
    <style:style style:name="ce114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75"/>
    </style:style>
    <style:style style:name="ce114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77"/>
    </style:style>
    <style:style style:name="ce114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14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117"/>
    </style:style>
    <style:style style:name="ce114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120"/>
    </style:style>
    <style:style style:name="ce114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122"/>
    </style:style>
    <style:style style:name="ce114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28"/>
    </style:style>
    <style:style style:name="ce115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69"/>
    </style:style>
    <style:style style:name="ce115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106"/>
    </style:style>
    <style:style style:name="ce115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117"/>
    </style:style>
    <style:style style:name="ce115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118"/>
    </style:style>
    <style:style style:name="ce115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F69"/>
    </style:style>
    <style:style style:name="ce115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F72"/>
    </style:style>
    <style:style style:name="ce115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F75"/>
    </style:style>
    <style:style style:name="ce115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G70"/>
    </style:style>
    <style:style style:name="ce115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G73"/>
    </style:style>
    <style:style style:name="ce115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G76"/>
    </style:style>
    <style:style style:name="ce116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H69"/>
    </style:style>
    <style:style style:name="ce116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6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69"/>
    </style:style>
    <style:style style:name="ce116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71"/>
    </style:style>
    <style:style style:name="ce116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75"/>
    </style:style>
    <style:style style:name="ce116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83"/>
    </style:style>
    <style:style style:name="ce116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87"/>
    </style:style>
    <style:style style:name="ce116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103"/>
    </style:style>
    <style:style style:name="ce116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106"/>
    </style:style>
    <style:style style:name="ce117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107"/>
    </style:style>
    <style:style style:name="ce117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119"/>
    </style:style>
    <style:style style:name="ce117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7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65"/>
    </style:style>
    <style:style style:name="ce117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65"/>
    </style:style>
    <style:style style:name="ce117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76"/>
    </style:style>
    <style:style style:name="ce117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95"/>
    </style:style>
    <style:style style:name="ce117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97"/>
    </style:style>
    <style:style style:name="ce117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97"/>
    </style:style>
    <style:style style:name="ce117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111"/>
    </style:style>
    <style:style style:name="ce118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113"/>
    </style:style>
    <style:style style:name="ce118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113"/>
    </style:style>
    <style:style style:name="ce118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65"/>
    </style:style>
    <style:style style:name="ce118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65"/>
    </style:style>
    <style:style style:name="ce118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L69"/>
    </style:style>
    <style:style style:name="ce11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L75"/>
    </style:style>
    <style:style style:name="ce118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97"/>
    </style:style>
    <style:style style:name="ce118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113"/>
    </style:style>
    <style:style style:name="ce118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M76"/>
    </style:style>
    <style:style style:name="ce118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N69"/>
    </style:style>
    <style:style style:name="ce119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34"/>
    </style:style>
    <style:style style:name="ce1191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34"/>
    </style:style>
    <style:style style:name="ce119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69"/>
    </style:style>
    <style:style style:name="ce119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72"/>
    </style:style>
    <style:style style:name="ce119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75"/>
    </style:style>
    <style:style style:name="ce1195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9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73"/>
    </style:style>
    <style:style style:name="ce119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76"/>
    </style:style>
    <style:style style:name="ce119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81"/>
    </style:style>
    <style:style style:name="ce119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97"/>
    </style:style>
    <style:style style:name="ce120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113"/>
    </style:style>
    <style:style style:name="ce120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69"/>
    </style:style>
    <style:style style:name="ce12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85"/>
    </style:style>
    <style:style style:name="ce120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89"/>
    </style:style>
    <style:style style:name="ce120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90"/>
    </style:style>
    <style:style style:name="ce120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90"/>
    </style:style>
    <style:style style:name="ce120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100"/>
    </style:style>
    <style:style style:name="ce120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100"/>
    </style:style>
    <style:style style:name="ce120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R69"/>
    </style:style>
    <style:style style:name="ce120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R72"/>
    </style:style>
    <style:style style:name="ce121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R75"/>
    </style:style>
    <style:style style:name="ce121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S70"/>
    </style:style>
    <style:style style:name="ce1212" style:family="table-cell" style:parent-style-name="Default">
      <style:table-cell-properties fo:background-color="#fff200"/>
      <style:map style:condition="cell-content()=&quot;F&quot;" style:apply-style-name="Untitled1" style:base-cell-address="Map.Q100"/>
    </style:style>
    <style:style style:name="ce1213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T45"/>
    </style:style>
    <style:style style:name="ce121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T75"/>
    </style:style>
    <style:style style:name="ce121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81"/>
    </style:style>
    <style:style style:name="ce121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97"/>
    </style:style>
    <style:style style:name="ce121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1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113"/>
    </style:style>
    <style:style style:name="ce121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1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2" style:family="table-cell" style:parent-style-name="Default" style:data-style-name="N100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34"/>
    </style:style>
    <style:style style:name="ce1225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34"/>
    </style:style>
    <style:style style:name="ce1226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34"/>
    </style:style>
    <style:style style:name="ce1227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8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45"/>
    </style:style>
    <style:style style:name="ce1229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3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67"/>
    </style:style>
    <style:style style:name="ce123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75"/>
    </style:style>
    <style:style style:name="ce1232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23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88"/>
    </style:style>
    <style:style style:name="ce1234" style:family="table-cell" style:parent-style-name="Default">
      <style:table-cell-properties fo:border-bottom="none" fo:border-left="none" fo:border-right="0.06pt solid #000000" fo:border-top="none"/>
    </style:style>
    <style:style style:name="ce123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23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100"/>
    </style:style>
    <style:style style:name="ce123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100"/>
    </style:style>
    <style:style style:name="ce123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3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104"/>
    </style:style>
    <style:style style:name="ce124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120"/>
    </style:style>
    <style:style style:name="ce124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242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243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24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V45"/>
    </style:style>
    <style:style style:name="ce1245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67"/>
    </style:style>
    <style:style style:name="ce1246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72"/>
    </style:style>
    <style:style style:name="ce124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88"/>
    </style:style>
    <style:style style:name="ce1248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104"/>
    </style:style>
    <style:style style:name="ce124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120"/>
    </style:style>
    <style:style style:name="ce125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X61"/>
    </style:style>
    <style:style style:name="ce1251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25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X67"/>
    </style:style>
    <style:style style:name="ce125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X67"/>
    </style:style>
    <style:style style:name="ce125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Y72"/>
    </style:style>
    <style:style style:name="ce125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55"/>
    </style:style>
    <style:style style:name="ce125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71"/>
    </style:style>
    <style:style style:name="ce125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87"/>
    </style:style>
    <style:style style:name="ce125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95"/>
    </style:style>
    <style:style style:name="ce125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103"/>
    </style:style>
    <style:style style:name="ce126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119"/>
    </style:style>
    <style:style style:name="ce126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50"/>
    </style:style>
    <style:style style:name="ce126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5"/>
    </style:style>
    <style:style style:name="ce126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5"/>
    </style:style>
    <style:style style:name="ce126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9"/>
    </style:style>
    <style:style style:name="ce126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77"/>
    </style:style>
    <style:style style:name="ce126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77"/>
    </style:style>
    <style:style style:name="ce126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81"/>
    </style:style>
    <style:style style:name="ce126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81"/>
    </style:style>
    <style:style style:name="ce126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5"/>
    </style:style>
    <style:style style:name="ce127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7"/>
    </style:style>
    <style:style style:name="ce127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7"/>
    </style:style>
    <style:style style:name="ce127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9"/>
    </style:style>
    <style:style style:name="ce127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111"/>
    </style:style>
    <style:style style:name="ce127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113"/>
    </style:style>
    <style:style style:name="ce127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113"/>
    </style:style>
    <style:style style:name="ce127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50"/>
    </style:style>
    <style:style style:name="ce127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5"/>
    </style:style>
    <style:style style:name="ce127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5"/>
    </style:style>
    <style:style style:name="ce127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81"/>
    </style:style>
    <style:style style:name="ce128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7"/>
    </style:style>
    <style:style style:name="ce128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113"/>
    </style:style>
    <style:style style:name="ce128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H61"/>
    </style:style>
    <style:style style:name="ce128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I67"/>
    </style:style>
    <style:style style:name="ce128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I68"/>
    </style:style>
    <style:style style:name="ce1285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49"/>
    </style:style>
    <style:style style:name="ce128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65"/>
    </style:style>
    <style:style style:name="ce1287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81"/>
    </style:style>
    <style:style style:name="ce128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97"/>
    </style:style>
    <style:style style:name="ce128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113"/>
    </style:style>
    <style:style style:name="ce129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M69"/>
    </style:style>
    <style:style style:name="ce129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9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49"/>
    </style:style>
    <style:style style:name="ce1293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H61"/>
    </style:style>
    <style:style style:name="ce129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65"/>
    </style:style>
    <style:style style:name="ce129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O72"/>
    </style:style>
    <style:style style:name="ce129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81"/>
    </style:style>
    <style:style style:name="ce129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97"/>
    </style:style>
    <style:style style:name="ce129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113"/>
    </style:style>
    <style:style style:name="ce1299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H61"/>
    </style:style>
    <style:style style:name="ce1300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30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P67"/>
    </style:style>
    <style:style style:name="ce1302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O72"/>
    </style:style>
    <style:style style:name="ce130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P88"/>
    </style:style>
    <style:style style:name="ce130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P104"/>
    </style:style>
    <style:style style:name="ce130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P120"/>
    </style:style>
    <style:style style:name="ce1306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30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308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309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310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1311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1312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313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31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2"/>
    </style:style>
    <style:style style:name="ce1315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3"/>
    </style:style>
    <style:style style:name="ce1316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4"/>
    </style:style>
    <style:style style:name="ce131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8"/>
    </style:style>
    <style:style style:name="ce1318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1319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1320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8"/>
    </style:style>
    <style:style style:name="ce1321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9"/>
    </style:style>
    <style:style style:name="ce1322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0"/>
    </style:style>
    <style:style style:name="ce1323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4"/>
    </style:style>
    <style:style style:name="ce132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325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326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32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32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32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33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1331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133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333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33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2"/>
    </style:style>
    <style:style style:name="ce133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3"/>
    </style:style>
    <style:style style:name="ce133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4"/>
    </style:style>
    <style:style style:name="ce133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8"/>
    </style:style>
    <style:style style:name="ce133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93"/>
    </style:style>
    <style:style style:name="ce133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1340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134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8"/>
    </style:style>
    <style:style style:name="ce134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99"/>
    </style:style>
    <style:style style:name="ce134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0"/>
    </style:style>
    <style:style style:name="ce134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34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125"/>
    </style:style>
    <style:style style:name="ce1346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34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134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34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3"/>
    </style:style>
    <style:style style:name="ce135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4"/>
    </style:style>
    <style:style style:name="ce135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T85"/>
    </style:style>
    <style:style style:name="ce135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T88"/>
    </style:style>
    <style:style style:name="ce135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T91"/>
    </style:style>
    <style:style style:name="ce135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93"/>
    </style:style>
    <style:style style:name="ce135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135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99"/>
    </style:style>
    <style:style style:name="ce135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T104"/>
    </style:style>
    <style:style style:name="ce135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35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U85"/>
    </style:style>
    <style:style style:name="ce136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U88"/>
    </style:style>
    <style:style style:name="ce136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V85"/>
    </style:style>
    <style:style style:name="ce136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V88"/>
    </style:style>
    <style:style style:name="ce136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V91"/>
    </style:style>
    <style:style style:name="ce1364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36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W86"/>
    </style:style>
    <style:style style:name="ce136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W88"/>
    </style:style>
    <style:style style:name="ce136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W89"/>
    </style:style>
    <style:style style:name="ce136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W92"/>
    </style:style>
    <style:style style:name="ce1369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37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137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X85"/>
    </style:style>
    <style:style style:name="ce137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85"/>
    </style:style>
    <style:style style:name="ce137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87"/>
    </style:style>
    <style:style style:name="ce137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91"/>
    </style:style>
    <style:style style:name="ce137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103"/>
    </style:style>
    <style:style style:name="ce1376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0"/>
    </style:style>
    <style:style style:name="ce137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119"/>
    </style:style>
    <style:style style:name="ce137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49"/>
    </style:style>
    <style:style style:name="ce137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5"/>
    </style:style>
    <style:style style:name="ce138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6"/>
    </style:style>
    <style:style style:name="ce138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7"/>
    </style:style>
    <style:style style:name="ce138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81"/>
    </style:style>
    <style:style style:name="ce138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82"/>
    </style:style>
    <style:style style:name="ce138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2"/>
    </style:style>
    <style:style style:name="ce13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4"/>
    </style:style>
    <style:style style:name="ce138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7"/>
    </style:style>
    <style:style style:name="ce138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8"/>
    </style:style>
    <style:style style:name="ce138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01"/>
    </style:style>
    <style:style style:name="ce138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09"/>
    </style:style>
    <style:style style:name="ce139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1"/>
    </style:style>
    <style:style style:name="ce139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3"/>
    </style:style>
    <style:style style:name="ce139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4"/>
    </style:style>
    <style:style style:name="ce139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6"/>
    </style:style>
    <style:style style:name="ce139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81"/>
    </style:style>
    <style:style style:name="ce139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82"/>
    </style:style>
    <style:style style:name="ce139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7"/>
    </style:style>
    <style:style style:name="ce139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8"/>
    </style:style>
    <style:style style:name="ce139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3"/>
    </style:style>
    <style:style style:name="ce139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4"/>
    </style:style>
    <style:style style:name="ce140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49"/>
    </style:style>
    <style:style style:name="ce140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5"/>
    </style:style>
    <style:style style:name="ce14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B85"/>
    </style:style>
    <style:style style:name="ce140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B91"/>
    </style:style>
    <style:style style:name="ce140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C92"/>
    </style:style>
    <style:style style:name="ce140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C125"/>
    </style:style>
    <style:style style:name="ce140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D85"/>
    </style:style>
    <style:style style:name="ce140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D99"/>
    </style:style>
    <style:style style:name="ce140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D100"/>
    </style:style>
    <style:style style:name="ce140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E85"/>
    </style:style>
    <style:style style:name="ce141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E88"/>
    </style:style>
    <style:style style:name="ce141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E91"/>
    </style:style>
    <style:style style:name="ce1412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33"/>
    </style:style>
    <style:style style:name="ce1413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414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49"/>
    </style:style>
    <style:style style:name="ce1415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65"/>
    </style:style>
    <style:style style:name="ce141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81"/>
    </style:style>
    <style:style style:name="ce141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86"/>
    </style:style>
    <style:style style:name="ce141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89"/>
    </style:style>
    <style:style style:name="ce141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92"/>
    </style:style>
    <style:style style:name="ce142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97"/>
    </style:style>
    <style:style style:name="ce1421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113"/>
    </style:style>
    <style:style style:name="ce142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G85"/>
    </style:style>
    <style:style style:name="ce142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H85"/>
    </style:style>
    <style:style style:name="ce142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H88"/>
    </style:style>
    <style:style style:name="ce142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H91"/>
    </style:style>
    <style:style style:name="ce142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H101"/>
    </style:style>
    <style:style style:name="ce142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I86"/>
    </style:style>
    <style:style style:name="ce142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33"/>
    </style:style>
    <style:style style:name="ce142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49"/>
    </style:style>
    <style:style style:name="ce143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65"/>
    </style:style>
    <style:style style:name="ce143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81"/>
    </style:style>
    <style:style style:name="ce143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J91"/>
    </style:style>
    <style:style style:name="ce143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97"/>
    </style:style>
    <style:style style:name="ce143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J104"/>
    </style:style>
    <style:style style:name="ce143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113"/>
    </style:style>
    <style:style style:name="ce1436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437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C125"/>
    </style:style>
    <style:style style:name="ce143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439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44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1441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144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443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444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44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2"/>
    </style:style>
    <style:style style:name="ce144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K83"/>
    </style:style>
    <style:style style:name="ce144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K91"/>
    </style:style>
    <style:style style:name="ce1448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144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8"/>
    </style:style>
    <style:style style:name="ce145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K99"/>
    </style:style>
    <style:style style:name="ce145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0"/>
    </style:style>
    <style:style style:name="ce1452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J104"/>
    </style:style>
    <style:style style:name="ce145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454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455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C125"/>
    </style:style>
    <style:style style:name="ce1456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45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458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459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460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461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1462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1463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40"/>
    </style:style>
    <style:style style:name="ce1464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146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466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467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46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1469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1470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147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47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147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474" style:family="table-cell" style:parent-style-name="Default">
      <style:text-properties fo:font-size="8pt" style:font-size-asian="8pt" style:font-size-complex="8pt"/>
    </style:style>
    <style:style style:name="ce147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7"/>
    </style:style>
    <style:style style:name="ce147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11"/>
    </style:style>
    <style:style style:name="ce147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19"/>
    </style:style>
    <style:style style:name="ce147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23"/>
    </style:style>
    <style:style style:name="ce147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39"/>
    </style:style>
    <style:style style:name="ce148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47"/>
    </style:style>
    <style:style style:name="ce148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10"/>
    </style:style>
    <style:style style:name="ce148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31"/>
    </style:style>
    <style:style style:name="ce148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34"/>
    </style:style>
    <style:style style:name="ce148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47"/>
    </style:style>
    <style:style style:name="ce14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W11"/>
    </style:style>
    <style:style style:name="ce148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32"/>
    </style:style>
    <style:style style:name="ce1487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33"/>
    </style:style>
    <style:style style:name="ce148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49"/>
    </style:style>
    <style:style style:name="ce148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65"/>
    </style:style>
    <style:style style:name="ce149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81"/>
    </style:style>
    <style:style style:name="ce1491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97"/>
    </style:style>
    <style:style style:name="ce1492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113"/>
    </style:style>
    <style:style style:name="ce149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21"/>
    </style:style>
    <style:style style:name="ce149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25"/>
    </style:style>
    <style:style style:name="ce149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26"/>
    </style:style>
    <style:style style:name="ce149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26"/>
    </style:style>
    <style:style style:name="ce149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33"/>
    </style:style>
    <style:style style:name="ce149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49"/>
    </style:style>
    <style:style style:name="ce149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65"/>
    </style:style>
    <style:style style:name="ce150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81"/>
    </style:style>
    <style:style style:name="ce150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97"/>
    </style:style>
    <style:style style:name="ce150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113"/>
    </style:style>
    <style:style style:name="ce150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50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F24"/>
    </style:style>
    <style:style style:name="ce1505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50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150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F40"/>
    </style:style>
    <style:style style:name="ce1508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1509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1510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1511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151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15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151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O23"/>
    </style:style>
    <style:style style:name="ce151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3"/>
    </style:style>
    <style:style style:name="ce151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15"/>
    </style:style>
    <style:style style:name="ce151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17"/>
    </style:style>
    <style:style style:name="ce151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18"/>
    </style:style>
    <style:style style:name="ce151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19"/>
    </style:style>
    <style:style style:name="ce1520" style:family="table-cell" style:parent-style-name="Default" style:data-style-name="N100">
      <style:table-cell-properties fo:border-bottom="0.06pt solid #000000" fo:background-color="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5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17"/>
    </style:style>
    <style:style style:name="ce152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52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T26"/>
    </style:style>
    <style:style style:name="ce1524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U3"/>
    </style:style>
    <style:style style:name="ce152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152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1527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33"/>
    </style:style>
    <style:style style:name="ce152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49"/>
    </style:style>
    <style:style style:name="ce152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65"/>
    </style:style>
    <style:style style:name="ce153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81"/>
    </style:style>
    <style:style style:name="ce1531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97"/>
    </style:style>
    <style:style style:name="ce1532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113"/>
    </style:style>
    <style:style style:name="ce1533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Z13"/>
    </style:style>
    <style:style style:name="ce153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33"/>
    </style:style>
    <style:style style:name="ce153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49"/>
    </style:style>
    <style:style style:name="ce153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65"/>
    </style:style>
    <style:style style:name="ce153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81"/>
    </style:style>
    <style:style style:name="ce153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97"/>
    </style:style>
    <style:style style:name="ce153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113"/>
    </style:style>
    <style:style style:name="ce1540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A3"/>
    </style:style>
    <style:style style:name="ce1541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A3"/>
    </style:style>
    <style:style style:name="ce154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1543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1544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A13"/>
    </style:style>
    <style:style style:name="ce1545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33"/>
    </style:style>
    <style:style style:name="ce154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49"/>
    </style:style>
    <style:style style:name="ce1547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65"/>
    </style:style>
    <style:style style:name="ce154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81"/>
    </style:style>
    <style:style style:name="ce154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97"/>
    </style:style>
    <style:style style:name="ce155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113"/>
    </style:style>
    <style:style style:name="ce155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33"/>
    </style:style>
    <style:style style:name="ce155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49"/>
    </style:style>
    <style:style style:name="ce155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65"/>
    </style:style>
    <style:style style:name="ce155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81"/>
    </style:style>
    <style:style style:name="ce155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97"/>
    </style:style>
    <style:style style:name="ce155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113"/>
    </style:style>
    <style:style style:name="ce1557" style:family="table-cell" style:parent-style-name="Default" style:data-style-name="N0">
      <style:table-cell-properties fo:background-color="#a3238e"/>
    </style:style>
    <style:style style:name="ce1558" style:family="table-cell" style:parent-style-name="Default" style:data-style-name="N0">
      <style:table-cell-properties fo:background-color="#673604"/>
    </style:style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1037"/>
        <table:table-column table:style-name="co2" table:default-cell-style-name="ce1037"/>
        <table:table-column table:style-name="co3" table:default-cell-style-name="ce1037"/>
        <table:table-column table:style-name="co4" table:number-columns-repeated="1006" table:default-cell-style-name="ce1037"/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/>
          <table:table-cell office:value-type="float" office:value="4" calcext:value-type="float">
            <text:p>4</text:p>
          </table:table-cell>
          <table:table-cell table:style-name="ce1048"/>
          <table:table-cell office:value-type="string" calcext:value-type="string">
            <text:p>taupe</text:p>
          </table:table-cell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office:value-type="string" calcext:value-type="string">
            <text:p>flesh</text:p>
          </table:table-cell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2"/>
          <table:table-cell table:style-name="ce1051" table:number-columns-repeated="2"/>
          <table:table-cell table:style-name="ce1036" table:number-columns-repeated="5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office:value-type="string" calcext:value-type="string">
            <text:p>charcoal</text:p>
          </table:table-cell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office:value-type="string" calcext:value-type="string">
            <text:p>indigo</text:p>
          </table:table-cell>
          <table:table-cell table:number-columns-repeated="1004"/>
        </table:table-row>
        <table:table-row table:style-name="ro1">
          <table:table-cell table:style-name="ce1036" table:number-columns-repeated="7"/>
          <table:table-cell table:style-name="ce1043" table:number-columns-repeated="2"/>
          <table:table-cell table:style-name="ce1036" table:number-columns-repeated="7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43" table:number-columns-repeated="2"/>
          <table:table-cell table:style-name="ce1036" table:number-columns-repeated="7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58" table:number-columns-repeated="3"/>
          <table:table-cell table:style-name="ce1036" table:number-columns-repeated="6"/>
          <table:table-cell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style-name="ce1067"/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54" table:number-columns-repeated="2"/>
          <table:table-cell table:style-name="ce1048"/>
          <table:table-cell table:style-name="ce105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 table:number-columns-repeated="2"/>
          <table:table-cell table:style-name="ce1048" table:number-columns-repeated="2"/>
          <table:table-cell table:style-name="ce105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/>
          <table:table-cell table:style-name="ce1052"/>
          <table:table-cell table:style-name="ce105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2"/>
          <table:table-cell table:style-name="ce1036"/>
          <table:table-cell table:style-name="ce1058" table:number-columns-repeated="2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54" table:number-columns-repeated="2"/>
          <table:table-cell table:style-name="ce1048" table:number-columns-repeated="2"/>
          <table:table-cell table:style-name="ce105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5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48"/>
          <table:table-cell table:style-name="ce1054" table:number-columns-repeated="2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48" table:number-columns-repeated="2"/>
          <table:table-cell table:style-name="ce1043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52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2"/>
          <table:table-cell table:style-name="ce1036"/>
          <table:table-cell table:style-name="ce1058" table:number-columns-repeated="2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54"/>
          <table:table-cell table:style-name="ce1059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2"/>
          <table:table-cell table:style-name="ce1048" table:number-columns-repeated="3"/>
          <table:table-cell table:style-name="ce1043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5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/>
          <table:table-cell table:style-name="ce1059" table:number-columns-repeated="4"/>
          <table:table-cell table:style-name="ce1054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52"/>
          <table:table-cell table:style-name="ce1049"/>
          <table:table-cell table:style-name="ce1052" table:number-columns-repeated="2"/>
          <table:table-cell table:style-name="ce1049"/>
          <table:table-cell table:style-name="ce1052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52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48"/>
          <table:table-cell table:style-name="ce1043"/>
          <table:table-cell table:style-name="ce1051"/>
          <table:table-cell table:style-name="ce1048" table:number-columns-repeated="2"/>
          <table:table-cell table:style-name="ce1051"/>
          <table:table-cell table:style-name="ce1043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48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2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5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43" table:number-columns-repeated="2"/>
          <table:table-cell table:style-name="ce1051"/>
          <table:table-cell table:style-name="ce104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/>
          <table:table-cell table:style-name="ce1059" table:number-columns-repeated="4"/>
          <table:table-cell table:style-name="ce1054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8"/>
          <table:table-cell table:style-name="ce1052"/>
          <table:table-cell table:style-name="ce1049"/>
          <table:table-cell table:style-name="ce1052" table:number-columns-repeated="2"/>
          <table:table-cell table:style-name="ce1049"/>
          <table:table-cell table:style-name="ce1052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52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48"/>
          <table:table-cell table:style-name="ce1043"/>
          <table:table-cell table:style-name="ce1051"/>
          <table:table-cell table:style-name="ce1048" table:number-columns-repeated="2"/>
          <table:table-cell table:style-name="ce1051"/>
          <table:table-cell table:style-name="ce1043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48"/>
          <table:table-cell table:style-name="ce1052"/>
          <table:table-cell table:style-name="ce1051"/>
          <table:table-cell table:style-name="ce1048" table:number-columns-repeated="2"/>
          <table:table-cell table:style-name="ce1051" table:number-columns-repeated="2"/>
          <table:table-cell table:style-name="ce105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43" table:number-columns-repeated="2"/>
          <table:table-cell table:style-name="ce1051"/>
          <table:table-cell table:style-name="ce104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/>
          <table:table-cell table:style-name="ce1059" table:number-columns-repeated="4"/>
          <table:table-cell table:style-name="ce1054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8"/>
          <table:table-cell table:style-name="ce1052"/>
          <table:table-cell table:style-name="ce1049"/>
          <table:table-cell table:style-name="ce1052" table:number-columns-repeated="2"/>
          <table:table-cell table:style-name="ce1049"/>
          <table:table-cell table:style-name="ce1052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52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59"/>
          <table:table-cell table:style-name="ce1051"/>
          <table:table-cell table:style-name="ce1048" table:number-columns-repeated="2"/>
          <table:table-cell table:style-name="ce1051"/>
          <table:table-cell table:style-name="ce1043"/>
          <table:table-cell table:style-name="ce105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52"/>
          <table:table-cell table:style-name="ce1048" table:number-columns-repeated="2"/>
          <table:table-cell table:style-name="ce1051" table:number-columns-repeated="2"/>
          <table:table-cell table:style-name="ce103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43" table:number-columns-repeated="2"/>
          <table:table-cell table:style-name="ce1051"/>
          <table:table-cell table:style-name="ce104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 table:number-columns-repeated="4"/>
          <table:table-cell table:style-name="ce1048"/>
          <table:table-cell table:style-name="ce1036" table:number-columns-repeated="5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 table:number-columns-repeated="6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/>
          <table:table-cell table:style-name="ce1048" table:number-columns-repeated="6"/>
          <table:table-cell table:style-name="ce104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51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3"/>
          <table:table-cell table:style-name="ce1038"/>
          <table:table-cell table:style-name="ce1048"/>
          <table:table-cell table:style-name="ce1043" table:number-columns-repeated="6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2"/>
          <table:table-cell table:style-name="ce1043" table:number-columns-repeated="6"/>
          <table:table-cell table:style-name="ce105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 table:number-columns-repeated="4"/>
          <table:table-cell table:style-name="ce1048"/>
          <table:table-cell table:style-name="ce1036" table:number-columns-repeated="5"/>
          <table:table-cell office:value-type="string" calcext:value-type="string">
            <text:p>Frame 9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 table:number-columns-repeated="6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/>
          <table:table-cell table:style-name="ce1048" table:number-columns-repeated="6"/>
          <table:table-cell table:style-name="ce104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51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4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5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5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 table:number-columns-repeated="4"/>
          <table:table-cell table:style-name="ce1048"/>
          <table:table-cell table:style-name="ce1036" table:number-columns-repeated="5"/>
          <table:table-cell office:value-type="string" calcext:value-type="string">
            <text:p>Frame 10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 table:number-columns-repeated="6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/>
          <table:table-cell table:style-name="ce1048" table:number-columns-repeated="6"/>
          <table:table-cell table:style-name="ce104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51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2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8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36" table:number-columns-repeated="5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office:value-type="string" calcext:value-type="string">
            <text:p>Frame 11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2"/>
          <table:table-cell table:style-name="ce1048" table:number-columns-repeated="3"/>
          <table:table-cell table:style-name="ce1043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5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office:value-type="string" calcext:value-type="string">
            <text:p>Frame 12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43" table:number-columns-repeated="4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13</text:p>
          </table:table-cell>
          <table:table-cell table:number-columns-repeated="1007"/>
        </table:table-row>
        <table:table-row table:style-name="ro1" table:number-rows-repeated="10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1" calcext:value-type="float">
            <text:p>1</text:p>
          </table:table-cell>
          <table:table-cell table:style-name="ce1071" office:value-type="float" office:value="2" calcext:value-type="float">
            <text:p>2</text:p>
          </table:table-cell>
          <table:table-cell table:style-name="ce1071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office:value-type="float" office:value="0" calcext:value-type="float">
            <text:p>0</text:p>
          </table:table-cell>
          <table:table-cell table:style-name="ce1040" table:number-columns-repeated="4"/>
          <table:table-cell table:number-columns-repeated="1001"/>
        </table:table-row>
        <table:table-row table:style-name="ro1">
          <table:table-cell table:style-name="ce1036" table:number-columns-repeated="11"/>
          <table:table-cell table:style-name="ce1039" table:number-columns-repeated="2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39" table:number-columns-repeated="2"/>
          <table:table-cell table:style-name="ce1036"/>
          <table:table-cell table:style-name="ce1039" table:number-columns-repeated="2"/>
          <table:table-cell table:style-name="ce1057" table:number-columns-repeated="2"/>
          <table:table-cell table:style-name="ce1039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office:value-type="float" office:value="2" calcext:value-type="float">
            <text:p>2</text:p>
          </table:table-cell>
          <table:table-cell table:style-name="ce1041" table:number-columns-repeated="4"/>
          <table:table-cell table:number-columns-repeated="1001"/>
        </table:table-row>
        <table:table-row table:style-name="ro1">
          <table:table-cell table:style-name="ce1036" table:number-columns-repeated="8"/>
          <table:table-cell table:style-name="ce1039"/>
          <table:table-cell table:style-name="ce1056" table:number-columns-repeated="2"/>
          <table:table-cell table:style-name="ce1057"/>
          <table:table-cell table:style-name="ce1049"/>
          <table:table-cell table:style-name="ce1057"/>
          <table:table-cell table:style-name="ce1039"/>
          <table:table-cell table:style-name="ce103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office:value-type="float" office:value="3" calcext:value-type="float">
            <text:p>3</text:p>
          </table:table-cell>
          <table:table-cell table:style-name="ce1039" table:number-columns-repeated="4"/>
          <table:table-cell table:number-columns-repeated="1001"/>
        </table:table-row>
        <table:table-row table:style-name="ro1">
          <table:table-cell table:style-name="ce1036" table:number-columns-repeated="3"/>
          <table:table-cell table:style-name="ce1039"/>
          <table:table-cell table:style-name="ce1036" table:number-columns-repeated="3"/>
          <table:table-cell table:style-name="ce1039"/>
          <table:table-cell table:style-name="ce1056"/>
          <table:table-cell table:style-name="ce1057" table:number-columns-repeated="5"/>
          <table:table-cell table:style-name="ce1039"/>
          <table:table-cell table:style-name="ce1036"/>
          <table:table-cell office:value-type="string" calcext:value-type="string">
            <text:p>Frame 14</text:p>
          </table:table-cell>
          <table:table-cell/>
          <table:table-cell office:value-type="float" office:value="4" calcext:value-type="float">
            <text:p>4</text:p>
          </table:table-cell>
          <table:table-cell table:style-name="ce1048" table:number-columns-repeated="4"/>
          <table:table-cell table:number-columns-repeated="1001"/>
        </table:table-row>
        <table:table-row table:style-name="ro1">
          <table:table-cell table:style-name="ce1036" table:number-columns-repeated="4"/>
          <table:table-cell table:style-name="ce1039" table:number-columns-repeated="3"/>
          <table:table-cell table:style-name="ce1056"/>
          <table:table-cell table:style-name="ce1057" table:number-columns-repeated="3"/>
          <table:table-cell table:style-name="ce1049" table:number-columns-repeated="2"/>
          <table:table-cell table:style-name="ce1039"/>
          <table:table-cell table:style-name="ce1036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 table:number-columns-repeated="4"/>
          <table:table-cell table:number-columns-repeated="1001"/>
        </table:table-row>
        <table:table-row table:style-name="ro1">
          <table:table-cell table:style-name="ce1036" table:number-columns-repeated="6"/>
          <table:table-cell table:style-name="ce1039"/>
          <table:table-cell table:style-name="ce1056"/>
          <table:table-cell table:style-name="ce1057" table:number-columns-repeated="3"/>
          <table:table-cell table:style-name="ce1056"/>
          <table:table-cell table:style-name="ce1039"/>
          <table:table-cell table:style-name="ce1036" table:number-columns-repeated="3"/>
          <table:table-cell office:value-type="string" calcext:value-type="string">
            <text:p>Alt: H-Flip</text:p>
          </table:table-cell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style-name="ce147"/>
          <table:table-cell table:style-name="ce149"/>
          <table:table-cell table:style-name="ce152"/>
          <table:table-cell table:number-columns-repeated="1001"/>
        </table:table-row>
        <table:table-row table:style-name="ro1">
          <table:table-cell table:style-name="ce1036" table:number-columns-repeated="2"/>
          <table:table-cell table:style-name="ce1039" table:number-columns-repeated="4"/>
          <table:table-cell table:style-name="ce1056"/>
          <table:table-cell table:style-name="ce1057" table:number-columns-repeated="2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3"/>
          <table:table-cell/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style-name="ce1045" table:number-columns-repeated="4"/>
          <table:table-cell table:number-columns-repeated="1001"/>
        </table:table-row>
        <table:table-row table:style-name="ro1">
          <table:table-cell table:style-name="ce1036" table:number-columns-repeated="5"/>
          <table:table-cell table:style-name="ce1039"/>
          <table:table-cell table:style-name="ce1056"/>
          <table:table-cell table:style-name="ce1057" table:number-columns-repeated="2"/>
          <table:table-cell table:style-name="ce1049"/>
          <table:table-cell table:style-name="ce1056" table:number-columns-repeated="5"/>
          <table:table-cell table:style-name="ce1036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 table:number-columns-repeated="4"/>
          <table:table-cell table:number-columns-repeated="1001"/>
        </table:table-row>
        <table:table-row table:style-name="ro1">
          <table:table-cell table:style-name="ce1039" table:number-columns-repeated="6"/>
          <table:table-cell table:style-name="ce1056"/>
          <table:table-cell table:style-name="ce1057" table:number-columns-repeated="3"/>
          <table:table-cell table:style-name="ce1049" table:number-columns-repeated="2"/>
          <table:table-cell table:style-name="ce1036" table:number-columns-repeated="3"/>
          <table:table-cell table:style-name="ce1056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 table:number-columns-repeated="4"/>
          <table:table-cell table:number-columns-repeated="1001"/>
        </table:table-row>
        <table:table-row table:style-name="ro1">
          <table:table-cell table:style-name="ce1036" table:number-columns-repeated="4"/>
          <table:table-cell table:style-name="ce1039"/>
          <table:table-cell table:style-name="ce1056"/>
          <table:table-cell table:style-name="ce1057" table:number-columns-repeated="4"/>
          <table:table-cell table:style-name="ce1039"/>
          <table:table-cell table:style-name="ce1036" table:number-columns-repeated="5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 table:number-columns-repeated="4"/>
          <table:table-cell table:number-columns-repeated="1001"/>
        </table:table-row>
        <table:table-row table:style-name="ro1">
          <table:table-cell table:style-name="ce1036" table:number-columns-repeated="4"/>
          <table:table-cell table:style-name="ce1039"/>
          <table:table-cell table:style-name="ce1056"/>
          <table:table-cell table:style-name="ce1057" table:number-columns-repeated="4"/>
          <table:table-cell table:style-name="ce1039"/>
          <table:table-cell table:style-name="ce1036" table:number-columns-repeated="5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 table:number-columns-repeated="4"/>
          <table:table-cell table:number-columns-repeated="1001"/>
        </table:table-row>
        <table:table-row table:style-name="ro1">
          <table:table-cell table:style-name="ce1036" table:number-columns-repeated="3"/>
          <table:table-cell table:style-name="ce1039"/>
          <table:table-cell table:style-name="ce1049"/>
          <table:table-cell table:style-name="ce1057" table:number-columns-repeated="6"/>
          <table:table-cell table:style-name="ce1039"/>
          <table:table-cell table:style-name="ce1036" table:number-columns-repeated="4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 table:number-columns-repeated="4"/>
          <table:table-cell table:number-columns-repeated="1001"/>
        </table:table-row>
        <table:table-row table:style-name="ro1">
          <table:table-cell table:style-name="ce1036" table:number-columns-repeated="2"/>
          <table:table-cell table:style-name="ce1039"/>
          <table:table-cell table:style-name="ce1049" table:number-columns-repeated="8"/>
          <table:table-cell table:style-name="ce1039"/>
          <table:table-cell table:style-name="ce1036" table:number-columns-repeated="4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 table:number-columns-repeated="4"/>
          <table:table-cell table:number-columns-repeated="1001"/>
        </table:table-row>
        <table:table-row table:style-name="ro1">
          <table:table-cell table:style-name="ce1039" table:number-columns-repeated="11"/>
          <table:table-cell table:style-name="ce1036" table:number-columns-repeated="5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style-name="ce1073"/>
          <table:table-cell table:style-name="ce150"/>
          <table:table-cell table:style-name="ce153"/>
          <table:table-cell table:number-columns-repeated="1001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F</text:p>
          </table:table-cell>
          <table:table-cell table:style-name="ce1070" table:number-columns-repeated="4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6"/>
          <table:table-cell table:style-name="ce1039" table:number-columns-repeated="2"/>
          <table:table-cell table:style-name="ce1036" table:number-columns-repeated="6"/>
          <table:table-cell table:style-name="ce1038"/>
          <table:table-cell table:style-name="ce1067"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3"/>
          <table:table-cell table:style-name="ce1039"/>
          <table:table-cell table:style-name="ce1036"/>
          <table:table-cell table:style-name="ce1039"/>
          <table:table-cell table:style-name="ce1057" table:number-columns-repeated="2"/>
          <table:table-cell table:style-name="ce1039"/>
          <table:table-cell table:style-name="ce1036"/>
          <table:table-cell table:style-name="ce1039"/>
          <table:table-cell table:style-name="ce1036" table:number-columns-repeated="3"/>
          <table:table-cell table:style-name="ce1038"/>
          <table:table-cell table:style-name="ce1067"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49"/>
          <table:table-cell table:style-name="ce1057" table:number-columns-repeated="2"/>
          <table:table-cell table:style-name="ce1049"/>
          <table:table-cell table:style-name="ce1039"/>
          <table:table-cell table:style-name="ce1036" table:number-columns-repeated="4"/>
          <table:table-cell table:style-name="ce1038"/>
          <table:table-cell table:style-name="ce143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36"/>
          <table:table-cell table:style-name="ce1039"/>
          <table:table-cell table:style-name="ce1057" table:number-columns-repeated="4"/>
          <table:table-cell table:style-name="ce1039"/>
          <table:table-cell table:style-name="ce1036"/>
          <table:table-cell table:style-name="ce1039"/>
          <table:table-cell table:style-name="ce1036" table:number-columns-repeated="2"/>
          <table:table-cell table:style-name="ce1038"/>
          <table:table-cell office:value-type="string" calcext:value-type="string">
            <text:p>Frame 15</text:p>
          </table:table-cell>
          <table:table-cell table:number-columns-repeated="1007"/>
        </table:table-row>
        <table:table-row table:style-name="ro1">
          <table:table-cell table:style-name="ce1038"/>
          <table:table-cell table:style-name="ce1036" table:number-columns-repeated="3"/>
          <table:table-cell table:style-name="ce1039" table:number-columns-repeated="2"/>
          <table:table-cell table:style-name="ce1049" table:number-columns-repeated="4"/>
          <table:table-cell table:style-name="ce1039" table:number-columns-repeated="2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7"/>
          <table:table-cell table:style-name="ce1056" table:number-columns-repeated="2"/>
          <table:table-cell table:style-name="ce1057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9"/>
          <table:table-cell table:style-name="ce1036" table:number-columns-repeated="2"/>
          <table:table-cell table:style-name="ce1039"/>
          <table:table-cell table:style-name="ce1057" table:number-columns-repeated="6"/>
          <table:table-cell table:style-name="ce1039"/>
          <table:table-cell table:style-name="ce1036" table:number-columns-repeated="2"/>
          <table:table-cell table:style-name="ce1039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56"/>
          <table:table-cell table:style-name="ce1057" table:number-columns-repeated="4"/>
          <table:table-cell table:style-name="ce1056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49"/>
          <table:table-cell table:style-name="ce1056"/>
          <table:table-cell table:style-name="ce1057" table:number-columns-repeated="2"/>
          <table:table-cell table:style-name="ce1056"/>
          <table:table-cell table:style-name="ce1049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9"/>
          <table:table-cell table:style-name="ce1036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/>
          <table:table-cell table:style-name="ce1039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 table:number-columns-repeated="2"/>
          <table:table-cell table:style-name="ce1049" table:number-columns-repeated="8"/>
          <table:table-cell table:style-name="ce1039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8" table:number-columns-repeated="15"/>
          <table:table-cell table:style-name="ce103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6"/>
          <table:table-cell table:style-name="ce1039" table:number-columns-repeated="2"/>
          <table:table-cell table:style-name="ce1036" table:number-columns-repeated="6"/>
          <table:table-cell table:style-name="ce103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5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5"/>
          <table:table-cell table:style-name="ce103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3"/>
          <table:table-cell table:style-name="ce1039" table:number-columns-repeated="2"/>
          <table:table-cell table:style-name="ce1057" table:number-columns-repeated="4"/>
          <table:table-cell table:style-name="ce1039" table:number-columns-repeated="2"/>
          <table:table-cell table:style-name="ce1036" table:number-columns-repeated="3"/>
          <table:table-cell table:style-name="ce1038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36"/>
          <table:table-cell table:style-name="ce1039"/>
          <table:table-cell table:style-name="ce1057" table:number-columns-repeated="4"/>
          <table:table-cell table:style-name="ce1039"/>
          <table:table-cell table:style-name="ce1036"/>
          <table:table-cell table:style-name="ce1039"/>
          <table:table-cell table:style-name="ce1036" table:number-columns-repeated="2"/>
          <table:table-cell table:style-name="ce1038"/>
          <table:table-cell office:value-type="string" calcext:value-type="string">
            <text:p>Frame 16</text:p>
          </table:table-cell>
          <table:table-cell table:number-columns-repeated="1007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7" table:number-columns-repeated="4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7"/>
          <table:table-cell table:style-name="ce1056" table:number-columns-repeated="2"/>
          <table:table-cell table:style-name="ce1057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 table:number-columns-repeated="2"/>
          <table:table-cell table:style-name="ce1057"/>
          <table:table-cell table:style-name="ce1039"/>
          <table:table-cell table:style-name="ce1057" table:number-columns-repeated="2"/>
          <table:table-cell table:style-name="ce1039"/>
          <table:table-cell table:style-name="ce1057"/>
          <table:table-cell table:style-name="ce1039" table:number-columns-repeated="2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57"/>
          <table:table-cell table:style-name="ce1039"/>
          <table:table-cell table:style-name="ce1057" table:number-columns-repeated="2"/>
          <table:table-cell table:style-name="ce1039"/>
          <table:table-cell table:style-name="ce1057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3"/>
          <table:table-cell table:style-name="ce1039" table:number-columns-repeated="2"/>
          <table:table-cell table:style-name="ce1057" table:number-columns-repeated="4"/>
          <table:table-cell table:style-name="ce1039" table:number-columns-repeated="2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 table:number-columns-repeated="2"/>
          <table:table-cell table:style-name="ce1056"/>
          <table:table-cell table:style-name="ce1039"/>
          <table:table-cell table:style-name="ce1057" table:number-columns-repeated="4"/>
          <table:table-cell table:style-name="ce1039"/>
          <table:table-cell table:style-name="ce1056"/>
          <table:table-cell table:style-name="ce1039" table:number-columns-repeated="2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6"/>
          <table:table-cell table:style-name="ce1039"/>
          <table:table-cell table:style-name="ce1036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/>
          <table:table-cell table:style-name="ce1039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/>
          <table:table-cell table:style-name="ce1049" table:number-columns-repeated="8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/>
          <table:table-cell table:style-name="ce1036"/>
          <table:table-cell table:style-name="ce1039" table:number-columns-repeated="8"/>
          <table:table-cell table:style-name="ce1036"/>
          <table:table-cell table:style-name="ce103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42"/>
          <table:table-cell table:style-name="ce1038" table:number-columns-repeated="12"/>
          <table:table-cell table:style-name="ce1042"/>
          <table:table-cell table:style-name="ce103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11"/>
          <table:table-cell table:style-name="ce1039" table:number-columns-repeated="2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9"/>
          <table:table-cell table:style-name="ce1039" table:number-columns-repeated="2"/>
          <table:table-cell table:style-name="ce1050" table:number-columns-repeated="2"/>
          <table:table-cell table:style-name="ce1039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 table:number-columns-repeated="8"/>
          <table:table-cell table:style-name="ce1039"/>
          <table:table-cell table:style-name="ce1050" table:number-columns-repeated="3"/>
          <table:table-cell table:style-name="ce1041"/>
          <table:table-cell table:style-name="ce1050"/>
          <table:table-cell table:style-name="ce1039"/>
          <table:table-cell table:style-name="ce103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6" table:number-columns-repeated="7"/>
          <table:table-cell table:style-name="ce1039"/>
          <table:table-cell table:style-name="ce1050" table:number-columns-repeated="6"/>
          <table:table-cell table:style-name="ce1039"/>
          <table:table-cell table:style-name="ce1036"/>
          <table:table-cell office:value-type="string" calcext:value-type="string">
            <text:p>Frame 17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39"/>
          <table:table-cell table:style-name="ce1050" table:number-columns-repeated="3"/>
          <table:table-cell table:style-name="ce1041" table:number-columns-repeated="3"/>
          <table:table-cell table:style-name="ce103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0" table:number-columns-repeated="4"/>
          <table:table-cell table:style-name="ce1041" table:number-columns-repeated="2"/>
          <table:table-cell table:style-name="ce1036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39"/>
          <table:table-cell table:style-name="ce1050" table:number-columns-repeated="3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39"/>
          <table:table-cell table:style-name="ce1050" table:number-columns-repeated="3"/>
          <table:table-cell table:style-name="ce1039"/>
          <table:table-cell table:style-name="ce1050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39"/>
          <table:table-cell table:style-name="ce1050" table:number-columns-repeated="2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/>
          <table:table-cell table:style-name="ce1050" table:number-columns-repeated="2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/>
          <table:table-cell table:style-name="ce1050" table:number-columns-repeated="5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/>
          <table:table-cell table:style-name="ce1050" table:number-columns-repeated="7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1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6"/>
          <table:table-cell table:style-name="ce1039" table:number-columns-repeated="2"/>
          <table:table-cell table:style-name="ce1036" table:number-columns-repeated="6"/>
          <table:table-cell table:style-name="ce103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5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5"/>
          <table:table-cell table:style-name="ce103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41"/>
          <table:table-cell table:style-name="ce1050" table:number-columns-repeated="2"/>
          <table:table-cell table:style-name="ce1041"/>
          <table:table-cell table:style-name="ce1039"/>
          <table:table-cell table:style-name="ce1036" table:number-columns-repeated="4"/>
          <table:table-cell table:style-name="ce1038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0" table:number-columns-repeated="4"/>
          <table:table-cell table:style-name="ce1039"/>
          <table:table-cell table:style-name="ce1036" table:number-columns-repeated="4"/>
          <table:table-cell table:style-name="ce1038"/>
          <table:table-cell office:value-type="string" calcext:value-type="string">
            <text:p>Frame 18</text:p>
          </table:table-cell>
          <table:table-cell table:number-columns-repeated="1007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41" table:number-columns-repeated="4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0"/>
          <table:table-cell table:style-name="ce1041" table:number-columns-repeated="2"/>
          <table:table-cell table:style-name="ce1050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3"/>
          <table:table-cell table:style-name="ce1039"/>
          <table:table-cell table:style-name="ce1050" table:number-columns-repeated="6"/>
          <table:table-cell table:style-name="ce1039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 table:number-columns-repeated="2"/>
          <table:table-cell table:style-name="ce1050" table:number-columns-repeated="6"/>
          <table:table-cell table:style-name="ce1039" table:number-columns-repeated="2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50" table:number-columns-repeated="6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 table:number-rows-repeated="3">
          <table:table-cell table:style-name="ce1036" table:number-columns-repeated="3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8" table:number-columns-repeated="15"/>
          <table:table-cell table:style-name="ce103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6"/>
          <table:table-cell table:style-name="ce1039" table:number-columns-repeated="2"/>
          <table:table-cell table:style-name="ce1036" table:number-columns-repeated="6"/>
          <table:table-cell table:style-name="ce103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5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5"/>
          <table:table-cell table:style-name="ce103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0" table:number-columns-repeated="4"/>
          <table:table-cell table:style-name="ce1039"/>
          <table:table-cell table:style-name="ce1036" table:number-columns-repeated="4"/>
          <table:table-cell table:style-name="ce1038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0" table:number-columns-repeated="4"/>
          <table:table-cell table:style-name="ce1039"/>
          <table:table-cell table:style-name="ce1036" table:number-columns-repeated="4"/>
          <table:table-cell table:style-name="ce1038"/>
          <table:table-cell office:value-type="string" calcext:value-type="string">
            <text:p>Frame 19</text:p>
          </table:table-cell>
          <table:table-cell table:number-columns-repeated="1007"/>
        </table:table-row>
        <table:table-row table:style-name="ro1" table:number-rows-repeated="2">
          <table:table-cell table:style-name="ce1038"/>
          <table:table-cell table:style-name="ce1036" table:number-columns-repeated="4"/>
          <table:table-cell table:style-name="ce1039"/>
          <table:table-cell table:style-name="ce1050" table:number-columns-repeated="4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3"/>
          <table:table-cell table:style-name="ce1039"/>
          <table:table-cell table:style-name="ce1050" table:number-columns-repeated="6"/>
          <table:table-cell table:style-name="ce1039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 table:number-columns-repeated="2"/>
          <table:table-cell table:style-name="ce1050" table:number-columns-repeated="6"/>
          <table:table-cell table:style-name="ce1039" table:number-columns-repeated="2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50" table:number-columns-repeated="6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 table:number-rows-repeated="3">
          <table:table-cell table:style-name="ce1036" table:number-columns-repeated="3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8" table:number-columns-repeated="15"/>
          <table:table-cell table:style-name="ce103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0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5"/>
          <table:table-cell table:style-name="ce1039"/>
          <table:table-cell table:style-name="ce1057" table:number-columns-repeated="2"/>
          <table:table-cell table:style-name="ce1050" table:number-columns-repeated="2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1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6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39"/>
          <table:table-cell table:style-name="ce1057" table:number-columns-repeated="4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39"/>
          <table:table-cell table:style-name="ce1057"/>
          <table:table-cell table:style-name="ce1050" table:number-columns-repeated="2"/>
          <table:table-cell table:style-name="ce1057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1,6,11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2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/>
          <table:table-cell table:style-name="ce1036" table:number-columns-repeated="6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7"/>
          <table:table-cell table:style-name="ce1036" table:number-columns-repeated="4"/>
          <table:table-cell table:style-name="ce1057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7"/>
          <table:table-cell table:style-name="ce1036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7"/>
          <table:table-cell table:style-name="ce1036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7"/>
          <table:table-cell table:style-name="ce1036" table:number-columns-repeated="4"/>
          <table:table-cell table:style-name="ce1057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/>
          <table:table-cell table:style-name="ce1036" table:number-columns-repeated="6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6</text:p>
          </table:table-cell>
          <table:table-cell table:number-columns-repeated="2"/>
          <table:table-cell table:style-name="ce107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4"/>
          <table:table-cell table:style-name="ce1038" table:number-columns-repeated="10"/>
          <table:table-cell table:style-name="ce1036"/>
          <table:table-cell office:value-type="string" calcext:value-type="string">
            <text:p>Frame 23</text:p>
          </table:table-cell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2"/>
          <table:table-cell table:style-name="ce1043"/>
          <table:table-cell table:style-name="ce1059"/>
          <table:table-cell table:style-name="ce103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8"/>
          <table:table-cell table:style-name="ce1036" table:number-columns-repeated="12"/>
          <table:table-cell table:style-name="ce1043"/>
          <table:table-cell table:style-name="ce1038"/>
          <table:table-cell table:style-name="ce1036"/>
          <table:table-cell table:number-columns-repeated="2"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2"/>
          <table:table-cell table:style-name="ce1046"/>
          <table:table-cell table:style-name="ce1038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5"/>
          <table:table-cell table:style-name="ce1038" table:number-columns-repeated="6"/>
          <table:table-cell table:style-name="ce1053" table:number-columns-repeated="2"/>
          <table:table-cell table:style-name="ce1038" table:number-columns-repeated="2"/>
          <table:table-cell table:number-columns-repeated="2"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1"/>
          <table:table-cell table:style-name="ce1053" table:number-columns-repeated="2"/>
          <table:table-cell table:style-name="ce1061"/>
          <table:table-cell table:style-name="ce1038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0"/>
          <table:table-cell table:style-name="ce1045"/>
          <table:table-cell table:style-name="ce1053" table:number-columns-repeated="2"/>
          <table:table-cell table:style-name="ce1061"/>
          <table:table-cell table:style-name="ce1038"/>
          <table:table-cell table:number-columns-repeated="2"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9"/>
          <table:table-cell table:style-name="ce1045" table:number-columns-repeated="2"/>
          <table:table-cell table:style-name="ce1053" table:number-columns-repeated="2"/>
          <table:table-cell table:style-name="ce1061"/>
          <table:table-cell table:style-name="ce1038"/>
          <table:table-cell table:number-columns-repeated="2"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8"/>
          <table:table-cell table:style-name="ce1045" table:number-columns-repeated="3"/>
          <table:table-cell table:style-name="ce1053"/>
          <table:table-cell table:style-name="ce1061"/>
          <table:table-cell table:style-name="ce1038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6"/>
          <table:table-cell table:style-name="ce1045" table:number-columns-repeated="5"/>
          <table:table-cell table:style-name="ce1053"/>
          <table:table-cell table:style-name="ce1061"/>
          <table:table-cell table:style-name="ce1038" table:number-columns-repeated="2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4"/>
        </table:table-row>
        <table:table-row table:style-name="ro1">
          <table:table-cell table:style-name="ce1038"/>
          <table:table-cell table:style-name="ce1043"/>
          <table:table-cell table:style-name="ce1045" table:number-columns-repeated="10"/>
          <table:table-cell table:style-name="ce1061"/>
          <table:table-cell table:style-name="ce1038" table:number-columns-repeated="3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4"/>
        </table:table-row>
        <table:table-row table:style-name="ro1">
          <table:table-cell table:style-name="ce1038"/>
          <table:table-cell table:style-name="ce1036"/>
          <table:table-cell table:style-name="ce1047"/>
          <table:table-cell table:style-name="ce1045" table:number-columns-repeated="7"/>
          <table:table-cell table:style-name="ce1047" table:number-columns-repeated="2"/>
          <table:table-cell table:style-name="ce1038" table:number-columns-repeated="4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2"/>
          <table:table-cell table:style-name="ce1047" table:number-columns-repeated="2"/>
          <table:table-cell table:style-name="ce1045" table:number-columns-repeated="3"/>
          <table:table-cell table:style-name="ce1047" table:number-columns-repeated="2"/>
          <table:table-cell table:style-name="ce1036" table:number-columns-repeated="2"/>
          <table:table-cell table:style-name="ce1038" table:number-columns-repeated="2"/>
          <table:table-cell table:style-name="ce1036" table:number-columns-repeated="2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4"/>
          <table:table-cell table:style-name="ce1047" table:number-columns-repeated="3"/>
          <table:table-cell table:style-name="ce1036" table:number-columns-repeated="8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5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4"/>
        </table:table-row>
        <table:table-row table:style-name="ro1">
          <table:table-cell table:number-columns-repeated="18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4 (mango)</text:p>
          </table:table-cell>
          <table:table-cell table:number-columns-repeated="1007"/>
        </table:table-row>
        <table:table-row table:style-name="ro1">
          <table:table-cell table:style-name="ce1036" table:number-columns-repeated="11"/>
          <table:table-cell table:style-name="ce1051" table:number-columns-repeated="2"/>
          <table:table-cell table:style-name="ce1043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1" table:number-columns-repeated="4"/>
          <table:table-cell table:style-name="ce1043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6" table:number-columns-repeated="5"/>
          <table:table-cell table:style-name="ce1051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6" table:number-columns-repeated="2"/>
          <table:table-cell table:style-name="ce1048" table:number-columns-repeated="3"/>
          <table:table-cell table:style-name="ce1046" table:number-columns-repeated="4"/>
          <table:table-cell table:style-name="ce1051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48" table:number-columns-repeated="8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48" table:number-columns-repeated="3"/>
          <table:table-cell table:style-name="ce1052" table:number-columns-repeated="3"/>
          <table:table-cell table:style-name="ce1041"/>
          <table:table-cell table:style-name="ce1052"/>
          <table:table-cell table:style-name="ce1048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 table:number-columns-repeated="2"/>
          <table:table-cell table:style-name="ce1052"/>
          <table:table-cell table:style-name="ce1041" table:number-columns-repeated="5"/>
          <table:table-cell table:style-name="ce1052"/>
          <table:table-cell table:style-name="ce104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/>
          <table:table-cell table:style-name="ce1052"/>
          <table:table-cell table:style-name="ce1041" table:number-columns-repeated="6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/>
          <table:table-cell table:style-name="ce1052"/>
          <table:table-cell table:style-name="ce1041" table:number-columns-repeated="5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 table:number-columns-repeated="2"/>
          <table:table-cell table:style-name="ce1041" table:number-columns-repeated="4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48" table:number-columns-repeated="2"/>
          <table:table-cell table:style-name="ce1052" table:number-columns-repeated="2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48" table:number-columns-repeated="3"/>
          <table:table-cell table:style-name="ce1036" table:number-columns-repeated="8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40"/>
          <table:table-cell table:style-name="ce1036" table:number-columns-repeated="15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12"/>
          <table:table-cell table:style-name="ce1036" table:number-columns-repeated="2"/>
          <table:table-cell office:value-type="string" calcext:value-type="string">
            <text:p>Frame 25 (guava)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4"/>
          <table:table-cell table:style-name="ce1043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3"/>
          <table:table-cell table:style-name="ce1046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3"/>
          <table:table-cell table:style-name="ce1046"/>
          <table:table-cell table:style-name="ce1041"/>
          <table:table-cell table:style-name="ce1046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2"/>
          <table:table-cell table:style-name="ce1046"/>
          <table:table-cell table:style-name="ce1041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/>
          <table:table-cell table:style-name="ce1051"/>
          <table:table-cell table:style-name="ce1046"/>
          <table:table-cell table:style-name="ce1041"/>
          <table:table-cell table:style-name="ce1052"/>
          <table:table-cell table:style-name="ce1041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51"/>
          <table:table-cell table:style-name="ce1046"/>
          <table:table-cell table:style-name="ce1041" table:number-columns-repeated="2"/>
          <table:table-cell table:style-name="ce1052"/>
          <table:table-cell table:style-name="ce1041" table:number-columns-repeated="2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 table:number-rows-repeated="3">
          <table:table-cell table:style-name="ce1036" table:number-columns-repeated="3"/>
          <table:table-cell table:style-name="ce1051"/>
          <table:table-cell table:style-name="ce1046"/>
          <table:table-cell table:style-name="ce1041" table:number-columns-repeated="3"/>
          <table:table-cell table:style-name="ce1052"/>
          <table:table-cell table:style-name="ce1041" table:number-columns-repeated="3"/>
          <table:table-cell table:style-name="ce104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1"/>
          <table:table-cell table:style-name="ce1046"/>
          <table:table-cell table:style-name="ce1041" table:number-columns-repeated="5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1"/>
          <table:table-cell table:style-name="ce1046"/>
          <table:table-cell table:style-name="ce1041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1"/>
          <table:table-cell table:style-name="ce1046" table:number-columns-repeated="3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6</text:p>
          </table:table-cell>
          <table:table-cell table:number-columns-repeated="2"/>
          <table:table-cell table:style-name="ce107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6 (grapefruit)</text:p>
          </table:table-cell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8" table:number-columns-repeated="4"/>
          <table:table-cell table:style-name="ce1036" table:number-columns-repeated="6"/>
          <table:table-cell table:number-columns-repeated="2"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2"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36" table:number-columns-repeated="3"/>
          <table:table-cell table:number-columns-repeated="2"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4"/>
        </table:table-row>
        <table:table-row table:style-name="ro1">
          <table:table-cell table:style-name="ce1036" table:number-columns-repeated="2"/>
          <table:table-cell table:style-name="ce1048"/>
          <table:table-cell table:style-name="ce1052"/>
          <table:table-cell table:style-name="ce1048" table:number-columns-repeated="2"/>
          <table:table-cell table:style-name="ce1052"/>
          <table:table-cell table:style-name="ce1048" table:number-columns-repeated="2"/>
          <table:table-cell table:style-name="ce1052"/>
          <table:table-cell table:style-name="ce1048" table:number-columns-repeated="2"/>
          <table:table-cell table:style-name="ce1052"/>
          <table:table-cell table:style-name="ce1048"/>
          <table:table-cell table:style-name="ce1036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4"/>
        </table:table-row>
        <table:table-row table:style-name="ro1">
          <table:table-cell table:style-name="ce1036" table:number-columns-repeated="2"/>
          <table:table-cell table:style-name="ce1045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45"/>
          <table:table-cell table:style-name="ce1036" table:number-columns-repeated="2"/>
          <table:table-cell table:number-columns-repeated="2"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4"/>
        </table:table-row>
        <table:table-row table:style-name="ro1">
          <table:table-cell table:style-name="ce1036" table:number-columns-repeated="2"/>
          <table:table-cell table:style-name="ce1045" table:number-columns-repeated="2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45" table:number-columns-repeated="2"/>
          <table:table-cell table:style-name="ce1036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5" table:number-columns-repeated="3"/>
          <table:table-cell table:style-name="ce1048" table:number-columns-repeated="4"/>
          <table:table-cell table:style-name="ce1045" table:number-columns-repeated="3"/>
          <table:table-cell table:style-name="ce1036" table:number-columns-repeated="3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53"/>
          <table:table-cell table:style-name="ce1045" table:number-columns-repeated="7"/>
          <table:table-cell table:style-name="ce1036" table:number-columns-repeated="4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4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4"/>
        </table:table-row>
        <table:table-row table:style-name="ro1">
          <table:table-cell table:style-name="ce1038" table:number-columns-repeated="16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4"/>
        </table:table-row>
        <table:table-row table:style-name="ro1">
          <table:table-cell table:number-columns-repeated="18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6"/>
          <table:table-cell table:style-name="ce1036" table:number-columns-repeated="8"/>
          <table:table-cell office:value-type="string" calcext:value-type="string">
            <text:p>Frame 27 (carambola)</text:p>
          </table:table-cell>
          <table:table-cell table:number-columns-repeated="1007"/>
        </table:table-row>
        <table:table-row table:style-name="ro1" table:number-rows-repeated="3">
          <table:table-cell table:style-name="ce1038" table:number-columns-repeated="6"/>
          <table:table-cell table:style-name="ce1053"/>
          <table:table-cell table:style-name="ce1044"/>
          <table:table-cell table:style-name="ce1053"/>
          <table:table-cell table:style-name="ce103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8"/>
          <table:table-cell table:style-name="ce1044" table:number-columns-repeated="2"/>
          <table:table-cell table:style-name="ce1053" table:number-columns-repeated="4"/>
          <table:table-cell table:style-name="ce1044"/>
          <table:table-cell table:style-name="ce1053" table:number-columns-repeated="3"/>
          <table:table-cell table:style-name="ce1045"/>
          <table:table-cell table:style-name="ce104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/>
          <table:table-cell table:style-name="ce1046" table:number-columns-repeated="2"/>
          <table:table-cell table:style-name="ce1045" table:number-columns-repeated="2"/>
          <table:table-cell table:style-name="ce1046"/>
          <table:table-cell table:style-name="ce1045" table:number-columns-repeated="2"/>
          <table:table-cell table:style-name="ce1046" table:number-columns-repeated="2"/>
          <table:table-cell table:style-name="ce1045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2"/>
          <table:table-cell table:style-name="ce1046" table:number-columns-repeated="5"/>
          <table:table-cell table:style-name="ce1045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3"/>
          <table:table-cell table:style-name="ce1046"/>
          <table:table-cell table:style-name="ce1045"/>
          <table:table-cell table:style-name="ce1046"/>
          <table:table-cell table:style-name="ce1045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2"/>
          <table:table-cell table:style-name="ce1046"/>
          <table:table-cell table:style-name="ce1045"/>
          <table:table-cell table:style-name="ce1046"/>
          <table:table-cell table:style-name="ce1045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2"/>
          <table:table-cell table:style-name="ce1046"/>
          <table:table-cell table:style-name="ce1045" table:number-columns-repeated="3"/>
          <table:table-cell table:style-name="ce1046"/>
          <table:table-cell table:style-name="ce1045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/>
          <table:table-cell table:style-name="ce1046"/>
          <table:table-cell table:style-name="ce1045" table:number-columns-repeated="2"/>
          <table:table-cell table:style-name="ce1036"/>
          <table:table-cell table:style-name="ce1045" table:number-columns-repeated="2"/>
          <table:table-cell table:style-name="ce1046"/>
          <table:table-cell table:style-name="ce104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/>
          <table:table-cell table:style-name="ce1046"/>
          <table:table-cell table:style-name="ce1045"/>
          <table:table-cell table:style-name="ce1036" table:number-columns-repeated="3"/>
          <table:table-cell table:style-name="ce1045"/>
          <table:table-cell table:style-name="ce1046"/>
          <table:table-cell table:style-name="ce104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36" table:number-columns-repeated="7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10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051" table:number-columns-repeated="2"/>
          <table:table-cell table:style-name="ce1036" table:number-columns-repeated="3"/>
          <table:table-cell table:style-name="ce1051" table:number-columns-repeated="2"/>
          <table:table-cell table:style-name="ce1036" table:number-columns-repeated="3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51"/>
          <table:table-cell table:style-name="ce1036" table:number-columns-repeated="2"/>
          <table:table-cell table:style-name="ce1051" table:number-columns-repeated="4"/>
          <table:table-cell table:style-name="ce1036" table:number-columns-repeated="2"/>
          <table:table-cell office:value-type="string" calcext:value-type="string">
            <text:p>Frame 28 (barbados cherry)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6"/>
          <table:table-cell table:style-name="ce1051"/>
          <table:table-cell table:style-name="ce1046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6"/>
          <table:table-cell table:style-name="ce1036"/>
          <table:table-cell table:style-name="ce1046"/>
          <table:table-cell table:style-name="ce1036"/>
          <table:table-cell table:style-name="ce1051" table:number-columns-repeated="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6"/>
          <table:table-cell table:style-name="ce1036"/>
          <table:table-cell table:style-name="ce1046"/>
          <table:table-cell table:style-name="ce1036" table:number-columns-repeated="2"/>
          <table:table-cell table:style-name="ce105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6"/>
          <table:table-cell table:style-name="ce1036" table:number-columns-repeated="3"/>
          <table:table-cell table:style-name="ce1046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36" table:number-columns-repeated="5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1" table:number-columns-repeated="2"/>
          <table:table-cell table:style-name="ce1046"/>
          <table:table-cell table:style-name="ce1041" table:number-columns-repeated="2"/>
          <table:table-cell table:style-name="ce1036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1" table:number-columns-repeated="2"/>
          <table:table-cell table:style-name="ce1043"/>
          <table:table-cell table:style-name="ce1041" table:number-columns-repeated="3"/>
          <table:table-cell table:style-name="ce1043"/>
          <table:table-cell table:style-name="ce1041" table:number-columns-repeated="2"/>
          <table:table-cell table:style-name="ce1046"/>
          <table:table-cell table:style-name="ce104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1" table:number-columns-repeated="6"/>
          <table:table-cell table:style-name="ce1043"/>
          <table:table-cell table:style-name="ce1041" table:number-columns-repeated="2"/>
          <table:table-cell table:style-name="ce1043"/>
          <table:table-cell table:style-name="ce1041"/>
          <table:table-cell table:style-name="ce1043"/>
          <table:table-cell table:style-name="ce1041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1" table:number-columns-repeated="5"/>
          <table:table-cell table:style-name="ce1043"/>
          <table:table-cell table:style-name="ce1041"/>
          <table:table-cell table:style-name="ce1060" table:number-columns-repeated="7"/>
          <table:table-cell table:style-name="ce1041"/>
          <table:table-cell table:style-name="ce1036"/>
          <table:table-cell table:number-columns-repeated="1008"/>
        </table:table-row>
        <table:table-row table:style-name="ro1">
          <table:table-cell table:style-name="ce1041" table:number-columns-repeated="3"/>
          <table:table-cell table:style-name="ce1043"/>
          <table:table-cell table:style-name="ce1041"/>
          <table:table-cell table:style-name="ce1043"/>
          <table:table-cell table:style-name="ce1041"/>
          <table:table-cell table:style-name="ce1060"/>
          <table:table-cell table:style-name="ce1041" table:number-columns-repeated="7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41" table:number-columns-repeated="3"/>
          <table:table-cell table:style-name="ce1043" table:number-columns-repeated="2"/>
          <table:table-cell table:style-name="ce1041"/>
          <table:table-cell table:style-name="ce1060"/>
          <table:table-cell table:style-name="ce1041" table:number-columns-repeated="2"/>
          <table:table-cell table:style-name="ce1043"/>
          <table:table-cell table:style-name="ce1041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1" table:number-columns-repeated="2"/>
          <table:table-cell table:style-name="ce1036"/>
          <table:table-cell table:style-name="ce1041"/>
          <table:table-cell table:style-name="ce1043"/>
          <table:table-cell table:style-name="ce1041" table:number-columns-repeated="3"/>
          <table:table-cell table:style-name="ce1043"/>
          <table:table-cell table:style-name="ce1041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41"/>
          <table:table-cell table:style-name="ce1043"/>
          <table:table-cell table:style-name="ce1036"/>
          <table:table-cell table:style-name="ce1043"/>
          <table:table-cell table:style-name="ce104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36" table:number-columns-repeated="8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6"/>
          <table:table-cell table:style-name="ce1059"/>
          <table:table-cell table:style-name="ce1038" table:number-columns-repeated="6"/>
          <table:table-cell table:style-name="ce1036" table:number-columns-repeated="2"/>
          <table:table-cell office:value-type="string" calcext:value-type="string">
            <text:p>Frame 29 (golden apple)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3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5" table:number-columns-repeated="3"/>
          <table:table-cell table:style-name="ce1048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5" table:number-columns-repeated="5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3"/>
          <table:table-cell table:style-name="ce1048" table:number-columns-repeated="2"/>
          <table:table-cell table:style-name="ce1045" table:number-columns-repeated="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3"/>
          <table:table-cell table:style-name="ce1054"/>
          <table:table-cell table:style-name="ce1048"/>
          <table:table-cell table:style-name="ce1045" table:number-columns-repeated="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4"/>
          <table:table-cell table:style-name="ce1048" table:number-columns-repeated="2"/>
          <table:table-cell table:style-name="ce1045" table:number-columns-repeated="6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4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46"/>
          <table:table-cell table:style-name="ce105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6"/>
          <table:table-cell table:style-name="ce1045" table:number-columns-repeated="9"/>
          <table:table-cell table:style-name="ce1046" table:number-columns-repeated="2"/>
          <table:table-cell table:style-name="ce105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5" table:number-columns-repeated="7"/>
          <table:table-cell table:style-name="ce1046" table:number-columns-repeated="2"/>
          <table:table-cell table:style-name="ce105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5" table:number-columns-repeated="5"/>
          <table:table-cell table:style-name="ce1046" table:number-columns-repeated="3"/>
          <table:table-cell table:style-name="ce105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 table:number-columns-repeated="7"/>
          <table:table-cell table:style-name="ce1051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 table:number-columns-repeated="3"/>
          <table:table-cell table:style-name="ce1051" table:number-columns-repeated="4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s 7,8,9,10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1"/>
          <table:table-cell table:style-name="ce1036" table:number-columns-repeated="8"/>
          <table:table-cell office:value-type="string" calcext:value-type="string">
            <text:p>Frame 30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1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1" table:number-columns-repeated="3"/>
          <table:table-cell table:style-name="ce1036" table:number-columns-repeated="7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60"/>
          <table:table-cell table:style-name="ce1061"/>
          <table:table-cell table:style-name="ce1060"/>
          <table:table-cell table:style-name="ce103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/>
          <table:table-cell table:style-name="ce1060"/>
          <table:table-cell table:style-name="ce1061"/>
          <table:table-cell table:style-name="ce1060"/>
          <table:table-cell table:style-name="ce27"/>
          <table:table-cell table:style-name="ce103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/>
          <table:table-cell table:style-name="ce1047" table:number-columns-repeated="3"/>
          <table:table-cell table:style-name="ce28"/>
          <table:table-cell table:style-name="ce103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 table:number-columns-repeated="2"/>
          <table:table-cell table:style-name="ce1047"/>
          <table:table-cell table:style-name="ce1045"/>
          <table:table-cell table:style-name="ce1047"/>
          <table:table-cell table:style-name="ce28"/>
          <table:table-cell table:style-name="ce106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/>
          <table:table-cell table:style-name="ce1047" table:number-columns-repeated="2"/>
          <table:table-cell table:style-name="ce1045"/>
          <table:table-cell table:style-name="ce1047" table:number-columns-repeated="2"/>
          <table:table-cell table:style-name="ce1060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41"/>
          <table:table-cell table:style-name="ce1047"/>
          <table:table-cell table:style-name="ce1045" table:number-columns-repeated="3"/>
          <table:table-cell table:style-name="ce1047"/>
          <table:table-cell table:style-name="ce106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/>
          <table:table-cell table:style-name="ce1047" table:number-columns-repeated="2"/>
          <table:table-cell table:style-name="ce1045"/>
          <table:table-cell table:style-name="ce1047" table:number-columns-repeated="2"/>
          <table:table-cell table:style-name="ce106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 table:number-columns-repeated="2"/>
          <table:table-cell table:style-name="ce1047" table:number-columns-repeated="3"/>
          <table:table-cell table:style-name="ce104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 table:number-columns-repeated="5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number-columns-repeated="19"/>
          <table:table-cell table:style-name="ce107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s 7,8,9,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31</text:p>
          </table:table-cell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4"/>
        </table:table-row>
        <table:table-row table:style-name="ro1">
          <table:table-cell table:style-name="ce1036" table:number-columns-repeated="16"/>
          <table:table-cell office:value-type="string" calcext:value-type="string">
            <text:p>Alt: H-flip</text:p>
          </table:table-cell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4"/>
        </table:table-row>
        <table:table-row table:style-name="ro1">
          <table:table-cell table:style-name="ce1036" table:number-columns-repeated="7"/>
          <table:table-cell table:style-name="ce1041" table:number-columns-repeated="6"/>
          <table:table-cell table:style-name="ce1036" table:number-columns-repeated="3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4"/>
        </table:table-row>
        <table:table-row table:style-name="ro1">
          <table:table-cell table:style-name="ce1036" table:number-columns-repeated="5"/>
          <table:table-cell table:style-name="ce1041" table:number-columns-repeated="3"/>
          <table:table-cell table:style-name="ce1047" table:number-columns-repeated="4"/>
          <table:table-cell table:style-name="ce1041" table:number-columns-repeated="2"/>
          <table:table-cell table:style-name="ce1036" table:number-columns-repeated="2"/>
          <table:table-cell table:number-columns-repeated="2"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1" table:number-columns-repeated="3"/>
          <table:table-cell table:style-name="ce1047" table:number-columns-repeated="3"/>
          <table:table-cell table:style-name="ce1045" table:number-columns-repeated="2"/>
          <table:table-cell table:style-name="ce1047" table:number-columns-repeated="2"/>
          <table:table-cell table:style-name="ce1041"/>
          <table:table-cell table:style-name="ce1036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4"/>
        </table:table-row>
        <table:table-row table:style-name="ro1">
          <table:table-cell table:style-name="ce1036"/>
          <table:table-cell table:style-name="ce1041" table:number-columns-repeated="3"/>
          <table:table-cell table:style-name="ce1047" table:number-columns-repeated="3"/>
          <table:table-cell table:style-name="ce1045" table:number-columns-repeated="5"/>
          <table:table-cell table:style-name="ce1047"/>
          <table:table-cell table:style-name="ce1041"/>
          <table:table-cell table:style-name="ce1036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1" table:number-columns-repeated="3"/>
          <table:table-cell table:style-name="ce1047" table:number-columns-repeated="3"/>
          <table:table-cell table:style-name="ce1045" table:number-columns-repeated="2"/>
          <table:table-cell table:style-name="ce1047" table:number-columns-repeated="2"/>
          <table:table-cell table:style-name="ce1041"/>
          <table:table-cell table:style-name="ce1036" table:number-columns-repeated="2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4"/>
        </table:table-row>
        <table:table-row table:style-name="ro1">
          <table:table-cell table:style-name="ce1036" table:number-columns-repeated="5"/>
          <table:table-cell table:style-name="ce1041" table:number-columns-repeated="3"/>
          <table:table-cell table:style-name="ce1047" table:number-columns-repeated="4"/>
          <table:table-cell table:style-name="ce1041" table:number-columns-repeated="2"/>
          <table:table-cell table:style-name="ce1036" table:number-columns-repeated="2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4"/>
        </table:table-row>
        <table:table-row table:style-name="ro1">
          <table:table-cell table:style-name="ce1036" table:number-columns-repeated="7"/>
          <table:table-cell table:style-name="ce1041" table:number-columns-repeated="6"/>
          <table:table-cell table:style-name="ce1036" table:number-columns-repeated="3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s 7,8,9,1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32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1"/>
          <table:table-cell table:style-name="ce1036" table:number-columns-repeated="1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1" table:number-columns-repeated="3"/>
          <table:table-cell table:style-name="ce1036" table:number-columns-repeated="9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1"/>
          <table:table-cell table:style-name="ce1047"/>
          <table:table-cell table:style-name="ce1041" table:number-columns-repeated="4"/>
          <table:table-cell table:style-name="ce1036" table:number-columns-repeated="6"/>
          <table:table-cell office:value-type="string" calcext:value-type="string">
            <text:p>Alt: H&amp;V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1" table:number-columns-repeated="2"/>
          <table:table-cell table:style-name="ce1047" table:number-columns-repeated="3"/>
          <table:table-cell table:style-name="ce1041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/>
          <table:table-cell table:style-name="ce1047"/>
          <table:table-cell table:style-name="ce1045"/>
          <table:table-cell table:style-name="ce1047" table:number-columns-repeated="3"/>
          <table:table-cell table:style-name="ce104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/>
          <table:table-cell table:style-name="ce1047" table:number-columns-repeated="2"/>
          <table:table-cell table:style-name="ce1045" table:number-columns-repeated="2"/>
          <table:table-cell table:style-name="ce1047" table:number-columns-repeated="2"/>
          <table:table-cell table:style-name="ce104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 table:number-columns-repeated="2"/>
          <table:table-cell table:style-name="ce1047"/>
          <table:table-cell table:style-name="ce1045" table:number-columns-repeated="3"/>
          <table:table-cell table:style-name="ce1047"/>
          <table:table-cell table:style-name="ce1041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1"/>
          <table:table-cell table:style-name="ce1047" table:number-columns-repeated="2"/>
          <table:table-cell table:style-name="ce1045" table:number-columns-repeated="2"/>
          <table:table-cell table:style-name="ce1047" table:number-columns-repeated="2"/>
          <table:table-cell table:style-name="ce10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1" table:number-columns-repeated="2"/>
          <table:table-cell table:style-name="ce1047" table:number-columns-repeated="4"/>
          <table:table-cell table:style-name="ce1041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1" table:number-columns-repeated="3"/>
          <table:table-cell table:style-name="ce1047"/>
          <table:table-cell table:style-name="ce104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41" table:number-columns-repeated="3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/>
          <table:table-cell table:style-name="ce1038" table:number-columns-repeated="15"/>
          <table:table-cell office:value-type="string" calcext:value-type="string">
            <text:p>Sprite 11</text:p>
          </table:table-cell>
          <table:table-cell table:number-columns-repeated="1007"/>
        </table:table-row>
        <table:table-row table:style-name="ro1">
          <table:table-cell table:style-name="ce1038" table:number-columns-repeated="16"/>
          <table:table-cell office:value-type="string" calcext:value-type="string">
            <text:p>Frame 33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1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7"/>
          <table:table-cell table:style-name="ce31"/>
          <table:table-cell table:style-name="ce1038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6"/>
          <table:table-cell table:style-name="ce31"/>
          <table:table-cell table:style-name="ce1038" table:number-columns-repeated="5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 table:number-columns-repeated="4"/>
          <table:table-cell table:style-name="ce26"/>
          <table:table-cell table:style-name="ce31"/>
          <table:table-cell table:style-name="ce1038" table:number-columns-repeated="3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 table:number-columns-repeated="2"/>
          <table:table-cell table:style-name="ce1058"/>
          <table:table-cell table:style-name="ce1050" table:number-columns-repeated="2"/>
          <table:table-cell table:style-name="ce1058"/>
          <table:table-cell table:style-name="ce1036" table:number-columns-repeated="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/>
          <table:table-cell table:style-name="ce1050" table:number-columns-repeated="2"/>
          <table:table-cell table:style-name="ce1058" table:number-columns-repeated="2"/>
          <table:table-cell table:style-name="ce1050" table:number-columns-repeated="2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4"/>
          <table:table-cell table:style-name="ce1056" table:number-columns-repeated="2"/>
          <table:table-cell table:style-name="ce1050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2"/>
          <table:table-cell table:style-name="ce26"/>
          <table:table-cell table:style-name="ce1050"/>
          <table:table-cell table:style-name="ce1056" table:number-columns-repeated="2"/>
          <table:table-cell table:style-name="ce1050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2"/>
          <table:table-cell table:style-name="ce26"/>
          <table:table-cell table:style-name="ce1050" table:number-columns-repeated="4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 table:number-columns-repeated="2"/>
          <table:table-cell table:style-name="ce1050"/>
          <table:table-cell table:style-name="ce26"/>
          <table:table-cell table:style-name="ce1050" table:number-columns-repeated="4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/>
          <table:table-cell table:style-name="ce1058" table:number-columns-repeated="2"/>
          <table:table-cell table:style-name="ce1050" table:number-columns-repeated="4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/>
          <table:table-cell table:style-name="ce1038" table:number-columns-repeated="15"/>
          <table:table-cell office:value-type="string" calcext:value-type="string">
            <text:p>Sprite 11</text:p>
          </table:table-cell>
          <table:table-cell table:number-columns-repeated="1007"/>
        </table:table-row>
        <table:table-row table:style-name="ro1">
          <table:table-cell table:style-name="ce1038" table:number-columns-repeated="16"/>
          <table:table-cell office:value-type="string" calcext:value-type="string">
            <text:p>Frame 3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6"/>
          <table:table-cell table:style-name="ce1060"/>
          <table:table-cell table:style-name="ce1038" table:number-columns-repeated="7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6"/>
          <table:table-cell table:style-name="ce1061"/>
          <table:table-cell table:style-name="ce1053"/>
          <table:table-cell table:style-name="ce1038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6"/>
          <table:table-cell table:style-name="ce31"/>
          <table:table-cell table:style-name="ce1061"/>
          <table:table-cell table:style-name="ce1060"/>
          <table:table-cell table:style-name="ce1038" table:number-columns-repeated="3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 table:number-columns-repeated="4"/>
          <table:table-cell table:style-name="ce26"/>
          <table:table-cell table:style-name="ce31"/>
          <table:table-cell table:style-name="ce1038" table:number-columns-repeated="3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 table:number-columns-repeated="2"/>
          <table:table-cell table:style-name="ce1058"/>
          <table:table-cell table:style-name="ce1050" table:number-columns-repeated="2"/>
          <table:table-cell table:style-name="ce1058"/>
          <table:table-cell table:style-name="ce1036" table:number-columns-repeated="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/>
          <table:table-cell table:style-name="ce1050" table:number-columns-repeated="2"/>
          <table:table-cell table:style-name="ce1058" table:number-columns-repeated="2"/>
          <table:table-cell table:style-name="ce1050" table:number-columns-repeated="2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4"/>
          <table:table-cell table:style-name="ce1056" table:number-columns-repeated="2"/>
          <table:table-cell table:style-name="ce1050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2"/>
          <table:table-cell table:style-name="ce26"/>
          <table:table-cell table:style-name="ce1050"/>
          <table:table-cell table:style-name="ce1056" table:number-columns-repeated="2"/>
          <table:table-cell table:style-name="ce1050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2"/>
          <table:table-cell table:style-name="ce26"/>
          <table:table-cell table:style-name="ce1050" table:number-columns-repeated="4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 table:number-columns-repeated="2"/>
          <table:table-cell table:style-name="ce1050"/>
          <table:table-cell table:style-name="ce26"/>
          <table:table-cell table:style-name="ce1050" table:number-columns-repeated="4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/>
          <table:table-cell table:style-name="ce1058" table:number-columns-repeated="2"/>
          <table:table-cell table:style-name="ce1050" table:number-columns-repeated="4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/>
          <table:table-cell table:style-name="ce1038"/>
          <table:table-cell table:style-name="ce1036" table:number-columns-repeated="5"/>
          <table:table-cell table:style-name="ce1038" table:number-columns-repeated="3"/>
          <table:table-cell table:style-name="ce1036" table:number-columns-repeated="6"/>
          <table:table-cell office:value-type="string" calcext:value-type="string">
            <text:p>Sprite 12</text:p>
          </table:table-cell>
          <table:table-cell table:number-columns-repeated="2"/>
          <table:table-cell table:style-name="ce107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036"/>
          <table:table-cell table:style-name="ce1038" table:number-columns-repeated="2"/>
          <table:table-cell table:style-name="ce1036" table:number-columns-repeated="2"/>
          <table:table-cell table:style-name="ce1057" table:number-columns-repeated="2"/>
          <table:table-cell table:style-name="ce1088"/>
          <table:table-cell table:style-name="ce22"/>
          <table:table-cell table:style-name="ce1088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Frame 3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4"/>
        </table:table-row>
        <table:table-row table:style-name="ro1">
          <table:table-cell table:style-name="ce1036"/>
          <table:table-cell table:style-name="ce1038" table:number-columns-repeated="2"/>
          <table:table-cell table:style-name="ce1036"/>
          <table:table-cell table:style-name="ce1057" table:number-columns-repeated="3"/>
          <table:table-cell table:style-name="ce1088" table:number-columns-repeated="3"/>
          <table:table-cell table:style-name="ce1057" table:number-columns-repeated="3"/>
          <table:table-cell table:style-name="ce1036" table:number-columns-repeated="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6"/>
          <table:table-cell table:style-name="ce1038" table:number-columns-repeated="2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36" table:number-columns-repeated="2"/>
          <table:table-cell office:value-type="string" calcext:value-type="string">
            <text:p>Alt: H-flip</text:p>
          </table:table-cell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2"/>
          <table:table-cell table:style-name="ce1045"/>
          <table:table-cell table:style-name="ce1060"/>
          <table:table-cell table:style-name="ce1088"/>
          <table:table-cell table:style-name="ce35"/>
          <table:table-cell table:style-name="ce1058"/>
          <table:table-cell table:style-name="ce1045"/>
          <table:table-cell table:style-name="ce1041"/>
          <table:table-cell table:style-name="ce1057" table:number-columns-repeated="2"/>
          <table:table-cell table:style-name="ce1036"/>
          <table:table-cell table:number-columns-repeated="2"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2"/>
          <table:table-cell table:style-name="ce1045"/>
          <table:table-cell table:style-name="ce1060"/>
          <table:table-cell table:style-name="ce1088"/>
          <table:table-cell table:style-name="ce35"/>
          <table:table-cell table:style-name="ce1058"/>
          <table:table-cell table:style-name="ce1045"/>
          <table:table-cell table:style-name="ce1041"/>
          <table:table-cell table:style-name="ce1057" table:number-columns-repeated="2"/>
          <table:table-cell table:style-name="ce1036"/>
          <table:table-cell table:number-columns-repeated="2"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70"/>
          <table:table-cell table:style-name="ce1036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4"/>
          <table:table-cell table:style-name="ce1088" table:number-columns-repeated="3"/>
          <table:table-cell table:style-name="ce1057" table:number-columns-repeated="4"/>
          <table:table-cell table:style-name="ce1070"/>
          <table:table-cell table:style-name="ce1036"/>
          <table:table-cell table:number-columns-repeated="2"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4"/>
        </table:table-row>
        <table:table-row table:style-name="ro1">
          <table:table-cell table:style-name="ce1036"/>
          <table:table-cell table:style-name="ce1038" table:number-columns-repeated="2"/>
          <table:table-cell table:style-name="ce22"/>
          <table:table-cell table:style-name="ce1088" table:number-columns-repeated="3"/>
          <table:table-cell table:style-name="ce35"/>
          <table:table-cell table:style-name="ce1088"/>
          <table:table-cell table:style-name="ce35"/>
          <table:table-cell table:style-name="ce1088" table:number-columns-repeated="3"/>
          <table:table-cell table:style-name="ce22"/>
          <table:table-cell table:style-name="ce1038"/>
          <table:table-cell table:style-name="ce1036"/>
          <table:table-cell table:number-columns-repeated="2"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4"/>
        </table:table-row>
        <table:table-row table:style-name="ro1">
          <table:table-cell table:style-name="ce1036"/>
          <table:table-cell table:style-name="ce1038" table:number-columns-repeated="3"/>
          <table:table-cell table:style-name="ce22"/>
          <table:table-cell table:style-name="ce1088" table:number-columns-repeated="2"/>
          <table:table-cell table:style-name="ce35"/>
          <table:table-cell table:style-name="ce1088"/>
          <table:table-cell table:style-name="ce35"/>
          <table:table-cell table:style-name="ce1088" table:number-columns-repeated="2"/>
          <table:table-cell table:style-name="ce22"/>
          <table:table-cell table:style-name="ce1038" table:number-columns-repeated="2"/>
          <table:table-cell table:style-name="ce1036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 table:number-columns-repeated="2"/>
          <table:table-cell table:style-name="ce1070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70"/>
          <table:table-cell table:style-name="ce1036" table:number-columns-repeated="3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/>
          <table:table-cell table:style-name="ce1036" table:number-columns-repeated="4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36" table:number-columns-repeated="3"/>
          <table:table-cell table:style-name="ce1038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57" table:number-columns-repeated="2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 table:number-columns-repeated="2"/>
          <table:table-cell table:style-name="ce1070"/>
          <table:table-cell table:style-name="ce1036" table:number-columns-repeated="2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36" table:number-columns-repeated="4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 table:number-columns-repeated="14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4"/>
        </table:table-row>
        <table:table-row table:style-name="ro1">
          <table:table-cell/>
          <table:table-cell table:style-name="Default"/>
          <table:table-cell table:number-columns-repeated="16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036"/>
          <table:table-cell table:style-name="ce1038"/>
          <table:table-cell table:style-name="ce1036" table:number-columns-repeated="5"/>
          <table:table-cell table:style-name="ce1038" table:number-columns-repeated="3"/>
          <table:table-cell table:style-name="ce1036" table:number-columns-repeated="6"/>
          <table:table-cell office:value-type="string" calcext:value-type="string">
            <text:p>Sprite 12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 table:number-columns-repeated="2"/>
          <table:table-cell table:style-name="ce1057" table:number-columns-repeated="2"/>
          <table:table-cell table:style-name="ce1088"/>
          <table:table-cell table:style-name="ce22"/>
          <table:table-cell table:style-name="ce1088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Frame 36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/>
          <table:table-cell table:style-name="ce1057" table:number-columns-repeated="3"/>
          <table:table-cell table:style-name="ce1088" table:number-columns-repeated="3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36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3"/>
          <table:table-cell table:style-name="ce1053"/>
          <table:table-cell table:style-name="ce1088"/>
          <table:table-cell table:style-name="ce35"/>
          <table:table-cell table:style-name="ce1058" table:number-columns-repeated="2"/>
          <table:table-cell table:style-name="ce1045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2"/>
          <table:table-cell table:style-name="ce1045"/>
          <table:table-cell table:style-name="ce1060"/>
          <table:table-cell table:style-name="ce1088"/>
          <table:table-cell table:style-name="ce35"/>
          <table:table-cell table:style-name="ce1058"/>
          <table:table-cell table:style-name="ce1045"/>
          <table:table-cell table:style-name="ce1041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2"/>
          <table:table-cell table:style-name="ce1058"/>
          <table:table-cell table:style-name="ce1041"/>
          <table:table-cell table:style-name="ce1088" table:number-columns-repeated="3"/>
          <table:table-cell table:style-name="ce1058"/>
          <table:table-cell table:style-name="ce1041"/>
          <table:table-cell table:style-name="ce1057" table:number-columns-repeated="2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4"/>
          <table:table-cell table:style-name="ce1088" table:number-columns-repeated="3"/>
          <table:table-cell table:style-name="ce1057" table:number-columns-repeated="4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22"/>
          <table:table-cell table:style-name="ce1088" table:number-columns-repeated="3"/>
          <table:table-cell table:style-name="ce35"/>
          <table:table-cell table:style-name="ce1088"/>
          <table:table-cell table:style-name="ce35"/>
          <table:table-cell table:style-name="ce1088" table:number-columns-repeated="3"/>
          <table:table-cell table:style-name="ce22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3"/>
          <table:table-cell table:style-name="ce22"/>
          <table:table-cell table:style-name="ce1088" table:number-columns-repeated="2"/>
          <table:table-cell table:style-name="ce35"/>
          <table:table-cell table:style-name="ce1088"/>
          <table:table-cell table:style-name="ce35"/>
          <table:table-cell table:style-name="ce1088" table:number-columns-repeated="2"/>
          <table:table-cell table:style-name="ce22"/>
          <table:table-cell table:style-name="ce1038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2"/>
          <table:table-cell table:style-name="ce1070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36" table:number-columns-repeated="3"/>
          <table:table-cell table:style-name="ce1038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57" table:number-columns-repeated="2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 table:number-columns-repeated="2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14"/>
          <table:table-cell table:number-columns-repeated="1008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036"/>
          <table:table-cell table:style-name="ce1038"/>
          <table:table-cell table:style-name="ce1036" table:number-columns-repeated="5"/>
          <table:table-cell table:style-name="ce1038" table:number-columns-repeated="3"/>
          <table:table-cell table:style-name="ce1036" table:number-columns-repeated="6"/>
          <table:table-cell office:value-type="string" calcext:value-type="string">
            <text:p>Sprite 12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 table:number-columns-repeated="2"/>
          <table:table-cell table:style-name="ce1057" table:number-columns-repeated="2"/>
          <table:table-cell table:style-name="ce1088"/>
          <table:table-cell table:style-name="ce22"/>
          <table:table-cell table:style-name="ce1088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Frame 37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/>
          <table:table-cell table:style-name="ce1057" table:number-columns-repeated="3"/>
          <table:table-cell table:style-name="ce1088" table:number-columns-repeated="3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3"/>
          <table:table-cell table:style-name="ce35"/>
          <table:table-cell table:style-name="ce1088"/>
          <table:table-cell table:style-name="ce35"/>
          <table:table-cell table:style-name="ce1058" table:number-columns-repeated="3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/>
          <table:table-cell table:style-name="ce1045" table:number-columns-repeated="2"/>
          <table:table-cell table:style-name="ce35"/>
          <table:table-cell table:style-name="ce1088"/>
          <table:table-cell table:style-name="ce35"/>
          <table:table-cell table:style-name="ce1045" table:number-columns-repeated="2"/>
          <table:table-cell table:style-name="ce1058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2"/>
          <table:table-cell table:style-name="ce1041" table:number-columns-repeated="2"/>
          <table:table-cell table:style-name="ce1088" table:number-columns-repeated="3"/>
          <table:table-cell table:style-name="ce1041" table:number-columns-repeated="2"/>
          <table:table-cell table:style-name="ce1057" table:number-columns-repeated="2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4"/>
          <table:table-cell table:style-name="ce1088" table:number-columns-repeated="3"/>
          <table:table-cell table:style-name="ce1057" table:number-columns-repeated="4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22"/>
          <table:table-cell table:style-name="ce1088" table:number-columns-repeated="3"/>
          <table:table-cell table:style-name="ce35"/>
          <table:table-cell table:style-name="ce1088"/>
          <table:table-cell table:style-name="ce35"/>
          <table:table-cell table:style-name="ce1088" table:number-columns-repeated="3"/>
          <table:table-cell table:style-name="ce22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3"/>
          <table:table-cell table:style-name="ce22"/>
          <table:table-cell table:style-name="ce1088" table:number-columns-repeated="2"/>
          <table:table-cell table:style-name="ce35"/>
          <table:table-cell table:style-name="ce1088"/>
          <table:table-cell table:style-name="ce35"/>
          <table:table-cell table:style-name="ce1088" table:number-columns-repeated="2"/>
          <table:table-cell table:style-name="ce22"/>
          <table:table-cell table:style-name="ce1038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2"/>
          <table:table-cell table:style-name="ce1070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36" table:number-columns-repeated="3"/>
          <table:table-cell table:style-name="ce1038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57" table:number-columns-repeated="2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 table:number-columns-repeated="2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14"/>
          <table:table-cell table:number-columns-repeated="1008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036"/>
          <table:table-cell table:style-name="ce1038"/>
          <table:table-cell table:style-name="ce1036" table:number-columns-repeated="5"/>
          <table:table-cell table:style-name="ce1038" table:number-columns-repeated="3"/>
          <table:table-cell table:style-name="ce1036" table:number-columns-repeated="6"/>
          <table:table-cell office:value-type="string" calcext:value-type="string">
            <text:p>Sprite 12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 table:number-columns-repeated="2"/>
          <table:table-cell table:style-name="ce1057" table:number-columns-repeated="2"/>
          <table:table-cell table:style-name="ce1088"/>
          <table:table-cell table:style-name="ce22"/>
          <table:table-cell table:style-name="ce1088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Frame 38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/>
          <table:table-cell table:style-name="ce1057" table:number-columns-repeated="3"/>
          <table:table-cell table:style-name="ce1088" table:number-columns-repeated="3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1057" table:number-columns-repeated="2"/>
          <table:table-cell table:style-name="ce1041" table:number-columns-repeated="2"/>
          <table:table-cell table:style-name="ce1088" table:number-columns-repeated="3"/>
          <table:table-cell table:style-name="ce1041" table:number-columns-repeated="2"/>
          <table:table-cell table:style-name="ce1057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/>
          <table:table-cell table:style-name="ce1045" table:number-columns-repeated="2"/>
          <table:table-cell table:style-name="ce35"/>
          <table:table-cell table:style-name="ce1088"/>
          <table:table-cell table:style-name="ce35"/>
          <table:table-cell table:style-name="ce1045" table:number-columns-repeated="2"/>
          <table:table-cell table:style-name="ce1058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3"/>
          <table:table-cell table:style-name="ce35"/>
          <table:table-cell table:style-name="ce1088"/>
          <table:table-cell table:style-name="ce35"/>
          <table:table-cell table:style-name="ce1058" table:number-columns-repeated="3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4"/>
          <table:table-cell table:style-name="ce1088" table:number-columns-repeated="3"/>
          <table:table-cell table:style-name="ce1057" table:number-columns-repeated="4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22"/>
          <table:table-cell table:style-name="ce1088" table:number-columns-repeated="3"/>
          <table:table-cell table:style-name="ce35"/>
          <table:table-cell table:style-name="ce1088"/>
          <table:table-cell table:style-name="ce35"/>
          <table:table-cell table:style-name="ce1088" table:number-columns-repeated="3"/>
          <table:table-cell table:style-name="ce22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3"/>
          <table:table-cell table:style-name="ce22"/>
          <table:table-cell table:style-name="ce1088" table:number-columns-repeated="2"/>
          <table:table-cell table:style-name="ce35"/>
          <table:table-cell table:style-name="ce1088"/>
          <table:table-cell table:style-name="ce35"/>
          <table:table-cell table:style-name="ce1088" table:number-columns-repeated="2"/>
          <table:table-cell table:style-name="ce22"/>
          <table:table-cell table:style-name="ce1038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2"/>
          <table:table-cell table:style-name="ce1070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36" table:number-columns-repeated="3"/>
          <table:table-cell table:style-name="ce1038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57" table:number-columns-repeated="2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 table:number-columns-repeated="2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/>
          <table:table-cell table:style-name="ce1038"/>
          <table:table-cell table:style-name="ce1036" table:number-columns-repeated="5"/>
          <table:table-cell table:style-name="ce1038" table:number-columns-repeated="3"/>
          <table:table-cell table:style-name="ce1036" table:number-columns-repeated="6"/>
          <table:table-cell office:value-type="string" calcext:value-type="string">
            <text:p>Sprite 12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 table:number-columns-repeated="2"/>
          <table:table-cell table:style-name="ce1057" table:number-columns-repeated="2"/>
          <table:table-cell table:style-name="ce1088"/>
          <table:table-cell table:style-name="ce22"/>
          <table:table-cell table:style-name="ce1088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Frame 39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/>
          <table:table-cell table:style-name="ce1057" table:number-columns-repeated="3"/>
          <table:table-cell table:style-name="ce1088" table:number-columns-repeated="3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1057" table:number-columns-repeated="2"/>
          <table:table-cell table:style-name="ce1058"/>
          <table:table-cell table:style-name="ce1041"/>
          <table:table-cell table:style-name="ce1088" table:number-columns-repeated="3"/>
          <table:table-cell table:style-name="ce1058"/>
          <table:table-cell table:style-name="ce1041"/>
          <table:table-cell table:style-name="ce1057" table:number-columns-repeated="2"/>
          <table:table-cell table:style-name="ce1036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2"/>
          <table:table-cell table:style-name="ce1045"/>
          <table:table-cell table:style-name="ce1060"/>
          <table:table-cell table:style-name="ce1088"/>
          <table:table-cell table:style-name="ce35"/>
          <table:table-cell table:style-name="ce1058"/>
          <table:table-cell table:style-name="ce1045"/>
          <table:table-cell table:style-name="ce1041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3"/>
          <table:table-cell table:style-name="ce1053"/>
          <table:table-cell table:style-name="ce1088"/>
          <table:table-cell table:style-name="ce35"/>
          <table:table-cell table:style-name="ce1058" table:number-columns-repeated="2"/>
          <table:table-cell table:style-name="ce1045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4"/>
          <table:table-cell table:style-name="ce1088" table:number-columns-repeated="3"/>
          <table:table-cell table:style-name="ce1057" table:number-columns-repeated="4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22"/>
          <table:table-cell table:style-name="ce1088" table:number-columns-repeated="3"/>
          <table:table-cell table:style-name="ce35"/>
          <table:table-cell table:style-name="ce1088"/>
          <table:table-cell table:style-name="ce35"/>
          <table:table-cell table:style-name="ce1088" table:number-columns-repeated="3"/>
          <table:table-cell table:style-name="ce22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3"/>
          <table:table-cell table:style-name="ce22"/>
          <table:table-cell table:style-name="ce1088" table:number-columns-repeated="2"/>
          <table:table-cell table:style-name="ce35"/>
          <table:table-cell table:style-name="ce1088"/>
          <table:table-cell table:style-name="ce35"/>
          <table:table-cell table:style-name="ce1088" table:number-columns-repeated="2"/>
          <table:table-cell table:style-name="ce22"/>
          <table:table-cell table:style-name="ce1038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2"/>
          <table:table-cell table:style-name="ce1070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36" table:number-columns-repeated="3"/>
          <table:table-cell table:style-name="ce1038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57" table:number-columns-repeated="2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 table:number-columns-repeated="2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10478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les" table:style-name="ta1">
        <table:table-column table:style-name="co1" table:number-columns-repeated="16" table:default-cell-style-name="ce1037"/>
        <table:table-column table:style-name="co5" table:default-cell-style-name="ce1037"/>
        <table:table-column table:style-name="co3" table:default-cell-style-name="ce1037"/>
        <table:table-column table:style-name="co4" table:number-columns-repeated="1006" table:default-cell-style-name="ce1037"/>
        <table:table-row table:style-name="ro2">
          <table:table-cell table:style-name="ce1036" table:number-columns-repeated="16"/>
          <table:table-cell office:value-type="string" calcext:value-type="string">
            <text:p>Tile 0</text:p>
          </table:table-cell>
          <table:table-cell table:number-columns-repeated="1007"/>
        </table:table-row>
        <table:table-row table:style-name="ro2" table:number-rows-repeated="15">
          <table:table-cell table:style-name="ce1036" table:number-columns-repeated="16"/>
          <table:table-cell table:number-columns-repeated="1008"/>
        </table:table-row>
        <table:table-row table:style-name="ro2">
          <table:table-cell table:style-name="ce1067" table:number-columns-repeated="16"/>
          <table:table-cell table:number-columns-repeated="1008"/>
        </table:table-row>
        <table:table-row table:style-name="ro2">
          <table:table-cell table:style-name="ce1067" table:number-columns-repeated="16"/>
          <table:table-cell table:number-columns-repeated="2"/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4" calcext:value-type="float">
            <text:p>4</text:p>
          </table:table-cell>
          <table:table-cell table:style-name="ce1071" office:value-type="float" office:value="5" calcext:value-type="float">
            <text:p>5</text:p>
          </table:table-cell>
          <table:table-cell table:style-name="ce1071" office:value-type="float" office:value="6" calcext:value-type="float">
            <text:p>6</text:p>
          </table:table-cell>
          <table:table-cell table:number-columns-repeated="1002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</text:p>
          </table:table-cell>
          <table:table-cell office:value-type="float" office:value="0" calcext:value-type="float">
            <text:p>0</text:p>
          </table:table-cell>
          <table:table-cell table:style-name="ce1040" table:number-columns-repeated="4"/>
          <table:table-cell table:number-columns-repeated="1002"/>
        </table:table-row>
        <table:table-row table:style-name="ro1">
          <table:table-cell table:style-name="ce1036" table:number-columns-repeated="16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office:value-type="string" calcext:value-type="string">
            <text:p>L1: PO 0</text:p>
          </table:table-cell>
          <table:table-cell office:value-type="float" office:value="2" calcext:value-type="float">
            <text:p>2</text:p>
          </table:table-cell>
          <table:table-cell table:style-name="ce1041" table:number-columns-repeated="4"/>
          <table:table-cell table:number-columns-repeated="1002"/>
        </table:table-row>
        <table:table-row table:style-name="ro1"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office:value-type="string" calcext:value-type="string">
            <text:p>L2: PO 4</text:p>
          </table:table-cell>
          <table:table-cell office:value-type="float" office:value="3" calcext:value-type="float">
            <text:p>3</text:p>
          </table:table-cell>
          <table:table-cell table:style-name="ce1039" table:number-columns-repeated="4"/>
          <table:table-cell table:number-columns-repeated="1002"/>
        </table:table-row>
        <table:table-row table:style-name="ro1"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office:value-type="string" calcext:value-type="string">
            <text:p>L3: PO 5</text:p>
          </table:table-cell>
          <table:table-cell office:value-type="float" office:value="4" calcext:value-type="float">
            <text:p>4</text:p>
          </table:table-cell>
          <table:table-cell table:style-name="ce1048"/>
          <table:table-cell table:style-name="ce1091"/>
          <table:table-cell table:style-name="ce1095"/>
          <table:table-cell table:style-name="ce1098"/>
          <table:table-cell table:number-columns-repeated="1002"/>
        </table:table-row>
        <table:table-row table:style-name="ro1">
          <table:table-cell table:style-name="ce1043" table:number-columns-repeated="16"/>
          <table:table-cell office:value-type="string" calcext:value-type="string">
            <text:p>L4: PO 6</text:p>
          </table:table-cell>
          <table:table-cell office:value-type="float" office:value="5" calcext:value-type="float">
            <text:p>5</text:p>
          </table:table-cell>
          <table:table-cell table:style-name="ce1051" table:number-columns-repeated="4"/>
          <table:table-cell table:number-columns-repeated="1002"/>
        </table:table-row>
        <table:table-row table:style-name="ro1"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Default"/>
          <table:table-cell office:value-type="float" office:value="6" calcext:value-type="float">
            <text:p>6</text:p>
          </table:table-cell>
          <table:table-cell table:style-name="ce1049" table:number-columns-repeated="4"/>
          <table:table-cell table:number-columns-repeated="1002"/>
        </table:table-row>
        <table:table-row table:style-name="ro1">
          <table:table-cell table:style-name="ce1043" table:number-columns-repeated="16"/>
          <table:table-cell table:style-name="Default"/>
          <table:table-cell office:value-type="float" office:value="7" calcext:value-type="float">
            <text:p>7</text:p>
          </table:table-cell>
          <table:table-cell table:style-name="ce1045" table:number-columns-repeated="4"/>
          <table:table-cell table:number-columns-repeated="1002"/>
        </table:table-row>
        <table:table-row table:style-name="ro1">
          <table:table-cell table:style-name="ce1043" table:number-columns-repeated="15"/>
          <table:table-cell table:style-name="ce1059"/>
          <table:table-cell table:style-name="Default"/>
          <table:table-cell office:value-type="float" office:value="8" calcext:value-type="float">
            <text:p>8</text:p>
          </table:table-cell>
          <table:table-cell table:style-name="ce1047" table:number-columns-repeated="4"/>
          <table:table-cell table:number-columns-repeated="1002"/>
        </table:table-row>
        <table:table-row table:style-name="ro1"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59"/>
          <table:table-cell table:style-name="Default"/>
          <table:table-cell office:value-type="float" office:value="9" calcext:value-type="float">
            <text:p>9</text:p>
          </table:table-cell>
          <table:table-cell table:style-name="ce1043"/>
          <table:table-cell table:style-name="ce1092"/>
          <table:table-cell table:style-name="ce1096"/>
          <table:table-cell table:style-name="ce1099"/>
          <table:table-cell table:number-columns-repeated="1002"/>
        </table:table-row>
        <table:table-row table:style-name="ro1">
          <table:table-cell table:style-name="ce1043" table:number-columns-repeated="16"/>
          <table:table-cell table:style-name="Default"/>
          <table:table-cell table:style-name="ce1069" office:value-type="string" calcext:value-type="string">
            <text:p>A</text:p>
          </table:table-cell>
          <table:table-cell table:style-name="ce1052" table:number-columns-repeated="4"/>
          <table:table-cell table:number-columns-repeated="1002"/>
        </table:table-row>
        <table:table-row table:style-name="ro1"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Default"/>
          <table:table-cell table:style-name="ce1069" office:value-type="string" calcext:value-type="string">
            <text:p>B</text:p>
          </table:table-cell>
          <table:table-cell table:style-name="ce1058" table:number-columns-repeated="4"/>
          <table:table-cell table:number-columns-repeated="1002"/>
        </table:table-row>
        <table:table-row table:style-name="ro1"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Default"/>
          <table:table-cell table:style-name="ce1069" office:value-type="string" calcext:value-type="string">
            <text:p>C</text:p>
          </table:table-cell>
          <table:table-cell table:style-name="ce1050" table:number-columns-repeated="4"/>
          <table:table-cell table:number-columns-repeated="1002"/>
        </table:table-row>
        <table:table-row table:style-name="ro1"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Default"/>
          <table:table-cell table:style-name="ce1069" office:value-type="string" calcext:value-type="string">
            <text:p>D</text:p>
          </table:table-cell>
          <table:table-cell table:style-name="ce1046" table:number-columns-repeated="4"/>
          <table:table-cell table:number-columns-repeated="1002"/>
        </table:table-row>
        <table:table-row table:style-name="ro1">
          <table:table-cell table:style-name="ce1036" table:number-columns-repeated="16"/>
          <table:table-cell table:style-name="Default"/>
          <table:table-cell table:style-name="ce1069" office:value-type="string" calcext:value-type="string">
            <text:p>E</text:p>
          </table:table-cell>
          <table:table-cell table:style-name="ce1056" table:number-columns-repeated="4"/>
          <table:table-cell table:number-columns-repeated="1002"/>
        </table:table-row>
        <table:table-row table:style-name="ro1">
          <table:table-cell table:style-name="ce1036" table:number-columns-repeated="16"/>
          <table:table-cell table:style-name="Default"/>
          <table:table-cell table:style-name="ce1069" office:value-type="string" calcext:value-type="string">
            <text:p>F</text:p>
          </table:table-cell>
          <table:table-cell table:style-name="ce1070" table:number-columns-repeated="4"/>
          <table:table-cell table:number-columns-repeated="1002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1036" table:number-columns-repeated="16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3" table:number-columns-repeated="1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2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3" table:number-columns-repeated="1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3" table:number-columns-repeated="11"/>
          <table:table-cell table:style-name="ce105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2"/>
          <table:table-cell table:style-name="ce1048" table:number-columns-repeated="2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59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3" table:number-columns-repeated="1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8" table:number-columns-repeated="3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6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6" table:number-columns-repeated="4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4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59"/>
          <table:table-cell table:style-name="ce1044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9"/>
          <table:table-cell table:style-name="ce1044"/>
          <table:table-cell table:style-name="ce1054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59"/>
          <table:table-cell table:style-name="ce1044"/>
          <table:table-cell table:style-name="ce1054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/>
          <table:table-cell table:style-name="ce1059" table:number-columns-repeated="2"/>
          <table:table-cell table:style-name="ce104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4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 table:number-columns-repeated="4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9"/>
          <table:table-cell table:style-name="ce1044" table:number-columns-repeated="2"/>
          <table:table-cell table:style-name="ce1043" table:number-columns-repeated="6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3" table:number-columns-repeated="10"/>
          <table:table-cell table:style-name="ce1036" table:number-columns-repeated="3"/>
          <table:table-cell office:value-type="string" calcext:value-type="string">
            <text:p>Tile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 table:number-columns-repeated="2"/>
          <table:table-cell table:style-name="ce103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6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 table:number-columns-repeated="2"/>
          <table:table-cell table:style-name="ce1048" table:number-columns-repeated="3"/>
          <table:table-cell table:style-name="ce1043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2"/>
          <table:table-cell table:style-name="ce1048"/>
          <table:table-cell table:style-name="ce1043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 table:number-columns-repeated="5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9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9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1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 table:number-columns-repeated="3"/>
          <table:table-cell table:style-name="ce1046"/>
          <table:table-cell table:style-name="ce1043"/>
          <table:table-cell table:style-name="ce1048" table:number-columns-repeated="3"/>
          <table:table-cell table:style-name="ce1046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6"/>
          <table:table-cell table:style-name="ce1043"/>
          <table:table-cell table:style-name="ce1046" table:number-columns-repeated="4"/>
          <table:table-cell table:style-name="ce1043"/>
          <table:table-cell table:style-name="ce1046" table:number-columns-repeated="4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/>
          <table:table-cell table:style-name="ce1036"/>
          <table:table-cell table:style-name="ce1043" table:number-columns-repeated="4"/>
          <table:table-cell table:style-name="ce1036"/>
          <table:table-cell table:style-name="ce1043" table:number-columns-repeated="4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59"/>
          <table:table-cell table:style-name="ce1044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44"/>
          <table:table-cell table:style-name="ce1054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 table:number-columns-repeated="2"/>
          <table:table-cell table:style-name="ce103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46" table:number-columns-repeated="3"/>
          <table:table-cell table:style-name="ce1059"/>
          <table:table-cell table:style-name="ce1054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46" table:number-columns-repeated="2"/>
          <table:table-cell table:style-name="ce104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59" table:number-columns-repeated="2"/>
          <table:table-cell table:style-name="ce1043"/>
          <table:table-cell table:style-name="ce1048"/>
          <table:table-cell table:style-name="ce1043" table:number-columns-repeated="4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43" table:number-columns-repeated="4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43"/>
          <table:table-cell table:style-name="ce1048" table:number-columns-repeated="2"/>
          <table:table-cell table:style-name="ce1043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3" table:number-columns-repeated="16"/>
          <table:table-cell table:number-columns-repeated="1008"/>
        </table:table-row>
        <table:table-row table:style-name="ro1">
          <table:table-cell table:style-name="ce1043" table:number-columns-repeated="15"/>
          <table:table-cell table:style-name="ce1059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/>
          <table:table-cell table:style-name="ce1048" table:number-columns-repeated="2"/>
          <table:table-cell table:style-name="ce1059"/>
          <table:table-cell table:number-columns-repeated="1008"/>
        </table:table-row>
        <table:table-row table:style-name="ro1">
          <table:table-cell table:style-name="ce1043" table:number-columns-repeated="4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 table:number-columns-repeated="4"/>
          <table:table-cell table:number-columns-repeated="1008"/>
        </table:table-row>
        <table:table-row table:style-name="ro1"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3"/>
          <table:table-cell table:style-name="ce1046" table:number-columns-repeated="2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3"/>
          <table:table-cell table:style-name="ce104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2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43" table:number-columns-repeated="15"/>
          <table:table-cell table:style-name="ce1059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 table:number-columns-repeated="2"/>
          <table:table-cell table:style-name="ce1048" table:number-columns-repeated="2"/>
          <table:table-cell table:style-name="ce1043"/>
          <table:table-cell table:style-name="ce1048" table:number-columns-repeated="3"/>
          <table:table-cell table:style-name="ce1059"/>
          <table:table-cell table:number-columns-repeated="1008"/>
        </table:table-row>
        <table:table-row table:style-name="ro1">
          <table:table-cell table:style-name="ce1043" table:number-columns-repeated="16"/>
          <table:table-cell table:number-columns-repeated="1008"/>
        </table:table-row>
        <table:table-row table:style-name="ro1"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/>
          <table:table-cell table:style-name="ce1046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43"/>
          <table:table-cell table:style-name="ce1046" table:number-columns-repeated="2"/>
          <table:table-cell table:style-name="ce1043" table:number-columns-repeated="3"/>
          <table:table-cell table:style-name="ce1048"/>
          <table:table-cell table:style-name="ce1043" table:number-columns-repeated="6"/>
          <table:table-cell table:style-name="ce104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2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 table:number-columns-repeated="2"/>
          <table:table-cell table:style-name="ce103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46" table:number-columns-repeated="2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 table:number-columns-repeated="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/>
          <table:table-cell table:style-name="ce1048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11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9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/>
          <table:table-cell table:style-name="ce1048"/>
          <table:table-cell table:style-name="ce1043"/>
          <table:table-cell table:style-name="ce1046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6"/>
          <table:table-cell table:style-name="ce104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12"/>
          <table:table-cell table:style-name="ce1036" table:number-columns-repeated="2"/>
          <table:table-cell table:style-name="ce1067"/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 table:number-columns-repeated="4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10"/>
          <table:table-cell table:style-name="ce1036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59"/>
          <table:table-cell table:style-name="ce1043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1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A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style-name="ce1067"/>
          <table:table-cell table:number-columns-repeated="1007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70"/>
          <table:table-cell table:style-name="ce1057" table:number-columns-repeated="15"/>
          <table:table-cell table:number-columns-repeated="1008"/>
        </table:table-row>
        <table:table-row table:style-name="ro1" table:number-rows-repeated="2">
          <table:table-cell table:style-name="ce1078"/>
          <table:table-cell table:style-name="ce1070" table:number-columns-repeated="14"/>
          <table:table-cell table:style-name="ce1057"/>
          <table:table-cell table:number-columns-repeated="1008"/>
        </table:table-row>
        <table:table-row table:style-name="ro1">
          <table:table-cell table:style-name="ce1078" table:number-columns-repeated="15"/>
          <table:table-cell table:style-name="ce1070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70"/>
          <table:table-cell table:style-name="ce1057" table:number-columns-repeated="3"/>
          <table:table-cell table:style-name="ce1036" table:number-columns-repeated="6"/>
          <table:table-cell office:value-type="string" calcext:value-type="string">
            <text:p>Tile B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85"/>
          <table:table-cell table:style-name="ce1070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 table:number-rows-repeated="5">
          <table:table-cell table:style-name="ce1036" table:number-columns-repeated="6"/>
          <table:table-cell table:style-name="ce1085"/>
          <table:table-cell table:style-name="ce1070" table:number-columns-repeated="2"/>
          <table:table-cell table:style-name="ce1057"/>
          <table:table-cell table:style-name="ce1036" table:number-columns-repeated="6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ce1036" table:number-columns-repeated="6"/>
          <table:table-cell table:style-name="ce1085"/>
          <table:table-cell table:style-name="ce1070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85"/>
          <table:table-cell table:style-name="ce1070" table:number-columns-repeated="2"/>
          <table:table-cell table:style-name="ce1057"/>
          <table:table-cell table:style-name="ce1036" table:number-columns-repeated="6"/>
          <table:table-cell/>
          <table:table-cell table:style-name="ce1067"/>
          <table:table-cell table:number-columns-repeated="1006"/>
        </table:table-row>
        <table:table-row table:style-name="ro1" table:number-rows-repeated="3">
          <table:table-cell table:style-name="ce1036" table:number-columns-repeated="6"/>
          <table:table-cell table:style-name="ce1085"/>
          <table:table-cell table:style-name="ce1070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85" table:number-columns-repeated="3"/>
          <table:table-cell table:style-name="ce1070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C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/>
          <table:table-cell table:style-name="ce1043"/>
          <table:table-cell table:style-name="ce1036" table:number-columns-repeated="2"/>
          <table:table-cell table:style-name="ce1045" table:number-columns-repeated="8"/>
          <table:table-cell table:style-name="ce1036" table:number-columns-repeated="2"/>
          <table:table-cell table:style-name="ce1043"/>
          <table:table-cell table:style-name="ce103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43"/>
          <table:table-cell table:style-name="ce1046"/>
          <table:table-cell table:style-name="ce1043"/>
          <table:table-cell table:style-name="ce1036"/>
          <table:table-cell table:style-name="ce1047" table:number-columns-repeated="3"/>
          <table:table-cell table:style-name="ce1036" table:number-columns-repeated="2"/>
          <table:table-cell table:style-name="ce1047" table:number-columns-repeated="3"/>
          <table:table-cell table:style-name="ce1036"/>
          <table:table-cell table:style-name="ce1043"/>
          <table:table-cell table:style-name="ce1046"/>
          <table:table-cell table:style-name="ce104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43"/>
          <table:table-cell table:style-name="ce1048"/>
          <table:table-cell table:style-name="ce1046"/>
          <table:table-cell table:style-name="ce1043"/>
          <table:table-cell table:style-name="ce1047" table:number-columns-repeated="2"/>
          <table:table-cell table:style-name="ce1036" table:number-columns-repeated="4"/>
          <table:table-cell table:style-name="ce1047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43"/>
          <table:table-cell table:style-name="ce1048"/>
          <table:table-cell table:style-name="ce1046"/>
          <table:table-cell table:style-name="ce1043"/>
          <table:table-cell table:style-name="ce1047"/>
          <table:table-cell table:style-name="ce1036" table:number-columns-repeated="6"/>
          <table:table-cell table:style-name="ce1047"/>
          <table:table-cell table:style-name="ce1043"/>
          <table:table-cell table:style-name="ce1046"/>
          <table:table-cell table:style-name="ce1048"/>
          <table:table-cell table:style-name="ce104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43" table:number-columns-repeated="4"/>
          <table:table-cell table:style-name="ce1047"/>
          <table:table-cell table:style-name="ce1036" table:number-columns-repeated="6"/>
          <table:table-cell table:style-name="ce1047"/>
          <table:table-cell table:style-name="ce1043" table:number-columns-repeated="4"/>
          <table:table-cell table:number-columns-repeated="1008"/>
        </table:table-row>
        <table:table-row table:style-name="ro1">
          <table:table-cell table:style-name="ce1043"/>
          <table:table-cell table:style-name="ce1048"/>
          <table:table-cell table:style-name="ce1046"/>
          <table:table-cell table:style-name="ce1043"/>
          <table:table-cell table:style-name="ce1047"/>
          <table:table-cell table:style-name="ce1045"/>
          <table:table-cell table:style-name="ce1036" table:number-columns-repeated="4"/>
          <table:table-cell table:style-name="ce1045"/>
          <table:table-cell table:style-name="ce1047"/>
          <table:table-cell table:style-name="ce1043"/>
          <table:table-cell table:style-name="ce1046"/>
          <table:table-cell table:style-name="ce1048"/>
          <table:table-cell table:style-name="ce1043"/>
          <table:table-cell table:number-columns-repeated="1008"/>
        </table:table-row>
        <table:table-row table:style-name="ro1">
          <table:table-cell table:style-name="ce1043"/>
          <table:table-cell table:style-name="ce1048"/>
          <table:table-cell table:style-name="ce1046"/>
          <table:table-cell table:style-name="ce1043"/>
          <table:table-cell table:style-name="ce1047" table:number-columns-repeated="2"/>
          <table:table-cell table:style-name="ce1045"/>
          <table:table-cell table:style-name="ce1036" table:number-columns-repeated="2"/>
          <table:table-cell table:style-name="ce1045"/>
          <table:table-cell table:style-name="ce1047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number-columns-repeated="1008"/>
        </table:table-row>
        <table:table-row table:style-name="ro1">
          <table:table-cell table:style-name="ce1043" table:number-columns-repeated="4"/>
          <table:table-cell table:style-name="ce1047"/>
          <table:table-cell table:style-name="ce1061" table:number-columns-repeated="2"/>
          <table:table-cell table:style-name="ce1038" table:number-columns-repeated="2"/>
          <table:table-cell table:style-name="ce1061" table:number-columns-repeated="2"/>
          <table:table-cell table:style-name="ce1047"/>
          <table:table-cell table:style-name="ce1043" table:number-columns-repeated="4"/>
          <table:table-cell table:number-columns-repeated="1008"/>
        </table:table-row>
        <table:table-row table:style-name="ro1" table:number-rows-repeated="2">
          <table:table-cell table:style-name="ce1043"/>
          <table:table-cell table:style-name="ce1048"/>
          <table:table-cell table:style-name="ce1046"/>
          <table:table-cell table:style-name="ce1043"/>
          <table:table-cell table:style-name="ce1047" table:number-columns-repeated="2"/>
          <table:table-cell table:style-name="ce1036" table:number-columns-repeated="4"/>
          <table:table-cell table:style-name="ce1047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number-columns-repeated="1008"/>
        </table:table-row>
        <table:table-row table:style-name="ro1">
          <table:table-cell table:style-name="ce1043"/>
          <table:table-cell table:style-name="ce1046"/>
          <table:table-cell table:style-name="ce1043"/>
          <table:table-cell table:style-name="ce1036"/>
          <table:table-cell table:style-name="ce1047"/>
          <table:table-cell table:style-name="ce1036" table:number-columns-repeated="6"/>
          <table:table-cell table:style-name="ce1047"/>
          <table:table-cell table:style-name="ce1036"/>
          <table:table-cell table:style-name="ce1043"/>
          <table:table-cell table:style-name="ce1046"/>
          <table:table-cell table:style-name="ce1043"/>
          <table:table-cell table:number-columns-repeated="1008"/>
        </table:table-row>
        <table:table-row table:style-name="ro1">
          <table:table-cell table:style-name="ce1036"/>
          <table:table-cell table:style-name="ce1043"/>
          <table:table-cell table:style-name="ce1036" table:number-columns-repeated="2"/>
          <table:table-cell table:style-name="ce1047"/>
          <table:table-cell table:style-name="ce1045" table:number-columns-repeated="6"/>
          <table:table-cell table:style-name="ce1047"/>
          <table:table-cell table:style-name="ce1036" table:number-columns-repeated="2"/>
          <table:table-cell table:style-name="ce1043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3" table:number-columns-repeated="10"/>
          <table:table-cell table:style-name="ce1036" table:number-columns-repeated="3"/>
          <table:table-cell office:value-type="string" calcext:value-type="string">
            <text:p>Tile D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5" table:number-columns-repeated="8"/>
          <table:table-cell table:style-name="ce1043"/>
          <table:table-cell table:style-name="ce1036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7" table:number-columns-repeated="3"/>
          <table:table-cell table:style-name="ce1036" table:number-columns-repeated="2"/>
          <table:table-cell table:style-name="ce1047" table:number-columns-repeated="3"/>
          <table:table-cell table:style-name="ce1036" table:number-columns-repeated="4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7" table:number-columns-repeated="2"/>
          <table:table-cell table:style-name="ce1036" table:number-columns-repeated="4"/>
          <table:table-cell table:style-name="ce1047" table:number-columns-repeated="2"/>
          <table:table-cell table:style-name="ce1036" table:number-columns-repeated="4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7"/>
          <table:table-cell table:style-name="ce1036" table:number-columns-repeated="6"/>
          <table:table-cell table:style-name="ce1047"/>
          <table:table-cell table:style-name="ce1036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7"/>
          <table:table-cell table:style-name="ce1036" table:number-columns-repeated="6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/>
          <table:table-cell table:style-name="ce1045"/>
          <table:table-cell table:style-name="ce1036" table:number-columns-repeated="4"/>
          <table:table-cell table:style-name="ce1045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 table:number-columns-repeated="2"/>
          <table:table-cell table:style-name="ce1045"/>
          <table:table-cell table:style-name="ce1036" table:number-columns-repeated="2"/>
          <table:table-cell table:style-name="ce1045"/>
          <table:table-cell table:style-name="ce104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/>
          <table:table-cell table:style-name="ce1061" table:number-columns-repeated="2"/>
          <table:table-cell table:style-name="ce1038" table:number-columns-repeated="2"/>
          <table:table-cell table:style-name="ce1061" table:number-columns-repeated="2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47" table:number-columns-repeated="2"/>
          <table:table-cell table:style-name="ce1036" table:number-columns-repeated="4"/>
          <table:table-cell table:style-name="ce104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/>
          <table:table-cell table:style-name="ce1036" table:number-columns-repeated="6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7"/>
          <table:table-cell table:style-name="ce1045" table:number-columns-repeated="6"/>
          <table:table-cell table:style-name="ce1047"/>
          <table:table-cell table:style-name="ce104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10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E</text:p>
          </table:table-cell>
          <table:table-cell table:number-columns-repeated="1007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5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7"/>
          <table:table-cell table:style-name="ce1045"/>
          <table:table-cell table:style-name="ce1057"/>
          <table:table-cell table:style-name="ce1045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7"/>
          <table:table-cell table:style-name="ce1045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7" table:number-columns-repeated="2"/>
          <table:table-cell table:style-name="ce1036" table:number-columns-repeated="7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F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7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/>
          <table:table-cell table:style-name="ce1047" table:number-columns-repeated="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/>
          <table:table-cell table:style-name="ce1036"/>
          <table:table-cell table:style-name="ce1047" table:number-columns-repeated="2"/>
          <table:table-cell table:style-name="ce1045" table:number-columns-repeated="2"/>
          <table:table-cell table:style-name="ce1036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36" table:number-columns-repeated="3"/>
          <table:table-cell table:style-name="ce1047"/>
          <table:table-cell table:style-name="ce1045"/>
          <table:table-cell table:style-name="ce1036" table:number-columns-repeated="3"/>
          <table:table-cell table:style-name="ce1047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7"/>
          <table:table-cell table:style-name="ce1036"/>
          <table:table-cell table:style-name="ce1047" table:number-columns-repeated="2"/>
          <table:table-cell table:style-name="ce1045" table:number-columns-repeated="2"/>
          <table:table-cell table:style-name="ce1036"/>
          <table:table-cell table:style-name="ce1047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7" table:number-columns-repeated="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7"/>
          <table:table-cell table:style-name="ce1036"/>
          <table:table-cell table:style-name="ce1047" table:number-columns-repeated="4"/>
          <table:table-cell table:style-name="ce1036"/>
          <table:table-cell table:style-name="ce1047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36" table:number-columns-repeated="3"/>
          <table:table-cell table:style-name="ce1047" table:number-columns-repeated="2"/>
          <table:table-cell table:style-name="ce1036" table:number-columns-repeated="3"/>
          <table:table-cell table:style-name="ce1047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/>
          <table:table-cell table:style-name="ce1036"/>
          <table:table-cell table:style-name="ce1047" table:number-columns-repeated="4"/>
          <table:table-cell table:style-name="ce1036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47" table:number-columns-repeated="4"/>
          <table:table-cell table:style-name="ce1043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Tile 10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style-name="ce1067"/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48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54" table:number-columns-repeated="2"/>
          <table:table-cell table:style-name="ce1048" table:number-columns-repeated="2"/>
          <table:table-cell table:style-name="ce105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84"/>
          <table:table-cell table:style-name="ce1043" table:number-columns-repeated="5"/>
          <table:table-cell table:style-name="ce108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84"/>
          <table:table-cell table:style-name="ce1043"/>
          <table:table-cell table:style-name="ce1036" table:number-columns-repeated="3"/>
          <table:table-cell table:style-name="ce1043"/>
          <table:table-cell table:style-name="ce108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84"/>
          <table:table-cell table:style-name="ce1036" table:number-columns-repeated="3"/>
          <table:table-cell table:style-name="ce1084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1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38" table:number-columns-repeated="6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8" table:number-columns-repeated="2"/>
          <table:table-cell table:style-name="ce1053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5"/>
          <table:table-cell table:style-name="ce1047" table:number-columns-repeated="4"/>
          <table:table-cell table:style-name="ce1045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47"/>
          <table:table-cell table:style-name="ce1045"/>
          <table:table-cell table:style-name="ce1036" table:number-columns-repeated="4"/>
          <table:table-cell table:style-name="ce1047"/>
          <table:table-cell table:style-name="ce104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7"/>
          <table:table-cell table:style-name="ce1045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7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4">
          <table:table-cell table:style-name="ce1036" table:number-columns-repeated="7"/>
          <table:table-cell table:style-name="ce1047"/>
          <table:table-cell table:style-name="ce1045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/>
          <table:table-cell table:style-name="ce1036" table:number-columns-repeated="2"/>
          <table:table-cell table:style-name="ce1047"/>
          <table:table-cell table:style-name="ce1045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 table:number-columns-repeated="4"/>
          <table:table-cell table:style-name="ce1045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/>
          <table:table-cell table:style-name="ce1036" table:number-columns-repeated="2"/>
          <table:table-cell table:style-name="ce1047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2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7" table:number-columns-repeated="2"/>
          <table:table-cell table:style-name="ce1036" table:number-columns-repeated="8"/>
          <table:table-cell table:style-name="ce1057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7" table:number-columns-repeated="3"/>
          <table:table-cell table:style-name="ce1036" table:number-columns-repeated="6"/>
          <table:table-cell table:style-name="ce1057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7" table:number-columns-repeated="3"/>
          <table:table-cell table:style-name="ce1036" table:number-columns-repeated="4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 table:number-columns-repeated="3"/>
          <table:table-cell table:style-name="ce1036" table:number-columns-repeated="2"/>
          <table:table-cell table:style-name="ce1057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7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67"/>
          <table:table-cell table:style-name="ce1057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7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7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 table:number-columns-repeated="3"/>
          <table:table-cell table:style-name="ce1036" table:number-columns-repeated="2"/>
          <table:table-cell table:style-name="ce1057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7" table:number-columns-repeated="3"/>
          <table:table-cell table:style-name="ce1036" table:number-columns-repeated="4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7" table:number-columns-repeated="3"/>
          <table:table-cell table:style-name="ce1036" table:number-columns-repeated="6"/>
          <table:table-cell table:style-name="ce1057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7" table:number-columns-repeated="2"/>
          <table:table-cell table:style-name="ce1036" table:number-columns-repeated="8"/>
          <table:table-cell table:style-name="ce1057" table:number-columns-repeated="2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8" table:number-columns-repeated="10"/>
          <table:table-cell table:style-name="ce1036" table:number-columns-repeated="6"/>
          <table:table-cell office:value-type="string" calcext:value-type="string">
            <text:p>Tile 13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style-name="ce1093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36" table:number-columns-repeated="3"/>
          <table:table-cell table:style-name="ce1043"/>
          <table:table-cell table:style-name="ce1048" table:number-columns-repeated="2"/>
          <table:table-cell table:style-name="ce1036" table:number-columns-repeated="9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style-name="ce1094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36" table:number-columns-repeated="2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36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36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8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43" table:number-columns-repeated="3"/>
          <table:table-cell table:style-name="ce1048" table:number-columns-repeated="2"/>
          <table:table-cell table:style-name="ce1036" table:number-columns-repeated="10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style-name="ce1067"/>
          <table:table-cell table:style-name="ce1097"/>
          <table:table-cell table:style-name="ce1067"/>
          <table:table-cell table:number-columns-repeated="1002"/>
        </table:table-row>
        <table:table-row table:style-name="ro1">
          <table:table-cell table:style-name="ce1038"/>
          <table:table-cell table:style-name="ce1048" table:number-columns-repeated="3"/>
          <table:table-cell table:style-name="ce1036" table:number-columns-repeated="12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48"/>
          <table:table-cell table:style-name="ce1043"/>
          <table:table-cell table:style-name="ce1036" table:number-columns-repeated="13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/>
          <table:table-cell table:style-name="ce1047"/>
          <table:table-cell table:style-name="ce1043"/>
          <table:table-cell table:style-name="ce1036" table:number-columns-repeated="8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/>
          <table:table-cell table:style-name="ce1047"/>
          <table:table-cell table:style-name="ce1045"/>
          <table:table-cell table:style-name="ce1036" table:number-columns-repeated="8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/>
          <table:table-cell table:style-name="ce1047"/>
          <table:table-cell table:style-name="ce1045"/>
          <table:table-cell table:style-name="ce1036" table:number-columns-repeated="8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/>
          <table:table-cell table:style-name="ce1047"/>
          <table:table-cell table:style-name="ce1045" table:number-columns-repeated="2"/>
          <table:table-cell table:style-name="ce1036" table:number-columns-repeated="7"/>
          <table:table-cell table:style-name="ce1056" table:number-columns-repeated="5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/>
          <table:table-cell table:style-name="ce1047"/>
          <table:table-cell table:style-name="ce1045" table:number-columns-repeated="4"/>
          <table:table-cell table:style-name="ce1036" table:number-columns-repeated="5"/>
          <table:table-cell table:style-name="ce1056" table:number-columns-repeated="5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 table:number-columns-repeated="2"/>
          <table:table-cell table:style-name="ce1047"/>
          <table:table-cell table:style-name="ce1045" table:number-columns-repeated="5"/>
          <table:table-cell table:style-name="ce1043" table:number-columns-repeated="2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 table:number-columns-repeated="3"/>
          <table:table-cell table:style-name="ce1047" table:number-columns-repeated="2"/>
          <table:table-cell table:style-name="ce1045" table:number-columns-repeated="3"/>
          <table:table-cell table:style-name="ce1047"/>
          <table:table-cell table:style-name="ce1036" table:number-columns-repeated="2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 table:number-columns-repeated="5"/>
          <table:table-cell table:style-name="ce1047" table:number-columns-repeated="3"/>
          <table:table-cell table:style-name="ce1036" table:number-columns-repeated="3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67" table:number-columns-repeated="16"/>
          <table:table-cell/>
          <table:table-cell table:style-name="ce1069" office:value-type="string" calcext:value-type="string">
            <text:p>F</text:p>
          </table:table-cell>
          <table:table-cell table:style-name="ce1070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4</text:p>
          </table:table-cell>
          <table:table-cell table:number-columns-repeated="1007"/>
        </table:table-row>
        <table:table-row table:style-name="ro1" table:number-rows-repeated="7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56"/>
          <table:table-cell table:style-name="ce1036" table:number-columns-repeated="2"/>
          <table:table-cell table:style-name="ce1056" table:number-columns-repeated="4"/>
          <table:table-cell table:style-name="ce1036" table:number-columns-repeated="3"/>
          <table:table-cell table:style-name="ce1056" table:number-columns-repeated="5"/>
          <table:table-cell table:style-name="ce1036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6"/>
          <table:table-cell table:style-name="ce1036"/>
          <table:table-cell table:style-name="ce1056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5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6"/>
          <table:table-cell table:style-name="ce1036" table:number-columns-repeated="2"/>
          <table:table-cell table:style-name="ce1056" table:number-columns-repeated="5"/>
          <table:table-cell table:style-name="ce1036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6"/>
          <table:table-cell table:style-name="ce1036" table:number-columns-repeated="5"/>
          <table:table-cell table:style-name="ce1056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5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5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5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36" table:number-columns-repeated="6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7"/>
          <table:table-cell table:style-name="ce1036" table:number-columns-repeated="4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43"/>
          <table:table-cell table:style-name="ce1048" table:number-columns-repeated="3"/>
          <table:table-cell table:style-name="ce1043"/>
          <table:table-cell table:style-name="ce1036" table:number-columns-repeated="4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43" table:number-columns-repeated="7"/>
          <table:table-cell table:style-name="ce1036" table:number-columns-repeated="2"/>
          <table:table-cell table:style-name="ce1038"/>
          <table:table-cell table:style-name="ce1043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36" table:number-columns-repeated="5"/>
          <table:table-cell table:style-name="ce1043"/>
          <table:table-cell table:style-name="ce1048" table:number-columns-repeated="3"/>
          <table:table-cell table:style-name="ce1043"/>
          <table:table-cell table:style-name="ce1036" table:number-columns-repeated="2"/>
          <table:table-cell table:style-name="ce1038"/>
          <table:table-cell table:style-name="ce1043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36" table:number-columns-repeated="2"/>
          <table:table-cell table:style-name="ce1043" table:number-columns-repeated="7"/>
          <table:table-cell table:style-name="ce1059"/>
          <table:table-cell table:style-name="ce1043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36" table:number-columns-repeated="4"/>
          <table:table-cell table:style-name="ce1043"/>
          <table:table-cell table:style-name="ce1048" table:number-columns-repeated="3"/>
          <table:table-cell table:style-name="ce1043"/>
          <table:table-cell table:style-name="ce1054"/>
          <table:table-cell table:style-name="ce1048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36" table:number-columns-repeated="7"/>
          <table:table-cell table:style-name="ce1043" table:number-columns-repeated="5"/>
          <table:table-cell table:style-name="ce1059"/>
          <table:table-cell table:style-name="ce1043"/>
          <table:table-cell table:number-columns-repeated="1008"/>
        </table:table-row>
        <table:table-row table:style-name="ro1">
          <table:table-cell table:style-name="ce1056" table:number-columns-repeated="6"/>
          <table:table-cell table:style-name="ce1036" table:number-columns-repeated="5"/>
          <table:table-cell table:style-name="ce1043"/>
          <table:table-cell table:style-name="ce1048"/>
          <table:table-cell table:style-name="ce1054"/>
          <table:table-cell table:style-name="ce1048"/>
          <table:table-cell table:style-name="ce1043"/>
          <table:table-cell table:number-columns-repeated="1008"/>
        </table:table-row>
        <table:table-row table:style-name="ro1">
          <table:table-cell table:style-name="ce1056" table:number-columns-repeated="6"/>
          <table:table-cell table:style-name="ce1036" table:number-columns-repeated="5"/>
          <table:table-cell table:style-name="ce1043" table:number-columns-repeated="2"/>
          <table:table-cell table:style-name="ce1059"/>
          <table:table-cell table:style-name="ce1043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6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5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8" table:number-columns-repeated="3"/>
          <table:table-cell table:style-name="ce1047" table:number-columns-repeated="4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6"/>
          <table:table-cell table:style-name="ce1061" table:number-columns-repeated="4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3"/>
          <table:table-cell table:style-name="ce1048" table:number-columns-repeated="3"/>
          <table:table-cell table:style-name="ce1043"/>
          <table:table-cell table:style-name="ce1047" table:number-columns-repeated="2"/>
          <table:table-cell table:style-name="ce1036" table:number-columns-repeated="2"/>
          <table:table-cell table:style-name="ce1047" table:number-columns-repeated="2"/>
          <table:table-cell table:style-name="ce1036" table:number-columns-repeated="3"/>
          <table:table-cell table:style-name="ce1056"/>
          <table:table-cell table:number-columns-repeated="1008"/>
        </table:table-row>
        <table:table-row table:style-name="ro1">
          <table:table-cell table:style-name="ce1043" table:number-columns-repeated="6"/>
          <table:table-cell table:style-name="ce1047"/>
          <table:table-cell table:style-name="ce1036" table:number-columns-repeated="4"/>
          <table:table-cell table:style-name="ce1047"/>
          <table:table-cell table:style-name="ce1036" table:number-columns-repeated="3"/>
          <table:table-cell table:style-name="ce1056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/>
          <table:table-cell table:style-name="ce1036"/>
          <table:table-cell table:style-name="ce1047" table:number-columns-repeated="2"/>
          <table:table-cell table:style-name="ce1036" table:number-columns-repeated="4"/>
          <table:table-cell table:style-name="ce1047" table:number-columns-repeated="2"/>
          <table:table-cell table:style-name="ce1036" table:number-columns-repeated="2"/>
          <table:table-cell table:style-name="ce1056"/>
          <table:table-cell table:number-columns-repeated="1008"/>
        </table:table-row>
        <table:table-row table:style-name="ro1">
          <table:table-cell table:style-name="ce1043" table:number-columns-repeated="4"/>
          <table:table-cell table:style-name="ce1036"/>
          <table:table-cell table:style-name="ce1047"/>
          <table:table-cell table:style-name="ce1061" table:number-columns-repeated="2"/>
          <table:table-cell table:style-name="ce1038" table:number-columns-repeated="2"/>
          <table:table-cell table:style-name="ce1061" table:number-columns-repeated="2"/>
          <table:table-cell table:style-name="ce1047"/>
          <table:table-cell table:style-name="ce1036" table:number-columns-repeated="2"/>
          <table:table-cell table:style-name="ce1056"/>
          <table:table-cell table:number-columns-repeated="1008"/>
        </table:table-row>
        <table:table-row table:style-name="ro1">
          <table:table-cell table:style-name="ce1048"/>
          <table:table-cell table:style-name="ce1043"/>
          <table:table-cell table:style-name="ce1036" table:number-columns-repeated="2"/>
          <table:table-cell table:style-name="ce1047" table:number-columns-repeated="4"/>
          <table:table-cell table:style-name="ce1036" table:number-columns-repeated="2"/>
          <table:table-cell table:style-name="ce1047" table:number-columns-repeated="4"/>
          <table:table-cell table:style-name="ce1036"/>
          <table:table-cell table:style-name="ce1056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36" table:number-columns-repeated="2"/>
          <table:table-cell table:style-name="ce1047" table:number-columns-repeated="3"/>
          <table:table-cell table:style-name="ce1036" table:number-columns-repeated="4"/>
          <table:table-cell table:style-name="ce1047" table:number-columns-repeated="3"/>
          <table:table-cell table:style-name="ce1036"/>
          <table:table-cell table:style-name="ce105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7" table:number-columns-repeated="3"/>
          <table:table-cell table:style-name="ce1036" table:number-columns-repeated="6"/>
          <table:table-cell table:style-name="ce1047" table:number-columns-repeated="3"/>
          <table:table-cell table:style-name="ce105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7" table:number-columns-repeated="12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7</text:p>
          </table:table-cell>
          <table:table-cell table:number-columns-repeated="1007"/>
        </table:table-row>
        <table:table-row table:style-name="ro1" table:number-rows-repeated="7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56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 table:number-columns-repeated="6"/>
          <table:table-cell table:number-columns-repeated="1008"/>
        </table:table-row>
        <table:table-row table:style-name="ro1" table:number-rows-repeated="4">
          <table:table-cell table:style-name="ce1056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2"/>
          <table:table-cell table:style-name="ce1036" table:number-columns-repeated="4"/>
          <table:table-cell table:style-name="ce105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36"/>
          <table:table-cell table:style-name="ce1056" table:number-columns-repeated="5"/>
          <table:table-cell table:style-name="ce1036"/>
          <table:table-cell table:style-name="ce105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6" table:number-columns-repeated="4"/>
          <table:table-cell table:style-name="ce1036" table:number-columns-repeated="2"/>
          <table:table-cell table:style-name="ce1056" table:number-columns-repeated="5"/>
          <table:table-cell table:style-name="ce1036"/>
          <table:table-cell table:style-name="ce1056" table:number-columns-repeated="2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8</text:p>
          </table:table-cell>
          <table:table-cell table:number-columns-repeated="1007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79"/>
          <table:table-cell table:style-name="ce1036" table:number-columns-repeated="7"/>
          <table:table-cell table:style-name="ce1038"/>
          <table:table-cell table:style-name="ce1036" table:number-columns-repeated="2"/>
          <table:table-cell table:style-name="ce1038"/>
          <table:table-cell table:style-name="ce1036" table:number-columns-repeated="2"/>
          <table:table-cell table:style-name="ce1079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79"/>
          <table:table-cell table:style-name="ce1036" table:number-columns-repeated="6"/>
          <table:table-cell table:style-name="ce1038"/>
          <table:table-cell table:style-name="ce1036" table:number-columns-repeated="2"/>
          <table:table-cell table:style-name="ce1038"/>
          <table:table-cell table:style-name="ce1036"/>
          <table:table-cell table:style-name="ce107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9"/>
          <table:table-cell table:style-name="ce1036" table:number-columns-repeated="5"/>
          <table:table-cell table:style-name="ce1038"/>
          <table:table-cell table:style-name="ce1036" table:number-columns-repeated="2"/>
          <table:table-cell table:style-name="ce1038"/>
          <table:table-cell table:style-name="ce1079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80" table:number-columns-repeated="3"/>
          <table:table-cell table:style-name="ce1079"/>
          <table:table-cell table:style-name="ce1080" table:number-columns-repeated="4"/>
          <table:table-cell table:style-name="ce1086"/>
          <table:table-cell table:style-name="ce1080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79"/>
          <table:table-cell table:style-name="ce1036" table:number-columns-repeated="3"/>
          <table:table-cell table:style-name="ce1038"/>
          <table:table-cell table:style-name="ce1036"/>
          <table:table-cell table:style-name="ce107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79"/>
          <table:table-cell table:style-name="ce1036" table:number-columns-repeated="2"/>
          <table:table-cell table:style-name="ce1038"/>
          <table:table-cell table:style-name="ce107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79" table:number-columns-repeated="2"/>
          <table:table-cell table:style-name="ce1087"/>
          <table:table-cell table:style-name="ce1036" table:number-columns-repeated="7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9</text:p>
          </table:table-cell>
          <table:table-cell table:number-columns-repeated="1007"/>
        </table:table-row>
        <table:table-row table:style-name="ro1">
          <table:table-cell table:style-name="ce1038"/>
          <table:table-cell table:style-name="ce1036" table:number-columns-repeated="4"/>
          <table:table-cell table:style-name="ce1038" table:number-columns-repeated="10"/>
          <table:table-cell table:style-name="ce1036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2"/>
          <table:table-cell table:style-name="ce1043"/>
          <table:table-cell table:style-name="ce1059"/>
          <table:table-cell table:style-name="ce1036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2"/>
          <table:table-cell table:style-name="ce1043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2"/>
          <table:table-cell table:style-name="ce1046"/>
          <table:table-cell table:style-name="ce1038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5"/>
          <table:table-cell table:style-name="ce1038" table:number-columns-repeated="6"/>
          <table:table-cell table:style-name="ce1053" table:number-columns-repeated="2"/>
          <table:table-cell table:style-name="ce1038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1"/>
          <table:table-cell table:style-name="ce1053" table:number-columns-repeated="2"/>
          <table:table-cell table:style-name="ce1061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0"/>
          <table:table-cell table:style-name="ce1045"/>
          <table:table-cell table:style-name="ce1053" table:number-columns-repeated="2"/>
          <table:table-cell table:style-name="ce1061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9"/>
          <table:table-cell table:style-name="ce1045" table:number-columns-repeated="2"/>
          <table:table-cell table:style-name="ce1053" table:number-columns-repeated="2"/>
          <table:table-cell table:style-name="ce1061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8"/>
          <table:table-cell table:style-name="ce1045" table:number-columns-repeated="3"/>
          <table:table-cell table:style-name="ce1053"/>
          <table:table-cell table:style-name="ce1061"/>
          <table:table-cell table:style-name="ce1038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6"/>
          <table:table-cell table:style-name="ce1045" table:number-columns-repeated="5"/>
          <table:table-cell table:style-name="ce1053"/>
          <table:table-cell table:style-name="ce1061"/>
          <table:table-cell table:style-name="ce1038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43"/>
          <table:table-cell table:style-name="ce1045" table:number-columns-repeated="10"/>
          <table:table-cell table:style-name="ce1061"/>
          <table:table-cell table:style-name="ce1038" table:number-columns-repeated="3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47"/>
          <table:table-cell table:style-name="ce1045" table:number-columns-repeated="7"/>
          <table:table-cell table:style-name="ce1047" table:number-columns-repeated="2"/>
          <table:table-cell table:style-name="ce1038" table:number-columns-repeated="4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47" table:number-columns-repeated="2"/>
          <table:table-cell table:style-name="ce1045" table:number-columns-repeated="3"/>
          <table:table-cell table:style-name="ce1047" table:number-columns-repeated="2"/>
          <table:table-cell table:style-name="ce1036" table:number-columns-repeated="2"/>
          <table:table-cell table:style-name="ce1038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4"/>
          <table:table-cell table:style-name="ce1047" table:number-columns-repeated="3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5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A: mango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1" table:number-columns-repeated="2"/>
          <table:table-cell table:style-name="ce1043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1" table:number-columns-repeated="4"/>
          <table:table-cell table:style-name="ce1043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6" table:number-columns-repeated="5"/>
          <table:table-cell table:style-name="ce1051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6" table:number-columns-repeated="2"/>
          <table:table-cell table:style-name="ce1048" table:number-columns-repeated="3"/>
          <table:table-cell table:style-name="ce1046" table:number-columns-repeated="4"/>
          <table:table-cell table:style-name="ce1051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48" table:number-columns-repeated="8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48" table:number-columns-repeated="3"/>
          <table:table-cell table:style-name="ce1052" table:number-columns-repeated="3"/>
          <table:table-cell table:style-name="ce1041"/>
          <table:table-cell table:style-name="ce1052"/>
          <table:table-cell table:style-name="ce1048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 table:number-columns-repeated="2"/>
          <table:table-cell table:style-name="ce1052"/>
          <table:table-cell table:style-name="ce1041" table:number-columns-repeated="5"/>
          <table:table-cell table:style-name="ce1052"/>
          <table:table-cell table:style-name="ce104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/>
          <table:table-cell table:style-name="ce1052"/>
          <table:table-cell table:style-name="ce1041" table:number-columns-repeated="6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/>
          <table:table-cell table:style-name="ce1052"/>
          <table:table-cell table:style-name="ce1041" table:number-columns-repeated="5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 table:number-columns-repeated="2"/>
          <table:table-cell table:style-name="ce1041" table:number-columns-repeated="4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48" table:number-columns-repeated="2"/>
          <table:table-cell table:style-name="ce1052" table:number-columns-repeated="2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48" table:number-columns-repeated="3"/>
          <table:table-cell table:style-name="ce1036" table:number-columns-repeated="8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9" table:number-columns-repeated="3"/>
          <table:table-cell table:style-name="ce1036" table:number-columns-repeated="13"/>
          <table:table-cell office:value-type="string" calcext:value-type="string">
            <text:p>Tile 1B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2"/>
          <table:table-cell table:style-name="ce1039"/>
          <table:table-cell table:style-name="ce1036" table:number-columns-repeated="12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2"/>
          <table:table-cell table:style-name="ce1039"/>
          <table:table-cell table:style-name="ce1036"/>
          <table:table-cell table:style-name="ce1039"/>
          <table:table-cell table:style-name="ce1036"/>
          <table:table-cell table:style-name="ce1039"/>
          <table:table-cell table:style-name="ce1036" table:number-columns-repeated="3"/>
          <table:table-cell table:style-name="ce1039" table:number-columns-repeated="2"/>
          <table:table-cell table:style-name="ce1036" table:number-columns-repeated="3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9" table:number-columns-repeated="3"/>
          <table:table-cell table:style-name="ce1036" table:number-columns-repeated="2"/>
          <table:table-cell table:style-name="ce1039" table:number-columns-repeated="2"/>
          <table:table-cell table:style-name="ce1036"/>
          <table:table-cell table:style-name="ce1039"/>
          <table:table-cell table:style-name="ce1036"/>
          <table:table-cell table:style-name="ce1039"/>
          <table:table-cell table:style-name="ce1036" table:number-columns-repeated="2"/>
          <table:table-cell table:style-name="ce1039"/>
          <table:table-cell table:style-name="ce1036"/>
          <table:table-cell table:style-name="ce1039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4"/>
          <table:table-cell table:style-name="ce1042"/>
          <table:table-cell table:style-name="ce1038" table:number-columns-repeated="3"/>
          <table:table-cell table:style-name="ce1036"/>
          <table:table-cell table:style-name="ce1039" table:number-columns-repeated="4"/>
          <table:table-cell table:style-name="ce1036" table:number-columns-repeated="2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4"/>
          <table:table-cell table:style-name="ce1039"/>
          <table:table-cell table:style-name="ce1036" table:number-columns-repeated="4"/>
          <table:table-cell table:style-name="ce1039"/>
          <table:table-cell table:style-name="ce1036" table:number-columns-repeated="5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4"/>
          <table:table-cell table:style-name="ce1039"/>
          <table:table-cell table:style-name="ce1036" table:number-columns-repeated="5"/>
          <table:table-cell table:style-name="ce1039" table:number-columns-repeated="3"/>
          <table:table-cell table:style-name="ce1036"/>
          <table:table-cell table:style-name="ce1039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10"/>
          <table:table-cell table:style-name="ce1038" table:number-columns-repeated="6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9" table:number-columns-repeated="5"/>
          <table:table-cell table:style-name="ce1036"/>
          <table:table-cell table:style-name="ce1039"/>
          <table:table-cell table:style-name="ce1036" table:number-columns-repeated="3"/>
          <table:table-cell table:style-name="ce1039"/>
          <table:table-cell table:style-name="ce1036"/>
          <table:table-cell table:style-name="ce1039" table:number-columns-repeated="4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5"/>
          <table:table-cell table:style-name="ce1039" table:number-columns-repeated="2"/>
          <table:table-cell table:style-name="ce1036" table:number-columns-repeated="2"/>
          <table:table-cell table:style-name="ce1039"/>
          <table:table-cell table:style-name="ce1036" table:number-columns-repeated="3"/>
          <table:table-cell table:style-name="ce1039"/>
          <table:table-cell table:style-name="ce1036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5"/>
          <table:table-cell table:style-name="ce1039" table:number-columns-repeated="2"/>
          <table:table-cell table:style-name="ce1036" table:number-columns-repeated="2"/>
          <table:table-cell table:style-name="ce1039"/>
          <table:table-cell table:style-name="ce1036" table:number-columns-repeated="3"/>
          <table:table-cell table:style-name="ce1039"/>
          <table:table-cell table:style-name="ce103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9" table:number-columns-repeated="4"/>
          <table:table-cell table:style-name="ce1036" table:number-columns-repeated="2"/>
          <table:table-cell table:style-name="ce1039"/>
          <table:table-cell table:style-name="ce1036"/>
          <table:table-cell table:style-name="ce1039"/>
          <table:table-cell table:style-name="ce1036"/>
          <table:table-cell table:style-name="ce1039"/>
          <table:table-cell table:style-name="ce1036" table:number-columns-repeated="3"/>
          <table:table-cell table:style-name="ce1039"/>
          <table:table-cell table:style-name="ce1036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5"/>
          <table:table-cell table:style-name="ce1039"/>
          <table:table-cell table:style-name="ce1036" table:number-columns-repeated="2"/>
          <table:table-cell table:style-name="ce1039" table:number-columns-repeated="2"/>
          <table:table-cell table:style-name="ce1036" table:number-columns-repeated="3"/>
          <table:table-cell table:style-name="ce1039"/>
          <table:table-cell table:style-name="ce103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5"/>
          <table:table-cell table:style-name="ce1039"/>
          <table:table-cell table:style-name="ce1036" table:number-columns-repeated="2"/>
          <table:table-cell table:style-name="ce1039" table:number-columns-repeated="2"/>
          <table:table-cell table:style-name="ce1036" table:number-columns-repeated="3"/>
          <table:table-cell table:style-name="ce1039"/>
          <table:table-cell table:style-name="ce103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9" table:number-columns-repeated="5"/>
          <table:table-cell table:style-name="ce1036"/>
          <table:table-cell table:style-name="ce1039"/>
          <table:table-cell table:style-name="ce1036" table:number-columns-repeated="3"/>
          <table:table-cell table:style-name="ce1039"/>
          <table:table-cell table:style-name="ce1036" table:number-columns-repeated="3"/>
          <table:table-cell table:style-name="ce1039"/>
          <table:table-cell table:style-name="ce1036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/>
          <table:table-cell table:style-name="ce1038" table:number-columns-repeated="4"/>
          <table:table-cell table:style-name="ce1036" table:number-columns-repeated="11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6"/>
          <table:table-cell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2"/>
          <table:table-cell table:style-name="ce1049" table:number-columns-repeated="4"/>
          <table:table-cell office:value-type="string" calcext:value-type="string">
            <text:p>Tile 1C</text:p>
          </table:table-cell>
          <table:table-cell table:number-columns-repeated="1007"/>
        </table:table-row>
        <table:table-row table:style-name="ro1">
          <table:table-cell table:style-name="ce1036" table:number-columns-repeated="11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 table:number-columns-repeated="2"/>
          <table:table-cell table:style-name="ce1049" table:number-columns-repeated="3"/>
          <table:table-cell table:style-name="ce1036" table:number-columns-repeated="3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/>
          <table:table-cell table:style-name="ce1036" table:number-columns-repeated="7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3"/>
          <table:table-cell table:style-name="ce1049" table:number-columns-repeated="2"/>
          <table:table-cell table:style-name="ce1036" table:number-columns-repeated="8"/>
          <table:table-cell table:style-name="ce1049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7"/>
          <table:table-cell table:style-name="ce1049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2"/>
          <table:table-cell table:style-name="ce1049" table:number-columns-repeated="3"/>
          <table:table-cell table:style-name="ce1036" table:number-columns-repeated="4"/>
          <table:table-cell table:style-name="ce1049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>
          <table:table-cell table:style-name="ce1049"/>
          <table:table-cell table:style-name="ce1036"/>
          <table:table-cell table:style-name="ce1049" table:number-columns-repeated="5"/>
          <table:table-cell table:style-name="ce1036"/>
          <table:table-cell table:style-name="ce1049" table:number-columns-repeated="4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49"/>
          <table:table-cell table:style-name="ce1036" table:number-columns-repeated="5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 table:number-columns-repeated="4"/>
          <table:table-cell table:style-name="ce1036" table:number-columns-repeated="2"/>
          <table:table-cell table:style-name="ce1049" table:number-columns-repeated="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/>
          <table:table-cell table:style-name="ce1036" table:number-columns-repeated="5"/>
          <table:table-cell table:style-name="ce1049"/>
          <table:table-cell table:style-name="ce1036"/>
          <table:table-cell table:style-name="ce104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/>
          <table:table-cell table:style-name="ce1036" table:number-columns-repeated="5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 table:number-columns-repeated="5"/>
          <table:table-cell table:style-name="ce1036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/>
          <table:table-cell table:style-name="ce1049" table:number-columns-repeated="5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 table:number-columns-repeated="3"/>
          <table:table-cell office:value-type="string" calcext:value-type="string">
            <text:p>Tile 1D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4"/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 table:number-columns-repeated="5"/>
          <table:table-cell table:style-name="ce1036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6"/>
          <table:table-cell table:style-name="ce104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49" table:number-columns-repeated="3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9"/>
          <table:table-cell table:style-name="ce1036" table:number-columns-repeated="9"/>
          <table:table-cell table:style-name="ce1049"/>
          <table:table-cell table:style-name="ce1036" table:number-columns-repeated="2"/>
          <table:table-cell table:style-name="ce1049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 table:number-columns-repeated="2"/>
          <table:table-cell table:style-name="ce1049" table:number-columns-repeated="2"/>
          <table:table-cell table:style-name="ce1036" table:number-columns-repeated="4"/>
          <table:table-cell table:style-name="ce1049" table:number-columns-repeated="3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/>
          <table:table-cell table:style-name="ce1036" table:number-columns-repeated="2"/>
          <table:table-cell table:style-name="ce1049" table:number-columns-repeated="2"/>
          <table:table-cell table:style-name="ce1036" table:number-columns-repeated="4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2"/>
          <table:table-cell table:style-name="ce1049" table:number-columns-repeated="5"/>
          <table:table-cell table:style-name="ce1036" table:number-columns-repeated="8"/>
          <table:table-cell office:value-type="string" calcext:value-type="string">
            <text:p>Tile 1E</text:p>
          </table:table-cell>
          <table:table-cell table:number-columns-repeated="1007"/>
        </table:table-row>
        <table:table-row table:style-name="ro1" table:number-rows-repeated="2">
          <table:table-cell table:style-name="ce1036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2"/>
          <table:table-cell table:style-name="ce1049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8"/>
          <table:table-cell table:style-name="ce1083"/>
          <table:table-cell table:style-name="ce1038"/>
          <table:table-cell table:style-name="ce1083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2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2"/>
          <table:table-cell table:style-name="ce1049" table:number-columns-repeated="3"/>
          <table:table-cell table:style-name="ce1036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2"/>
          <table:table-cell table:style-name="ce1049"/>
          <table:table-cell table:style-name="ce1036"/>
          <table:table-cell table:style-name="ce104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2"/>
          <table:table-cell table:style-name="ce1049" table:number-columns-repeated="3"/>
          <table:table-cell table:style-name="ce1036" table:number-columns-repeated="2"/>
          <table:table-cell table:style-name="ce104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9"/>
          <table:table-cell table:style-name="ce1036" table:number-columns-repeated="8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F: guava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4"/>
          <table:table-cell table:style-name="ce1043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3"/>
          <table:table-cell table:style-name="ce1046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3"/>
          <table:table-cell table:style-name="ce1046"/>
          <table:table-cell table:style-name="ce1041"/>
          <table:table-cell table:style-name="ce1046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2"/>
          <table:table-cell table:style-name="ce1046"/>
          <table:table-cell table:style-name="ce1041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/>
          <table:table-cell table:style-name="ce1051"/>
          <table:table-cell table:style-name="ce1046"/>
          <table:table-cell table:style-name="ce1041"/>
          <table:table-cell table:style-name="ce1052"/>
          <table:table-cell table:style-name="ce1041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51"/>
          <table:table-cell table:style-name="ce1046"/>
          <table:table-cell table:style-name="ce1041" table:number-columns-repeated="2"/>
          <table:table-cell table:style-name="ce1052"/>
          <table:table-cell table:style-name="ce1041" table:number-columns-repeated="2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 table:number-rows-repeated="3">
          <table:table-cell table:style-name="ce1036" table:number-columns-repeated="3"/>
          <table:table-cell table:style-name="ce1051"/>
          <table:table-cell table:style-name="ce1046"/>
          <table:table-cell table:style-name="ce1041" table:number-columns-repeated="3"/>
          <table:table-cell table:style-name="ce1052"/>
          <table:table-cell table:style-name="ce1041" table:number-columns-repeated="3"/>
          <table:table-cell table:style-name="ce104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1"/>
          <table:table-cell table:style-name="ce1046"/>
          <table:table-cell table:style-name="ce1041" table:number-columns-repeated="5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1"/>
          <table:table-cell table:style-name="ce1046"/>
          <table:table-cell table:style-name="ce1041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1"/>
          <table:table-cell table:style-name="ce1046" table:number-columns-repeated="3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1" table:number-columns-repeated="2"/>
          <table:table-cell table:style-name="ce1036" table:number-columns-repeated="3"/>
          <table:table-cell table:style-name="ce1051" table:number-columns-repeated="2"/>
          <table:table-cell table:style-name="ce1036" table:number-columns-repeated="3"/>
          <table:table-cell office:value-type="string" calcext:value-type="string">
            <text:p>Tile 20: cherry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51"/>
          <table:table-cell table:style-name="ce1036" table:number-columns-repeated="2"/>
          <table:table-cell table:style-name="ce1051" table:number-columns-repeated="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6"/>
          <table:table-cell table:style-name="ce1051"/>
          <table:table-cell table:style-name="ce1046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6"/>
          <table:table-cell table:style-name="ce1036"/>
          <table:table-cell table:style-name="ce1046"/>
          <table:table-cell table:style-name="ce1036"/>
          <table:table-cell table:style-name="ce1051" table:number-columns-repeated="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6"/>
          <table:table-cell table:style-name="ce1036"/>
          <table:table-cell table:style-name="ce1046"/>
          <table:table-cell table:style-name="ce1036" table:number-columns-repeated="2"/>
          <table:table-cell table:style-name="ce105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6"/>
          <table:table-cell table:style-name="ce1036" table:number-columns-repeated="3"/>
          <table:table-cell table:style-name="ce1046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36" table:number-columns-repeated="5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1" table:number-columns-repeated="2"/>
          <table:table-cell table:style-name="ce1046"/>
          <table:table-cell table:style-name="ce1041" table:number-columns-repeated="2"/>
          <table:table-cell table:style-name="ce1036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1" table:number-columns-repeated="2"/>
          <table:table-cell table:style-name="ce1043"/>
          <table:table-cell table:style-name="ce1041" table:number-columns-repeated="3"/>
          <table:table-cell table:style-name="ce1043"/>
          <table:table-cell table:style-name="ce1041" table:number-columns-repeated="2"/>
          <table:table-cell table:style-name="ce1046"/>
          <table:table-cell table:style-name="ce104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1" table:number-columns-repeated="6"/>
          <table:table-cell table:style-name="ce1043"/>
          <table:table-cell table:style-name="ce1041" table:number-columns-repeated="2"/>
          <table:table-cell table:style-name="ce1043"/>
          <table:table-cell table:style-name="ce1041"/>
          <table:table-cell table:style-name="ce1043"/>
          <table:table-cell table:style-name="ce1041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1" table:number-columns-repeated="5"/>
          <table:table-cell table:style-name="ce1043"/>
          <table:table-cell table:style-name="ce1041"/>
          <table:table-cell table:style-name="ce1060" table:number-columns-repeated="7"/>
          <table:table-cell table:style-name="ce1041"/>
          <table:table-cell table:style-name="ce1036"/>
          <table:table-cell table:number-columns-repeated="1008"/>
        </table:table-row>
        <table:table-row table:style-name="ro1">
          <table:table-cell table:style-name="ce1041" table:number-columns-repeated="3"/>
          <table:table-cell table:style-name="ce1043"/>
          <table:table-cell table:style-name="ce1041"/>
          <table:table-cell table:style-name="ce1043"/>
          <table:table-cell table:style-name="ce1041"/>
          <table:table-cell table:style-name="ce1060"/>
          <table:table-cell table:style-name="ce1041" table:number-columns-repeated="7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41" table:number-columns-repeated="3"/>
          <table:table-cell table:style-name="ce1043" table:number-columns-repeated="2"/>
          <table:table-cell table:style-name="ce1041"/>
          <table:table-cell table:style-name="ce1060"/>
          <table:table-cell table:style-name="ce1041" table:number-columns-repeated="2"/>
          <table:table-cell table:style-name="ce1043"/>
          <table:table-cell table:style-name="ce1041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1" table:number-columns-repeated="2"/>
          <table:table-cell table:style-name="ce1036"/>
          <table:table-cell table:style-name="ce1041"/>
          <table:table-cell table:style-name="ce1043"/>
          <table:table-cell table:style-name="ce1041" table:number-columns-repeated="3"/>
          <table:table-cell table:style-name="ce1043"/>
          <table:table-cell table:style-name="ce1041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41"/>
          <table:table-cell table:style-name="ce1043"/>
          <table:table-cell table:style-name="ce1036"/>
          <table:table-cell table:style-name="ce1043"/>
          <table:table-cell table:style-name="ce104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67" table:number-columns-repeated="16"/>
          <table:table-cell office:value-type="string" calcext:value-type="string">
            <text:p>Tiles 21-5A: ASCII Font</text:p>
          </table:table-cell>
          <table:table-cell table:number-columns-repeated="1007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 table:number-columns-repeated="3"/>
          <table:table-cell table:style-name="ce1036" table:number-columns-repeated="10"/>
          <table:table-cell office:value-type="string" calcext:value-type="string">
            <text:p>Tile 5B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5"/>
          <table:table-cell table:style-name="ce1070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/>
          <table:table-cell table:style-name="ce1070" table:number-columns-repeated="3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70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/>
          <table:table-cell table:style-name="ce1070"/>
          <table:table-cell table:style-name="ce1036" table:number-columns-repeated="5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5"/>
          <table:table-cell table:style-name="ce1070"/>
          <table:table-cell table:style-name="ce1036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70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/>
          <table:table-cell table:style-name="ce1070" table:number-columns-repeated="3"/>
          <table:table-cell table:style-name="ce1036"/>
          <table:table-cell table:style-name="ce1070"/>
          <table:table-cell table:style-name="ce1036" table:number-columns-repeated="3"/>
          <table:table-cell table:style-name="ce1070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3"/>
          <table:table-cell table:style-name="ce1038" table:number-columns-repeated="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 table:number-columns-repeated="3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 table:number-columns-repeated="10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 table:number-columns-repeated="10"/>
          <table:table-cell table:style-name="ce1070" table:number-columns-repeated="2"/>
          <table:table-cell table:style-name="ce1036"/>
          <table:table-cell table:style-name="ce1070"/>
          <table:table-cell table:number-columns-repeated="1008"/>
        </table:table-row>
        <table:table-row table:style-name="ro1">
          <table:table-cell table:style-name="ce1036"/>
          <table:table-cell table:style-name="ce1070" table:number-columns-repeated="3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70" table:number-columns-repeated="3"/>
          <table:table-cell table:style-name="ce1036" table:number-columns-repeated="2"/>
          <table:table-cell table:style-name="ce1070"/>
          <table:table-cell table:style-name="ce1036" table:number-columns-repeated="5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4"/>
          <table:table-cell table:style-name="ce1070"/>
          <table:table-cell table:style-name="ce1036" table:number-columns-repeated="6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5C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70" table:number-columns-repeated="2"/>
          <table:table-cell table:style-name="ce1036" table:number-columns-repeated="3"/>
          <table:table-cell table:style-name="ce1070"/>
          <table:table-cell table:style-name="ce1036" table:number-columns-repeated="3"/>
          <table:table-cell table:style-name="ce1070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 table:number-columns-repeated="2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70" table:number-columns-repeated="2"/>
          <table:table-cell table:style-name="ce1036" table:number-columns-repeated="2"/>
          <table:table-cell table:style-name="ce1070" table:number-columns-repeated="3"/>
          <table:table-cell table:style-name="ce1036"/>
          <table:table-cell table:style-name="ce1070" table:number-columns-repeated="2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14"/>
          <table:table-cell table:style-name="ce1070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7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 table:number-columns-repeated="3"/>
          <table:table-cell table:style-name="ce1036"/>
          <table:table-cell table:style-name="ce1070" table:number-columns-repeated="6"/>
          <table:table-cell table:style-name="ce1036" table:number-columns-repeated="2"/>
          <table:table-cell table:style-name="ce1070"/>
          <table:table-cell table:number-columns-repeated="1008"/>
        </table:table-row>
        <table:table-row table:style-name="ro1" table:number-rows-repeated="2">
          <table:table-cell table:style-name="ce1070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5D</text:p>
          </table:table-cell>
          <table:table-cell table:number-columns-repeated="1007"/>
        </table:table-row>
        <table:table-row table:style-name="ro1" table:number-rows-repeated="8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 table:number-columns-repeated="8"/>
          <table:table-cell table:style-name="ce1070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 table:number-columns-repeated="2"/>
          <table:table-cell table:style-name="ce1036" table:number-columns-repeated="3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70" table:number-columns-repeated="4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/>
          <table:table-cell table:style-name="ce1070" table:number-columns-repeated="4"/>
          <table:table-cell table:style-name="ce1036"/>
          <table:table-cell table:style-name="ce1070" table:number-columns-repeated="3"/>
          <table:table-cell table:style-name="ce1036"/>
          <table:table-cell table:style-name="ce1070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/>
          <table:table-cell table:style-name="ce1070"/>
          <table:table-cell table:style-name="ce1036" table:number-columns-repeated="5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 table:number-columns-repeated="3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5E</text:p>
          </table:table-cell>
          <table:table-cell table:number-columns-repeated="1007"/>
        </table:table-row>
        <table:table-row table:style-name="ro1" table:number-rows-repeated="9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70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 table:number-columns-repeated="2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 table:number-columns-repeated="2"/>
          <table:table-cell table:style-name="ce1036"/>
          <table:table-cell table:style-name="ce1070"/>
          <table:table-cell table:style-name="ce1036"/>
          <table:table-cell table:style-name="ce1070" table:number-columns-repeated="2"/>
          <table:table-cell table:style-name="ce1036"/>
          <table:table-cell table:style-name="ce1070"/>
          <table:table-cell table:number-columns-repeated="1008"/>
        </table:table-row>
        <table:table-row table:style-name="ro1">
          <table:table-cell table:style-name="ce1070"/>
          <table:table-cell table:style-name="ce1036"/>
          <table:table-cell table:style-name="ce1070" table:number-columns-repeated="4"/>
          <table:table-cell table:style-name="ce1036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2"/>
          <table:table-cell table:style-name="ce1070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2"/>
          <table:table-cell table:style-name="ce1070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 table:number-columns-repeated="3"/>
          <table:table-cell table:style-name="ce1036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2"/>
          <table:table-cell table:style-name="ce1070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5F</text:p>
          </table:table-cell>
          <table:table-cell table:number-columns-repeated="1007"/>
        </table:table-row>
        <table:table-row table:style-name="ro1" table:number-rows-repeated="10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70"/>
          <table:table-cell table:style-name="ce1036"/>
          <table:table-cell table:style-name="ce1070"/>
          <table:table-cell table:style-name="ce1036"/>
          <table:table-cell table:style-name="ce1070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0" table:number-columns-repeated="3"/>
          <table:table-cell table:style-name="ce1036"/>
          <table:table-cell table:style-name="ce1070" table:number-columns-repeated="2"/>
          <table:table-cell table:style-name="ce1036"/>
          <table:table-cell table:style-name="ce1070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0" table:number-columns-repeated="3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8"/>
          <table:table-cell table:style-name="ce1038" table:number-columns-repeated="8"/>
          <table:table-cell office:value-type="string" calcext:value-type="string">
            <text:p>Tile 60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11"/>
          <table:table-cell table:style-name="ce1039" table:number-columns-repeated="5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9"/>
          <table:table-cell table:style-name="ce1039" table:number-columns-repeated="3"/>
          <table:table-cell table:style-name="ce1057" table:number-columns-repeated="4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7"/>
          <table:table-cell table:style-name="ce1039" table:number-columns-repeated="3"/>
          <table:table-cell table:style-name="ce1057" table:number-columns-repeated="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39" table:number-columns-repeated="2"/>
          <table:table-cell table:style-name="ce1057" table:number-columns-repeated="8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39" table:number-columns-repeated="2"/>
          <table:table-cell table:style-name="ce1057" table:number-columns-repeated="9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 table:number-columns-repeated="2"/>
          <table:table-cell table:style-name="ce1057" table:number-columns-repeated="10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7" table:number-columns-repeated="11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39" table:number-columns-repeated="2"/>
          <table:table-cell table:style-name="ce1057" table:number-columns-repeated="11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39" table:number-columns-repeated="2"/>
          <table:table-cell table:style-name="ce1057" table:number-columns-repeated="12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39"/>
          <table:table-cell table:style-name="ce1057" table:number-columns-repeated="13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/>
          <table:table-cell table:style-name="ce1039" table:number-columns-repeated="2"/>
          <table:table-cell table:style-name="ce1057" table:number-columns-repeated="5"/>
          <table:table-cell table:style-name="ce1039" table:number-columns-repeated="8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/>
          <table:table-cell table:style-name="ce1039"/>
          <table:table-cell table:style-name="ce1057" table:number-columns-repeated="5"/>
          <table:table-cell table:style-name="ce1039" table:number-columns-repeated="2"/>
          <table:table-cell table:style-name="ce1056" table:number-columns-repeated="7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9" table:number-columns-repeated="2"/>
          <table:table-cell table:style-name="ce1057" table:number-columns-repeated="4"/>
          <table:table-cell table:style-name="ce1039" table:number-columns-repeated="2"/>
          <table:table-cell table:style-name="ce1056"/>
          <table:table-cell table:style-name="ce1058" table:number-columns-repeated="7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9"/>
          <table:table-cell table:style-name="ce1057" table:number-columns-repeated="5"/>
          <table:table-cell table:style-name="ce1039"/>
          <table:table-cell table:style-name="ce1056"/>
          <table:table-cell table:style-name="ce1058" table:number-columns-repeated="8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9"/>
          <table:table-cell table:style-name="ce1057" table:number-columns-repeated="5"/>
          <table:table-cell table:style-name="ce1039"/>
          <table:table-cell table:style-name="ce1056"/>
          <table:table-cell table:style-name="ce1058" table:number-columns-repeated="8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1</text:p>
          </table:table-cell>
          <table:table-cell table:number-columns-repeated="1007"/>
        </table:table-row>
        <table:table-row table:style-name="ro1">
          <table:table-cell table:style-name="ce1039" table:number-columns-repeated="8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57" table:number-columns-repeated="11"/>
          <table:table-cell table:style-name="ce1039" table:number-columns-repeated="5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 table:number-columns-repeated="2"/>
          <table:table-cell table:number-columns-repeated="1008"/>
        </table:table-row>
        <table:table-row table:style-name="ro1" table:number-rows-repeated="7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6"/>
          <table:table-cell table:style-name="ce1039" table:number-columns-repeated="7"/>
          <table:table-cell table:style-name="ce1057"/>
          <table:table-cell table:number-columns-repeated="1008"/>
        </table:table-row>
        <table:table-row table:style-name="ro1">
          <table:table-cell table:style-name="ce1056"/>
          <table:table-cell table:style-name="ce1039"/>
          <table:table-cell table:style-name="ce1057" table:number-columns-repeated="4"/>
          <table:table-cell table:style-name="ce1039" table:number-columns-repeated="3"/>
          <table:table-cell table:style-name="ce1056" table:number-columns-repeated="5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6"/>
          <table:table-cell table:style-name="ce1039"/>
          <table:table-cell table:style-name="ce1057" table:number-columns-repeated="3"/>
          <table:table-cell table:style-name="ce1039" table:number-columns-repeated="2"/>
          <table:table-cell table:style-name="ce1056" table:number-columns-repeated="2"/>
          <table:table-cell table:style-name="ce1058" table:number-columns-repeated="5"/>
          <table:table-cell table:style-name="ce1056"/>
          <table:table-cell table:style-name="ce1039"/>
          <table:table-cell table:number-columns-repeated="1008"/>
        </table:table-row>
        <table:table-row table:style-name="ro1">
          <table:table-cell table:style-name="ce1056"/>
          <table:table-cell table:style-name="ce1039"/>
          <table:table-cell table:style-name="ce1057" table:number-columns-repeated="3"/>
          <table:table-cell table:style-name="ce1039"/>
          <table:table-cell table:style-name="ce1056"/>
          <table:table-cell table:style-name="ce1058" table:number-columns-repeated="8"/>
          <table:table-cell table:style-name="ce105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2</text:p>
          </table:table-cell>
          <table:table-cell table:number-columns-repeated="1007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57"/>
          <table:table-cell table:style-name="ce1039" table:number-columns-repeated="3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3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11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7" table:number-columns-repeated="4"/>
          <table:table-cell table:style-name="ce1039" table:number-columns-repeated="4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7" table:number-columns-repeated="7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39"/>
          <table:table-cell table:style-name="ce1057" table:number-columns-repeated="7"/>
          <table:table-cell table:style-name="ce1039" table:number-columns-repeated="2"/>
          <table:table-cell table:style-name="ce1057" table:number-columns-repeated="6"/>
          <table:table-cell table:number-columns-repeated="1008"/>
        </table:table-row>
        <table:table-row table:style-name="ro1">
          <table:table-cell table:style-name="ce1039"/>
          <table:table-cell table:style-name="ce1057" table:number-columns-repeated="8"/>
          <table:table-cell table:style-name="ce1039"/>
          <table:table-cell table:style-name="ce1057" table:number-columns-repeated="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3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56" table:number-columns-repeated="4"/>
          <table:table-cell table:style-name="ce1049" table:number-columns-repeated="2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6" table:number-columns-repeated="8"/>
          <table:table-cell table:style-name="ce104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6" table:number-columns-repeated="12"/>
          <table:table-cell table:style-name="ce1049"/>
          <table:table-cell table:number-columns-repeated="1008"/>
        </table:table-row>
        <table:table-row table:style-name="ro1">
          <table:table-cell table:style-name="ce1039" table:number-columns-repeated="4"/>
          <table:table-cell table:style-name="ce1056" table:number-columns-repeated="11"/>
          <table:table-cell table:style-name="ce1049"/>
          <table:table-cell table:number-columns-repeated="1008"/>
        </table:table-row>
        <table:table-row table:style-name="ro1">
          <table:table-cell table:style-name="ce1039" table:number-columns-repeated="6"/>
          <table:table-cell table:style-name="ce1056" table:number-columns-repeated="9"/>
          <table:table-cell table:style-name="ce1036"/>
          <table:table-cell table:number-columns-repeated="1008"/>
        </table:table-row>
        <table:table-row table:style-name="ro1">
          <table:table-cell table:style-name="ce1039" table:number-columns-repeated="7"/>
          <table:table-cell table:style-name="ce1056" table:number-columns-repeated="7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6"/>
          <table:table-cell table:style-name="ce1056" table:number-columns-repeated="5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4"/>
          <table:table-cell table:style-name="ce1056" table:number-columns-repeated="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4"/>
          <table:table-cell table:style-name="ce1056" table:number-columns-repeated="3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57" table:number-columns-repeated="6"/>
          <table:table-cell table:style-name="ce1039" table:number-columns-repeated="3"/>
          <table:table-cell table:style-name="ce1056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3"/>
          <table:table-cell table:style-name="ce1056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9"/>
          <table:table-cell table:style-name="ce1036" table:number-columns-repeated="13"/>
          <table:table-cell table:number-columns-repeated="1008"/>
        </table:table-row>
        <table:table-row table:style-name="ro1" table:number-rows-repeated="3">
          <table:table-cell table:style-name="ce1049" table:number-columns-repeated="3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15"/>
          <table:table-cell table:number-columns-repeated="1008"/>
        </table:table-row>
        <table:table-row table:style-name="ro1" table:number-rows-repeated="9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5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15"/>
          <table:table-cell table:style-name="ce1043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13"/>
          <table:table-cell table:style-name="ce1043" table:number-columns-repeated="3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11"/>
          <table:table-cell table:style-name="ce1043" table:number-columns-repeated="3"/>
          <table:table-cell table:style-name="ce1048" table:number-columns-repeated="2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10"/>
          <table:table-cell table:style-name="ce1043" table:number-columns-repeated="2"/>
          <table:table-cell table:style-name="ce1048" table:number-columns-repeated="4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8"/>
          <table:table-cell table:style-name="ce1043" table:number-columns-repeated="3"/>
          <table:table-cell table:style-name="ce1048" table:number-columns-repeated="5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43" table:number-columns-repeated="2"/>
          <table:table-cell table:style-name="ce1048" table:number-columns-repeated="6"/>
          <table:table-cell table:style-name="ce1043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48" table:number-columns-repeated="7"/>
          <table:table-cell table:style-name="ce1043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6</text:p>
          </table:table-cell>
          <table:table-cell table:number-columns-repeated="1007"/>
        </table:table-row>
        <table:table-row table:style-name="ro1" table:number-rows-repeated="8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43" table:number-columns-repeated="4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43" table:number-columns-repeated="6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 table:number-columns-repeated="7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43" table:number-columns-repeated="4"/>
          <table:table-cell table:style-name="ce1048" table:number-columns-repeated="2"/>
          <table:table-cell table:style-name="ce1043" table:number-columns-repeated="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8"/>
          <table:table-cell table:style-name="ce1043" table:number-columns-repeated="3"/>
          <table:table-cell table:style-name="ce1048" table:number-columns-repeated="6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48" table:number-columns-repeated="7"/>
          <table:table-cell table:style-name="ce1043" table:number-columns-repeated="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48" table:number-columns-repeated="8"/>
          <table:table-cell table:style-name="ce1043" table:number-columns-repeated="2"/>
          <table:table-cell table:style-name="ce1048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5"/>
          <table:table-cell table:style-name="ce1042"/>
          <table:table-cell office:value-type="string" calcext:value-type="string">
            <text:p>Tile 67</text:p>
          </table:table-cell>
          <table:table-cell table:number-columns-repeated="1007"/>
        </table:table-row>
        <table:table-row table:style-name="ro1">
          <table:table-cell table:style-name="ce1036" table:number-columns-repeated="14"/>
          <table:table-cell table:style-name="ce1039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4"/>
          <table:table-cell table:style-name="ce1039"/>
          <table:table-cell table:style-name="ce1057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39" table:number-columns-repeated="2"/>
          <table:table-cell table:style-name="ce1057"/>
          <table:table-cell table:number-columns-repeated="1008"/>
        </table:table-row>
        <table:table-row table:style-name="ro1" table:number-rows-repeated="10">
          <table:table-cell table:style-name="ce1036" table:number-columns-repeated="13"/>
          <table:table-cell table:style-name="ce1039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36" table:number-columns-repeated="12"/>
          <table:table-cell table:style-name="ce1039" table:number-columns-repeated="2"/>
          <table:table-cell table:style-name="ce1057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9"/>
          <table:table-cell table:style-name="ce1057" table:number-columns-repeated="5"/>
          <table:table-cell table:style-name="ce1039"/>
          <table:table-cell table:style-name="ce1056"/>
          <table:table-cell table:style-name="ce1058" table:number-columns-repeated="8"/>
          <table:table-cell office:value-type="string" calcext:value-type="string">
            <text:p>Tile 68</text:p>
          </table:table-cell>
          <table:table-cell table:number-columns-repeated="1007"/>
        </table:table-row>
        <table:table-row table:style-name="ro1">
          <table:table-cell table:style-name="ce1057" table:number-columns-repeated="6"/>
          <table:table-cell table:style-name="ce1039"/>
          <table:table-cell table:style-name="ce1056"/>
          <table:table-cell table:style-name="ce1058" table:number-columns-repeated="7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6"/>
          <table:table-cell table:style-name="ce1058" table:number-columns-repeated="3"/>
          <table:table-cell table:style-name="ce1056" table:number-columns-repeated="3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56" table:number-columns-repeated="3"/>
          <table:table-cell table:style-name="ce1039" table:number-columns-repeated="4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 table:number-columns-repeated="5"/>
          <table:table-cell table:style-name="ce1057" table:number-columns-repeated="3"/>
          <table:table-cell table:number-columns-repeated="1008"/>
        </table:table-row>
        <table:table-row table:style-name="ro1" table:number-rows-repeated="6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3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10"/>
          <table:table-cell table:style-name="ce1039" table:number-columns-repeated="3"/>
          <table:table-cell table:style-name="ce1056" table:number-columns-repeated="2"/>
          <table:table-cell table:style-name="ce1058"/>
          <table:table-cell table:number-columns-repeated="1008"/>
        </table:table-row>
        <table:table-row table:style-name="ro1">
          <table:table-cell table:style-name="ce1057" table:number-columns-repeated="9"/>
          <table:table-cell table:style-name="ce1039" table:number-columns-repeated="2"/>
          <table:table-cell table:style-name="ce1056" table:number-columns-repeated="2"/>
          <table:table-cell table:style-name="ce1058" table:number-columns-repeated="3"/>
          <table:table-cell table:number-columns-repeated="1008"/>
        </table:table-row>
        <table:table-row table:style-name="ro1">
          <table:table-cell table:style-name="ce1057" table:number-columns-repeated="9"/>
          <table:table-cell table:style-name="ce1039"/>
          <table:table-cell table:style-name="ce1056"/>
          <table:table-cell table:style-name="ce1058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6"/>
          <table:table-cell table:style-name="ce1039"/>
          <table:table-cell table:style-name="ce1057" table:number-columns-repeated="2"/>
          <table:table-cell table:style-name="ce1039"/>
          <table:table-cell table:style-name="ce1056"/>
          <table:table-cell table:style-name="ce1058" table:number-columns-repeated="9"/>
          <table:table-cell table:style-name="ce1056"/>
          <table:table-cell office:value-type="string" calcext:value-type="string">
            <text:p>Tile 69</text:p>
          </table:table-cell>
          <table:table-cell table:number-columns-repeated="1007"/>
        </table:table-row>
        <table:table-row table:style-name="ro1">
          <table:table-cell table:style-name="ce1056"/>
          <table:table-cell table:style-name="ce1039"/>
          <table:table-cell table:style-name="ce1057" table:number-columns-repeated="2"/>
          <table:table-cell table:style-name="ce1039"/>
          <table:table-cell table:style-name="ce1056"/>
          <table:table-cell table:style-name="ce1058" table:number-columns-repeated="9"/>
          <table:table-cell table:style-name="ce1056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2"/>
          <table:table-cell table:style-name="ce1039" table:number-columns-repeated="2"/>
          <table:table-cell table:style-name="ce1056"/>
          <table:table-cell table:style-name="ce1058" table:number-columns-repeated="6"/>
          <table:table-cell table:style-name="ce1056" table:number-columns-repeated="2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6" table:number-columns-repeated="6"/>
          <table:table-cell table:style-name="ce1039" table:number-columns-repeated="3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8"/>
          <table:table-cell table:style-name="ce1057" table:number-columns-repeated="2"/>
          <table:table-cell table:number-columns-repeated="1008"/>
        </table:table-row>
        <table:table-row table:style-name="ro1" table:number-rows-repeated="4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6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39" table:number-columns-repeated="3"/>
          <table:table-cell table:style-name="ce1056" table:number-columns-repeated="4"/>
          <table:table-cell table:style-name="ce1039" table:number-columns-repeated="6"/>
          <table:table-cell table:style-name="ce1057" table:number-columns-repeated="3"/>
          <table:table-cell table:number-columns-repeated="1008"/>
        </table:table-row>
        <table:table-row table:style-name="ro1">
          <table:table-cell table:style-name="ce1039"/>
          <table:table-cell table:style-name="ce1056" table:number-columns-repeated="2"/>
          <table:table-cell table:style-name="ce1058" table:number-columns-repeated="4"/>
          <table:table-cell table:style-name="ce1056" table:number-columns-repeated="5"/>
          <table:table-cell table:style-name="ce1039" table:number-columns-repeated="3"/>
          <table:table-cell table:style-name="ce1057"/>
          <table:table-cell table:number-columns-repeated="1008"/>
        </table:table-row>
        <table:table-row table:style-name="ro1">
          <table:table-cell table:style-name="ce1056"/>
          <table:table-cell table:style-name="ce1058" table:number-columns-repeated="11"/>
          <table:table-cell table:style-name="ce1056" table:number-columns-repeated="2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8" table:number-columns-repeated="14"/>
          <table:table-cell table:style-name="ce1056" table:number-columns-repeated="2"/>
          <table:table-cell table:number-columns-repeated="1008"/>
        </table:table-row>
        <table:table-row table:style-name="ro1" table:number-rows-repeated="2">
          <table:table-cell table:style-name="ce1058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9"/>
          <table:table-cell table:style-name="ce1039"/>
          <table:table-cell table:style-name="ce1057" table:number-columns-repeated="6"/>
          <table:table-cell office:value-type="string" calcext:value-type="string">
            <text:p>Tile 6A</text:p>
          </table:table-cell>
          <table:table-cell table:number-columns-repeated="1007"/>
        </table:table-row>
        <table:table-row table:style-name="ro1">
          <table:table-cell table:style-name="ce1057" table:number-columns-repeated="9"/>
          <table:table-cell table:style-name="ce1039" table:number-columns-repeated="2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57" table:number-columns-repeated="10"/>
          <table:table-cell table:style-name="ce1039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57" table:number-columns-repeated="10"/>
          <table:table-cell table:style-name="ce1039" table:number-columns-repeated="2"/>
          <table:table-cell table:style-name="ce1057" table:number-columns-repeated="4"/>
          <table:table-cell table:number-columns-repeated="1008"/>
        </table:table-row>
        <table:table-row table:style-name="ro1">
          <table:table-cell table:style-name="ce1057" table:number-columns-repeated="11"/>
          <table:table-cell table:style-name="ce1039" table:number-columns-repeated="2"/>
          <table:table-cell table:style-name="ce1057" table:number-columns-repeated="3"/>
          <table:table-cell table:number-columns-repeated="1008"/>
        </table:table-row>
        <table:table-row table:style-name="ro1" table:number-rows-repeated="3">
          <table:table-cell table:style-name="ce1057" table:number-columns-repeated="12"/>
          <table:table-cell table:style-name="ce1039"/>
          <table:table-cell table:style-name="ce1057" table:number-columns-repeated="3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2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88"/>
          <table:table-cell table:style-name="ce1039" table:number-columns-repeated="2"/>
          <table:table-cell table:style-name="ce1057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/>
          <table:table-cell table:style-name="ce1057"/>
          <table:table-cell table:number-columns-repeated="1008"/>
        </table:table-row>
        <table:table-row table:style-name="ro1" table:number-rows-repeated="2">
          <table:table-cell table:style-name="ce1057" table:number-columns-repeated="15"/>
          <table:table-cell table:style-name="ce1039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14"/>
          <table:table-cell table:number-columns-repeated="1008"/>
        </table:table-row>
        <table:table-row table:style-name="ro1">
          <table:table-cell table:style-name="ce1056"/>
          <table:table-cell table:style-name="ce1039" table:number-columns-repeated="2"/>
          <table:table-cell table:style-name="ce1057" table:number-columns-repeated="13"/>
          <table:table-cell table:number-columns-repeated="1008"/>
        </table:table-row>
        <table:table-row table:style-name="ro1">
          <table:table-cell table:style-name="ce1058"/>
          <table:table-cell table:style-name="ce1056"/>
          <table:table-cell table:style-name="ce1039"/>
          <table:table-cell table:style-name="ce1057" table:number-columns-repeated="1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9"/>
          <table:table-cell table:style-name="ce1039"/>
          <table:table-cell table:style-name="ce1036" table:number-columns-repeated="6"/>
          <table:table-cell office:value-type="string" calcext:value-type="string">
            <text:p>Tile 6B</text:p>
          </table:table-cell>
          <table:table-cell table:number-columns-repeated="1007"/>
        </table:table-row>
        <table:table-row table:style-name="ro1">
          <table:table-cell table:style-name="ce1057" table:number-columns-repeated="8"/>
          <table:table-cell table:style-name="ce1039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1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13"/>
          <table:table-cell table:style-name="ce1039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15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C</text:p>
          </table:table-cell>
          <table:table-cell table:number-columns-repeated="1007"/>
        </table:table-row>
        <table:table-row table:style-name="ro1" table:number-rows-repeated="9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6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6" table:number-columns-repeated="4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2"/>
          <table:table-cell table:style-name="ce1056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9" table:number-columns-repeated="7"/>
          <table:table-cell table:style-name="ce1056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9" table:number-columns-repeated="7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5"/>
          <table:table-cell table:style-name="ce1036" table:number-columns-repeated="9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D</text:p>
          </table:table-cell>
          <table:table-cell table:number-columns-repeated="1007"/>
        </table:table-row>
        <table:table-row table:style-name="ro1" table:number-rows-repeated="7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43" table:number-columns-repeated="2"/>
          <table:table-cell table:style-name="ce1048"/>
          <table:table-cell table:number-columns-repeated="1008"/>
        </table:table-row>
        <table:table-row table:style-name="ro1" table:number-rows-repeated="3">
          <table:table-cell table:style-name="ce1036" table:number-columns-repeated="13"/>
          <table:table-cell table:style-name="ce1043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6"/>
          <table:table-cell table:style-name="ce1043" table:number-columns-repeated="2"/>
          <table:table-cell office:value-type="string" calcext:value-type="string">
            <text:p>Tile 6E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48" table:number-columns-repeated="5"/>
          <table:table-cell table:style-name="ce1043" table:number-columns-repeated="3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43" table:number-columns-repeated="2"/>
          <table:table-cell table:style-name="ce1048" table:number-columns-repeated="5"/>
          <table:table-cell table:style-name="ce1043" table:number-columns-repeated="3"/>
          <table:table-cell table:style-name="ce104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043" table:number-columns-repeated="10"/>
          <table:table-cell table:style-name="ce1054" table:number-columns-repeated="2"/>
          <table:table-cell table:style-name="Default"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43" table:number-columns-repeated="13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43" table:number-columns-repeated="14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/>
          <table:table-cell table:style-name="ce1043" table:number-columns-repeated="3"/>
          <table:table-cell table:style-name="ce1048" table:number-columns-repeated="7"/>
          <table:table-cell table:style-name="ce1043" table:number-columns-repeated="5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43" table:number-columns-repeated="3"/>
          <table:table-cell table:style-name="ce1048" table:number-columns-repeated="11"/>
          <table:table-cell table:style-name="ce1043" table:number-columns-repeated="2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43"/>
          <table:table-cell table:style-name="ce1048" table:number-columns-repeated="15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48" table:number-columns-repeated="6"/>
          <table:table-cell table:style-name="ce1036"/>
          <table:table-cell table:style-name="ce1048" table:number-columns-repeated="9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48" table:number-columns-repeated="5"/>
          <table:table-cell table:style-name="ce1036"/>
          <table:table-cell table:style-name="ce1048"/>
          <table:table-cell table:style-name="ce1036"/>
          <table:table-cell table:style-name="ce1048" table:number-columns-repeated="2"/>
          <table:table-cell table:style-name="ce1054"/>
          <table:table-cell table:style-name="ce1048"/>
          <table:table-cell table:style-name="ce1036"/>
          <table:table-cell table:style-name="ce1048" table:number-columns-repeated="3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54" table:number-columns-repeated="2"/>
          <table:table-cell table:style-name="ce1048" table:number-columns-repeated="2"/>
          <table:table-cell table:style-name="ce1043"/>
          <table:table-cell table:style-name="ce1036"/>
          <table:table-cell table:style-name="ce1043" table:number-columns-repeated="4"/>
          <table:table-cell table:style-name="ce1059"/>
          <table:table-cell table:style-name="ce1036"/>
          <table:table-cell table:style-name="ce1043"/>
          <table:table-cell table:style-name="ce1036" table:number-columns-repeated="2"/>
          <table:table-cell table:style-name="ce1043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48" table:number-columns-repeated="2"/>
          <table:table-cell table:style-name="ce1043" table:number-columns-repeated="3"/>
          <table:table-cell table:style-name="ce1052" table:number-columns-repeated="5"/>
          <table:table-cell table:style-name="ce1055"/>
          <table:table-cell table:style-name="ce1036"/>
          <table:table-cell table:style-name="ce1052" table:number-columns-repeated="4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43" table:number-columns-repeated="3"/>
          <table:table-cell table:style-name="ce1052" table:number-columns-repeated="13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52" table:number-columns-repeated="4"/>
          <table:table-cell table:style-name="ce1058" table:number-columns-repeated="2"/>
          <table:table-cell table:style-name="ce1052" table:number-columns-repeated="4"/>
          <table:table-cell table:style-name="ce1058" table:number-columns-repeated="2"/>
          <table:table-cell table:style-name="ce1052" table:number-columns-repeated="2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52" table:number-columns-repeated="3"/>
          <table:table-cell table:style-name="ce1058"/>
          <table:table-cell table:style-name="ce1057" table:number-columns-repeated="2"/>
          <table:table-cell table:style-name="ce1058"/>
          <table:table-cell table:style-name="ce1052" table:number-columns-repeated="2"/>
          <table:table-cell table:style-name="ce1058"/>
          <table:table-cell table:style-name="ce1057" table:number-columns-repeated="2"/>
          <table:table-cell table:style-name="ce1058"/>
          <table:table-cell table:style-name="ce1052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/>
          <table:table-cell table:style-name="ce1048" table:number-columns-repeated="10"/>
          <table:table-cell table:style-name="ce1043"/>
          <table:table-cell table:style-name="ce1048"/>
          <table:table-cell table:style-name="ce1043" table:number-columns-repeated="2"/>
          <table:table-cell table:style-name="ce1036"/>
          <table:table-cell office:value-type="string" calcext:value-type="string">
            <text:p>Tile 6F</text:p>
          </table:table-cell>
          <table:table-cell table:number-columns-repeated="1007"/>
        </table:table-row>
        <table:table-row table:style-name="ro1">
          <table:table-cell table:style-name="ce1048" table:number-columns-repeated="11"/>
          <table:table-cell table:style-name="ce1043" table:number-columns-repeated="2"/>
          <table:table-cell table:style-name="ce1048"/>
          <table:table-cell table:style-name="ce1043"/>
          <table:table-cell table:style-name="ce1036"/>
          <table:table-cell table:number-columns-repeated="1008"/>
        </table:table-row>
        <table:table-row table:style-name="ro1">
          <table:table-cell table:style-name="ce1048" table:number-columns-repeated="11"/>
          <table:table-cell table:style-name="ce1043" table:number-columns-repeated="2"/>
          <table:table-cell table:style-name="ce1048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48" table:number-columns-repeated="11"/>
          <table:table-cell table:style-name="ce1043" table:number-columns-repeated="2"/>
          <table:table-cell table:style-name="ce1048" table:number-columns-repeated="2"/>
          <table:table-cell table:style-name="ce1043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48" table:number-columns-repeated="9"/>
          <table:table-cell table:style-name="ce1043" table:number-columns-repeated="2"/>
          <table:table-cell table:style-name="ce1048" table:number-columns-repeated="2"/>
          <table:table-cell table:style-name="ce1043"/>
          <table:table-cell table:number-columns-repeated="1008"/>
        </table:table-row>
        <table:table-row table:style-name="ro1">
          <table:table-cell table:style-name="ce1043" table:number-columns-repeated="5"/>
          <table:table-cell table:style-name="ce1048" table:number-columns-repeated="5"/>
          <table:table-cell table:style-name="ce1043" table:number-columns-repeated="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3" table:number-columns-repeated="7"/>
          <table:table-cell table:style-name="ce1048" table:number-columns-repeated="3"/>
          <table:table-cell table:style-name="ce1043" table:number-columns-repeated="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3" table:number-columns-repeated="1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8" table:number-columns-repeated="5"/>
          <table:table-cell table:style-name="ce1043" table:number-columns-repeated="8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8" table:number-columns-repeated="7"/>
          <table:table-cell table:style-name="ce1043" table:number-columns-repeated="7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48" table:number-columns-repeated="10"/>
          <table:table-cell table:style-name="ce1043" table:number-columns-repeated="5"/>
          <table:table-cell table:style-name="ce1048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48" table:number-columns-repeated="9"/>
          <table:table-cell table:style-name="ce1043" table:number-columns-repeated="5"/>
          <table:table-cell table:number-columns-repeated="1008"/>
        </table:table-row>
        <table:table-row table:style-name="ro1">
          <table:table-cell table:style-name="ce1052"/>
          <table:table-cell table:style-name="ce1043" table:number-columns-repeated="2"/>
          <table:table-cell table:style-name="ce1048" table:number-columns-repeated="10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52" table:number-columns-repeated="2"/>
          <table:table-cell table:style-name="ce1043" table:number-columns-repeated="3"/>
          <table:table-cell table:style-name="ce1048" table:number-columns-repeated="9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52" table:number-columns-repeated="4"/>
          <table:table-cell table:style-name="ce1043" table:number-columns-repeated="3"/>
          <table:table-cell table:style-name="ce1048" table:number-columns-repeated="8"/>
          <table:table-cell table:style-name="ce1043"/>
          <table:table-cell table:number-columns-repeated="1008"/>
        </table:table-row>
        <table:table-row table:style-name="ro1">
          <table:table-cell table:style-name="ce1052" table:number-columns-repeated="6"/>
          <table:table-cell table:style-name="ce1043" table:number-columns-repeated="2"/>
          <table:table-cell table:style-name="ce1048" table:number-columns-repeated="8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70</text:p>
          </table:table-cell>
          <table:table-cell table:number-columns-repeated="1007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43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36" table:number-columns-repeated="14"/>
          <table:table-cell table:number-columns-repeated="1008"/>
        </table:table-row>
        <table:table-row table:style-name="ro1" table:number-rows-repeated="5">
          <table:table-cell table:style-name="ce1048"/>
          <table:table-cell table:style-name="ce1043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 table:number-columns-repeated="10"/>
          <table:table-cell table:style-name="ce1039" table:number-columns-repeated="3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 table:number-columns-repeated="8"/>
          <table:table-cell table:style-name="ce1039" table:number-columns-repeated="3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 table:number-columns-repeated="7"/>
          <table:table-cell table:style-name="ce1039" table:number-columns-repeated="2"/>
          <table:table-cell table:style-name="ce1057" table:number-columns-repeated="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2"/>
          <table:table-cell table:style-name="ce1039" table:number-columns-repeated="2"/>
          <table:table-cell table:style-name="ce1057" table:number-columns-repeated="2"/>
          <table:table-cell office:value-type="string" calcext:value-type="string">
            <text:p>Tile 71</text:p>
          </table:table-cell>
          <table:table-cell table:number-columns-repeated="1007"/>
        </table:table-row>
        <table:table-row table:style-name="ro1" table:number-rows-repeated="3">
          <table:table-cell table:style-name="ce1036" table:number-columns-repeated="12"/>
          <table:table-cell table:style-name="ce1039"/>
          <table:table-cell table:style-name="ce1057" table:number-columns-repeated="3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39" table:number-columns-repeated="2"/>
          <table:table-cell table:style-name="ce1057" table:number-columns-repeated="3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39" table:number-columns-repeated="2"/>
          <table:table-cell table:style-name="ce1057" table:number-columns-repeated="4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39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39" table:number-columns-repeated="3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4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 table:number-columns-repeated="2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3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14"/>
          <table:table-cell table:number-columns-repeated="1008"/>
        </table:table-row>
        <table:table-row table:style-name="ro1">
          <table:table-cell table:style-name="ce1039"/>
          <table:table-cell table:style-name="ce1057" table:number-columns-repeated="15"/>
          <table:table-cell table:number-columns-repeated="1008"/>
        </table:table-row>
        <table:table-row table:style-name="ro1" table:number-rows-repeated="2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56"/>
          <table:table-cell table:style-name="ce1058" table:number-columns-repeated="6"/>
          <table:table-cell office:value-type="string" calcext:value-type="string">
            <text:p>Tile 72</text:p>
          </table:table-cell>
          <table:table-cell table:number-columns-repeated="1007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6"/>
          <table:table-cell table:style-name="ce1058" table:number-columns-repeated="7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/>
          <table:table-cell table:style-name="ce1058" table:number-columns-repeated="8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6"/>
          <table:table-cell table:style-name="ce1058" table:number-columns-repeated="8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56"/>
          <table:table-cell table:style-name="ce1058" table:number-columns-repeated="9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56"/>
          <table:table-cell table:style-name="ce1058" table:number-columns-repeated="9"/>
          <table:table-cell table:number-columns-repeated="1008"/>
        </table:table-row>
        <table:table-row table:style-name="ro1" table:number-rows-repeated="3">
          <table:table-cell table:style-name="ce1057" table:number-columns-repeated="4"/>
          <table:table-cell table:style-name="ce1039"/>
          <table:table-cell table:style-name="ce1056"/>
          <table:table-cell table:style-name="ce1058" table:number-columns-repeated="10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56" table:number-columns-repeated="10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11"/>
          <table:table-cell table:number-columns-repeated="1008"/>
        </table:table-row>
        <table:table-row table:style-name="ro1" table:number-rows-repeated="5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8" table:number-columns-repeated="16"/>
          <table:table-cell office:value-type="string" calcext:value-type="string">
            <text:p>Tile 73</text:p>
          </table:table-cell>
          <table:table-cell table:number-columns-repeated="1007"/>
        </table:table-row>
        <table:table-row table:style-name="ro1" table:number-rows-repeated="7">
          <table:table-cell table:style-name="ce1058" table:number-columns-repeated="16"/>
          <table:table-cell table:number-columns-repeated="1008"/>
        </table:table-row>
        <table:table-row table:style-name="ro1">
          <table:table-cell table:style-name="ce1058" table:number-columns-repeated="5"/>
          <table:table-cell table:style-name="ce1056" table:number-columns-repeated="3"/>
          <table:table-cell table:style-name="ce1058" table:number-columns-repeated="8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39" table:number-columns-repeated="3"/>
          <table:table-cell table:style-name="ce1056" table:number-columns-repeated="8"/>
          <table:table-cell table:number-columns-repeated="1008"/>
        </table:table-row>
        <table:table-row table:style-name="ro1">
          <table:table-cell table:style-name="ce1039" table:number-columns-repeated="6"/>
          <table:table-cell table:style-name="ce1057"/>
          <table:table-cell table:style-name="ce1039" table:number-columns-repeated="9"/>
          <table:table-cell table:number-columns-repeated="1008"/>
        </table:table-row>
        <table:table-row table:style-name="ro1" table:number-rows-repeated="5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8" table:number-columns-repeated="2"/>
          <table:table-cell table:style-name="ce1056"/>
          <table:table-cell table:style-name="ce1039" table:number-columns-repeated="2"/>
          <table:table-cell table:style-name="ce1057" table:number-columns-repeated="11"/>
          <table:table-cell office:value-type="string" calcext:value-type="string">
            <text:p>Tile 74</text:p>
          </table:table-cell>
          <table:table-cell table:number-columns-repeated="1007"/>
        </table:table-row>
        <table:table-row table:style-name="ro1">
          <table:table-cell table:style-name="ce1058" table:number-columns-repeated="3"/>
          <table:table-cell table:style-name="ce1056"/>
          <table:table-cell table:style-name="ce1039" table:number-columns-repeated="2"/>
          <table:table-cell table:style-name="ce1057" table:number-columns-repeated="10"/>
          <table:table-cell table:number-columns-repeated="1008"/>
        </table:table-row>
        <table:table-row table:style-name="ro1" table:number-rows-repeated="2">
          <table:table-cell table:style-name="ce1058" table:number-columns-repeated="4"/>
          <table:table-cell table:style-name="ce1056"/>
          <table:table-cell table:style-name="ce1039"/>
          <table:table-cell table:style-name="ce1057" table:number-columns-repeated="10"/>
          <table:table-cell table:number-columns-repeated="1008"/>
        </table:table-row>
        <table:table-row table:style-name="ro1">
          <table:table-cell table:style-name="ce1058" table:number-columns-repeated="4"/>
          <table:table-cell table:style-name="ce1056"/>
          <table:table-cell table:style-name="ce1039" table:number-columns-repeated="2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8" table:number-columns-repeated="5"/>
          <table:table-cell table:style-name="ce1056"/>
          <table:table-cell table:style-name="ce1039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8" table:number-columns-repeated="4"/>
          <table:table-cell table:style-name="ce1056"/>
          <table:table-cell table:style-name="ce1039" table:number-columns-repeated="2"/>
          <table:table-cell table:style-name="ce1057" table:number-columns-repeated="9"/>
          <table:table-cell table:number-columns-repeated="1008"/>
        </table:table-row>
        <table:table-row table:style-name="ro1" table:number-rows-repeated="2">
          <table:table-cell table:style-name="ce1058" table:number-columns-repeated="4"/>
          <table:table-cell table:style-name="ce1056"/>
          <table:table-cell table:style-name="ce1039"/>
          <table:table-cell table:style-name="ce1057" table:number-columns-repeated="10"/>
          <table:table-cell table:number-columns-repeated="1008"/>
        </table:table-row>
        <table:table-row table:style-name="ro1">
          <table:table-cell table:style-name="ce1056" table:number-columns-repeated="4"/>
          <table:table-cell table:style-name="ce1039" table:number-columns-repeated="2"/>
          <table:table-cell table:style-name="ce1057" table:number-columns-repeated="10"/>
          <table:table-cell table:number-columns-repeated="1008"/>
        </table:table-row>
        <table:table-row table:style-name="ro1">
          <table:table-cell table:style-name="ce1039" table:number-columns-repeated="5"/>
          <table:table-cell table:style-name="ce1057" table:number-columns-repeated="11"/>
          <table:table-cell table:number-columns-repeated="1008"/>
        </table:table-row>
        <table:table-row table:style-name="ro1" table:number-rows-repeated="5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75</text:p>
          </table:table-cell>
          <table:table-cell table:number-columns-repeated="1007"/>
        </table:table-row>
        <table:table-row table:style-name="ro1" table:number-rows-repeated="10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6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56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56"/>
          <table:table-cell table:style-name="ce1057" table:number-columns-repeated="8"/>
          <table:table-cell table:style-name="ce1039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2"/>
          <table:table-cell table:style-name="ce1039" table:number-columns-repeated="4"/>
          <table:table-cell table:style-name="ce1036" table:number-columns-repeated="10"/>
          <table:table-cell office:value-type="string" calcext:value-type="string">
            <text:p>Tile 76</text:p>
          </table:table-cell>
          <table:table-cell table:number-columns-repeated="1007"/>
        </table:table-row>
        <table:table-row table:style-name="ro1">
          <table:table-cell table:style-name="ce1057" table:number-columns-repeated="3"/>
          <table:table-cell table:style-name="ce1039" table:number-columns-repeated="3"/>
          <table:table-cell table:style-name="ce1036" table:number-columns-repeated="10"/>
          <table:table-cell table:number-columns-repeated="1008"/>
        </table:table-row>
        <table:table-row table:style-name="ro1" table:number-rows-repeated="2">
          <table:table-cell table:style-name="ce1057" table:number-columns-repeated="3"/>
          <table:table-cell table:style-name="ce1039" table:number-columns-repeated="2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2"/>
          <table:table-cell table:style-name="ce1036" table:number-columns-repeated="12"/>
          <table:table-cell table:number-columns-repeated="1008"/>
        </table:table-row>
        <table:table-row table:style-name="ro1" table:number-rows-repeated="5">
          <table:table-cell table:style-name="ce1057" table:number-columns-repeated="2"/>
          <table:table-cell table:style-name="ce1039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57"/>
          <table:table-cell table:style-name="ce1039" table:number-columns-repeated="2"/>
          <table:table-cell table:style-name="ce1036" table:number-columns-repeated="13"/>
          <table:table-cell table:number-columns-repeated="1008"/>
        </table:table-row>
        <table:table-row table:style-name="ro1" table:number-rows-repeated="2">
          <table:table-cell table:style-name="ce1057"/>
          <table:table-cell table:style-name="ce1039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39"/>
          <table:table-cell table:style-name="ce1036" table:number-columns-repeated="1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52" table:number-columns-repeated="2"/>
          <table:table-cell table:style-name="ce1058"/>
          <table:table-cell table:style-name="ce1057"/>
          <table:table-cell table:style-name="ce1036" table:number-columns-repeated="3"/>
          <table:table-cell table:style-name="ce1052" table:number-columns-repeated="2"/>
          <table:table-cell table:style-name="ce1058"/>
          <table:table-cell table:style-name="ce1057" table:number-columns-repeated="3"/>
          <table:table-cell table:style-name="ce1058"/>
          <table:table-cell office:value-type="string" calcext:value-type="string">
            <text:p>Tile 77</text:p>
          </table:table-cell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/>
          <table:table-cell table:style-name="ce1058"/>
          <table:table-cell table:style-name="ce1057"/>
          <table:table-cell table:style-name="ce1036"/>
          <table:table-cell table:style-name="ce1057"/>
          <table:table-cell table:style-name="ce1036"/>
          <table:table-cell table:style-name="ce1052"/>
          <table:table-cell table:style-name="ce1058"/>
          <table:table-cell table:style-name="ce1057" table:number-columns-repeated="2"/>
          <table:table-cell table:style-name="ce1036" table:number-columns-repeated="3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/>
          <table:table-cell table:style-name="ce1058"/>
          <table:table-cell table:style-name="ce1057"/>
          <table:table-cell table:style-name="ce1036" table:number-columns-repeated="2"/>
          <table:table-cell table:style-name="ce1043"/>
          <table:table-cell table:style-name="ce1052"/>
          <table:table-cell table:style-name="ce1058"/>
          <table:table-cell table:style-name="ce1057" table:number-columns-repeated="2"/>
          <table:table-cell table:style-name="ce1036"/>
          <table:table-cell table:style-name="ce1057"/>
          <table:table-cell table:style-name="ce103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 table:number-columns-repeated="2"/>
          <table:table-cell table:style-name="ce1058" table:number-columns-repeated="2"/>
          <table:table-cell table:style-name="ce1043"/>
          <table:table-cell table:style-name="ce1052" table:number-columns-repeated="3"/>
          <table:table-cell table:style-name="ce1058"/>
          <table:table-cell table:style-name="ce1057"/>
          <table:table-cell table:style-name="ce1036" table:number-columns-repeated="2"/>
          <table:table-cell table:style-name="ce1052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 table:number-columns-repeated="4"/>
          <table:table-cell table:style-name="ce1043"/>
          <table:table-cell table:style-name="ce1052" table:number-columns-repeated="4"/>
          <table:table-cell table:style-name="ce1058" table:number-columns-repeated="2"/>
          <table:table-cell table:style-name="ce1052" table:number-columns-repeated="2"/>
          <table:table-cell/>
          <table:table-cell table:style-name="Default" table:number-columns-repeated="2"/>
          <table:table-cell table:number-columns-repeated="1005"/>
        </table:table-row>
        <table:table-row table:style-name="ro1" table:number-rows-repeated="2">
          <table:table-cell table:style-name="ce1036" table:number-columns-repeated="3"/>
          <table:table-cell table:style-name="ce1052" table:number-columns-repeated="3"/>
          <table:table-cell table:style-name="ce1043"/>
          <table:table-cell table:style-name="ce1052" table:number-columns-repeated="9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 table:number-columns-repeated="2"/>
          <table:table-cell table:style-name="ce1043"/>
          <table:table-cell table:style-name="ce1052" table:number-columns-repeated="10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/>
          <table:table-cell table:style-name="ce1043"/>
          <table:table-cell table:style-name="ce1052" table:number-columns-repeated="11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/>
          <table:table-cell table:style-name="ce1043"/>
          <table:table-cell table:style-name="ce1052" table:number-columns-repeated="6"/>
          <table:table-cell table:style-name="ce1043"/>
          <table:table-cell table:style-name="ce1052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/>
          <table:table-cell table:style-name="ce1043"/>
          <table:table-cell table:style-name="ce1052" table:number-columns-repeated="5"/>
          <table:table-cell table:style-name="ce1043" table:number-columns-repeated="2"/>
          <table:table-cell table:style-name="ce1052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52" table:number-columns-repeated="3"/>
          <table:table-cell table:style-name="ce1043" table:number-columns-repeated="5"/>
          <table:table-cell table:style-name="ce1052" table:number-columns-repeated="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52" table:number-columns-repeated="2"/>
          <table:table-cell table:style-name="ce1055" table:number-columns-repeated="8"/>
          <table:table-cell table:style-name="ce1052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/>
          <table:table-cell table:style-name="ce1052" table:number-columns-repeated="6"/>
          <table:table-cell table:style-name="ce1036" table:number-columns-repeated="3"/>
          <table:table-cell table:style-name="ce1052" table:number-columns-repeated="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/>
          <table:table-cell table:style-name="ce1052" table:number-columns-repeated="5"/>
          <table:table-cell table:style-name="ce1036" table:number-columns-repeated="6"/>
          <table:table-cell table:style-name="ce1052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/>
          <table:table-cell table:style-name="ce1052" table:number-columns-repeated="3"/>
          <table:table-cell table:style-name="ce1036" table:number-columns-repeated="10"/>
          <table:table-cell table:style-name="ce1052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2" table:number-columns-repeated="7"/>
          <table:table-cell table:style-name="ce1043" table:number-columns-repeated="2"/>
          <table:table-cell table:style-name="ce1048" table:number-columns-repeated="7"/>
          <table:table-cell office:value-type="string" calcext:value-type="string">
            <text:p>Tile 78</text:p>
          </table:table-cell>
          <table:table-cell table:number-columns-repeated="1007"/>
        </table:table-row>
        <table:table-row table:style-name="ro1">
          <table:table-cell table:style-name="ce1052" table:number-columns-repeated="7"/>
          <table:table-cell table:style-name="ce1043" table:number-columns-repeated="3"/>
          <table:table-cell table:style-name="ce1048" table:number-columns-repeated="6"/>
          <table:table-cell table:number-columns-repeated="1008"/>
        </table:table-row>
        <table:table-row table:style-name="ro1">
          <table:table-cell table:style-name="ce1052" table:number-columns-repeated="6"/>
          <table:table-cell table:style-name="ce1043"/>
          <table:table-cell table:style-name="ce1052"/>
          <table:table-cell table:style-name="ce1043" table:number-columns-repeated="3"/>
          <table:table-cell table:style-name="ce1048" table:number-columns-repeated="5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/>
          <table:table-cell table:style-name="ce1052"/>
          <table:table-cell table:style-name="ce1043"/>
          <table:table-cell table:style-name="ce1052"/>
          <table:table-cell table:style-name="ce1043" table:number-columns-repeated="3"/>
          <table:table-cell table:style-name="ce1048" table:number-columns-repeated="4"/>
          <table:table-cell table:number-columns-repeated="1008"/>
        </table:table-row>
        <table:table-row table:style-name="ro1">
          <table:table-cell table:style-name="ce1052" table:number-columns-repeated="8"/>
          <table:table-cell table:style-name="ce1043"/>
          <table:table-cell table:style-name="ce1052"/>
          <table:table-cell table:style-name="ce1043" table:number-columns-repeated="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 table:number-columns-repeated="2"/>
          <table:table-cell table:style-name="ce1052"/>
          <table:table-cell table:style-name="ce1043"/>
          <table:table-cell table:style-name="ce1052"/>
          <table:table-cell table:style-name="ce1043" table:number-columns-repeated="2"/>
          <table:table-cell table:style-name="ce1048"/>
          <table:table-cell table:style-name="ce1043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/>
          <table:table-cell table:style-name="ce1036"/>
          <table:table-cell table:style-name="ce1052"/>
          <table:table-cell table:style-name="ce1043"/>
          <table:table-cell table:style-name="ce1052"/>
          <table:table-cell table:style-name="ce1043" table:number-columns-repeated="3"/>
          <table:table-cell table:style-name="ce1048"/>
          <table:table-cell table:style-name="ce1043"/>
          <table:table-cell table:style-name="ce1048"/>
          <table:table-cell table:number-columns-repeated="1008"/>
        </table:table-row>
        <table:table-row table:style-name="ro1">
          <table:table-cell table:style-name="ce1052" table:number-columns-repeated="6"/>
          <table:table-cell table:style-name="ce1036"/>
          <table:table-cell table:style-name="ce1052"/>
          <table:table-cell table:style-name="ce1043"/>
          <table:table-cell table:style-name="ce1052"/>
          <table:table-cell table:style-name="ce1043" table:number-columns-repeated="4"/>
          <table:table-cell table:style-name="ce1048"/>
          <table:table-cell table:style-name="ce1043"/>
          <table:table-cell table:number-columns-repeated="1008"/>
        </table:table-row>
        <table:table-row table:style-name="ro1">
          <table:table-cell table:style-name="ce1052" table:number-columns-repeated="8"/>
          <table:table-cell table:style-name="ce1043"/>
          <table:table-cell table:style-name="ce1052"/>
          <table:table-cell table:style-name="ce1043" table:number-columns-repeated="5"/>
          <table:table-cell table:style-name="ce1048"/>
          <table:table-cell table:number-columns-repeated="1008"/>
        </table:table-row>
        <table:table-row table:style-name="ro1">
          <table:table-cell table:style-name="ce1052" table:number-columns-repeated="7"/>
          <table:table-cell table:style-name="ce1043"/>
          <table:table-cell table:style-name="ce1052" table:number-columns-repeated="2"/>
          <table:table-cell table:style-name="ce1043" table:number-columns-repeated="5"/>
          <table:table-cell table:style-name="ce1048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 table:number-columns-repeated="2"/>
          <table:table-cell table:style-name="ce1052" table:number-columns-repeated="3"/>
          <table:table-cell table:style-name="ce1043" table:number-columns-repeated="6"/>
          <table:table-cell table:number-columns-repeated="1008"/>
        </table:table-row>
        <table:table-row table:style-name="ro1">
          <table:table-cell table:style-name="ce1052" table:number-columns-repeated="9"/>
          <table:table-cell table:style-name="ce1043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52" table:number-columns-repeated="9"/>
          <table:table-cell table:style-name="ce1043" table:number-columns-repeated="5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2" table:number-columns-repeated="11"/>
          <table:table-cell table:style-name="ce1043" table:number-columns-repeated="2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52" table:number-columns-repeated="11"/>
          <table:table-cell table:style-name="ce1043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/>
          <table:table-cell table:style-name="ce1043" table:number-columns-repeated="2"/>
          <table:table-cell table:style-name="ce1036" table:number-columns-repeated="7"/>
          <table:table-cell table:style-name="ce1039"/>
          <table:table-cell table:style-name="ce1057" table:number-columns-repeated="5"/>
          <table:table-cell office:value-type="string" calcext:value-type="string">
            <text:p>Tile 79</text:p>
          </table:table-cell>
          <table:table-cell table:number-columns-repeated="1007"/>
        </table:table-row>
        <table:table-row table:style-name="ro1">
          <table:table-cell table:style-name="ce1048" table:number-columns-repeated="2"/>
          <table:table-cell table:style-name="ce1043"/>
          <table:table-cell table:style-name="ce1036" table:number-columns-repeated="7"/>
          <table:table-cell table:style-name="ce1039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43" table:number-columns-repeated="2"/>
          <table:table-cell table:style-name="ce1036" table:number-columns-repeated="5"/>
          <table:table-cell table:style-name="ce1039" table:number-columns-repeated="2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/>
          <table:table-cell table:style-name="ce1036" table:number-columns-repeated="4"/>
          <table:table-cell table:style-name="ce1039" table:number-columns-repeated="2"/>
          <table:table-cell table:style-name="ce1057" table:number-columns-repeated="6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 table:number-columns-repeated="2"/>
          <table:table-cell table:style-name="ce1036" table:number-columns-repeated="2"/>
          <table:table-cell table:style-name="ce1039" table:number-columns-repeated="2"/>
          <table:table-cell table:style-name="ce1057" table:number-columns-repeated="7"/>
          <table:table-cell table:number-columns-repeated="1008"/>
        </table:table-row>
        <table:table-row table:style-name="ro1" table:number-rows-repeated="3">
          <table:table-cell table:style-name="ce1048" table:number-columns-repeated="4"/>
          <table:table-cell table:style-name="ce1043"/>
          <table:table-cell table:style-name="ce1036" table:number-columns-repeated="2"/>
          <table:table-cell table:style-name="ce1039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48"/>
          <table:table-cell table:style-name="ce1043" table:number-columns-repeated="2"/>
          <table:table-cell table:style-name="ce1036" table:number-columns-repeated="2"/>
          <table:table-cell table:style-name="ce1039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48"/>
          <table:table-cell table:style-name="ce1043" table:number-columns-repeated="3"/>
          <table:table-cell table:style-name="ce1036" table:number-columns-repeated="4"/>
          <table:table-cell table:style-name="ce1039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 table:number-columns-repeated="5"/>
          <table:table-cell table:style-name="ce1039"/>
          <table:table-cell table:style-name="ce1057" table:number-columns-repeated="6"/>
          <table:table-cell table:style-name="ce1056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39" table:number-columns-repeated="2"/>
          <table:table-cell table:style-name="ce1057" table:number-columns-repeated="4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39"/>
          <table:table-cell table:style-name="ce1057" table:number-columns-repeated="3"/>
          <table:table-cell table:style-name="ce1056" table:number-columns-repeated="3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6" table:number-columns-repeated="6"/>
          <table:table-cell table:style-name="ce1049"/>
          <table:table-cell table:number-columns-repeated="1008"/>
        </table:table-row>
        <table:table-row table:style-name="ro1">
          <table:table-cell table:style-name="ce1043"/>
          <table:table-cell table:style-name="ce1036" table:number-columns-repeated="9"/>
          <table:table-cell table:style-name="ce1056" table:number-columns-repeated="3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43"/>
          <table:table-cell table:style-name="ce1036" table:number-columns-repeated="10"/>
          <table:table-cell table:style-name="ce1049" table:number-columns-repeated="2"/>
          <table:table-cell table:style-name="ce1089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7A</text:p>
          </table:table-cell>
          <table:table-cell table:number-columns-repeated="1007"/>
        </table:table-row>
        <table:table-row table:style-name="ro1">
          <table:table-cell table:style-name="ce1057" table:number-columns-repeated="15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57" table:number-columns-repeated="13"/>
          <table:table-cell table:style-name="ce1056" table:number-columns-repeated="3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56" table:number-columns-repeated="2"/>
          <table:table-cell table:style-name="ce1049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56" table:number-columns-repeated="5"/>
          <table:table-cell table:style-name="ce1036"/>
          <table:table-cell table:style-name="ce1049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56" table:number-columns-repeated="2"/>
          <table:table-cell table:style-name="ce1036" table:number-columns-repeated="5"/>
          <table:table-cell table:style-name="ce1049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56" table:number-columns-repeated="3"/>
          <table:table-cell table:style-name="ce1036" table:number-columns-repeated="6"/>
          <table:table-cell table:style-name="ce1049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56" table:number-columns-repeated="2"/>
          <table:table-cell table:style-name="ce1036" table:number-columns-repeated="9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56" table:number-columns-repeated="3"/>
          <table:table-cell table:style-name="ce1036" table:number-columns-repeated="10"/>
          <table:table-cell table:style-name="ce1056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6" table:number-columns-repeated="3"/>
          <table:table-cell table:style-name="ce1036" table:number-columns-repeated="13"/>
          <table:table-cell table:number-columns-repeated="1008"/>
        </table:table-row>
        <table:table-row table:style-name="ro1" table:number-rows-repeated="3">
          <table:table-cell table:style-name="ce1049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7B</text:p>
          </table:table-cell>
          <table:table-cell table:number-columns-repeated="1007"/>
        </table:table-row>
        <table:table-row table:style-name="ro1" table:number-rows-repeated="2">
          <table:table-cell table:style-name="ce1056"/>
          <table:table-cell table:style-name="ce1039"/>
          <table:table-cell table:style-name="ce1057" table:number-columns-repeated="14"/>
          <table:table-cell table:number-columns-repeated="1008"/>
        </table:table-row>
        <table:table-row table:style-name="ro1" table:number-rows-repeated="2">
          <table:table-cell table:style-name="ce1056" table:number-columns-repeated="2"/>
          <table:table-cell table:style-name="ce1039"/>
          <table:table-cell table:style-name="ce1057" table:number-columns-repeated="13"/>
          <table:table-cell table:number-columns-repeated="1008"/>
        </table:table-row>
        <table:table-row table:style-name="ro1" table:number-rows-repeated="6">
          <table:table-cell table:style-name="ce1056" table:number-columns-repeated="3"/>
          <table:table-cell table:style-name="ce1039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39" table:number-columns-repeated="2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6"/>
          <table:table-cell table:style-name="ce1056"/>
          <table:table-cell table:style-name="ce1039" table:number-columns-repeated="2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3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2"/>
          <table:table-cell table:style-name="ce1057" table:number-columns-repeated="1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/>
          <table:table-cell table:style-name="ce1057" table:number-columns-repeated="1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7C</text:p>
          </table:table-cell>
          <table:table-cell table:number-columns-repeated="1007"/>
        </table:table-row>
        <table:table-row table:style-name="ro1" table:number-rows-repeated="10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15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13"/>
          <table:table-cell table:style-name="ce1039" table:number-columns-repeated="2"/>
          <table:table-cell table:style-name="ce1057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2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57" table:number-columns-repeated="11"/>
          <table:table-cell table:style-name="ce1039" table:number-columns-repeated="2"/>
          <table:table-cell table:style-name="ce1057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7D</text:p>
          </table:table-cell>
          <table:table-cell table:number-columns-repeated="1007"/>
        </table:table-row>
        <table:table-row table:style-name="ro1">
          <table:table-cell table:style-name="ce1057" table:number-columns-repeated="16"/>
          <table:table-cell table:number-columns-repeated="1008"/>
        </table:table-row>
        <table:table-row table:style-name="ro1" table:number-rows-repeated="4">
          <table:table-cell table:style-name="ce1057" table:number-columns-repeated="6"/>
          <table:table-cell table:style-name="ce1039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57" table:number-columns-repeated="10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2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2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9" table:number-columns-repeated="3"/>
          <table:table-cell table:style-name="ce1057" table:number-columns-repeated="13"/>
          <table:table-cell table:number-columns-repeated="1008"/>
        </table:table-row>
        <table:table-row table:style-name="ro1" table:number-rows-repeated="3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15"/>
          <table:table-cell table:style-name="ce105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6"/>
          <table:table-cell table:style-name="ce1057" table:number-columns-repeated="7"/>
          <table:table-cell table:style-name="ce1039"/>
          <table:table-cell office:value-type="string" calcext:value-type="string">
            <text:p>Tile 7E</text:p>
          </table:table-cell>
          <table:table-cell table:number-columns-repeated="1007"/>
        </table:table-row>
        <table:table-row table:style-name="ro1" table:number-rows-repeated="2">
          <table:table-cell table:style-name="ce1057" table:number-columns-repeated="6"/>
          <table:table-cell table:style-name="ce1039"/>
          <table:table-cell table:style-name="ce1056" table:number-columns-repeated="2"/>
          <table:table-cell table:style-name="ce1057" table:number-columns-repeated="6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/>
          <table:table-cell table:style-name="ce1057" table:number-columns-repeated="7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6"/>
          <table:table-cell table:style-name="ce1057" table:number-columns-repeated="6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56" table:number-columns-repeated="2"/>
          <table:table-cell table:style-name="ce1057" table:number-columns-repeated="6"/>
          <table:table-cell table:style-name="ce1039"/>
          <table:table-cell table:style-name="ce1036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56"/>
          <table:table-cell table:style-name="ce1057" table:number-columns-repeated="6"/>
          <table:table-cell table:style-name="ce1039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56"/>
          <table:table-cell table:style-name="ce1057" table:number-columns-repeated="6"/>
          <table:table-cell table:style-name="ce103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/>
          <table:table-cell table:style-name="ce1056" table:number-columns-repeated="2"/>
          <table:table-cell table:style-name="ce1057" table:number-columns-repeated="6"/>
          <table:table-cell table:style-name="ce103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2"/>
          <table:table-cell table:style-name="ce1056"/>
          <table:table-cell table:style-name="ce1057" table:number-columns-repeated="6"/>
          <table:table-cell table:style-name="ce1039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/>
          <table:table-cell table:style-name="ce1056" table:number-columns-repeated="2"/>
          <table:table-cell table:style-name="ce1057" table:number-columns-repeated="6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2"/>
          <table:table-cell table:style-name="ce1056"/>
          <table:table-cell table:style-name="ce1057" table:number-columns-repeated="7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7"/>
          <table:table-cell table:style-name="ce1039" table:number-columns-repeated="2"/>
          <table:table-cell table:style-name="ce1056" table:number-columns-repeated="2"/>
          <table:table-cell table:style-name="ce1057" table:number-columns-repeated="6"/>
          <table:table-cell table:style-name="ce1039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6" table:number-columns-repeated="2"/>
          <table:table-cell table:style-name="ce1057" table:number-columns-repeated="7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9"/>
          <table:table-cell table:style-name="ce1056" table:number-columns-repeated="3"/>
          <table:table-cell table:style-name="ce1057" table:number-columns-repeated="6"/>
          <table:table-cell table:style-name="ce1039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56" table:number-columns-repeated="3"/>
          <table:table-cell table:style-name="ce1057" table:number-columns-repeated="7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7F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10"/>
          <table:table-cell table:style-name="ce1052" table:number-columns-repeated="2"/>
          <table:table-cell table:style-name="ce1036" table:number-columns-repeated="4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9"/>
          <table:table-cell table:style-name="ce1052"/>
          <table:table-cell table:style-name="ce1043"/>
          <table:table-cell table:style-name="ce1052" table:number-columns-repeated="2"/>
          <table:table-cell table:style-name="ce1036" table:number-columns-repeated="3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9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 table:number-columns-repeated="2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43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43"/>
          <table:table-cell table:style-name="ce1052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52" table:number-columns-repeated="2"/>
          <table:table-cell table:style-name="ce1043"/>
          <table:table-cell table:style-name="ce1052" table:number-columns-repeated="3"/>
          <table:table-cell table:style-name="ce1043"/>
          <table:table-cell table:style-name="ce1052" table:number-columns-repeated="3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52" table:number-columns-repeated="3"/>
          <table:table-cell table:style-name="ce1043"/>
          <table:table-cell table:style-name="ce1052" table:number-columns-repeated="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43"/>
          <table:table-cell table:style-name="ce1052" table:number-columns-repeated="5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8"/>
          <table:table-cell table:style-name="ce1052" table:number-columns-repeated="8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number-columns-repeated="17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80</text:p>
          </table:table-cell>
          <table:table-cell table:number-columns-repeated="1007"/>
        </table:table-row>
        <table:table-row table:style-name="ro1" table:number-rows-repeated="10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52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52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52" table:number-columns-repeated="4"/>
          <table:table-cell table:style-name="ce1036" table:number-columns-repeated="12"/>
          <table:table-cell table:number-columns-repeated="1008"/>
        </table:table-row>
        <table:table-row table:style-name="ro1" table:number-rows-repeated="2">
          <table:table-cell table:style-name="ce1052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81</text:p>
          </table:table-cell>
          <table:table-cell table:number-columns-repeated="1007"/>
        </table:table-row>
        <table:table-row table:style-name="ro1" table:number-rows-repeated="1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48" table:number-columns-repeated="10"/>
          <table:table-cell table:number-columns-repeated="1008"/>
        </table:table-row>
        <table:table-row table:style-name="ro1" table:number-rows-repeated="2">
          <table:table-cell table:style-name="ce1052" table:number-columns-repeated="6"/>
          <table:table-cell table:style-name="ce1043"/>
          <table:table-cell table:style-name="ce1048" table:number-columns-repeated="9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/>
          <table:table-cell table:style-name="ce1052" table:number-columns-repeated="3"/>
          <table:table-cell table:style-name="ce1036" table:number-columns-repeated="11"/>
          <table:table-cell table:style-name="ce1052"/>
          <table:table-cell office:value-type="string" calcext:value-type="string">
            <text:p>Tile 82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52" table:number-columns-repeated="3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4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5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/>
          <table:table-cell table:style-name="ce1055" table:number-columns-repeated="4"/>
          <table:table-cell table:style-name="ce1052" table:number-columns-repeated="3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2" table:number-columns-repeated="10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 table:number-columns-repeated="2"/>
          <table:table-cell table:style-name="ce1052" table:number-columns-repeated="12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3"/>
          <table:table-cell table:style-name="ce1043"/>
          <table:table-cell table:style-name="ce1052" table:number-columns-repeated="11"/>
          <table:table-cell table:number-columns-repeated="1008"/>
        </table:table-row>
        <table:table-row table:style-name="ro1" table:number-rows-repeated="3">
          <table:table-cell table:style-name="ce1036"/>
          <table:table-cell table:style-name="ce1052" table:number-columns-repeated="1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 table:number-columns-repeated="2"/>
          <table:table-cell table:style-name="ce1052" table:number-columns-repeated="8"/>
          <table:table-cell table:style-name="ce1043" table:number-columns-repeated="4"/>
          <table:table-cell table:number-columns-repeated="1008"/>
        </table:table-row>
        <table:table-row table:style-name="ro1">
          <table:table-cell table:style-name="ce1048" table:number-columns-repeated="4"/>
          <table:table-cell table:style-name="ce1043" table:number-columns-repeated="2"/>
          <table:table-cell table:style-name="ce1052" table:number-columns-repeated="3"/>
          <table:table-cell table:style-name="ce1043" table:number-columns-repeated="3"/>
          <table:table-cell table:style-name="ce1048" table:number-columns-repeated="3"/>
          <table:table-cell table:style-name="ce1043"/>
          <table:table-cell table:number-columns-repeated="1008"/>
        </table:table-row>
        <table:table-row table:style-name="ro1">
          <table:table-cell table:style-name="ce1048" table:number-columns-repeated="4"/>
          <table:table-cell table:style-name="ce1043" table:number-columns-repeated="5"/>
          <table:table-cell table:style-name="ce1051" table:number-columns-repeated="5"/>
          <table:table-cell table:style-name="ce1048" table:number-columns-repeated="2"/>
          <table:table-cell table:number-columns-repeated="1008"/>
        </table:table-row>
        <table:table-row table:style-name="ro1" table:number-rows-repeated="2">
          <table:table-cell table:style-name="ce1048" table:number-columns-repeated="4"/>
          <table:table-cell table:style-name="ce1043" table:number-columns-repeated="2"/>
          <table:table-cell table:style-name="ce1051" table:number-columns-repeated="8"/>
          <table:table-cell table:style-name="ce1048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2" table:number-columns-repeated="11"/>
          <table:table-cell table:style-name="ce1043" table:number-columns-repeated="5"/>
          <table:table-cell office:value-type="string" calcext:value-type="string">
            <text:p>Tile 83</text:p>
          </table:table-cell>
          <table:table-cell table:number-columns-repeated="1007"/>
        </table:table-row>
        <table:table-row table:style-name="ro1">
          <table:table-cell table:style-name="ce1052" table:number-columns-repeated="11"/>
          <table:table-cell table:style-name="ce1043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10"/>
          <table:table-cell table:style-name="ce1043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10"/>
          <table:table-cell table:style-name="ce1043"/>
          <table:table-cell table:style-name="ce1048" table:number-columns-repeated="2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10"/>
          <table:table-cell table:style-name="ce1043"/>
          <table:table-cell table:style-name="ce1048" table:number-columns-repeated="3"/>
          <table:table-cell table:style-name="ce1051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/>
          <table:table-cell table:style-name="ce1052" table:number-columns-repeated="5"/>
          <table:table-cell table:style-name="ce1043"/>
          <table:table-cell table:style-name="ce1048" table:number-columns-repeated="2"/>
          <table:table-cell table:style-name="ce1051" table:number-columns-repeated="2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/>
          <table:table-cell table:style-name="ce1052" table:number-columns-repeated="4"/>
          <table:table-cell table:style-name="ce1043"/>
          <table:table-cell table:style-name="ce1048" table:number-columns-repeated="2"/>
          <table:table-cell table:style-name="ce1051" table:number-columns-repeated="3"/>
          <table:table-cell table:number-columns-repeated="1008"/>
        </table:table-row>
        <table:table-row table:style-name="ro1">
          <table:table-cell table:style-name="ce1052" table:number-columns-repeated="4"/>
          <table:table-cell table:style-name="ce1043"/>
          <table:table-cell table:style-name="ce1052" table:number-columns-repeated="3"/>
          <table:table-cell table:style-name="ce1055"/>
          <table:table-cell table:style-name="ce1043"/>
          <table:table-cell table:style-name="ce1048" table:number-columns-repeated="3"/>
          <table:table-cell table:style-name="ce1051" table:number-columns-repeated="3"/>
          <table:table-cell table:number-columns-repeated="1008"/>
        </table:table-row>
        <table:table-row table:style-name="ro1">
          <table:table-cell table:style-name="ce1052" table:number-columns-repeated="3"/>
          <table:table-cell table:style-name="ce1043"/>
          <table:table-cell table:style-name="ce1052" table:number-columns-repeated="4"/>
          <table:table-cell table:style-name="ce1043"/>
          <table:table-cell table:style-name="ce1048" table:number-columns-repeated="3"/>
          <table:table-cell table:style-name="ce1051" table:number-columns-repeated="4"/>
          <table:table-cell table:number-columns-repeated="1008"/>
        </table:table-row>
        <table:table-row table:style-name="ro1">
          <table:table-cell table:style-name="ce1052" table:number-columns-repeated="2"/>
          <table:table-cell table:style-name="ce1043"/>
          <table:table-cell table:style-name="ce1052" table:number-columns-repeated="4"/>
          <table:table-cell table:style-name="ce1043"/>
          <table:table-cell table:style-name="ce1048" table:number-columns-repeated="4"/>
          <table:table-cell table:style-name="ce1051" table:number-columns-repeated="4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52" table:number-columns-repeated="4"/>
          <table:table-cell table:style-name="ce1043"/>
          <table:table-cell table:style-name="ce1048" table:number-columns-repeated="4"/>
          <table:table-cell table:style-name="ce1051" table:number-columns-repeated="5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/>
          <table:table-cell table:style-name="ce1048" table:number-columns-repeated="5"/>
          <table:table-cell table:style-name="ce1051" table:number-columns-repeated="5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52"/>
          <table:table-cell table:style-name="ce1043" table:number-columns-repeated="2"/>
          <table:table-cell table:style-name="ce1048" table:number-columns-repeated="5"/>
          <table:table-cell table:style-name="ce1051" table:number-columns-repeated="6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43"/>
          <table:table-cell table:style-name="ce1048" table:number-columns-repeated="7"/>
          <table:table-cell table:style-name="ce1051" table:number-columns-repeated="6"/>
          <table:table-cell table:number-columns-repeated="1008"/>
        </table:table-row>
        <table:table-row table:style-name="ro1" table:number-rows-repeated="2">
          <table:table-cell table:style-name="ce1048" table:number-columns-repeated="9"/>
          <table:table-cell table:style-name="ce1051" table:number-columns-repeated="7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0"/>
          <table:table-cell table:style-name="ce1036" table:number-columns-repeated="2"/>
          <table:table-cell table:style-name="ce1038"/>
          <table:table-cell table:style-name="ce1049" table:number-columns-repeated="2"/>
          <table:table-cell table:style-name="ce1036"/>
          <table:table-cell office:value-type="string" calcext:value-type="string">
            <text:p>Tile 84</text:p>
          </table:table-cell>
          <table:table-cell table:number-columns-repeated="1007"/>
        </table:table-row>
        <table:table-row table:style-name="ro1" table:number-rows-repeated="2">
          <table:table-cell table:style-name="ce1043" table:number-columns-repeated="11"/>
          <table:table-cell table:style-name="ce1036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43" table:number-columns-repeated="1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1" table:number-columns-repeated="2"/>
          <table:table-cell table:style-name="ce1043" table:number-columns-repeated="10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7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4"/>
          <table:table-cell table:style-name="ce1048" table:number-columns-repeated="2"/>
          <table:table-cell table:style-name="ce1043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4"/>
          <table:table-cell table:style-name="ce1048" table:number-columns-repeated="3"/>
          <table:table-cell table:style-name="ce105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3"/>
          <table:table-cell table:style-name="ce1048" table:number-columns-repeated="6"/>
          <table:table-cell table:style-name="ce1036" table:number-columns-repeated="2"/>
          <table:table-cell table:number-columns-repeated="1008"/>
        </table:table-row>
        <table:table-row table:style-name="ro1" table:number-rows-repeated="3">
          <table:table-cell table:style-name="ce1051" table:number-columns-repeated="5"/>
          <table:table-cell table:style-name="ce1043" table:number-columns-repeated="3"/>
          <table:table-cell table:style-name="ce1048" table:number-columns-repeated="8"/>
          <table:table-cell table:number-columns-repeated="1008"/>
        </table:table-row>
        <table:table-row table:style-name="ro1">
          <table:table-cell table:style-name="ce1051" table:number-columns-repeated="4"/>
          <table:table-cell table:style-name="ce1043" table:number-columns-repeated="4"/>
          <table:table-cell table:style-name="ce1048" table:number-columns-repeated="8"/>
          <table:table-cell table:number-columns-repeated="1008"/>
        </table:table-row>
        <table:table-row table:style-name="ro1" table:number-rows-repeated="2">
          <table:table-cell table:style-name="ce1051" table:number-columns-repeated="4"/>
          <table:table-cell table:style-name="ce1043" table:number-columns-repeated="3"/>
          <table:table-cell table:style-name="ce1048" table:number-columns-repeated="9"/>
          <table:table-cell table:number-columns-repeated="1008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67" table:number-columns-repeated="17"/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85</text:p>
          </table:table-cell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48"/>
          <table:table-cell table:style-name="ce1036" table:number-columns-repeated="15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48" table:number-columns-repeated="2"/>
          <table:table-cell table:style-name="ce1036" table:number-columns-repeated="14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48" table:number-columns-repeated="3"/>
          <table:table-cell table:style-name="ce1036" table:number-columns-repeated="13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48" table:number-columns-repeated="4"/>
          <table:table-cell table:style-name="ce1036" table:number-columns-repeated="12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48" table:number-columns-repeated="5"/>
          <table:table-cell table:style-name="ce1036" table:number-columns-repeated="11"/>
          <table:table-cell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9"/>
          <table:table-cell table:style-name="ce1057" table:number-columns-repeated="13"/>
          <table:table-cell office:value-type="string" calcext:value-type="string">
            <text:p>Tile 8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9"/>
          <table:table-cell table:style-name="ce1057" table:number-columns-repeated="1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 table:number-columns-repeated="2"/>
          <table:table-cell table:style-name="ce1057" table:number-columns-repeated="12"/>
          <table:table-cell table:number-columns-repeated="1008"/>
        </table:table-row>
        <table:table-row table:style-name="ro1" table:number-rows-repeated="2">
          <table:table-cell table:style-name="ce1036" table:number-columns-repeated="3"/>
          <table:table-cell table:style-name="ce1039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 table:number-columns-repeated="2"/>
          <table:table-cell table:style-name="ce1057" table:number-columns-repeated="11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39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2"/>
          <table:table-cell table:style-name="ce1057" table:number-columns-repeated="10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39"/>
          <table:table-cell table:style-name="ce1057" table:number-columns-repeated="10"/>
          <table:table-cell table:number-columns-repeated="1008"/>
        </table:table-row>
        <table:table-row table:style-name="ro1" table:number-rows-repeated="3">
          <table:table-cell table:style-name="ce1036" table:number-columns-repeated="5"/>
          <table:table-cell table:style-name="ce1039"/>
          <table:table-cell table:style-name="ce1056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2"/>
          <table:table-cell table:style-name="ce1056" table:number-columns-repeated="2"/>
          <table:table-cell table:style-name="ce1057" table:number-columns-repeated="8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9"/>
          <table:table-cell table:style-name="ce1039" table:number-columns-repeated="3"/>
          <table:table-cell table:style-name="ce1057" table:number-columns-repeated="4"/>
          <table:table-cell office:value-type="string" calcext:value-type="string">
            <text:p>Tile 87</text:p>
          </table:table-cell>
          <table:table-cell table:number-columns-repeated="1007"/>
        </table:table-row>
        <table:table-row table:style-name="ro1">
          <table:table-cell table:style-name="ce1057" table:number-columns-repeated="8"/>
          <table:table-cell table:style-name="ce1039" table:number-columns-repeated="2"/>
          <table:table-cell table:style-name="ce1057" table:number-columns-repeated="6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7" table:number-columns-repeated="8"/>
          <table:table-cell table:number-columns-repeated="1008"/>
        </table:table-row>
        <table:table-row table:style-name="ro1" table:number-rows-repeated="4">
          <table:table-cell table:style-name="ce1057" table:number-columns-repeated="6"/>
          <table:table-cell table:style-name="ce1039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6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/>
          <table:table-cell table:style-name="ce1056" table:number-columns-repeated="2"/>
          <table:table-cell table:style-name="ce1057" table:number-columns-repeated="6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56" table:number-columns-repeated="2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/>
          <table:table-cell table:style-name="ce1056" table:number-columns-repeated="4"/>
          <table:table-cell table:style-name="ce1057" table:number-columns-repeated="2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 table:number-columns-repeated="2"/>
          <table:table-cell table:style-name="ce1056" table:number-columns-repeated="6"/>
          <table:table-cell table:number-columns-repeated="1008"/>
        </table:table-row>
        <table:table-row table:style-name="ro1">
          <table:table-cell table:style-name="ce1057" table:number-columns-repeated="9"/>
          <table:table-cell table:style-name="ce1039" table:number-columns-repeated="2"/>
          <table:table-cell table:style-name="ce105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4"/>
          <table:table-cell table:style-name="ce1039"/>
          <table:table-cell table:style-name="ce1056"/>
          <table:table-cell office:value-type="string" calcext:value-type="string">
            <text:p>Tile 88</text:p>
          </table:table-cell>
          <table:table-cell table:number-columns-repeated="1007"/>
        </table:table-row>
        <table:table-row table:style-name="ro1">
          <table:table-cell table:style-name="ce1057" table:number-columns-repeated="12"/>
          <table:table-cell table:style-name="ce1039" table:number-columns-repeated="2"/>
          <table:table-cell table:style-name="ce1056"/>
          <table:table-cell table:style-name="ce1057"/>
          <table:table-cell table:number-columns-repeated="1008"/>
        </table:table-row>
        <table:table-row table:style-name="ro1">
          <table:table-cell table:style-name="ce1057" table:number-columns-repeated="9"/>
          <table:table-cell table:style-name="Default"/>
          <table:table-cell table:style-name="ce1039" table:number-columns-repeated="2"/>
          <table:table-cell table:style-name="ce1056" table:number-columns-repeated="2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 table:number-columns-repeated="2"/>
          <table:table-cell table:style-name="ce1056" table:number-columns-repeated="2"/>
          <table:table-cell table:style-name="ce1057" table:number-columns-repeated="4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/>
          <table:table-cell table:style-name="ce1056" table:number-columns-repeated="2"/>
          <table:table-cell table:style-name="ce1057" table:number-columns-repeated="6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56" table:number-columns-repeated="3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56" table:number-columns-repeated="2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56" table:number-columns-repeated="3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56" table:number-columns-repeated="3"/>
          <table:table-cell table:style-name="ce1057" table:number-columns-repeated="10"/>
          <table:table-cell table:number-columns-repeated="1008"/>
        </table:table-row>
        <table:table-row table:style-name="ro1" table:number-rows-repeated="2">
          <table:table-cell table:style-name="ce1057" table:number-columns-repeated="2"/>
          <table:table-cell table:style-name="ce1056" table:number-columns-repeated="3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57"/>
          <table:table-cell table:style-name="ce1056" table:number-columns-repeated="4"/>
          <table:table-cell table:style-name="ce1057" table:number-columns-repeated="11"/>
          <table:table-cell table:number-columns-repeated="1008"/>
        </table:table-row>
        <table:table-row table:style-name="ro1" table:number-rows-repeated="2">
          <table:table-cell table:style-name="ce1056" table:number-columns-repeated="4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57" table:number-columns-repeated="1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9"/>
          <table:table-cell table:style-name="ce1057" table:number-columns-repeated="9"/>
          <table:table-cell table:style-name="ce1039"/>
          <table:table-cell table:style-name="ce1036" table:number-columns-repeated="5"/>
          <table:table-cell office:value-type="string" calcext:value-type="string">
            <text:p>Tile 89</text:p>
          </table:table-cell>
          <table:table-cell table:number-columns-repeated="1007"/>
        </table:table-row>
        <table:table-row table:style-name="ro1">
          <table:table-cell table:style-name="ce1057" table:number-columns-repeated="9"/>
          <table:table-cell table:style-name="ce1039" table:number-columns-repeated="2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57" table:number-columns-repeated="9"/>
          <table:table-cell table:style-name="ce103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 table:number-columns-repeated="2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style-name="ce1057" table:number-columns-repeated="8"/>
          <table:table-cell table:style-name="ce103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56"/>
          <table:table-cell table:style-name="ce1036" table:number-columns-repeated="6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56"/>
          <table:table-cell table:style-name="ce1036" table:number-columns-repeated="5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56"/>
          <table:table-cell table:style-name="ce1036" table:number-columns-repeated="4"/>
          <table:table-cell table:style-name="ce1039" table:number-columns-repeated="2"/>
          <table:table-cell table:style-name="ce1057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56"/>
          <table:table-cell table:style-name="ce1036" table:number-columns-repeated="2"/>
          <table:table-cell table:style-name="ce1039" table:number-columns-repeated="3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56" table:number-columns-repeated="2"/>
          <table:table-cell table:style-name="ce1039" table:number-columns-repeated="3"/>
          <table:table-cell table:style-name="ce1057" table:number-columns-repeated="4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56" table:number-columns-repeated="2"/>
          <table:table-cell table:style-name="ce1039"/>
          <table:table-cell table:style-name="ce1057" table:number-columns-repeated="6"/>
          <table:table-cell table:number-columns-repeated="1008"/>
        </table:table-row>
        <table:table-row table:style-name="ro1" table:number-rows-repeated="2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56"/>
          <table:table-cell table:style-name="ce1036" table:number-columns-repeated="10"/>
          <table:table-cell office:value-type="string" calcext:value-type="string">
            <text:p>Tile 8A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56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6" table:number-columns-repeated="3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 table:number-columns-repeated="2"/>
          <table:table-cell table:style-name="ce1056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 table:number-columns-repeated="3"/>
          <table:table-cell table:style-name="ce1056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 table:number-columns-repeated="4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2"/>
          <table:table-cell table:style-name="ce1057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2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9"/>
          <table:table-cell table:style-name="ce1057" table:number-columns-repeated="3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 table:number-rows-repeated="6">
          <table:table-cell table:style-name="ce1057" table:number-columns-repeated="4"/>
          <table:table-cell table:style-name="ce1039"/>
          <table:table-cell table:style-name="ce1036" table:number-columns-repeated="11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9"/>
          <table:table-cell table:style-name="ce1052" table:number-columns-repeated="7"/>
          <table:table-cell office:value-type="string" calcext:value-type="string">
            <text:p>Tile 8B</text:p>
          </table:table-cell>
          <table:table-cell table:number-columns-repeated="1007"/>
        </table:table-row>
        <table:table-row table:style-name="ro1">
          <table:table-cell table:style-name="ce1036" table:number-columns-repeated="10"/>
          <table:table-cell table:style-name="ce1052" table:number-columns-repeated="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2" table:number-columns-repeated="5"/>
          <table:table-cell table:number-columns-repeated="1008"/>
        </table:table-row>
        <table:table-row table:style-name="ro1">
          <table:table-cell table:style-name="ce1036" table:number-columns-repeated="12"/>
          <table:table-cell table:style-name="ce1052" table:number-columns-repeated="3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52"/>
          <table:table-cell table:style-name="ce1043"/>
          <table:table-cell table:style-name="ce1052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52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3"/>
          <table:table-cell table:style-name="ce1052" table:number-columns-repeated="3"/>
          <table:table-cell table:number-columns-repeated="1008"/>
        </table:table-row>
        <table:table-row table:style-name="ro1">
          <table:table-cell table:style-name="ce1036" table:number-columns-repeated="12"/>
          <table:table-cell table:style-name="ce1052" table:number-columns-repeated="4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2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2" table:number-columns-repeated="3"/>
          <table:table-cell table:style-name="ce1036" table:number-columns-repeated="2"/>
          <table:table-cell table:number-columns-repeated="1008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2" table:number-columns-repeated="16"/>
          <table:table-cell office:value-type="string" calcext:value-type="string">
            <text:p>Tile 8C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43"/>
          <table:table-cell table:style-name="ce1052" table:number-columns-repeated="15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43"/>
          <table:table-cell table:style-name="ce1052" table:number-columns-repeated="15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52" table:number-columns-repeated="1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52" table:number-columns-repeated="16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52" table:number-columns-repeated="16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52" table:number-columns-repeated="16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52" table:number-columns-repeated="16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52"/>
          <table:table-cell table:style-name="ce1036" table:number-columns-repeated="13"/>
          <table:table-cell table:style-name="ce1052" table:number-columns-repeated="2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2" table:number-columns-repeated="7"/>
          <table:table-cell table:style-name="ce1043"/>
          <table:table-cell table:style-name="ce1048" table:number-columns-repeated="8"/>
          <table:table-cell office:value-type="string" calcext:value-type="string">
            <text:p>Tile 8D</text:p>
          </table:table-cell>
          <table:table-cell table:number-columns-repeated="1007"/>
        </table:table-row>
        <table:table-row table:style-name="ro1">
          <table:table-cell table:style-name="ce1052" table:number-columns-repeated="7"/>
          <table:table-cell table:style-name="ce1043"/>
          <table:table-cell table:style-name="ce1048" table:number-columns-repeated="8"/>
          <table:table-cell table:number-columns-repeated="1008"/>
        </table:table-row>
        <table:table-row table:style-name="ro1" table:number-rows-repeated="3">
          <table:table-cell table:style-name="ce1052" table:number-columns-repeated="8"/>
          <table:table-cell table:style-name="ce1043"/>
          <table:table-cell table:style-name="ce1048" table:number-columns-repeated="7"/>
          <table:table-cell table:number-columns-repeated="1008"/>
        </table:table-row>
        <table:table-row table:style-name="ro1" table:number-rows-repeated="3">
          <table:table-cell table:style-name="ce1052" table:number-columns-repeated="7"/>
          <table:table-cell table:style-name="ce1043"/>
          <table:table-cell table:style-name="ce1048" table:number-columns-repeated="8"/>
          <table:table-cell table:number-columns-repeated="1008"/>
        </table:table-row>
        <table:table-row table:style-name="ro1">
          <table:table-cell table:style-name="ce1052" table:number-columns-repeated="3"/>
          <table:table-cell table:style-name="ce1036" table:number-columns-repeated="4"/>
          <table:table-cell table:style-name="ce1048" table:number-columns-repeated="9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8" table:number-columns-repeated="9"/>
          <table:table-cell table:number-columns-repeated="1008"/>
        </table:table-row>
        <table:table-row table:style-name="ro1" table:number-rows-repeated="2">
          <table:table-cell table:style-name="ce1036" table:number-columns-repeated="8"/>
          <table:table-cell table:style-name="ce1048" table:number-columns-repeated="8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54"/>
          <table:table-cell table:style-name="ce1043" table:number-columns-repeated="2"/>
          <table:table-cell table:style-name="ce1051" table:number-columns-repeated="9"/>
          <table:table-cell table:style-name="ce1048"/>
          <table:table-cell office:value-type="string" calcext:value-type="string">
            <text:p>Tile 8E</text:p>
          </table:table-cell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54"/>
          <table:table-cell table:style-name="ce1043" table:number-columns-repeated="2"/>
          <table:table-cell table:style-name="ce1051" table:number-columns-repeated="9"/>
          <table:table-cell table:style-name="ce1048"/>
          <table:table-cell table:number-columns-repeated="1008"/>
        </table:table-row>
        <table:table-row table:style-name="ro1" table:number-rows-repeated="4">
          <table:table-cell table:style-name="ce1048" table:number-columns-repeated="3"/>
          <table:table-cell table:style-name="ce1054"/>
          <table:table-cell table:style-name="ce1043" table:number-columns-repeated="2"/>
          <table:table-cell table:style-name="ce1051" table:number-columns-repeated="10"/>
          <table:table-cell table:number-columns-repeated="1008"/>
        </table:table-row>
        <table:table-row table:style-name="ro1" table:number-rows-repeated="5">
          <table:table-cell table:style-name="ce1048" table:number-columns-repeated="4"/>
          <table:table-cell table:style-name="ce1043" table:number-columns-repeated="2"/>
          <table:table-cell table:style-name="ce1051" table:number-columns-repeated="10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 table:number-columns-repeated="2"/>
          <table:table-cell table:style-name="ce1051" table:number-columns-repeated="11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2"/>
          <table:table-cell table:style-name="ce1051" table:number-columns-repeated="11"/>
          <table:table-cell table:number-columns-repeated="1008"/>
        </table:table-row>
        <table:table-row table:style-name="ro1" table:number-rows-repeated="3">
          <table:table-cell table:style-name="ce1036" table:number-columns-repeated="5"/>
          <table:table-cell table:style-name="ce1051" table:number-columns-repeated="11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 table:number-columns-repeated="9"/>
          <table:table-cell table:style-name="ce1051" table:number-columns-repeated="7"/>
          <table:table-cell office:value-type="string" calcext:value-type="string">
            <text:p>Tile 8F</text:p>
          </table:table-cell>
          <table:table-cell table:number-columns-repeated="1007"/>
        </table:table-row>
        <table:table-row table:style-name="ro1" table:number-rows-repeated="2">
          <table:table-cell table:style-name="ce1048" table:number-columns-repeated="8"/>
          <table:table-cell table:style-name="ce1051" table:number-columns-repeated="8"/>
          <table:table-cell table:number-columns-repeated="1008"/>
        </table:table-row>
        <table:table-row table:style-name="ro1" table:number-rows-repeated="2">
          <table:table-cell table:style-name="ce1048" table:number-columns-repeated="7"/>
          <table:table-cell table:style-name="ce1051" table:number-columns-repeated="9"/>
          <table:table-cell table:number-columns-repeated="1008"/>
        </table:table-row>
        <table:table-row table:style-name="ro1" table:number-rows-repeated="2">
          <table:table-cell table:style-name="ce1051"/>
          <table:table-cell table:style-name="ce1048" table:number-columns-repeated="6"/>
          <table:table-cell table:style-name="ce1051" table:number-columns-repeated="9"/>
          <table:table-cell table:number-columns-repeated="1008"/>
        </table:table-row>
        <table:table-row table:style-name="ro1">
          <table:table-cell table:style-name="ce1051" table:number-columns-repeated="2"/>
          <table:table-cell table:style-name="ce1048" table:number-columns-repeated="4"/>
          <table:table-cell table:style-name="ce1051" table:number-columns-repeated="10"/>
          <table:table-cell table:number-columns-repeated="1008"/>
        </table:table-row>
        <table:table-row table:style-name="ro1" table:number-rows-repeated="2">
          <table:table-cell table:style-name="ce1051" table:number-columns-repeated="2"/>
          <table:table-cell table:style-name="ce1048" table:number-columns-repeated="3"/>
          <table:table-cell table:style-name="ce1051" table:number-columns-repeated="11"/>
          <table:table-cell table:number-columns-repeated="1008"/>
        </table:table-row>
        <table:table-row table:style-name="ro1" table:number-rows-repeated="2">
          <table:table-cell table:style-name="ce1051" table:number-columns-repeated="2"/>
          <table:table-cell table:style-name="ce1048" table:number-columns-repeated="2"/>
          <table:table-cell table:style-name="ce1043"/>
          <table:table-cell table:style-name="ce1051" table:number-columns-repeated="11"/>
          <table:table-cell table:number-columns-repeated="1008"/>
        </table:table-row>
        <table:table-row table:style-name="ro1">
          <table:table-cell table:style-name="ce1051" table:number-columns-repeated="3"/>
          <table:table-cell table:style-name="ce1043" table:number-columns-repeated="2"/>
          <table:table-cell table:style-name="ce1051" table:number-columns-repeated="11"/>
          <table:table-cell table:number-columns-repeated="1008"/>
        </table:table-row>
        <table:table-row table:style-name="ro1" table:number-rows-repeated="3">
          <table:table-cell table:style-name="ce1051" table:number-columns-repeated="4"/>
          <table:table-cell table:style-name="ce1043"/>
          <table:table-cell table:style-name="ce1051" table:number-columns-repeated="11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51" table:number-columns-repeated="4"/>
          <table:table-cell table:style-name="ce1043" table:number-columns-repeated="4"/>
          <table:table-cell table:style-name="ce1048" table:number-columns-repeated="8"/>
          <table:table-cell office:value-type="string" calcext:value-type="string">
            <text:p>Tile 90</text:p>
          </table:table-cell>
          <table:table-cell table:number-columns-repeated="1007"/>
        </table:table-row>
        <table:table-row table:style-name="ro1" table:number-rows-repeated="7">
          <table:table-cell table:style-name="ce1051" table:number-columns-repeated="4"/>
          <table:table-cell table:style-name="ce1043" table:number-columns-repeated="4"/>
          <table:table-cell table:style-name="ce1048" table:number-columns-repeated="8"/>
          <table:table-cell table:number-columns-repeated="1008"/>
        </table:table-row>
        <table:table-row table:style-name="ro1">
          <table:table-cell table:style-name="ce1051" table:number-columns-repeated="4"/>
          <table:table-cell table:style-name="ce1043" table:number-columns-repeated="4"/>
          <table:table-cell table:style-name="ce1048" table:number-columns-repeated="2"/>
          <table:table-cell table:style-name="ce1043" table:number-columns-repeated="2"/>
          <table:table-cell table:style-name="ce1048" table:number-columns-repeated="4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4"/>
          <table:table-cell table:style-name="ce1048"/>
          <table:table-cell table:style-name="ce1043" table:number-columns-repeated="4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51" table:number-columns-repeated="6"/>
          <table:table-cell table:style-name="ce1043" table:number-columns-repeated="9"/>
          <table:table-cell table:style-name="ce1048"/>
          <table:table-cell table:number-columns-repeated="1008"/>
        </table:table-row>
        <table:table-row table:style-name="ro1">
          <table:table-cell table:style-name="ce1051" table:number-columns-repeated="6"/>
          <table:table-cell table:style-name="ce1043" table:number-columns-repeated="10"/>
          <table:table-cell table:number-columns-repeated="1008"/>
        </table:table-row>
        <table:table-row table:style-name="ro1">
          <table:table-cell table:style-name="ce1051" table:number-columns-repeated="7"/>
          <table:table-cell table:style-name="ce1043" table:number-columns-repeated="9"/>
          <table:table-cell table:number-columns-repeated="1008"/>
        </table:table-row>
        <table:table-row table:style-name="ro1" table:number-rows-repeated="2">
          <table:table-cell table:style-name="ce1051" table:number-columns-repeated="9"/>
          <table:table-cell table:style-name="ce1043" table:number-columns-repeated="7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/>
          <table:table-cell table:style-name="ce1054"/>
          <table:table-cell table:style-name="ce1048" table:number-columns-repeated="4"/>
          <table:table-cell table:style-name="ce1036" table:number-columns-repeated="10"/>
          <table:table-cell office:value-type="string" calcext:value-type="string">
            <text:p>Tile 91</text:p>
          </table:table-cell>
          <table:table-cell table:number-columns-repeated="1007"/>
        </table:table-row>
        <table:table-row table:style-name="ro1">
          <table:table-cell table:style-name="ce1048"/>
          <table:table-cell table:style-name="ce1054"/>
          <table:table-cell table:style-name="ce1048" table:number-columns-repeated="5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48"/>
          <table:table-cell table:style-name="ce1054"/>
          <table:table-cell table:style-name="ce1048" table:number-columns-repeated="4"/>
          <table:table-cell table:style-name="ce1043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48"/>
          <table:table-cell table:style-name="ce1054"/>
          <table:table-cell table:style-name="ce1048" table:number-columns-repeated="3"/>
          <table:table-cell table:style-name="ce1043"/>
          <table:table-cell table:style-name="ce1052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8"/>
          <table:table-cell table:style-name="ce1054"/>
          <table:table-cell table:style-name="ce1048" table:number-columns-repeated="2"/>
          <table:table-cell table:style-name="ce1043"/>
          <table:table-cell table:style-name="ce1052" table:number-columns-repeated="5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8"/>
          <table:table-cell table:style-name="ce1054"/>
          <table:table-cell table:style-name="ce1048" table:number-columns-repeated="2"/>
          <table:table-cell table:style-name="ce1043"/>
          <table:table-cell table:style-name="ce1052" table:number-columns-repeated="6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48"/>
          <table:table-cell table:style-name="ce1054"/>
          <table:table-cell table:style-name="ce1048"/>
          <table:table-cell table:style-name="ce1043"/>
          <table:table-cell table:style-name="ce1052" table:number-columns-repeated="8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48" table:number-columns-repeated="2"/>
          <table:table-cell table:style-name="ce1043"/>
          <table:table-cell table:style-name="ce1052" table:number-columns-repeated="10"/>
          <table:table-cell table:style-name="ce1036" table:number-columns-repeated="3"/>
          <table:table-cell table:number-columns-repeated="1008"/>
        </table:table-row>
        <table:table-row table:style-name="ro1" table:number-rows-repeated="3">
          <table:table-cell table:style-name="ce1048"/>
          <table:table-cell table:style-name="ce1043"/>
          <table:table-cell table:style-name="ce1052" table:number-columns-repeated="11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52" table:number-columns-repeated="1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2" table:number-columns-repeated="9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 office:value-type="string" calcext:value-type="string">
            <text:p>Tile 92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4"/>
          <table:table-cell table:style-name="ce1057" table:number-columns-repeated="7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4"/>
          <table:table-cell table:style-name="ce1057" table:number-columns-repeated="7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5"/>
          <table:table-cell table:style-name="ce1057" table:number-columns-repeated="6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 table:number-columns-repeated="2"/>
          <table:table-cell table:style-name="ce1056" table:number-columns-repeated="4"/>
          <table:table-cell table:style-name="ce1057" table:number-columns-repeated="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39"/>
          <table:table-cell table:style-name="ce1056" table:number-columns-repeated="5"/>
          <table:table-cell table:style-name="ce1057" table:number-columns-repeated="5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39"/>
          <table:table-cell table:style-name="ce1056" table:number-columns-repeated="5"/>
          <table:table-cell table:style-name="ce1057" table:number-columns-repeated="5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39"/>
          <table:table-cell table:style-name="ce1056" table:number-columns-repeated="5"/>
          <table:table-cell table:style-name="ce1039"/>
          <table:table-cell table:style-name="ce1057" table:number-columns-repeated="4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56" table:number-columns-repeated="6"/>
          <table:table-cell table:style-name="ce1039"/>
          <table:table-cell table:style-name="ce1057" table:number-columns-repeated="4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56" table:number-columns-repeated="6"/>
          <table:table-cell table:style-name="ce1039"/>
          <table:table-cell table:style-name="ce1057" table:number-columns-repeated="4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56" table:number-columns-repeated="7"/>
          <table:table-cell table:style-name="ce1039"/>
          <table:table-cell table:style-name="ce1057" table:number-columns-repeated="3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56" table:number-columns-repeated="7"/>
          <table:table-cell table:style-name="ce1039"/>
          <table:table-cell table:style-name="ce1057" table:number-columns-repeated="3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2"/>
          <table:table-cell table:style-name="ce1039" table:number-columns-repeated="4"/>
          <table:table-cell office:value-type="string" calcext:value-type="string">
            <text:p>Tile 93</text:p>
          </table:table-cell>
          <table:table-cell table:number-columns-repeated="1007"/>
        </table:table-row>
        <table:table-row table:style-name="ro1" table:number-rows-repeated="15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94</text:p>
          </table:table-cell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Alt: PO 7 (opaque black)</text:p>
          </table:table-cell>
          <table:table-cell table:number-columns-repeated="1007"/>
        </table:table-row>
        <table:table-row table:style-name="ro1" table:number-rows-repeated="14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3"/>
          <table:table-cell table:style-name="ce1036" table:number-columns-repeated="8"/>
          <table:table-cell office:value-type="string" calcext:value-type="string">
            <text:p>Tile 95: apple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6"/>
          <table:table-cell table:style-name="ce1059"/>
          <table:table-cell table:style-name="ce1038" table:number-columns-repeated="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3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5" table:number-columns-repeated="3"/>
          <table:table-cell table:style-name="ce1048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5" table:number-columns-repeated="5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3"/>
          <table:table-cell table:style-name="ce1048" table:number-columns-repeated="2"/>
          <table:table-cell table:style-name="ce1045" table:number-columns-repeated="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3"/>
          <table:table-cell table:style-name="ce1054"/>
          <table:table-cell table:style-name="ce1048"/>
          <table:table-cell table:style-name="ce1045" table:number-columns-repeated="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4"/>
          <table:table-cell table:style-name="ce1048" table:number-columns-repeated="2"/>
          <table:table-cell table:style-name="ce1045" table:number-columns-repeated="6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4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46"/>
          <table:table-cell table:style-name="ce105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6"/>
          <table:table-cell table:style-name="ce1045" table:number-columns-repeated="9"/>
          <table:table-cell table:style-name="ce1046" table:number-columns-repeated="2"/>
          <table:table-cell table:style-name="ce105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5" table:number-columns-repeated="7"/>
          <table:table-cell table:style-name="ce1046" table:number-columns-repeated="2"/>
          <table:table-cell table:style-name="ce105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5" table:number-columns-repeated="5"/>
          <table:table-cell table:style-name="ce1046" table:number-columns-repeated="3"/>
          <table:table-cell table:style-name="ce105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 table:number-columns-repeated="7"/>
          <table:table-cell table:style-name="ce1051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 table:number-columns-repeated="3"/>
          <table:table-cell table:style-name="ce1051" table:number-columns-repeated="4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4"/>
          <table:table-cell table:style-name="ce1039"/>
          <table:table-cell table:style-name="ce1036" table:number-columns-repeated="11"/>
          <table:table-cell office:value-type="string" calcext:value-type="string">
            <text:p>Tile 96</text:p>
          </table:table-cell>
          <table:table-cell table:number-columns-repeated="1007"/>
        </table:table-row>
        <table:table-row table:style-name="ro1" table:number-rows-repeated="4">
          <table:table-cell table:style-name="ce1057" table:number-columns-repeated="4"/>
          <table:table-cell table:style-name="ce1039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2"/>
          <table:table-cell table:style-name="ce1036" table:number-columns-repeated="11"/>
          <table:table-cell table:number-columns-repeated="1008"/>
        </table:table-row>
        <table:table-row table:style-name="ro1" table:number-rows-repeated="2">
          <table:table-cell table:style-name="ce1057" table:number-columns-repeated="3"/>
          <table:table-cell table:style-name="ce1039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2"/>
          <table:table-cell table:style-name="ce1036" table:number-columns-repeated="12"/>
          <table:table-cell table:number-columns-repeated="1008"/>
        </table:table-row>
        <table:table-row table:style-name="ro1" table:number-rows-repeated="5">
          <table:table-cell table:style-name="ce1057" table:number-columns-repeated="2"/>
          <table:table-cell table:style-name="ce1039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57"/>
          <table:table-cell table:style-name="ce1039" table:number-columns-repeated="2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57"/>
          <table:table-cell table:style-name="ce1039"/>
          <table:table-cell table:style-name="ce1036" table:number-columns-repeated="1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51" table:number-columns-repeated="10"/>
          <table:table-cell office:value-type="string" calcext:value-type="string">
            <text:p>Tile 97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6"/>
          <table:table-cell table:style-name="ce1051" table:number-columns-repeated="10"/>
          <table:table-cell table:number-columns-repeated="1008"/>
        </table:table-row>
        <table:table-row table:style-name="ro1" table:number-rows-repeated="5">
          <table:table-cell table:style-name="ce1036" table:number-columns-repeated="7"/>
          <table:table-cell table:style-name="ce1051" table:number-columns-repeated="9"/>
          <table:table-cell table:number-columns-repeated="1008"/>
        </table:table-row>
        <table:table-row table:style-name="ro1" table:number-rows-repeated="4">
          <table:table-cell table:style-name="ce1036" table:number-columns-repeated="8"/>
          <table:table-cell table:style-name="ce1051" table:number-columns-repeated="8"/>
          <table:table-cell table:number-columns-repeated="1008"/>
        </table:table-row>
        <table:table-row table:style-name="ro1" table:number-rows-repeated="2">
          <table:table-cell table:style-name="ce1036" table:number-columns-repeated="9"/>
          <table:table-cell table:style-name="ce1051" table:number-columns-repeated="7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1" table:number-columns-repeated="4"/>
          <table:table-cell table:style-name="ce1043"/>
          <table:table-cell table:style-name="ce1051" table:number-columns-repeated="11"/>
          <table:table-cell office:value-type="string" calcext:value-type="string">
            <text:p>Tile 98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51" table:number-columns-repeated="4"/>
          <table:table-cell table:style-name="ce1043"/>
          <table:table-cell table:style-name="ce1051" table:number-columns-repeated="11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51" table:number-columns-repeated="7"/>
          <table:table-cell table:style-name="ce1043"/>
          <table:table-cell table:style-name="ce1051" table:number-columns-repeated="8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51" table:number-columns-repeated="7"/>
          <table:table-cell table:style-name="ce1043"/>
          <table:table-cell table:style-name="ce1051" table:number-columns-repeated="8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51" table:number-columns-repeated="7"/>
          <table:table-cell table:style-name="ce1043"/>
          <table:table-cell table:style-name="ce1051" table:number-columns-repeated="8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1" table:number-columns-repeated="9"/>
          <table:table-cell table:style-name="ce1043" table:number-columns-repeated="7"/>
          <table:table-cell office:value-type="string" calcext:value-type="string">
            <text:p>Tile 99</text:p>
          </table:table-cell>
          <table:table-cell table:number-columns-repeated="1007"/>
        </table:table-row>
        <table:table-row table:style-name="ro1" table:number-rows-repeated="4">
          <table:table-cell table:style-name="ce1051" table:number-columns-repeated="10"/>
          <table:table-cell table:style-name="ce1043" table:number-columns-repeated="6"/>
          <table:table-cell table:number-columns-repeated="1008"/>
        </table:table-row>
        <table:table-row table:style-name="ro1" table:number-rows-repeated="2">
          <table:table-cell table:style-name="ce1051" table:number-columns-repeated="11"/>
          <table:table-cell table:style-name="ce1043" table:number-columns-repeated="5"/>
          <table:table-cell table:number-columns-repeated="1008"/>
        </table:table-row>
        <table:table-row table:style-name="ro1" table:number-rows-repeated="2">
          <table:table-cell table:style-name="ce1051" table:number-columns-repeated="12"/>
          <table:table-cell table:style-name="ce1043" table:number-columns-repeated="4"/>
          <table:table-cell table:number-columns-repeated="1008"/>
        </table:table-row>
        <table:table-row table:style-name="ro1" table:number-rows-repeated="2">
          <table:table-cell table:style-name="ce1051" table:number-columns-repeated="13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51" table:number-columns-repeated="14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51" table:number-columns-repeated="14"/>
          <table:table-cell table:style-name="ce1043"/>
          <table:table-cell table:style-name="ce1036"/>
          <table:table-cell table:number-columns-repeated="1008"/>
        </table:table-row>
        <table:table-row table:style-name="ro1" table:number-rows-repeated="3">
          <table:table-cell table:style-name="ce1051" table:number-columns-repeated="15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52" table:number-columns-repeated="9"/>
          <table:table-cell table:style-name="ce1036" table:number-columns-repeated="4"/>
          <table:table-cell office:value-type="string" calcext:value-type="string">
            <text:p>Tile 9A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3"/>
          <table:table-cell table:style-name="ce1052" table:number-columns-repeated="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2" table:number-columns-repeated="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2" table:number-columns-repeated="9"/>
          <table:table-cell table:style-name="ce1036" table:number-columns-repeated="5"/>
          <table:table-cell table:number-columns-repeated="1008"/>
        </table:table-row>
        <table:table-row table:style-name="ro1" table:number-rows-repeated="3">
          <table:table-cell table:style-name="ce1036" table:number-columns-repeated="2"/>
          <table:table-cell table:style-name="ce1052" table:number-columns-repeated="10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11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12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52" table:number-columns-repeated="1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56" table:number-columns-repeated="7"/>
          <table:table-cell table:style-name="ce1039"/>
          <table:table-cell table:style-name="ce1057" table:number-columns-repeated="3"/>
          <table:table-cell office:value-type="string" calcext:value-type="string">
            <text:p>Tile 9B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56" table:number-columns-repeated="7"/>
          <table:table-cell table:style-name="ce1039"/>
          <table:table-cell table:style-name="ce1057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6"/>
          <table:table-cell table:style-name="ce1056" table:number-columns-repeated="7"/>
          <table:table-cell table:style-name="ce1039"/>
          <table:table-cell table:style-name="ce1057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6"/>
          <table:table-cell table:style-name="ce1056" table:number-columns-repeated="7"/>
          <table:table-cell table:style-name="ce1039" table:number-columns-repeated="2"/>
          <table:table-cell table:style-name="ce1057"/>
          <table:table-cell table:number-columns-repeated="1008"/>
        </table:table-row>
        <table:table-row table:style-name="ro1" table:number-rows-repeated="2">
          <table:table-cell table:style-name="ce1036" table:number-columns-repeated="7"/>
          <table:table-cell table:style-name="ce1056" table:number-columns-repeated="7"/>
          <table:table-cell table:style-name="ce1039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8"/>
          <table:table-cell table:style-name="ce1056" table:number-columns-repeated="7"/>
          <table:table-cell table:style-name="ce1039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56" table:number-columns-repeated="8"/>
          <table:table-cell table:number-columns-repeated="1008"/>
        </table:table-row>
        <table:table-row table:style-name="ro1" table:number-rows-repeated="2">
          <table:table-cell table:style-name="ce1036" table:number-columns-repeated="9"/>
          <table:table-cell table:style-name="ce1056" table:number-columns-repeated="7"/>
          <table:table-cell table:number-columns-repeated="1008"/>
        </table:table-row>
        <table:table-row table:style-name="ro1" table:number-rows-repeated="2">
          <table:table-cell table:style-name="ce1036" table:number-columns-repeated="10"/>
          <table:table-cell table:style-name="ce1056" table:number-columns-repeated="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9C</text:p>
          </table:table-cell>
          <table:table-cell table:number-columns-repeated="1007"/>
        </table:table-row>
        <table:table-row table:style-name="ro1" table:number-rows-repeated="6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39"/>
          <table:table-cell table:style-name="ce1057" table:number-columns-repeated="15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14"/>
          <table:table-cell table:number-columns-repeated="1008"/>
        </table:table-row>
        <table:table-row table:style-name="ro1">
          <table:table-cell table:style-name="ce1039" table:number-columns-repeated="3"/>
          <table:table-cell table:style-name="ce1057" table:number-columns-repeated="13"/>
          <table:table-cell table:number-columns-repeated="1008"/>
        </table:table-row>
        <table:table-row table:style-name="ro1">
          <table:table-cell table:style-name="ce1039" table:number-columns-repeated="4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9" table:number-columns-repeated="5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56"/>
          <table:table-cell table:style-name="ce1039" table:number-columns-repeated="6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39" table:number-columns-repeated="7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6" table:number-columns-repeated="4"/>
          <table:table-cell table:style-name="ce1039" table:number-columns-repeated="7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56" table:number-columns-repeated="6"/>
          <table:table-cell table:style-name="ce1039" table:number-columns-repeated="8"/>
          <table:table-cell table:style-name="ce1057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9D</text:p>
          </table:table-cell>
          <table:table-cell table:number-columns-repeated="1007"/>
        </table:table-row>
        <table:table-row table:style-name="ro1" table:number-rows-repeated="14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9E</text:p>
          </table:table-cell>
          <table:table-cell table:number-columns-repeated="1007"/>
        </table:table-row>
        <table:table-row table:style-name="ro1">
          <table:table-cell table:style-name="ce1057" table:number-columns-repeated="15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13"/>
          <table:table-cell table:style-name="ce1039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57" table:number-columns-repeated="13"/>
          <table:table-cell table:style-name="ce103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/>
          <table:table-cell table:style-name="ce1036" table:number-columns-repeated="2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/>
          <table:table-cell table:style-name="ce1036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3"/>
          <table:table-cell table:style-name="ce1057"/>
          <table:table-cell table:number-columns-repeated="1008"/>
        </table:table-row>
        <table:table-row table:style-name="ro1" table:number-rows-repeated="6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39" table:number-columns-repeated="3"/>
          <table:table-cell table:style-name="ce1057" table:number-columns-repeated="11"/>
          <table:table-cell table:style-name="ce1039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9" table:number-columns-repeated="2"/>
          <table:table-cell table:style-name="ce1036" table:number-columns-repeated="4"/>
          <table:table-cell table:style-name="ce1039" table:number-columns-repeated="2"/>
          <table:table-cell table:style-name="ce1036" table:number-columns-repeated="8"/>
          <table:table-cell office:value-type="string" calcext:value-type="string">
            <text:p>Tile 9F</text:p>
          </table:table-cell>
          <table:table-cell table:number-columns-repeated="1007"/>
        </table:table-row>
        <table:table-row table:style-name="ro1">
          <table:table-cell table:style-name="ce1039"/>
          <table:table-cell table:style-name="ce1036" table:number-columns-repeated="4"/>
          <table:table-cell table:style-name="ce1039" table:number-columns-repeated="3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4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 table:number-columns-repeated="5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 table:number-columns-repeated="2"/>
          <table:table-cell table:style-name="ce1057" table:number-columns-repeated="2"/>
          <table:table-cell table:style-name="ce1039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2"/>
          <table:table-cell table:style-name="ce1057" table:number-columns-repeated="3"/>
          <table:table-cell table:style-name="ce1039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4"/>
          <table:table-cell table:style-name="ce1039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36" table:number-columns-repeated="10"/>
          <table:table-cell/>
          <table:table-cell office:value-type="string" calcext:value-type="string">
            <text:p><text:s/></text:p>
          </table:table-cell>
          <table:table-cell table:number-columns-repeated="1006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2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2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57"/>
          <table:table-cell table:style-name="ce1039" table:number-columns-repeated="2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36" table:number-columns-repeated="14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A0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 table:number-columns-repeated="8"/>
          <table:table-cell table:style-name="ce1059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10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 table:number-columns-repeated="11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12"/>
          <table:table-cell table:number-columns-repeated="1008"/>
        </table:table-row>
        <table:table-row table:style-name="ro1" table:number-rows-repeated="2">
          <table:table-cell table:style-name="ce1036" table:number-columns-repeated="3"/>
          <table:table-cell table:style-name="ce1043" table:number-columns-repeated="13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43" table:number-columns-repeated="14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15"/>
          <table:table-cell table:number-columns-repeated="1008"/>
        </table:table-row>
        <table:table-row table:style-name="ro1" table:number-rows-repeated="2">
          <table:table-cell table:style-name="ce1043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8"/>
          <table:table-cell table:style-name="ce1051" table:number-columns-repeated="8"/>
          <table:table-cell office:value-type="string" calcext:value-type="string">
            <text:p>Tile A1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8"/>
          <table:table-cell table:style-name="ce1051" table:number-columns-repeated="8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1" table:number-columns-repeated="7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51" table:number-columns-repeated="6"/>
          <table:table-cell table:number-columns-repeated="1008"/>
        </table:table-row>
        <table:table-row table:style-name="ro1">
          <table:table-cell table:style-name="ce1043" table:number-columns-repeated="12"/>
          <table:table-cell table:style-name="ce1051" table:number-columns-repeated="4"/>
          <table:table-cell table:number-columns-repeated="1008"/>
        </table:table-row>
        <table:table-row table:style-name="ro1">
          <table:table-cell table:style-name="ce1043" table:number-columns-repeated="13"/>
          <table:table-cell table:style-name="ce1051" table:number-columns-repeated="3"/>
          <table:table-cell table:number-columns-repeated="1008"/>
        </table:table-row>
        <table:table-row table:style-name="ro1" table:number-rows-repeated="9">
          <table:table-cell table:style-name="ce1043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 office:value-type="string" calcext:value-type="string">
            <text:p>Tile A2</text:p>
          </table:table-cell>
          <table:table-cell table:number-columns-repeated="1007"/>
        </table:table-row>
        <table:table-row table:style-name="ro1" table:number-rows-repeated="2">
          <table:table-cell table:style-name="ce1051" table:number-columns-repeated="7"/>
          <table:table-cell table:style-name="ce1043"/>
          <table:table-cell table:style-name="ce1051" table:number-columns-repeated="8"/>
          <table:table-cell table:number-columns-repeated="1008"/>
        </table:table-row>
        <table:table-row table:style-name="ro1" table:number-rows-repeated="3">
          <table:table-cell table:style-name="ce1051" table:number-columns-repeated="8"/>
          <table:table-cell table:style-name="ce1043"/>
          <table:table-cell table:style-name="ce1051" table:number-columns-repeated="7"/>
          <table:table-cell table:number-columns-repeated="1008"/>
        </table:table-row>
        <table:table-row table:style-name="ro1" table:number-rows-repeated="2">
          <table:table-cell table:style-name="ce1051" table:number-columns-repeated="9"/>
          <table:table-cell table:style-name="ce1043"/>
          <table:table-cell table:style-name="ce1051" table:number-columns-repeated="6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51" table:number-columns-repeated="7"/>
          <table:table-cell table:style-name="ce1043"/>
          <table:table-cell table:style-name="ce1051" table:number-columns-repeated="6"/>
          <table:table-cell table:number-columns-repeated="1008"/>
        </table:table-row>
        <table:table-row table:style-name="ro1" table:number-rows-repeated="7">
          <table:table-cell table:style-name="ce1043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1" table:number-columns-repeated="15"/>
          <table:table-cell table:style-name="ce1052"/>
          <table:table-cell office:value-type="string" calcext:value-type="string">
            <text:p>Tile A3</text:p>
          </table:table-cell>
          <table:table-cell table:number-columns-repeated="1007"/>
        </table:table-row>
        <table:table-row table:style-name="ro1" table:number-rows-repeated="2">
          <table:table-cell table:style-name="ce1051" table:number-columns-repeated="14"/>
          <table:table-cell table:style-name="ce1052" table:number-columns-repeated="2"/>
          <table:table-cell table:number-columns-repeated="1008"/>
        </table:table-row>
        <table:table-row table:style-name="ro1">
          <table:table-cell table:style-name="ce1051" table:number-columns-repeated="13"/>
          <table:table-cell table:style-name="ce1043"/>
          <table:table-cell table:style-name="ce1052" table:number-columns-repeated="2"/>
          <table:table-cell table:number-columns-repeated="1008"/>
        </table:table-row>
        <table:table-row table:style-name="ro1">
          <table:table-cell table:style-name="ce1051" table:number-columns-repeated="11"/>
          <table:table-cell table:style-name="ce1043" table:number-columns-repeated="4"/>
          <table:table-cell table:style-name="ce1052"/>
          <table:table-cell table:number-columns-repeated="1008"/>
        </table:table-row>
        <table:table-row table:style-name="ro1">
          <table:table-cell table:style-name="ce1051" table:number-columns-repeated="9"/>
          <table:table-cell table:style-name="ce1043" table:number-columns-repeated="5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1" table:number-columns-repeated="6"/>
          <table:table-cell table:style-name="ce1043" table:number-columns-repeated="8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1" table:number-columns-repeated="3"/>
          <table:table-cell table:style-name="ce1043" table:number-columns-repeated="11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43" table:number-columns-repeated="14"/>
          <table:table-cell table:style-name="ce1036" table:number-columns-repeated="2"/>
          <table:table-cell table:number-columns-repeated="1008"/>
        </table:table-row>
        <table:table-row table:style-name="ro1" table:number-rows-repeated="6">
          <table:table-cell table:style-name="ce1043" table:number-columns-repeated="15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2" table:number-columns-repeated="14"/>
          <table:table-cell table:style-name="ce1036" table:number-columns-repeated="2"/>
          <table:table-cell office:value-type="string" calcext:value-type="string">
            <text:p>Tile A4</text:p>
          </table:table-cell>
          <table:table-cell table:number-columns-repeated="1007"/>
        </table:table-row>
        <table:table-row table:style-name="ro1">
          <table:table-cell table:style-name="ce1052" table:number-columns-repeated="11"/>
          <table:table-cell table:style-name="ce1043"/>
          <table:table-cell table:style-name="ce1052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2" table:number-columns-repeated="8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2"/>
          <table:table-cell table:style-name="ce1036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52" table:number-columns-repeated="4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3"/>
          <table:table-cell table:style-name="ce1043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43"/>
          <table:table-cell table:style-name="ce105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3"/>
          <table:table-cell table:style-name="ce1043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2" table:number-columns-repeated="2"/>
          <table:table-cell table:style-name="ce1036"/>
          <table:table-cell table:style-name="ce1052" table:number-columns-repeated="3"/>
          <table:table-cell table:style-name="ce1043"/>
          <table:table-cell table:style-name="ce105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2" table:number-columns-repeated="2"/>
          <table:table-cell table:style-name="ce1036" table:number-columns-repeated="8"/>
          <table:table-cell table:number-columns-repeated="1008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1"/>
          <table:table-cell table:style-name="ce1056" table:number-columns-repeated="5"/>
          <table:table-cell office:value-type="string" calcext:value-type="string">
            <text:p>Tile A5</text:p>
          </table:table-cell>
          <table:table-cell table:number-columns-repeated="1007"/>
        </table:table-row>
        <table:table-row table:style-name="ro1">
          <table:table-cell table:style-name="ce1036" table:number-columns-repeated="12"/>
          <table:table-cell table:style-name="ce1049"/>
          <table:table-cell table:style-name="ce1056" table:number-columns-repeated="3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49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49" table:number-columns-repeated="2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49"/>
          <table:table-cell table:number-columns-repeated="1008"/>
        </table:table-row>
        <table:table-row table:style-name="ro1" table:number-rows-repeated="1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6"/>
          <table:table-cell table:style-name="ce1039" table:number-columns-repeated="15"/>
          <table:table-cell office:value-type="string" calcext:value-type="string">
            <text:p>Tile A6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56" table:number-columns-repeated="4"/>
          <table:table-cell table:style-name="ce1039" table:number-columns-repeated="12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56" table:number-columns-repeated="10"/>
          <table:table-cell table:style-name="ce1039" table:number-columns-repeated="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56" table:number-columns-repeated="1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49" table:number-columns-repeated="3"/>
          <table:table-cell table:style-name="ce1056" table:number-columns-repeated="13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49" table:number-columns-repeated="9"/>
          <table:table-cell table:style-name="ce1056" table:number-columns-repeated="7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49" table:number-columns-repeated="14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49" table:number-columns-repeated="11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8"/>
          <table:table-cell table:style-name="ce1049" table:number-columns-repeated="8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9" table:number-columns-repeated="16"/>
          <table:table-cell office:value-type="string" calcext:value-type="string">
            <text:p>Tile A7</text:p>
          </table:table-cell>
          <table:table-cell table:number-columns-repeated="1007"/>
        </table:table-row>
        <table:table-row table:style-name="ro1">
          <table:table-cell table:style-name="ce1039" table:number-columns-repeated="13"/>
          <table:table-cell table:style-name="ce1056" table:number-columns-repeated="3"/>
          <table:table-cell table:number-columns-repeated="1008"/>
        </table:table-row>
        <table:table-row table:style-name="ro1">
          <table:table-cell table:style-name="ce1039" table:number-columns-repeated="8"/>
          <table:table-cell table:style-name="ce1056" table:number-columns-repeated="8"/>
          <table:table-cell table:number-columns-repeated="1008"/>
        </table:table-row>
        <table:table-row table:style-name="ro1">
          <table:table-cell table:style-name="ce1056" table:number-columns-repeated="16"/>
          <table:table-cell table:number-columns-repeated="1008"/>
        </table:table-row>
        <table:table-row table:style-name="ro1">
          <table:table-cell table:style-name="ce1056" table:number-columns-repeated="12"/>
          <table:table-cell table:style-name="ce1049" table:number-columns-repeated="4"/>
          <table:table-cell table:number-columns-repeated="1008"/>
        </table:table-row>
        <table:table-row table:style-name="ro1">
          <table:table-cell table:style-name="ce1056" table:number-columns-repeated="9"/>
          <table:table-cell table:style-name="ce1049" table:number-columns-repeated="7"/>
          <table:table-cell table:number-columns-repeated="1008"/>
        </table:table-row>
        <table:table-row table:style-name="ro1">
          <table:table-cell table:style-name="ce1049" table:number-columns-repeated="16"/>
          <table:table-cell table:number-columns-repeated="1008"/>
        </table:table-row>
        <table:table-row table:style-name="ro1">
          <table:table-cell table:style-name="ce1049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13"/>
          <table:table-cell table:style-name="ce1036" table:number-columns-repeated="3"/>
          <table:table-cell table:number-columns-repeated="1008"/>
        </table:table-row>
        <table:table-row table:style-name="ro1" table:number-rows-repeated="7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9" table:number-columns-repeated="16"/>
          <table:table-cell office:value-type="string" calcext:value-type="string">
            <text:p>Tile A8</text:p>
          </table:table-cell>
          <table:table-cell table:number-columns-repeated="1007"/>
        </table:table-row>
        <table:table-row table:style-name="ro1">
          <table:table-cell table:style-name="ce1056" table:number-columns-repeated="16"/>
          <table:table-cell table:number-columns-repeated="1008"/>
        </table:table-row>
        <table:table-row table:style-name="ro1">
          <table:table-cell table:style-name="ce1056" table:number-columns-repeated="14"/>
          <table:table-cell table:style-name="ce1090" table:number-columns-repeated="2"/>
          <table:table-cell table:number-columns-repeated="1008"/>
        </table:table-row>
        <table:table-row table:style-name="ro1">
          <table:table-cell table:style-name="ce1056" table:number-columns-repeated="3"/>
          <table:table-cell table:style-name="ce1049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9" table:number-columns-repeated="1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9" table:number-columns-repeated="7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49" table:number-columns-repeated="4"/>
          <table:table-cell table:style-name="ce1036" table:number-columns-repeated="12"/>
          <table:table-cell table:number-columns-repeated="1008"/>
        </table:table-row>
        <table:table-row table:style-name="ro1" table:number-rows-repeated="9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A9</text:p>
          </table:table-cell>
          <table:table-cell table:number-columns-repeated="1007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8" table:number-columns-repeated="4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7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 table:number-columns-repeated="10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36" table:number-columns-repeated="5"/>
          <table:table-cell table:style-name="ce1058" table:number-columns-repeated="11"/>
          <table:table-cell table:number-columns-repeated="1008"/>
        </table:table-row>
        <table:table-row table:style-name="ro1" table:number-rows-repeated="3">
          <table:table-cell table:style-name="ce1036" table:number-columns-repeated="4"/>
          <table:table-cell table:style-name="ce1058" table:number-columns-repeated="12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 table:number-columns-repeated="11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5"/>
          <table:table-cell table:style-name="ce1043"/>
          <table:table-cell office:value-type="string" calcext:value-type="string">
            <text:p>Tile AA</text:p>
          </table:table-cell>
          <table:table-cell table:number-columns-repeated="1007"/>
        </table:table-row>
        <table:table-row table:style-name="ro1">
          <table:table-cell table:style-name="ce1036" table:number-columns-repeated="14"/>
          <table:table-cell table:style-name="ce1043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3"/>
          <table:table-cell table:style-name="ce1043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12"/>
          <table:table-cell table:style-name="ce1043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11"/>
          <table:table-cell table:style-name="ce1043" table:number-columns-repeated="5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43" table:number-columns-repeated="6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43" table:number-columns-repeated="7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43" table:number-columns-repeated="6"/>
          <table:table-cell table:number-columns-repeated="1008"/>
        </table:table-row>
        <table:table-row table:style-name="ro1">
          <table:table-cell table:style-name="ce1058" table:number-columns-repeated="2"/>
          <table:table-cell table:style-name="ce1036" table:number-columns-repeated="7"/>
          <table:table-cell table:style-name="ce1058" table:number-columns-repeated="2"/>
          <table:table-cell table:style-name="ce1043" table:number-columns-repeated="5"/>
          <table:table-cell table:number-columns-repeated="1008"/>
        </table:table-row>
        <table:table-row table:style-name="ro1">
          <table:table-cell table:style-name="ce1058"/>
          <table:table-cell table:style-name="ce1081" table:number-columns-repeated="3"/>
          <table:table-cell table:style-name="ce1036" table:number-columns-repeated="4"/>
          <table:table-cell table:style-name="ce1058" table:number-columns-repeated="4"/>
          <table:table-cell table:style-name="ce1043" table:number-columns-repeated="4"/>
          <table:table-cell table:number-columns-repeated="1008"/>
        </table:table-row>
        <table:table-row table:style-name="ro1">
          <table:table-cell table:style-name="ce1058" table:number-columns-repeated="5"/>
          <table:table-cell table:style-name="ce1036" table:number-columns-repeated="2"/>
          <table:table-cell table:style-name="ce1058" table:number-columns-repeated="6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58" table:number-columns-repeated="14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58" table:number-columns-repeated="15"/>
          <table:table-cell table:style-name="ce104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Tile AB</text:p>
          </table:table-cell>
          <table:table-cell table:number-columns-repeated="1007"/>
        </table:table-row>
        <table:table-row table:style-name="ro1" table:number-rows-repeated="7">
          <table:table-cell table:style-name="ce1043" table:number-columns-repeated="16"/>
          <table:table-cell table:number-columns-repeated="1008"/>
        </table:table-row>
        <table:table-row table:style-name="ro1" table:number-rows-repeated="2">
          <table:table-cell table:style-name="ce1043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043" table:number-columns-repeated="1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3" table:number-columns-repeated="11"/>
          <table:table-cell table:style-name="ce1082"/>
          <table:table-cell table:style-name="ce104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3" table:number-columns-repeated="1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3" table:number-columns-repeated="1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3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3" table:number-columns-repeated="9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Tile AC</text:p>
          </table:table-cell>
          <table:table-cell table:number-columns-repeated="1007"/>
        </table:table-row>
        <table:table-row table:style-name="ro1" table:number-rows-repeated="5">
          <table:table-cell table:style-name="ce1043" table:number-columns-repeated="16"/>
          <table:table-cell table:number-columns-repeated="1008"/>
        </table:table-row>
        <table:table-row table:style-name="ro1">
          <table:table-cell table:style-name="ce1043"/>
          <table:table-cell table:style-name="ce1036"/>
          <table:table-cell table:style-name="ce1043" table:number-columns-repeated="14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15"/>
          <table:table-cell table:number-columns-repeated="1008"/>
        </table:table-row>
        <table:table-row table:style-name="ro1">
          <table:table-cell table:style-name="ce1043" table:number-columns-repeated="16"/>
          <table:table-cell table:number-columns-repeated="1008"/>
        </table:table-row>
        <table:table-row table:style-name="ro1" table:number-rows-repeated="7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Tile AD</text:p>
          </table:table-cell>
          <table:table-cell table:number-columns-repeated="1007"/>
        </table:table-row>
        <table:table-row table:style-name="ro1">
          <table:table-cell table:style-name="ce1043" table:number-columns-repeated="16"/>
          <table:table-cell table:number-columns-repeated="1008"/>
        </table:table-row>
        <table:table-row table:style-name="ro1" table:number-rows-repeated="7">
          <table:table-cell table:style-name="ce1043"/>
          <table:table-cell table:style-name="ce1036"/>
          <table:table-cell table:style-name="ce1043" table:number-columns-repeated="14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15"/>
          <table:table-cell table:number-columns-repeated="1008"/>
        </table:table-row>
        <table:table-row table:style-name="ro1" table:number-rows-repeated="6">
          <table:table-cell table:style-name="ce1043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5"/>
          <table:table-cell table:style-name="ce1036"/>
          <table:table-cell office:value-type="string" calcext:value-type="string">
            <text:p>Tile AE</text:p>
          </table:table-cell>
          <table:table-cell table:number-columns-repeated="1007"/>
        </table:table-row>
        <table:table-row table:style-name="ro1" table:number-rows-repeated="3">
          <table:table-cell table:style-name="ce1043" table:number-columns-repeated="14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43" table:number-columns-repeated="13"/>
          <table:table-cell table:style-name="ce1036" table:number-columns-repeated="3"/>
          <table:table-cell table:number-columns-repeated="1008"/>
        </table:table-row>
        <table:table-row table:style-name="ro1" table:number-rows-repeated="3">
          <table:table-cell table:style-name="ce1043" table:number-columns-repeated="12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43" table:number-columns-repeated="1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3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3" table:number-columns-repeated="9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43" table:number-columns-repeated="8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3" table:number-columns-repeated="7"/>
          <table:table-cell table:style-name="ce1036" table:number-columns-repeated="9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58" table:number-columns-repeated="10"/>
          <table:table-cell office:value-type="string" calcext:value-type="string">
            <text:p>Tile AF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58" table:number-columns-repeated="9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58" table:number-columns-repeated="8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8" table:number-columns-repeated="7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58" table:number-columns-repeated="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8" table:number-columns-repeated="5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58" table:number-columns-repeated="3"/>
          <table:table-cell table:number-columns-repeated="1008"/>
        </table:table-row>
        <table:table-row table:style-name="ro1" table:number-rows-repeated="9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58" table:number-columns-repeated="16"/>
          <table:table-cell office:value-type="string" calcext:value-type="string">
            <text:p>Tile B0</text:p>
          </table:table-cell>
          <table:table-cell table:number-columns-repeated="1007"/>
        </table:table-row>
        <table:table-row table:style-name="ro1" table:number-rows-repeated="6">
          <table:table-cell table:style-name="ce1058" table:number-columns-repeated="16"/>
          <table:table-cell table:number-columns-repeated="1008"/>
        </table:table-row>
        <table:table-row table:style-name="ro1">
          <table:table-cell table:style-name="ce1058" table:number-columns-repeated="2"/>
          <table:table-cell table:style-name="ce1036" table:number-columns-repeated="2"/>
          <table:table-cell table:style-name="ce1058" table:number-columns-repeated="12"/>
          <table:table-cell table:number-columns-repeated="1008"/>
        </table:table-row>
        <table:table-row table:style-name="ro1" table:number-rows-repeated="3">
          <table:table-cell table:style-name="ce1036" table:number-columns-repeated="4"/>
          <table:table-cell table:style-name="ce1058" table:number-columns-repeated="12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 table:number-columns-repeated="10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8" table:number-columns-repeated="7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8" table:number-columns-repeated="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5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/>
          <table:table-cell table:style-name="ce1082" table:number-columns-repeated="5"/>
          <table:table-cell table:style-name="ce1043" table:number-columns-repeated="2"/>
          <table:table-cell table:style-name="ce1036" table:number-columns-repeated="8"/>
          <table:table-cell office:value-type="string" calcext:value-type="string">
            <text:p>Tile B1</text:p>
          </table:table-cell>
          <table:table-cell table:number-columns-repeated="1007"/>
        </table:table-row>
        <table:table-row table:style-name="ro1">
          <table:table-cell table:style-name="ce1058"/>
          <table:table-cell table:style-name="ce1082" table:number-columns-repeated="5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8" table:number-columns-repeated="2"/>
          <table:table-cell table:style-name="ce1043" table:number-columns-repeated="3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8" table:number-columns-repeated="3"/>
          <table:table-cell table:style-name="ce1043"/>
          <table:table-cell table:style-name="ce1036" table:number-columns-repeated="12"/>
          <table:table-cell table:number-columns-repeated="1008"/>
        </table:table-row>
        <table:table-row table:style-name="ro1" table:number-rows-repeated="2">
          <table:table-cell table:style-name="ce1058" table:number-columns-repeated="3"/>
          <table:table-cell table:style-name="ce1036" table:number-columns-repeated="13"/>
          <table:table-cell table:number-columns-repeated="1008"/>
        </table:table-row>
        <table:table-row table:style-name="ro1" table:number-rows-repeated="3">
          <table:table-cell table:style-name="ce1058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58"/>
          <table:table-cell table:style-name="ce1036" table:number-columns-repeated="15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Tile B2</text:p>
          </table:table-cell>
          <table:table-cell table:number-columns-repeated="1007"/>
        </table:table-row>
        <table:table-row table:style-name="ro1" table:number-rows-repeated="12">
          <table:table-cell table:style-name="ce1043" table:number-columns-repeated="16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1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 table:number-columns-repeated="1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1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7"/>
          <table:table-cell table:style-name="ce1036" table:number-columns-repeated="9"/>
          <table:table-cell office:value-type="string" calcext:value-type="string">
            <text:p>Tile B3</text:p>
          </table:table-cell>
          <table:table-cell table:number-columns-repeated="1007"/>
        </table:table-row>
        <table:table-row table:style-name="ro1" table:number-rows-repeated="3">
          <table:table-cell table:style-name="ce1043" table:number-columns-repeated="6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43" table:number-columns-repeated="7"/>
          <table:table-cell table:style-name="ce1036" table:number-columns-repeated="9"/>
          <table:table-cell table:number-columns-repeated="1008"/>
        </table:table-row>
        <table:table-row table:style-name="ro1" table:number-rows-repeated="2">
          <table:table-cell table:style-name="ce1043" table:number-columns-repeated="8"/>
          <table:table-cell table:style-name="ce1036" table:number-columns-repeated="8"/>
          <table:table-cell table:number-columns-repeated="1008"/>
        </table:table-row>
        <table:table-row table:style-name="ro1" table:number-rows-repeated="2">
          <table:table-cell table:style-name="ce1043" table:number-columns-repeated="9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43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3" table:number-columns-repeated="11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43" table:number-columns-repeated="1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3" table:number-columns-repeated="1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3" table:number-columns-repeated="14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3" table:number-columns-repeated="11"/>
          <table:table-cell office:value-type="string" calcext:value-type="string">
            <text:p>Tile B4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43" table:number-columns-repeated="9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8"/>
          <table:table-cell table:style-name="ce1043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9"/>
          <table:table-cell table:style-name="ce1043" table:number-columns-repeated="7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10"/>
          <table:table-cell table:style-name="ce1043" table:number-columns-repeated="6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11"/>
          <table:table-cell table:style-name="ce1043" table:number-columns-repeated="5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12"/>
          <table:table-cell table:style-name="ce1043" table:number-columns-repeated="4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13"/>
          <table:table-cell table:style-name="ce1043" table:number-columns-repeated="3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14"/>
          <table:table-cell table:style-name="ce1043" table:number-columns-repeated="2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15"/>
          <table:table-cell table:style-name="ce1043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4"/>
          <table:table-cell table:style-name="ce1036" table:number-columns-repeated="2"/>
          <table:table-cell office:value-type="string" calcext:value-type="string">
            <text:p>Tile B5</text:p>
          </table:table-cell>
          <table:table-cell table:number-columns-repeated="1007"/>
        </table:table-row>
        <table:table-row table:style-name="ro1" table:number-rows-repeated="2">
          <table:table-cell table:style-name="ce1043" table:number-columns-repeated="15"/>
          <table:table-cell table:style-name="ce1036"/>
          <table:table-cell table:number-columns-repeated="1008"/>
        </table:table-row>
        <table:table-row table:style-name="ro1" table:number-rows-repeated="3">
          <table:table-cell table:style-name="ce1043" table:number-columns-repeated="16"/>
          <table:table-cell table:number-columns-repeated="1008"/>
        </table:table-row>
        <table:table-row table:style-name="ro1">
          <table:table-cell table:style-name="ce1043" table:number-columns-repeated="16"/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 table:number-rows-repeated="2">
          <table:table-cell table:style-name="ce1043" table:number-columns-repeated="15"/>
          <table:table-cell table:style-name="ce1058"/>
          <table:table-cell table:number-columns-repeated="1008"/>
        </table:table-row>
        <table:table-row table:style-name="ro1" table:number-rows-repeated="2">
          <table:table-cell table:style-name="ce1043" table:number-columns-repeated="14"/>
          <table:table-cell table:style-name="ce1058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82"/>
          <table:table-cell table:style-name="ce1043" table:number-columns-repeated="11"/>
          <table:table-cell table:style-name="ce1058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 table:number-columns-repeated="10"/>
          <table:table-cell table:style-name="ce1058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 table:number-columns-repeated="7"/>
          <table:table-cell table:style-name="ce1058" table:number-columns-repeated="7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4"/>
          <table:table-cell table:style-name="ce1058" table:number-columns-repeated="9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8" table:number-columns-repeated="1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6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43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58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58" table:number-columns-repeated="2"/>
          <table:table-cell table:style-name="ce1036" table:number-columns-repeated="14"/>
          <table:table-cell table:number-columns-repeated="1008"/>
        </table:table-row>
        <table:table-row table:style-name="ro1" table:number-rows-repeated="2">
          <table:table-cell table:style-name="ce1058" table:number-columns-repeated="3"/>
          <table:table-cell table:style-name="ce1036" table:number-columns-repeated="13"/>
          <table:table-cell table:number-columns-repeated="1008"/>
        </table:table-row>
        <table:table-row table:style-name="ro1" table:number-rows-repeated="2">
          <table:table-cell table:style-name="ce1058" table:number-columns-repeated="4"/>
          <table:table-cell table:style-name="ce1036" table:number-columns-repeated="12"/>
          <table:table-cell table:number-columns-repeated="1008"/>
        </table:table-row>
        <table:table-row table:style-name="ro1" table:number-rows-repeated="2">
          <table:table-cell table:style-name="ce1058" table:number-columns-repeated="5"/>
          <table:table-cell table:style-name="ce1036" table:number-columns-repeated="11"/>
          <table:table-cell table:number-columns-repeated="1008"/>
        </table:table-row>
        <table:table-row table:style-name="ro1" table:number-rows-repeated="2">
          <table:table-cell table:style-name="ce1058" table:number-columns-repeated="6"/>
          <table:table-cell table:style-name="ce1036" table:number-columns-repeated="10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7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36" table:number-columns-repeated="15"/>
          <table:table-cell table:style-name="ce1058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58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3"/>
          <table:table-cell table:style-name="ce1058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14"/>
          <table:table-cell table:style-name="ce1058" table:number-columns-repeated="2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58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58" table:number-columns-repeated="12"/>
          <table:table-cell office:value-type="string" calcext:value-type="string">
            <text:p>Tile B8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3"/>
          <table:table-cell table:style-name="ce1058" table:number-columns-repeated="13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58" table:number-columns-repeated="1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58" table:number-columns-repeated="14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58" table:number-columns-repeated="14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58" table:number-columns-repeated="1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58" table:number-columns-repeated="1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58" table:number-columns-repeated="1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58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58" table:number-columns-repeated="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/>
          <table:table-cell table:style-name="ce1058" table:number-columns-repeated="6"/>
          <table:table-cell table:style-name="ce1036" table:number-columns-repeated="9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8" table:number-columns-repeated="6"/>
          <table:table-cell table:style-name="ce1036" table:number-columns-repeated="10"/>
          <table:table-cell office:value-type="string" calcext:value-type="string">
            <text:p>Tile B9</text:p>
          </table:table-cell>
          <table:table-cell table:number-columns-repeated="1007"/>
        </table:table-row>
        <table:table-row table:style-name="ro1">
          <table:table-cell table:style-name="ce1058" table:number-columns-repeated="5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8" table:number-columns-repeated="3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58" table:number-columns-repeated="2"/>
          <table:table-cell table:style-name="ce1036" table:number-columns-repeated="14"/>
          <table:table-cell table:number-columns-repeated="1008"/>
        </table:table-row>
        <table:table-row table:style-name="ro1" table:number-rows-repeated="1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A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15"/>
          <table:table-cell table:style-name="ce104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13"/>
          <table:table-cell table:style-name="ce1048" table:number-columns-repeated="3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11"/>
          <table:table-cell table:style-name="ce1048" table:number-columns-repeated="5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9"/>
          <table:table-cell table:style-name="ce1048" table:number-columns-repeated="7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8"/>
          <table:table-cell table:style-name="ce1048" table:number-columns-repeated="8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48" table:number-columns-repeated="9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8" table:number-columns-repeated="8"/>
          <table:table-cell table:style-name="ce1036" table:number-columns-repeated="2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8" table:number-columns-repeated="6"/>
          <table:table-cell table:style-name="ce1036" table:number-columns-repeated="4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8" table:number-columns-repeated="6"/>
          <table:table-cell table:style-name="ce1036" table:number-columns-repeated="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8" table:number-columns-repeated="6"/>
          <table:table-cell table:style-name="ce1036" table:number-columns-repeated="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8" table:number-columns-repeated="5"/>
          <table:table-cell table:style-name="ce1036" table:number-columns-repeated="7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48" table:number-columns-repeated="6"/>
          <table:table-cell table:style-name="ce1036" table:number-columns-repeated="7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B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48" table:number-columns-repeated="7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48" table:number-columns-repeated="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48" table:number-columns-repeated="11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48" table:number-columns-repeated="1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48" table:number-columns-repeated="3"/>
          <table:table-cell table:style-name="ce1036" table:number-columns-repeated="5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5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C</text:p>
          </table:table-cell>
          <table:table-cell table:number-columns-repeated="1007"/>
        </table:table-row>
        <table:table-row table:style-name="ro1" table:number-rows-repeated="1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56" table:number-columns-repeated="3"/>
          <table:table-cell table:style-name="ce1036" table:number-columns-repeated="8"/>
          <table:table-cell table:style-name="ce1056" table:number-columns-repeated="4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D</text:p>
          </table:table-cell>
          <table:table-cell table:number-columns-repeated="1007"/>
        </table:table-row>
        <table:table-row table:style-name="ro1" table:number-rows-repeated="1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6" table:number-columns-repeated="4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E</text:p>
          </table:table-cell>
          <table:table-cell table:number-columns-repeated="1007"/>
        </table:table-row>
        <table:table-row table:style-name="ro1" table:number-rows-repeated="1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6" table:number-columns-repeated="5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F</text:p>
          </table:table-cell>
          <table:table-cell table:number-columns-repeated="1007"/>
        </table:table-row>
        <table:table-row table:style-name="ro1" table:number-rows-repeated="1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6" table:number-columns-repeated="12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8" table:number-columns-repeated="4"/>
          <table:table-cell table:style-name="ce1054"/>
          <table:table-cell table:style-name="ce1048"/>
          <table:table-cell table:style-name="ce1036" table:number-columns-repeated="7"/>
          <table:table-cell office:value-type="string" calcext:value-type="string">
            <text:p>Tile C0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3"/>
          <table:table-cell table:style-name="ce1048" table:number-columns-repeated="4"/>
          <table:table-cell table:style-name="ce1054"/>
          <table:table-cell table:style-name="ce1048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36" table:number-columns-repeated="3"/>
          <table:table-cell table:style-name="ce1048" table:number-columns-repeated="4"/>
          <table:table-cell table:style-name="ce1054"/>
          <table:table-cell table:style-name="ce1036" table:number-columns-repeated="8"/>
          <table:table-cell table:number-columns-repeated="1008"/>
        </table:table-row>
        <table:table-row table:style-name="ro1" table:number-rows-repeated="4">
          <table:table-cell table:style-name="ce1036" table:number-columns-repeated="3"/>
          <table:table-cell table:style-name="ce1048" table:number-columns-repeated="4"/>
          <table:table-cell table:style-name="ce1054"/>
          <table:table-cell table:style-name="ce1048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8" table:number-columns-repeated="4"/>
          <table:table-cell table:style-name="ce1054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4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4"/>
          <table:table-cell table:style-name="ce1048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54"/>
          <table:table-cell table:style-name="ce1048" table:number-columns-repeated="5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54"/>
          <table:table-cell table:style-name="ce1048" table:number-columns-repeated="8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/>
          <table:table-cell table:style-name="ce1054"/>
          <table:table-cell table:style-name="ce1048" table:number-columns-repeated="8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4"/>
          <table:table-cell table:style-name="ce1048" table:number-columns-repeated="8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5"/>
          <table:table-cell table:style-name="ce1056"/>
          <table:table-cell office:value-type="string" calcext:value-type="string">
            <text:p>Tile C1</text:p>
          </table:table-cell>
          <table:table-cell table:number-columns-repeated="1007"/>
        </table:table-row>
        <table:table-row table:style-name="ro1" table:number-rows-repeated="5">
          <table:table-cell table:style-name="ce1036" table:number-columns-repeated="15"/>
          <table:table-cell table:style-name="ce1056"/>
          <table:table-cell table:number-columns-repeated="1008"/>
        </table:table-row>
        <table:table-row table:style-name="ro1" table:number-rows-repeated="4">
          <table:table-cell table:style-name="ce1036" table:number-columns-repeated="14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36" table:number-columns-repeated="6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4"/>
          <table:table-cell table:style-name="ce1036" table:number-columns-repeated="5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8" table:number-columns-repeated="6"/>
          <table:table-cell table:style-name="ce1036" table:number-columns-repeated="5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48" table:number-columns-repeated="9"/>
          <table:table-cell table:style-name="ce1036" table:number-columns-repeated="5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48" table:number-columns-repeated="8"/>
          <table:table-cell table:style-name="ce1036" table:number-columns-repeated="5"/>
          <table:table-cell table:style-name="ce1056" table:number-columns-repeated="3"/>
          <table:table-cell table:number-columns-repeated="1008"/>
        </table:table-row>
        <table:table-row table:style-name="ro1">
          <table:table-cell table:style-name="ce1048" table:number-columns-repeated="7"/>
          <table:table-cell table:style-name="ce1036" table:number-columns-repeated="6"/>
          <table:table-cell table:style-name="ce1056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6" table:number-columns-repeated="3"/>
          <table:table-cell table:style-name="ce1036" table:number-columns-repeated="8"/>
          <table:table-cell table:style-name="ce1056" table:number-columns-repeated="4"/>
          <table:table-cell table:style-name="ce1036"/>
          <table:table-cell office:value-type="string" calcext:value-type="string">
            <text:p>Tile C2</text:p>
          </table:table-cell>
          <table:table-cell table:number-columns-repeated="1007"/>
        </table:table-row>
        <table:table-row table:style-name="ro1" table:number-rows-repeated="2">
          <table:table-cell table:style-name="ce1056" table:number-columns-repeated="3"/>
          <table:table-cell table:style-name="ce1036" table:number-columns-repeated="8"/>
          <table:table-cell table:style-name="ce1056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36" table:number-columns-repeated="9"/>
          <table:table-cell table:style-name="ce1056" table:number-columns-repeated="3"/>
          <table:table-cell table:style-name="ce1036" table:number-columns-repeated="2"/>
          <table:table-cell table:number-columns-repeated="1008"/>
        </table:table-row>
        <table:table-row table:style-name="ro1" table:number-rows-repeated="3">
          <table:table-cell table:style-name="ce1056" table:number-columns-repeated="2"/>
          <table:table-cell table:style-name="ce1036" table:number-columns-repeated="8"/>
          <table:table-cell table:style-name="ce1056" table:number-columns-repeated="4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56" table:number-columns-repeated="1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6"/>
          <table:table-cell table:style-name="ce1049"/>
          <table:table-cell table:style-name="ce1036" table:number-columns-repeated="7"/>
          <table:table-cell table:style-name="ce1056" table:number-columns-repeated="4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56"/>
          <table:table-cell table:style-name="ce1036" table:number-columns-repeated="8"/>
          <table:table-cell table:style-name="ce1049"/>
          <table:table-cell table:style-name="ce1056" table:number-columns-repeated="3"/>
          <table:table-cell table:style-name="ce1036" table:number-columns-repeated="3"/>
          <table:table-cell table:number-columns-repeated="1008"/>
        </table:table-row>
        <table:table-row table:style-name="ro1" table:number-rows-repeated="4">
          <table:table-cell table:style-name="ce1056"/>
          <table:table-cell table:style-name="ce1036" table:number-columns-repeated="8"/>
          <table:table-cell table:style-name="ce1056" table:number-columns-repeated="4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9" table:number-columns-repeated="4"/>
          <table:table-cell table:style-name="ce1036" table:number-columns-repeated="5"/>
          <table:table-cell office:value-type="string" calcext:value-type="string">
            <text:p>Tile C3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6"/>
          <table:table-cell table:style-name="ce1049" table:number-columns-repeated="6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5"/>
          <table:table-cell table:style-name="ce1049" table:number-columns-repeated="3"/>
          <table:table-cell table:style-name="ce1036"/>
          <table:table-cell table:style-name="ce1049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3"/>
          <table:table-cell table:style-name="ce1036" table:number-columns-repeated="2"/>
          <table:table-cell table:style-name="ce1049" table:number-columns-repeated="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3"/>
          <table:table-cell table:style-name="ce1036" table:number-columns-repeated="3"/>
          <table:table-cell table:style-name="ce1049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3"/>
          <table:table-cell table:style-name="ce1036" table:number-columns-repeated="4"/>
          <table:table-cell table:style-name="ce1049" table:number-columns-repeated="3"/>
          <table:table-cell table:style-name="ce1036" table:number-columns-repeated="3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9" table:number-columns-repeated="3"/>
          <table:table-cell table:style-name="ce1036" table:number-columns-repeated="4"/>
          <table:table-cell table:style-name="ce1049" table:number-columns-repeated="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49" table:number-columns-repeated="3"/>
          <table:table-cell table:style-name="ce1036" table:number-columns-repeated="5"/>
          <table:table-cell table:style-name="ce1049" table:number-columns-repeated="4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9" table:number-columns-repeated="1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9" table:number-columns-repeated="4"/>
          <table:table-cell table:style-name="ce1036" table:number-columns-repeated="7"/>
          <table:table-cell table:style-name="ce1049" table:number-columns-repeated="3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49" table:number-columns-repeated="3"/>
          <table:table-cell table:style-name="ce1036" table:number-columns-repeated="8"/>
          <table:table-cell table:style-name="ce1049" table:number-columns-repeated="4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9" table:number-columns-repeated="9"/>
          <table:table-cell table:style-name="ce1036" table:number-columns-repeated="2"/>
          <table:table-cell office:value-type="string" calcext:value-type="string">
            <text:p>Tile C4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9" table:number-columns-repeated="1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table:style-name="ce1049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4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83" table:number-columns-repeated="3"/>
          <table:table-cell table:style-name="ce1038" table:number-columns-repeated="8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4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6"/>
          <table:table-cell table:style-name="ce1036" table:number-columns-repeated="5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7"/>
          <table:table-cell table:style-name="ce1038" table:number-columns-repeated="4"/>
          <table:table-cell table:style-name="ce103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9" table:number-columns-repeated="8"/>
          <table:table-cell table:style-name="ce1036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9" table:number-columns-repeated="6"/>
          <table:table-cell table:style-name="ce1036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49" table:number-columns-repeated="5"/>
          <table:table-cell table:style-name="ce1038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36" table:number-columns-repeated="10"/>
          <table:table-cell table:style-name="ce1049" table:number-columns-repeated="4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49" table:number-columns-repeated="3"/>
          <table:table-cell table:style-name="ce1036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 table:number-columns-repeated="2"/>
          <table:table-cell table:style-name="ce1036" table:number-columns-repeated="5"/>
          <table:table-cell table:style-name="ce1049" table:number-columns-repeated="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49" table:number-columns-repeated="11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9" table:number-columns-repeated="12"/>
          <table:table-cell table:style-name="ce1036" table:number-columns-repeated="2"/>
          <table:table-cell office:value-type="string" calcext:value-type="string">
            <text:p>Tile C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9" table:number-columns-repeated="11"/>
          <table:table-cell table:style-name="ce1036" table:number-columns-repeated="3"/>
          <table:table-cell table:number-columns-repeated="1008"/>
        </table:table-row>
        <table:table-row table:style-name="ro1" table:number-rows-repeated="4">
          <table:table-cell table:style-name="ce1036" table:number-columns-repeated="2"/>
          <table:table-cell table:style-name="ce1049" table:number-columns-repeated="3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36"/>
          <table:table-cell table:style-name="ce1049" table:number-columns-repeated="4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36"/>
          <table:table-cell table:style-name="ce1049" table:number-columns-repeated="1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9" table:number-columns-repeated="10"/>
          <table:table-cell table:style-name="ce1036" table:number-columns-repeated="5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49" table:number-columns-repeated="9"/>
          <table:table-cell table:style-name="ce1036" table:number-columns-repeated="6"/>
          <table:table-cell table:number-columns-repeated="1008"/>
        </table:table-row>
        <table:table-row table:style-name="ro1" table:number-rows-repeated="4">
          <table:table-cell table:style-name="ce1036"/>
          <table:table-cell table:style-name="ce1049" table:number-columns-repeated="3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49" table:number-columns-repeated="4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49" table:number-columns-repeated="11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9"/>
          <table:table-cell table:style-name="ce1048" table:number-columns-repeated="7"/>
          <table:table-cell office:value-type="string" calcext:value-type="string">
            <text:p>Tile C6</text:p>
          </table:table-cell>
          <table:table-cell table:number-columns-repeated="1007"/>
        </table:table-row>
        <table:table-row table:style-name="ro1">
          <table:table-cell table:style-name="ce1036" table:number-columns-repeated="11"/>
          <table:table-cell table:style-name="ce1048" table:number-columns-repeated="5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36" table:number-columns-repeated="10"/>
          <table:table-cell table:style-name="ce1048" table:number-columns-repeated="5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36" table:number-columns-repeated="11"/>
          <table:table-cell table:style-name="ce1048" table:number-columns-repeated="5"/>
          <table:table-cell table:number-columns-repeated="1008"/>
        </table:table-row>
        <table:table-row table:style-name="ro1" table:number-rows-repeated="3">
          <table:table-cell table:style-name="ce1036" table:number-columns-repeated="12"/>
          <table:table-cell table:style-name="ce1048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1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48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 table:number-columns-repeated="5"/>
          <table:table-cell table:style-name="ce1036" table:number-columns-repeated="8"/>
          <table:table-cell table:style-name="ce1049" table:number-columns-repeated="3"/>
          <table:table-cell office:value-type="string" calcext:value-type="string">
            <text:p>Tile C7</text:p>
          </table:table-cell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36" table:number-columns-repeated="10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48" table:number-columns-repeated="3"/>
          <table:table-cell table:number-columns-repeated="1008"/>
        </table:table-row>
        <table:table-row table:style-name="ro1" table:number-rows-repeated="3">
          <table:table-cell table:style-name="ce1036" table:number-columns-repeated="12"/>
          <table:table-cell table:style-name="ce1048" table:number-columns-repeated="4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48" table:number-columns-repeated="5"/>
          <table:table-cell table:number-columns-repeated="1008"/>
        </table:table-row>
        <table:table-row table:style-name="ro1">
          <table:table-cell table:style-name="ce1048"/>
          <table:table-cell table:style-name="ce1036" table:number-columns-repeated="10"/>
          <table:table-cell table:style-name="ce1048" table:number-columns-repeated="5"/>
          <table:table-cell table:number-columns-repeated="1008"/>
        </table:table-row>
        <table:table-row table:style-name="ro1">
          <table:table-cell table:style-name="ce1048"/>
          <table:table-cell table:style-name="ce1036" table:number-columns-repeated="10"/>
          <table:table-cell table:style-name="ce1048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48"/>
          <table:table-cell table:style-name="ce1036" table:number-columns-repeated="9"/>
          <table:table-cell table:style-name="ce1048" table:number-columns-repeated="5"/>
          <table:table-cell table:style-name="ce1036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36" table:number-columns-repeated="8"/>
          <table:table-cell table:style-name="ce1048" table:number-columns-repeated="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36" table:number-columns-repeated="7"/>
          <table:table-cell table:style-name="ce1048" table:number-columns-repeated="5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9"/>
          <table:table-cell table:style-name="ce1036" table:number-columns-repeated="8"/>
          <table:table-cell table:style-name="ce1049" table:number-columns-repeated="4"/>
          <table:table-cell table:style-name="ce1036" table:number-columns-repeated="2"/>
          <table:table-cell table:style-name="ce1049"/>
          <table:table-cell office:value-type="string" calcext:value-type="string">
            <text:p>Tile C8</text:p>
          </table:table-cell>
          <table:table-cell table:number-columns-repeated="1007"/>
        </table:table-row>
        <table:table-row table:style-name="ro1">
          <table:table-cell table:style-name="ce1049"/>
          <table:table-cell table:style-name="ce1036" table:number-columns-repeated="8"/>
          <table:table-cell table:style-name="ce1049" table:number-columns-repeated="3"/>
          <table:table-cell table:style-name="ce1036" table:number-columns-repeated="2"/>
          <table:table-cell table:style-name="ce1049" table:number-columns-repeated="2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36" table:number-columns-repeated="14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1048"/>
          <table:table-cell table:style-name="ce1036" table:number-columns-repeated="15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49" table:number-columns-repeated="4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8"/>
          <table:table-cell table:style-name="ce1049" table:number-columns-repeated="5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9" table:number-columns-repeated="2"/>
          <table:table-cell table:style-name="ce1036" table:number-columns-repeated="10"/>
          <table:table-cell table:style-name="ce1049" table:number-columns-repeated="3"/>
          <table:table-cell table:style-name="ce1036"/>
          <table:table-cell office:value-type="string" calcext:value-type="string">
            <text:p>Tile C9</text:p>
          </table:table-cell>
          <table:table-cell table:number-columns-repeated="1007"/>
        </table:table-row>
        <table:table-row table:style-name="ro1">
          <table:table-cell table:style-name="ce1049" table:number-columns-repeated="2"/>
          <table:table-cell table:style-name="ce1036" table:number-columns-repeated="10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3">
          <table:table-cell table:style-name="ce1036" table:number-columns-repeated="5"/>
          <table:table-cell table:style-name="ce1049" table:number-columns-repeated="3"/>
          <table:table-cell table:style-name="ce1036" table:number-columns-repeated="8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9" table:number-columns-repeated="9"/>
          <table:table-cell table:style-name="ce1036" table:number-columns-repeated="5"/>
          <table:table-cell office:value-type="string" calcext:value-type="string">
            <text:p>Tile CA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9" table:number-columns-repeated="5"/>
          <table:table-cell table:style-name="ce1036" table:number-columns-repeated="7"/>
          <table:table-cell table:number-columns-repeated="1008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 table:number-rows-repeated="3">
          <table:table-cell table:style-name="ce1049" table:number-columns-repeated="4"/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9" table:number-columns-repeated="12"/>
          <table:table-cell table:style-name="ce1036" table:number-columns-repeated="4"/>
          <table:table-cell office:value-type="string" calcext:value-type="string">
            <text:p>Tile CB</text:p>
          </table:table-cell>
          <table:table-cell table:number-columns-repeated="1007"/>
        </table:table-row>
        <table:table-row table:style-name="ro1">
          <table:table-cell table:style-name="ce1049" table:number-columns-repeated="12"/>
          <table:table-cell table:style-name="ce1036" table:number-columns-repeated="4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9" table:number-columns-repeated="1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9" table:number-columns-repeated="3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4"/>
          <table:table-cell table:style-name="ce1048" table:number-columns-repeated="2"/>
          <table:table-cell office:value-type="string" calcext:value-type="string">
            <text:p>Tile CC</text:p>
          </table:table-cell>
          <table:table-cell table:number-columns-repeated="1007"/>
        </table:table-row>
        <table:table-row table:style-name="ro1">
          <table:table-cell table:style-name="ce1036" table:number-columns-repeated="14"/>
          <table:table-cell table:style-name="ce1048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5"/>
          <table:table-cell table:style-name="ce1048"/>
          <table:table-cell table:number-columns-repeated="1008"/>
        </table:table-row>
        <table:table-row table:style-name="ro1" table:number-rows-repeated="1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36" table:number-columns-repeated="6"/>
          <table:table-cell table:style-name="ce1048" table:number-columns-repeated="5"/>
          <table:table-cell table:style-name="ce1036" table:number-columns-repeated="2"/>
          <table:table-cell office:value-type="string" calcext:value-type="string">
            <text:p>Tile CD</text:p>
          </table:table-cell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36" table:number-columns-repeated="6"/>
          <table:table-cell table:style-name="ce1048" table:number-columns-repeated="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36" table:number-columns-repeated="5"/>
          <table:table-cell table:style-name="ce1048" table:number-columns-repeated="5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48" table:number-columns-repeated="4"/>
          <table:table-cell table:style-name="ce1036" table:number-columns-repeated="4"/>
          <table:table-cell table:style-name="ce1048" table:number-columns-repeated="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8" table:number-columns-repeated="5"/>
          <table:table-cell table:style-name="ce1036" table:number-columns-repeated="2"/>
          <table:table-cell table:style-name="ce1048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8" table:number-columns-repeated="5"/>
          <table:table-cell table:style-name="ce1036" table:number-columns-repeated="2"/>
          <table:table-cell table:style-name="ce1048" table:number-columns-repeated="4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8" table:number-columns-repeated="4"/>
          <table:table-cell table:style-name="ce1036"/>
          <table:table-cell table:style-name="ce1048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8" table:number-columns-repeated="9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48" table:number-columns-repeated="8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8" table:number-columns-repeated="7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8" table:number-columns-repeated="6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8" table:number-columns-repeated="5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4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8"/>
          <table:table-cell table:style-name="ce1049" table:number-columns-repeated="6"/>
          <table:table-cell table:style-name="ce1036" table:number-columns-repeated="2"/>
          <table:table-cell office:value-type="string" calcext:value-type="string">
            <text:p>Tile CE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9" table:number-columns-repeated="3"/>
          <table:table-cell table:style-name="ce1036"/>
          <table:table-cell table:style-name="ce1049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9" table:number-columns-repeated="3"/>
          <table:table-cell table:style-name="ce1036"/>
          <table:table-cell table:style-name="ce1049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9" table:number-columns-repeated="4"/>
          <table:table-cell table:style-name="ce1036" table:number-columns-repeated="2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9" table:number-columns-repeated="3"/>
          <table:table-cell table:style-name="ce1036" table:number-columns-repeated="3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9" table:number-columns-repeated="3"/>
          <table:table-cell table:style-name="ce1036" table:number-columns-repeated="4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9" table:number-columns-repeated="3"/>
          <table:table-cell table:style-name="ce1036" table:number-columns-repeated="5"/>
          <table:table-cell table:style-name="ce1049" table:number-columns-repeated="3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9" table:number-columns-repeated="3"/>
          <table:table-cell table:style-name="ce1036" table:number-columns-repeated="5"/>
          <table:table-cell table:style-name="ce1049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49" table:number-columns-repeated="12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3"/>
          <table:table-cell table:style-name="ce1036" table:number-columns-repeated="7"/>
          <table:table-cell table:style-name="ce1049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4"/>
          <table:table-cell table:style-name="ce1036" table:number-columns-repeated="8"/>
          <table:table-cell table:style-name="ce104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3"/>
          <table:table-cell table:style-name="ce1036" table:number-columns-repeated="9"/>
          <table:table-cell table:style-name="ce1049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 table:number-columns-repeated="4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 table:number-columns-repeated="3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9" table:number-columns-repeated="3"/>
          <table:table-cell table:style-name="ce1036" table:number-columns-repeated="8"/>
          <table:table-cell office:value-type="string" calcext:value-type="string">
            <text:p>Tile CF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5"/>
          <table:table-cell table:style-name="ce1049" table:number-columns-repeated="3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4"/>
          <table:table-cell table:style-name="ce1049" table:number-columns-repeated="3"/>
          <table:table-cell table:style-name="ce1036" table:number-columns-repeated="8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1049"/>
          <table:table-cell table:style-name="ce1036" table:number-columns-repeated="4"/>
          <table:table-cell table:style-name="ce1049" table:number-columns-repeated="3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3"/>
          <table:table-cell table:style-name="ce1049" table:number-columns-repeated="4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4"/>
          <table:table-cell table:style-name="ce1049" table:number-columns-repeated="3"/>
          <table:table-cell table:style-name="ce1036" table:number-columns-repeated="6"/>
          <table:table-cell table:style-name="ce1049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 table:number-columns-repeated="3"/>
          <table:table-cell table:style-name="ce1049" table:number-columns-repeated="5"/>
          <table:table-cell table:style-name="ce1036" table:number-columns-repeated="2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 table:number-columns-repeated="4"/>
          <table:table-cell table:style-name="ce1049" table:number-columns-repeated="9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 table:number-columns-repeated="6"/>
          <table:table-cell table:style-name="ce1049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49" table:number-columns-repeated="4"/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office:value-type="string" calcext:value-type="string">
            <text:p>Tile D0</text:p>
          </table:table-cell>
          <table:table-cell table:number-columns-repeated="1007"/>
        </table:table-row>
        <table:table-row table:style-name="ro1" table:number-rows-repeated="5">
          <table:table-cell table:style-name="ce1049" table:number-columns-repeated="4"/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9" table:number-columns-repeated="4"/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3">
          <table:table-cell table:style-name="ce1049" table:number-columns-repeated="4"/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49" table:number-columns-repeated="3"/>
          <table:table-cell table:style-name="ce1036" table:number-columns-repeated="5"/>
          <table:table-cell table:style-name="ce1049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6"/>
          <table:table-cell table:style-name="ce1049" table:number-columns-repeated="8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7"/>
          <table:table-cell table:style-name="ce1049" table:number-columns-repeated="8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49" table:number-columns-repeated="8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9" table:number-columns-repeated="3"/>
          <table:table-cell table:style-name="ce1036" table:number-columns-repeated="6"/>
          <table:table-cell office:value-type="string" calcext:value-type="string">
            <text:p>Tile D1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7"/>
          <table:table-cell table:style-name="ce1049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9" table:number-columns-repeated="3"/>
          <table:table-cell table:style-name="ce1036" table:number-columns-repeated="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7"/>
          <table:table-cell table:style-name="ce1049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5"/>
          <table:table-cell table:style-name="ce1049" table:number-columns-repeated="3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49" table:number-columns-repeated="3"/>
          <table:table-cell table:style-name="ce1036" table:number-columns-repeated="4"/>
          <table:table-cell table:style-name="ce1049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D2: grapefruit</text:p>
          </table:table-cell>
          <table:table-cell table:number-columns-repeated="1007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8"/>
          <table:table-cell table:style-name="ce1052"/>
          <table:table-cell table:style-name="ce1048" table:number-columns-repeated="2"/>
          <table:table-cell table:style-name="ce1052"/>
          <table:table-cell table:style-name="ce1048" table:number-columns-repeated="2"/>
          <table:table-cell table:style-name="ce1052"/>
          <table:table-cell table:style-name="ce1048" table:number-columns-repeated="2"/>
          <table:table-cell table:style-name="ce1052"/>
          <table:table-cell table:style-name="ce1048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45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2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45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3"/>
          <table:table-cell table:style-name="ce1048" table:number-columns-repeated="4"/>
          <table:table-cell table:style-name="ce1045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D3: carambola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6"/>
          <table:table-cell table:style-name="ce1036" table:number-columns-repeated="8"/>
          <table:table-cell table:number-columns-repeated="1008"/>
        </table:table-row>
        <table:table-row table:style-name="ro1" table:number-rows-repeated="3">
          <table:table-cell table:style-name="ce1038" table:number-columns-repeated="6"/>
          <table:table-cell table:style-name="ce1053"/>
          <table:table-cell table:style-name="ce1044"/>
          <table:table-cell table:style-name="ce1053"/>
          <table:table-cell table:style-name="ce103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8"/>
          <table:table-cell table:style-name="ce1044" table:number-columns-repeated="2"/>
          <table:table-cell table:style-name="ce1053" table:number-columns-repeated="4"/>
          <table:table-cell table:style-name="ce1044"/>
          <table:table-cell table:style-name="ce1053" table:number-columns-repeated="3"/>
          <table:table-cell table:style-name="ce1045"/>
          <table:table-cell table:style-name="ce104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/>
          <table:table-cell table:style-name="ce1046" table:number-columns-repeated="2"/>
          <table:table-cell table:style-name="ce1045" table:number-columns-repeated="2"/>
          <table:table-cell table:style-name="ce1046"/>
          <table:table-cell table:style-name="ce1045" table:number-columns-repeated="2"/>
          <table:table-cell table:style-name="ce1046" table:number-columns-repeated="2"/>
          <table:table-cell table:style-name="ce1045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2"/>
          <table:table-cell table:style-name="ce1046" table:number-columns-repeated="5"/>
          <table:table-cell table:style-name="ce1045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3"/>
          <table:table-cell table:style-name="ce1046"/>
          <table:table-cell table:style-name="ce1045"/>
          <table:table-cell table:style-name="ce1046"/>
          <table:table-cell table:style-name="ce1045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2"/>
          <table:table-cell table:style-name="ce1046"/>
          <table:table-cell table:style-name="ce1045"/>
          <table:table-cell table:style-name="ce1046"/>
          <table:table-cell table:style-name="ce1045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2"/>
          <table:table-cell table:style-name="ce1046"/>
          <table:table-cell table:style-name="ce1045" table:number-columns-repeated="3"/>
          <table:table-cell table:style-name="ce1046"/>
          <table:table-cell table:style-name="ce1045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/>
          <table:table-cell table:style-name="ce1046"/>
          <table:table-cell table:style-name="ce1045" table:number-columns-repeated="2"/>
          <table:table-cell table:style-name="ce1036"/>
          <table:table-cell table:style-name="ce1045" table:number-columns-repeated="2"/>
          <table:table-cell table:style-name="ce1046"/>
          <table:table-cell table:style-name="ce104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/>
          <table:table-cell table:style-name="ce1046"/>
          <table:table-cell table:style-name="ce1045"/>
          <table:table-cell table:style-name="ce1036" table:number-columns-repeated="3"/>
          <table:table-cell table:style-name="ce1045"/>
          <table:table-cell table:style-name="ce1046"/>
          <table:table-cell table:style-name="ce104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36" table:number-columns-repeated="7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10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6">
          <table:table-cell table:style-name="Default" table:number-columns-repeated="17"/>
          <table:table-cell table:number-columns-repeated="1007"/>
        </table:table-row>
        <table:table-row table:style-name="ro1" table:number-rows-repeated="1045464">
          <table:table-cell table:number-columns-repeated="1024"/>
        </table:table-row>
        <table:table-row table:style-name="ro2" table:number-rows-repeated="3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p" table:style-name="ta2">
        <table:table-column table:style-name="co6" table:default-cell-style-name="ce1102"/>
        <table:table-column table:style-name="co7" table:number-columns-repeated="20" table:default-cell-style-name="ce1102"/>
        <table:table-column table:style-name="co8" table:default-cell-style-name="ce1102"/>
        <table:table-column table:style-name="co7" table:number-columns-repeated="20" table:default-cell-style-name="ce1102"/>
        <table:table-column table:style-name="co9" table:default-cell-style-name="ce1102"/>
        <table:table-column table:style-name="co7" table:number-columns-repeated="20" table:default-cell-style-name="ce1102"/>
        <table:table-column table:style-name="co8" table:default-cell-style-name="ce1102"/>
        <table:table-column table:style-name="co7" table:number-columns-repeated="20" table:default-cell-style-name="ce1102"/>
        <table:table-column table:style-name="co10" table:default-cell-style-name="ce1102"/>
        <table:table-column table:style-name="co7" table:number-columns-repeated="20" table:default-cell-style-name="ce1102"/>
        <table:table-column table:style-name="co6" table:default-cell-style-name="ce1102"/>
        <table:table-column table:style-name="co7" table:number-columns-repeated="20" table:default-cell-style-name="ce1102"/>
        <table:table-column table:style-name="co11" table:default-cell-style-name="ce1102"/>
        <table:table-column table:style-name="co7" table:number-columns-repeated="897" table:default-cell-style-name="ce1102"/>
        <table:table-row table:style-name="ro3">
          <table:table-cell table:style-name="ce1100" office:value-type="float" office:value="4000" calcext:value-type="float">
            <text:p>40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style-name="ce1123" office:value-type="string" calcext:value-type="string">
            <text:p>31</text:p>
          </table:table-cell>
          <table:table-cell table:style-name="ce1123" table:number-columns-repeated="2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float" office:value="4028" calcext:value-type="float">
            <text:p>402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style-name="ce1123" office:value-type="string" calcext:value-type="string">
            <text:p>39</text:p>
          </table:table-cell>
          <table:table-cell table:style-name="ce1123" table:number-columns-repeated="2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291" office:value-type="string" calcext:value-type="string">
            <text:p>17</text:p>
          </table:table-cell>
          <table:table-cell table:style-name="ce1219"/>
          <table:table-cell table:style-name="ce1100" office:value-type="float" office:value="4050" calcext:value-type="float">
            <text:p>405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7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291" office:value-type="string" calcext:value-type="string">
            <text:p>17</text:p>
          </table:table-cell>
          <table:table-cell table:style-name="ce1219"/>
          <table:table-cell table:style-name="ce1100" office:value-type="float" office:value="4078" calcext:value-type="float">
            <text:p>407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5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291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0A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number-columns-repeated="2" table:style-name="ce1123" office:value-type="string" calcext:value-type="string">
            <text:p>33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291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0C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1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291" office:value-type="string" calcext:value-type="string">
            <text:p>17</text:p>
          </table:table-cell>
          <table:table-cell table:style-name="ce1219"/>
          <table:table-cell office:value-type="string" calcext:value-type="string">
            <text:p>40F0</text:p>
          </table:table-cell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float" office:value="4100" calcext:value-type="float">
            <text:p>41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200" calcext:value-type="float">
            <text:p>4200</text:p>
          </table:table-cell>
          <table:table-cell table:style-name="ce1106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number-columns-repeated="3" table:style-name="ce1100" office:value-type="string" calcext:value-type="string">
            <text:p>7HV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1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style-name="ce1100" office:value-type="string" calcext:value-type="string">
            <text:p>1 </text:p>
          </table:table-cell>
          <table:table-cell table:number-columns-repeated="6" table:style-name="ce1100" office:value-type="string" calcext:value-type="string">
            <text:p>1</text:p>
          </table:table-cell>
          <table:table-cell table:number-columns-repeated="3" table:style-name="ce1100" office:value-type="string" calcext:value-type="string">
            <text:p>7HV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6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number-columns-repeated="3" table:style-name="ce1100" office:value-type="string" calcext:value-type="string">
            <text:p>7HV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1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3" table:style-name="ce1100" office:value-type="string" calcext:value-type="string">
            <text:p>7HV</text:p>
          </table:table-cell>
          <table:table-cell table:style-name="ce1100" office:value-type="string" calcext:value-type="string">
            <text:p>5HV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1509"/>
          <table:table-cell table:style-name="ce1511" table:number-columns-repeated="5"/>
          <table:table-cell table:style-name="ce1512" office:value-type="string" calcext:value-type="string">
            <text:p>5V</text:p>
          </table:table-cell>
          <table:table-cell table:style-name="ce1512" office:value-type="string" calcext:value-type="string">
            <text:p>1</text:p>
          </table:table-cell>
          <table:table-cell table:number-columns-repeated="3" table:style-name="ce1515" office:value-type="string" calcext:value-type="string">
            <text:p>7HV</text:p>
          </table:table-cell>
          <table:table-cell table:style-name="ce1512" office:value-type="string" calcext:value-type="string">
            <text:p>1</text:p>
          </table:table-cell>
          <table:table-cell table:style-name="ce1512" office:value-type="string" calcext:value-type="string">
            <text:p>5HV</text:p>
          </table:table-cell>
          <table:table-cell table:style-name="ce1524"/>
          <table:table-cell table:style-name="ce1525" office:value-type="string" calcext:value-type="string">
            <text:p>5V</text:p>
          </table:table-cell>
          <table:table-cell table:number-columns-repeated="3" table:style-name="ce1525" office:value-type="string" calcext:value-type="string">
            <text:p>1</text:p>
          </table:table-cell>
          <table:table-cell table:style-name="ce1525" office:value-type="string" calcext:value-type="string">
            <text:p>5HV</text:p>
          </table:table-cell>
          <table:table-cell table:style-name="ce1540"/>
          <table:table-cell table:style-name="ce1100"/>
          <table:table-cell table:style-name="ce1105"/>
          <table:table-cell table:style-name="ce1100" table:number-columns-repeated="7"/>
          <table:table-cell table:number-columns-repeated="3" table:style-name="ce1100" office:value-type="string" calcext:value-type="string">
            <text:p>7HV</text:p>
          </table:table-cell>
          <table:table-cell table:style-name="ce1100" table:number-columns-repeated="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300" calcext:value-type="float">
            <text:p>4300</text:p>
          </table:table-cell>
          <table:table-cell table:style-name="ce1106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1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table:number-columns-repeated="6"/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1509"/>
          <table:table-cell table:style-name="ce1511" table:number-columns-repeated="5"/>
          <table:table-cell table:style-name="ce1512" office:value-type="string" calcext:value-type="string">
            <text:p>3</text:p>
          </table:table-cell>
          <table:table-cell table:style-name="ce1512" office:value-type="string" calcext:value-type="string">
            <text:p>E</text:p>
          </table:table-cell>
          <table:table-cell table:style-name="ce1513" office:value-type="string" calcext:value-type="string">
            <text:p>E</text:p>
          </table:table-cell>
          <table:table-cell table:style-name="ce1513" office:value-type="string" calcext:value-type="string">
            <text:p>F</text:p>
          </table:table-cell>
          <table:table-cell table:style-name="ce1513" office:value-type="string" calcext:value-type="string">
            <text:p>E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3</text:p>
          </table:table-cell>
          <table:table-cell table:style-name="ce1524"/>
          <table:table-cell table:style-name="ce1525" office:value-type="string" calcext:value-type="string">
            <text:p>3</text:p>
          </table:table-cell>
          <table:table-cell table:style-name="ce1525" office:value-type="string" calcext:value-type="string">
            <text:p>E</text:p>
          </table:table-cell>
          <table:table-cell table:style-name="ce1525" office:value-type="string" calcext:value-type="string">
            <text:p>F</text:p>
          </table:table-cell>
          <table:table-cell table:style-name="ce1525" office:value-type="string" calcext:value-type="string">
            <text:p>E</text:p>
          </table:table-cell>
          <table:table-cell table:style-name="ce1525" office:value-type="string" calcext:value-type="string">
            <text:p>3</text:p>
          </table:table-cell>
          <table:table-cell table:style-name="ce154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400" calcext:value-type="float">
            <text:p>44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table:number-columns-repeated="6"/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9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1509"/>
          <table:table-cell table:style-name="ce1511" table:number-columns-repeated="4"/>
          <table:table-cell table:style-name="ce1512" office:value-type="string" calcext:value-type="string">
            <text:p>5V</text:p>
          </table:table-cell>
          <table:table-cell table:style-name="ce1512" office:value-type="string" calcext:value-type="string">
            <text:p>5H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2</text:p>
          </table:table-cell>
          <table:table-cell table:style-name="ce1512" office:value-type="string" calcext:value-type="string">
            <text:p>1</text:p>
          </table:table-cell>
          <table:table-cell table:style-name="ce1512" office:value-type="string" calcext:value-type="string">
            <text:p>2HV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5</text:p>
          </table:table-cell>
          <table:table-cell table:style-name="ce1512" office:value-type="string" calcext:value-type="string">
            <text:p>5HV</text:p>
          </table:table-cell>
          <table:table-cell table:style-name="ce1525" office:value-type="string" calcext:value-type="string">
            <text:p>3</text:p>
          </table:table-cell>
          <table:table-cell table:style-name="ce1525" office:value-type="string" calcext:value-type="string">
            <text:p>E</text:p>
          </table:table-cell>
          <table:table-cell table:style-name="ce1525" office:value-type="string" calcext:value-type="string">
            <text:p>9</text:p>
          </table:table-cell>
          <table:table-cell table:style-name="ce1525" office:value-type="string" calcext:value-type="string">
            <text:p>E</text:p>
          </table:table-cell>
          <table:table-cell table:style-name="ce1525" office:value-type="string" calcext:value-type="string">
            <text:p>3</text:p>
          </table:table-cell>
          <table:table-cell table:style-name="ce154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500" calcext:value-type="float">
            <text:p>4500</text:p>
          </table:table-cell>
          <table:table-cell table:style-name="ce1106" office:value-type="string" calcext:value-type="string">
            <text:p>3</text:p>
          </table:table-cell>
          <table:table-cell table:number-columns-repeated="12"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table:number-columns-repeated="6"/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1510" office:value-type="string" calcext:value-type="string">
            <text:p>5V</text:p>
          </table:table-cell>
          <table:table-cell table:number-columns-repeated="3" table:style-name="ce1512" office:value-type="string" calcext:value-type="string">
            <text:p>1</text:p>
          </table:table-cell>
          <table:table-cell table:style-name="ce1512" office:value-type="string" calcext:value-type="string">
            <text:p>5HV</text:p>
          </table:table-cell>
          <table:table-cell table:style-name="ce1512" office:value-type="string" calcext:value-type="string">
            <text:p>3</text:p>
          </table:table-cell>
          <table:table-cell table:style-name="ce1512" office:value-type="string" calcext:value-type="string">
            <text:p>E</text:p>
          </table:table-cell>
          <table:table-cell table:number-columns-repeated="6" table:style-name="ce1513" office:value-type="string" calcext:value-type="string">
            <text:p>E</text:p>
          </table:table-cell>
          <table:table-cell table:style-name="ce1513" office:value-type="float" office:value="3" calcext:value-type="float">
            <text:p>3</text:p>
          </table:table-cell>
          <table:table-cell table:style-name="ce1526" office:value-type="float" office:value="3" calcext:value-type="float">
            <text:p>3</text:p>
          </table:table-cell>
          <table:table-cell table:number-columns-repeated="3" table:style-name="ce1526" office:value-type="string" calcext:value-type="string">
            <text:p>E</text:p>
          </table:table-cell>
          <table:table-cell table:style-name="ce1526" office:value-type="float" office:value="3" calcext:value-type="float">
            <text:p>3</text:p>
          </table:table-cell>
          <table:table-cell table:style-name="ce1541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600" calcext:value-type="float">
            <text:p>4600</text:p>
          </table:table-cell>
          <table:table-cell table:style-name="ce1106" office:value-type="string" calcext:value-type="string">
            <text:p>8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220" office:value-type="string" calcext:value-type="string">
            <text:p>8HV</text:p>
          </table:table-cell>
          <table:table-cell table:style-name="ce1100"/>
          <table:table-cell table:style-name="ce1106" office:value-type="string" calcext:value-type="string">
            <text:p>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table:number-columns-repeated="6"/>
          <table:table-cell table:style-name="ce1475" office:value-type="string" calcext:value-type="string">
            <text:p>8</text:p>
          </table:table-cell>
          <table:table-cell table:number-columns-repeated="3" table:style-name="ce1475" office:value-type="string" calcext:value-type="string">
            <text:p>18</text:p>
          </table:table-cell>
          <table:table-cell table:style-name="ce1475" office:value-type="string" calcext:value-type="string">
            <text:p>8HV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1510" office:value-type="string" calcext:value-type="string">
            <text:p>3</text:p>
          </table:table-cell>
          <table:table-cell table:number-columns-repeated="3" table:style-name="ce1512" office:value-type="string" calcext:value-type="string">
            <text:p>E</text:p>
          </table:table-cell>
          <table:table-cell table:style-name="ce1512" office:value-type="string" calcext:value-type="string">
            <text:p>5</text:p>
          </table:table-cell>
          <table:table-cell table:style-name="ce1512" office:value-type="string" calcext:value-type="string">
            <text:p>5H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5V</text:p>
          </table:table-cell>
          <table:table-cell table:number-columns-repeated="3" table:style-name="ce1512" office:value-type="string" calcext:value-type="string">
            <text:p>18</text:p>
          </table:table-cell>
          <table:table-cell table:style-name="ce1512" office:value-type="string" calcext:value-type="string">
            <text:p>5HV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8</text:p>
          </table:table-cell>
          <table:table-cell table:style-name="ce1512" office:value-type="string" calcext:value-type="string">
            <text:p>7HV</text:p>
          </table:table-cell>
          <table:table-cell table:style-name="ce1512" office:value-type="string" calcext:value-type="string">
            <text:p>1</text:p>
          </table:table-cell>
          <table:table-cell table:style-name="ce1512" office:value-type="string" calcext:value-type="string">
            <text:p>C</text:p>
          </table:table-cell>
          <table:table-cell table:style-name="ce1512" office:value-type="string" calcext:value-type="string">
            <text:p>1</text:p>
          </table:table-cell>
          <table:table-cell table:style-name="ce1512" office:value-type="string" calcext:value-type="string">
            <text:p>8HV</text:p>
          </table:table-cell>
          <table:table-cell table:style-name="ce154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700" calcext:value-type="float">
            <text:p>4700</text:p>
          </table:table-cell>
          <table:table-cell table:style-name="ce1106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6" office:value-type="string" calcext:value-type="string">
            <text:p>6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7HV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475" office:value-type="string" calcext:value-type="string">
            <text:p>8HV</text:p>
          </table:table-cell>
          <table:table-cell table:style-name="ce1475" table:number-columns-repeated="3"/>
          <table:table-cell table:style-name="ce1475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1510" office:value-type="string" calcext:value-type="string">
            <text:p>3</text:p>
          </table:table-cell>
          <table:table-cell table:style-name="ce1512" office:value-type="string" calcext:value-type="string">
            <text:p>F</text:p>
          </table:table-cell>
          <table:table-cell table:style-name="ce1512" office:value-type="string" calcext:value-type="string">
            <text:p>9</text:p>
          </table:table-cell>
          <table:table-cell table:number-columns-repeated="4" table:style-name="ce1512" office:value-type="string" calcext:value-type="string">
            <text:p>E</text:p>
          </table:table-cell>
          <table:table-cell table:style-name="ce1512" office:value-type="string" calcext:value-type="string">
            <text:p>3</text:p>
          </table:table-cell>
          <table:table-cell table:style-name="ce1512" table:number-columns-repeated="3"/>
          <table:table-cell table:style-name="ce1512" office:value-type="string" calcext:value-type="string">
            <text:p>3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4HV</text:p>
          </table:table-cell>
          <table:table-cell table:number-columns-repeated="4" table:style-name="ce1512" office:value-type="string" calcext:value-type="string">
            <text:p>E</text:p>
          </table:table-cell>
          <table:table-cell table:style-name="ce1512" office:value-type="string" calcext:value-type="string">
            <text:p>5</text:p>
          </table:table-cell>
          <table:table-cell table:style-name="ce1542" office:value-type="string" calcext:value-type="string">
            <text:p>7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800" calcext:value-type="float">
            <text:p>48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/>
          <table:table-cell table:style-name="ce1100" office:value-type="string" calcext:value-type="string">
            <text:p>B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1106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1105"/>
          <table:table-cell table:style-name="ce1100" office:value-type="string" calcext:value-type="string">
            <text:p>B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475" office:value-type="string" calcext:value-type="string">
            <text:p>5 </text:p>
          </table:table-cell>
          <table:table-cell table:style-name="ce1475" office:value-type="string" calcext:value-type="string">
            <text:p>7</text:p>
          </table:table-cell>
          <table:table-cell table:number-columns-repeated="2" table:style-name="ce1475" office:value-type="string" calcext:value-type="string">
            <text:p>1</text:p>
          </table:table-cell>
          <table:table-cell table:style-name="ce1475" office:value-type="string" calcext:value-type="string">
            <text:p>5H 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1510" office:value-type="string" calcext:value-type="string">
            <text:p>3</text:p>
          </table:table-cell>
          <table:table-cell table:number-columns-repeated="3" table:style-name="ce1512" office:value-type="string" calcext:value-type="string">
            <text:p>E</text:p>
          </table:table-cell>
          <table:table-cell table:style-name="ce1512" office:value-type="string" calcext:value-type="string">
            <text:p>5V</text:p>
          </table:table-cell>
          <table:table-cell table:style-name="ce1512" office:value-type="string" calcext:value-type="string">
            <text:p>5HV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5 </text:p>
          </table:table-cell>
          <table:table-cell table:number-columns-repeated="3" table:style-name="ce1512" office:value-type="string" calcext:value-type="string">
            <text:p>1</text:p>
          </table:table-cell>
          <table:table-cell table:style-name="ce1512" office:value-type="string" calcext:value-type="string">
            <text:p>5H </text:p>
          </table:table-cell>
          <table:table-cell table:number-columns-repeated="3" table:style-name="ce1512" office:value-type="string" calcext:value-type="string">
            <text:p>E</text:p>
          </table:table-cell>
          <table:table-cell table:style-name="ce1512" office:value-type="string" calcext:value-type="string">
            <text:p>2</text:p>
          </table:table-cell>
          <table:table-cell table:style-name="ce1512" office:value-type="string" calcext:value-type="string">
            <text:p>2HV</text:p>
          </table:table-cell>
          <table:table-cell table:style-name="ce1512" office:value-type="string" calcext:value-type="string">
            <text:p>F</text:p>
          </table:table-cell>
          <table:table-cell table:style-name="ce1512" office:value-type="string" calcext:value-type="string">
            <text:p>B</text:p>
          </table:table-cell>
          <table:table-cell table:style-name="ce1542" office:value-type="string" calcext:value-type="string">
            <text:p>D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900" calcext:value-type="float">
            <text:p>4900</text:p>
          </table:table-cell>
          <table:table-cell table:style-name="ce1106" office:value-type="string" calcext:value-type="string">
            <text:p>3</text:p>
          </table:table-cell>
          <table:table-cell table:number-columns-repeated="12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 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6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1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481" office:value-type="string" calcext:value-type="string">
            <text:p>5</text:p>
          </table:table-cell>
          <table:table-cell table:style-name="ce1481" office:value-type="string" calcext:value-type="string">
            <text:p>1</text:p>
          </table:table-cell>
          <table:table-cell table:style-name="ce1481" office:value-type="string" calcext:value-type="string">
            <text:p>7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1510" office:value-type="string" calcext:value-type="string">
            <text:p>5</text:p>
          </table:table-cell>
          <table:table-cell table:style-name="ce1512" office:value-type="string" calcext:value-type="string">
            <text:p>7</text:p>
          </table:table-cell>
          <table:table-cell table:number-columns-repeated="2" table:style-name="ce1512" office:value-type="string" calcext:value-type="string">
            <text:p>1</text:p>
          </table:table-cell>
          <table:table-cell table:style-name="ce1512" office:value-type="string" calcext:value-type="string">
            <text:p>5H</text:p>
          </table:table-cell>
          <table:table-cell table:style-name="ce1512" office:value-type="string" calcext:value-type="string">
            <text:p>3</text:p>
          </table:table-cell>
          <table:table-cell table:number-columns-repeated="7" table:style-name="ce1512" office:value-type="string" calcext:value-type="string">
            <text:p>E</text:p>
          </table:table-cell>
          <table:table-cell table:style-name="ce1512" office:value-type="string" calcext:value-type="string">
            <text:p>4</text:p>
          </table:table-cell>
          <table:table-cell table:number-columns-repeated="4" table:style-name="ce1512" office:value-type="string" calcext:value-type="string">
            <text:p>E</text:p>
          </table:table-cell>
          <table:table-cell table:style-name="ce1512" office:value-type="string" calcext:value-type="string">
            <text:p>5V</text:p>
          </table:table-cell>
          <table:table-cell table:style-name="ce1542" office:value-type="string" calcext:value-type="string">
            <text:p>7HV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4A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7H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/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 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26" table:number-columns-repeated="4"/>
          <table:table-cell table:style-name="ce1100" office:value-type="string" calcext:value-type="string">
            <text:p>5</text:p>
          </table:table-cell>
          <table:table-cell table:style-name="ce1474" office:value-type="string" calcext:value-type="string">
            <text:p>5HV</text:p>
          </table:table-cell>
          <table:table-cell table:number-columns-repeated="2" table:style-name="ce1476" office:value-type="string" calcext:value-type="string">
            <text:p>E</text:p>
          </table:table-cell>
          <table:table-cell table:style-name="ce1481"/>
          <table:table-cell table:style-name="ce1485" office:value-type="string" calcext:value-type="string">
            <text:p>D</text:p>
          </table:table-cell>
          <table:table-cell table:style-name="ce1100"/>
          <table:table-cell table:style-name="Default" office:value-type="float" office:value="3" calcext:value-type="float">
            <text:p>3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1509"/>
          <table:table-cell table:style-name="ce1512" office:value-type="string" calcext:value-type="string">
            <text:p>3</text:p>
          </table:table-cell>
          <table:table-cell table:number-columns-repeated="3" table:style-name="ce1512" office:value-type="string" calcext:value-type="string">
            <text:p>E</text:p>
          </table:table-cell>
          <table:table-cell table:style-name="ce1512" office:value-type="string" calcext:value-type="string">
            <text:p>8</text:p>
          </table:table-cell>
          <table:table-cell table:number-columns-repeated="2" table:style-name="ce1512" office:value-type="string" calcext:value-type="string">
            <text:p>1</text:p>
          </table:table-cell>
          <table:table-cell table:style-name="ce1512" office:value-type="string" calcext:value-type="string">
            <text:p>5HV</text:p>
          </table:table-cell>
          <table:table-cell table:style-name="ce1512"/>
          <table:table-cell table:style-name="ce1512" office:value-type="string" calcext:value-type="string">
            <text:p>5V</text:p>
          </table:table-cell>
          <table:table-cell table:number-columns-repeated="2" table:style-name="ce1512" office:value-type="string" calcext:value-type="string">
            <text:p>1</text:p>
          </table:table-cell>
          <table:table-cell table:style-name="ce1512" office:value-type="string" calcext:value-type="string">
            <text:p>8HV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2</text:p>
          </table:table-cell>
          <table:table-cell table:style-name="ce1512" office:value-type="string" calcext:value-type="string">
            <text:p>1</text:p>
          </table:table-cell>
          <table:table-cell table:style-name="ce1512" office:value-type="string" calcext:value-type="string">
            <text:p>7</text:p>
          </table:table-cell>
          <table:table-cell table:style-name="ce1512" office:value-type="string" calcext:value-type="string">
            <text:p>5H</text:p>
          </table:table-cell>
          <table:table-cell table:style-name="ce1543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4D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number-columns-repeated="10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26" table:number-columns-repeated="5"/>
          <table:table-cell table:style-name="Default" office:value-type="float" office:value="5" calcext:value-type="float">
            <text:p>5</text:p>
          </table:table-cell>
          <table:table-cell table:style-name="ce1476" office:value-type="string" calcext:value-type="string">
            <text:p>1</text:p>
          </table:table-cell>
          <table:table-cell table:style-name="ce1476" office:value-type="string" calcext:value-type="string">
            <text:p>5HV</text:p>
          </table:table-cell>
          <table:table-cell table:style-name="ce1053" office:value-type="string" calcext:value-type="string">
            <text:p>E</text:p>
          </table:table-cell>
          <table:table-cell table:style-name="ce1485" office:value-type="string" calcext:value-type="string">
            <text:p>8</text:p>
          </table:table-cell>
          <table:table-cell table:style-name="ce1100" office:value-type="string" calcext:value-type="string">
            <text:p>1</text:p>
          </table:table-cell>
          <table:table-cell table:style-name="Default" office:value-type="string" calcext:value-type="string">
            <text:p>5H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1509"/>
          <table:table-cell table:style-name="ce1512" office:value-type="string" calcext:value-type="string">
            <text:p>3</text:p>
          </table:table-cell>
          <table:table-cell table:style-name="ce1512" office:value-type="string" calcext:value-type="string">
            <text:p>F</text:p>
          </table:table-cell>
          <table:table-cell table:style-name="ce1512" office:value-type="string" calcext:value-type="string">
            <text:p>9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5</text:p>
          </table:table-cell>
          <table:table-cell table:number-columns-repeated="2" table:style-name="ce1512" office:value-type="string" calcext:value-type="string">
            <text:p>1</text:p>
          </table:table-cell>
          <table:table-cell table:style-name="ce1512" office:value-type="string" calcext:value-type="string">
            <text:p>5H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5</text:p>
          </table:table-cell>
          <table:table-cell table:number-columns-repeated="2" table:style-name="ce1512" office:value-type="string" calcext:value-type="string">
            <text:p>1</text:p>
          </table:table-cell>
          <table:table-cell table:style-name="ce1512" office:value-type="string" calcext:value-type="string">
            <text:p>5H</text:p>
          </table:table-cell>
          <table:table-cell table:style-name="ce1512" office:value-type="string" calcext:value-type="string">
            <text:p>E</text:p>
          </table:table-cell>
          <table:table-cell table:style-name="ce1513" office:value-type="string" calcext:value-type="string">
            <text:p>B</text:p>
          </table:table-cell>
          <table:table-cell table:style-name="ce1513" office:value-type="float" office:value="11" calcext:value-type="float">
            <text:p>11</text:p>
          </table:table-cell>
          <table:table-cell table:style-name="ce1513" office:value-type="float" office:value="3" calcext:value-type="float">
            <text:p>3</text:p>
          </table:table-cell>
          <table:table-cell table:style-name="ce1511"/>
          <table:table-cell table:style-name="ce1543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4C00</text:p>
          </table:table-cell>
          <table:table-cell table:style-name="ce1106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1509"/>
          <table:table-cell table:style-name="ce1512" office:value-type="string" calcext:value-type="string">
            <text:p>3</text:p>
          </table:table-cell>
          <table:table-cell table:number-columns-repeated="13" table:style-name="ce1512" office:value-type="string" calcext:value-type="string">
            <text:p>E</text:p>
          </table:table-cell>
          <table:table-cell table:style-name="ce1512" office:value-type="string" calcext:value-type="string">
            <text:p>5V</text:p>
          </table:table-cell>
          <table:table-cell table:style-name="ce1512" office:value-type="string" calcext:value-type="string">
            <text:p>1</text:p>
          </table:table-cell>
          <table:table-cell table:style-name="ce1512" office:value-type="string" calcext:value-type="string">
            <text:p>5H</text:p>
          </table:table-cell>
          <table:table-cell table:style-name="ce1533"/>
          <table:table-cell table:style-name="ce1544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4D00</text:p>
          </table:table-cell>
          <table:table-cell table:style-name="ce1106" office:value-type="string" calcext:value-type="string">
            <text:p>5 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 </text:p>
          </table:table-cell>
          <table:table-cell table:style-name="ce1100" office:value-type="string" calcext:value-type="string">
            <text:p>7H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221" office:value-type="string" calcext:value-type="string">
            <text:p>5H </text:p>
          </table:table-cell>
          <table:table-cell table:style-name="ce1100"/>
          <table:table-cell table:style-name="ce1105" office:value-type="string" calcext:value-type="string">
            <text:p>5 </text:p>
          </table:table-cell>
          <table:table-cell table:style-name="ce1100" office:value-type="string" calcext:value-type="string">
            <text:p>1 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 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6" office:value-type="string" calcext:value-type="string">
            <text:p>5 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6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6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1" office:value-type="string" calcext:value-type="string">
            <text:p>5H </text:p>
          </table:table-cell>
          <table:table-cell table:style-name="ce1100"/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1509"/>
          <table:table-cell table:style-name="ce1512" office:value-type="string" calcext:value-type="string">
            <text:p>5</text:p>
          </table:table-cell>
          <table:table-cell table:number-columns-repeated="6" table:style-name="ce1512" office:value-type="string" calcext:value-type="string">
            <text:p>1</text:p>
          </table:table-cell>
          <table:table-cell table:style-name="ce1512" office:value-type="string" calcext:value-type="string">
            <text:p>5HV</text:p>
          </table:table-cell>
          <table:table-cell table:style-name="ce1512" office:value-type="string" calcext:value-type="string">
            <text:p>A</text:p>
          </table:table-cell>
          <table:table-cell table:style-name="ce1512" office:value-type="string" calcext:value-type="string">
            <text:p>5V</text:p>
          </table:table-cell>
          <table:table-cell table:number-columns-repeated="4" table:style-name="ce1512" office:value-type="string" calcext:value-type="string">
            <text:p>1</text:p>
          </table:table-cell>
          <table:table-cell table:style-name="ce1512" office:value-type="string" calcext:value-type="string">
            <text:p>5H</text:p>
          </table:table-cell>
          <table:table-cell table:style-name="ce1511" table:number-columns-repeated="3"/>
          <table:table-cell table:style-name="ce1543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4D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7"/>
          <table:table-cell table:style-name="ce1124"/>
          <table:table-cell table:style-name="ce1222"/>
          <table:table-cell table:style-name="ce1100" office:value-type="string" calcext:value-type="string">
            <text:p>4D28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 office:value-type="string" calcext:value-type="string">
            <text:p>4D5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4" office:value-type="string" calcext:value-type="string">
            <text:p>34</text:p>
          </table:table-cell>
          <table:table-cell table:style-name="ce1124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4" office:value-type="string" calcext:value-type="string">
            <text:p>30</text:p>
          </table:table-cell>
          <table:table-cell table:style-name="ce1124"/>
          <table:table-cell table:style-name="ce1124" office:value-type="string" calcext:value-type="string">
            <text:p>3</text:p>
          </table:table-cell>
          <table:table-cell table:style-name="ce1124"/>
          <table:table-cell table:style-name="ce1124" office:value-type="string" calcext:value-type="string">
            <text:p>3</text:p>
          </table:table-cell>
          <table:table-cell table:style-name="ce1124" table:number-columns-repeated="8"/>
          <table:table-cell table:style-name="ce1222"/>
          <table:table-cell table:style-name="ce1100" office:value-type="string" calcext:value-type="string">
            <text:p>4D78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3</text:p>
          </table:table-cell>
          <table:table-cell table:style-name="ce1128"/>
          <table:table-cell table:style-name="ce1128" office:value-type="string" calcext:value-type="string">
            <text:p>3</text:p>
          </table:table-cell>
          <table:table-cell table:style-name="ce1128" table:number-columns-repeated="8"/>
          <table:table-cell table:style-name="ce1229"/>
          <table:table-cell table:style-name="ce1100" office:value-type="string" calcext:value-type="string">
            <text:p>4DA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516" office:value-type="string" calcext:value-type="string">
            <text:p>8</text:p>
          </table:table-cell>
          <table:table-cell table:style-name="ce1516" office:value-type="string" calcext:value-type="string">
            <text:p>C</text:p>
          </table:table-cell>
          <table:table-cell table:style-name="ce1516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 office:value-type="string" calcext:value-type="string">
            <text:p>4DC8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 office:value-type="string" calcext:value-type="string">
            <text:p>4DF0</text:p>
          </table:table-cell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26"/>
          <table:table-cell table:number-columns-repeated="898"/>
        </table:table-row>
        <table:table-row table:style-name="ro3">
          <table:table-cell table:style-name="ce1100" office:value-type="string" calcext:value-type="string">
            <text:p>4F00</text:p>
          </table:table-cell>
          <table:table-cell table:style-name="ce1108"/>
          <table:table-cell table:style-name="ce1125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style-name="ce1125" office:value-type="string" calcext:value-type="string">
            <text:p>31</text:p>
          </table:table-cell>
          <table:table-cell table:style-name="ce1125" table:number-columns-repeated="2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23"/>
          <table:table-cell table:style-name="ce1100" office:value-type="string" calcext:value-type="string">
            <text:p>4F2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0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F5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8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F7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6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FA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517" office:value-type="string" calcext:value-type="string">
            <text:p>3</text:p>
          </table:table-cell>
          <table:table-cell table:style-name="ce1517"/>
          <table:table-cell table:style-name="ce1521" office:value-type="float" office:value="3" calcext:value-type="float">
            <text:p>3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4</text:p>
          </table:table-cell>
          <table:table-cell table:style-name="ce1123"/>
          <table:table-cell table:style-name="ce1123" office:value-type="string" calcext:value-type="string">
            <text:p>13</text:p>
          </table:table-cell>
          <table:table-cell table:style-name="ce1123" office:value-type="string" calcext:value-type="string">
            <text:p>14</text:p>
          </table:table-cell>
          <table:table-cell table:style-name="ce1123" office:value-type="string" calcext:value-type="string">
            <text:p>15</text:p>
          </table:table-cell>
          <table:table-cell table:style-name="ce1123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FC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4</text:p>
          </table:table-cell>
          <table:table-cell table:style-name="ce1123"/>
          <table:table-cell table:style-name="ce1123" office:value-type="string" calcext:value-type="string">
            <text:p>13</text:p>
          </table:table-cell>
          <table:table-cell table:style-name="ce1123" office:value-type="string" calcext:value-type="string">
            <text:p>14</text:p>
          </table:table-cell>
          <table:table-cell table:style-name="ce1123" office:value-type="string" calcext:value-type="string">
            <text:p>15</text:p>
          </table:table-cell>
          <table:table-cell table:style-name="ce1123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office:value-type="string" calcext:value-type="string">
            <text:p>4FF0</text:p>
          </table:table-cell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5000</text:p>
          </table:table-cell>
          <table:table-cell table:style-name="ce1106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number-columns-repeated="8" table:style-name="ce1100" office:value-type="string" calcext:value-type="string">
            <text:p>30</text:p>
          </table:table-cell>
          <table:table-cell table:style-name="ce1221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457"/>
          <table:table-cell table:style-name="ce1465"/>
          <table:table-cell table:style-name="ce1465" office:value-type="string" calcext:value-type="string">
            <text:p>53</text:p>
          </table:table-cell>
          <table:table-cell table:style-name="ce1465" office:value-type="string" calcext:value-type="string">
            <text:p>43</text:p>
          </table:table-cell>
          <table:table-cell table:style-name="ce1465" office:value-type="string" calcext:value-type="string">
            <text:p>4F</text:p>
          </table:table-cell>
          <table:table-cell table:style-name="ce1465" office:value-type="string" calcext:value-type="string">
            <text:p>52</text:p>
          </table:table-cell>
          <table:table-cell table:style-name="ce1465" office:value-type="string" calcext:value-type="string">
            <text:p>45</text:p>
          </table:table-cell>
          <table:table-cell table:style-name="ce1465" office:value-type="string" calcext:value-type="string">
            <text:p>3A</text:p>
          </table:table-cell>
          <table:table-cell table:style-name="ce1465" office:value-type="string" calcext:value-type="string">
            <text:p>8</text:p>
          </table:table-cell>
          <table:table-cell table:style-name="ce1465" office:value-type="string" calcext:value-type="string">
            <text:p>C</text:p>
          </table:table-cell>
          <table:table-cell table:style-name="ce1465" office:value-type="string" calcext:value-type="string">
            <text:p>8HV</text:p>
          </table:table-cell>
          <table:table-cell table:style-name="ce1465" table:number-columns-repeated="8"/>
          <table:table-cell table:style-name="ce1503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518" office:value-type="string" calcext:value-type="string">
            <text:p>3</text:p>
          </table:table-cell>
          <table:table-cell table:style-name="ce1518"/>
          <table:table-cell table:style-name="ce1518" office:value-type="string" calcext:value-type="string">
            <text:p>3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100</text:p>
          </table:table-cell>
          <table:table-cell table:style-name="ce1106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1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style-name="ce1100"/>
          <table:table-cell table:style-name="ce1100" office:value-type="string" calcext:value-type="string">
            <text:p>8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6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1" office:value-type="string" calcext:value-type="string">
            <text:p>5HV</text:p>
          </table:table-cell>
          <table:table-cell table:style-name="ce1100"/>
          <table:table-cell table:style-name="ce1458"/>
          <table:table-cell table:style-name="ce1465" office:value-type="string" calcext:value-type="string">
            <text:p>5V</text:p>
          </table:table-cell>
          <table:table-cell table:number-columns-repeated="5" table:style-name="ce1465" office:value-type="string" calcext:value-type="string">
            <text:p>1</text:p>
          </table:table-cell>
          <table:table-cell table:style-name="ce1477" office:value-type="string" calcext:value-type="string">
            <text:p>1</text:p>
          </table:table-cell>
          <table:table-cell table:style-name="ce1477" office:value-type="string" calcext:value-type="string">
            <text:p>5H</text:p>
          </table:table-cell>
          <table:table-cell table:style-name="ce1477" office:value-type="string" calcext:value-type="string">
            <text:p>A</text:p>
          </table:table-cell>
          <table:table-cell table:style-name="ce1477" office:value-type="string" calcext:value-type="string">
            <text:p>5</text:p>
          </table:table-cell>
          <table:table-cell table:style-name="ce1477" office:value-type="string" calcext:value-type="string">
            <text:p>1</text:p>
          </table:table-cell>
          <table:table-cell table:number-columns-repeated="7" table:style-name="ce1465" office:value-type="string" calcext:value-type="string">
            <text:p>1</text:p>
          </table:table-cell>
          <table:table-cell table:style-name="ce1503" office:value-type="string" calcext:value-type="string">
            <text:p>5HV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V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519" office:value-type="string" calcext:value-type="string">
            <text:p>5H</text:p>
          </table:table-cell>
          <table:table-cell table:style-name="ce1519" office:value-type="string" calcext:value-type="string">
            <text:p>A</text:p>
          </table:table-cell>
          <table:table-cell table:style-name="ce1519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200</text:p>
          </table:table-cell>
          <table:table-cell table:style-name="ce1106" office:value-type="string" calcext:value-type="string">
            <text:p>3</text:p>
          </table:table-cell>
          <table:table-cell table:number-columns-repeated="1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458"/>
          <table:table-cell table:style-name="ce1465" office:value-type="string" calcext:value-type="string">
            <text:p>3</text:p>
          </table:table-cell>
          <table:table-cell table:number-columns-repeated="17" table:style-name="ce1465" office:value-type="string" calcext:value-type="string">
            <text:p>E</text:p>
          </table:table-cell>
          <table:table-cell table:style-name="ce1503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3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458"/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F</text:p>
          </table:table-cell>
          <table:table-cell table:style-name="ce1465" office:value-type="string" calcext:value-type="string">
            <text:p>4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5V</text:p>
          </table:table-cell>
          <table:table-cell table:number-columns-repeated="7" table:style-name="ce1465" office:value-type="string" calcext:value-type="string">
            <text:p>1</text:p>
          </table:table-cell>
          <table:table-cell table:style-name="ce1465" office:value-type="string" calcext:value-type="string">
            <text:p>5HV</text:p>
          </table:table-cell>
          <table:table-cell table:style-name="ce1465" office:value-type="string" calcext:value-type="string">
            <text:p>E</text:p>
          </table:table-cell>
          <table:table-cell table:style-name="ce1493" office:value-type="string" calcext:value-type="string">
            <text:p>4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4</text:p>
          </table:table-cell>
          <table:table-cell table:style-name="ce1465" office:value-type="string" calcext:value-type="string">
            <text:p>F</text:p>
          </table:table-cell>
          <table:table-cell table:style-name="ce1503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400</text:p>
          </table:table-cell>
          <table:table-cell table:style-name="ce1106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12"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458"/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3</text:p>
          </table:table-cell>
          <table:table-cell table:number-columns-repeated="7" table:style-name="ce1465" office:value-type="string" calcext:value-type="string">
            <text:p>E</text:p>
          </table:table-cell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E</text:p>
          </table:table-cell>
          <table:table-cell table:style-name="ce1493" office:value-type="string" calcext:value-type="string">
            <text:p>3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4HV</text:p>
          </table:table-cell>
          <table:table-cell table:style-name="ce1465" office:value-type="string" calcext:value-type="string">
            <text:p>E</text:p>
          </table:table-cell>
          <table:table-cell table:style-name="ce1503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11"/>
          <table:table-cell table:style-name="ce1100" office:value-type="string" calcext:value-type="string">
            <text:p>3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5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220" office:value-type="string" calcext:value-type="string">
            <text:p>8HV</text:p>
          </table:table-cell>
          <table:table-cell table:style-name="ce1100"/>
          <table:table-cell table:style-name="ce1106" office:value-type="string" calcext:value-type="string">
            <text:p>8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458"/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4HV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4HV</text:p>
          </table:table-cell>
          <table:table-cell table:style-name="ce1465" office:value-type="string" calcext:value-type="string">
            <text:p>E</text:p>
          </table:table-cell>
          <table:table-cell table:style-name="ce1478" office:value-type="string" calcext:value-type="string">
            <text:p>5V</text:p>
          </table:table-cell>
          <table:table-cell table:number-columns-repeated="3" table:style-name="ce1478" office:value-type="string" calcext:value-type="string">
            <text:p>18</text:p>
          </table:table-cell>
          <table:table-cell table:style-name="ce1478" office:value-type="string" calcext:value-type="string">
            <text:p>5HV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4HV</text:p>
          </table:table-cell>
          <table:table-cell table:style-name="ce1465" office:value-type="string" calcext:value-type="string">
            <text:p>E</text:p>
          </table:table-cell>
          <table:table-cell table:style-name="ce1493" office:value-type="string" calcext:value-type="string">
            <text:p>4HV</text:p>
          </table:table-cell>
          <table:table-cell table:number-columns-repeated="3" table:style-name="ce1465" office:value-type="string" calcext:value-type="string">
            <text:p>E</text:p>
          </table:table-cell>
          <table:table-cell table:style-name="ce1503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9</text:p>
          </table:table-cell>
          <table:table-cell table:style-name="ce1100"/>
          <table:table-cell table:style-name="ce1514" office:value-type="string" calcext:value-type="string">
            <text:p>5V</text:p>
          </table:table-cell>
          <table:table-cell table:number-columns-repeated="3" table:style-name="ce1514" office:value-type="string" calcext:value-type="string">
            <text:p>18</text:p>
          </table:table-cell>
          <table:table-cell table:style-name="ce1514" office:value-type="string" calcext:value-type="string">
            <text:p>5HV</text:p>
          </table:table-cell>
          <table:table-cell table:style-name="ce1100"/>
          <table:table-cell table:style-name="ce1100" office:value-type="string" calcext:value-type="string">
            <text:p>9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600</text:p>
          </table:table-cell>
          <table:table-cell table:style-name="ce1106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5H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1106" office:value-type="string" calcext:value-type="string">
            <text:p>6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459" office:value-type="string" calcext:value-type="string">
            <text:p>7</text:p>
          </table:table-cell>
          <table:table-cell table:style-name="ce1465" office:value-type="string" calcext:value-type="string">
            <text:p>5H</text:p>
          </table:table-cell>
          <table:table-cell table:number-columns-repeated="5" table:style-name="ce1465" office:value-type="string" calcext:value-type="string">
            <text:p>E</text:p>
          </table:table-cell>
          <table:table-cell table:style-name="ce1478" office:value-type="string" calcext:value-type="string">
            <text:p>3</text:p>
          </table:table-cell>
          <table:table-cell table:style-name="ce1478" table:number-columns-repeated="3"/>
          <table:table-cell table:style-name="ce1478" office:value-type="string" calcext:value-type="string">
            <text:p>3</text:p>
          </table:table-cell>
          <table:table-cell table:number-columns-repeated="5" table:style-name="ce1465" office:value-type="string" calcext:value-type="string">
            <text:p>E</text:p>
          </table:table-cell>
          <table:table-cell table:style-name="ce1465" office:value-type="string" calcext:value-type="string">
            <text:p>2</text:p>
          </table:table-cell>
          <table:table-cell table:style-name="ce1465" office:value-type="string" calcext:value-type="string">
            <text:p>1</text:p>
          </table:table-cell>
          <table:table-cell table:style-name="ce1504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514" office:value-type="string" calcext:value-type="string">
            <text:p>3</text:p>
          </table:table-cell>
          <table:table-cell table:style-name="ce1514" table:number-columns-repeated="3"/>
          <table:table-cell table:style-name="ce1514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7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0" office:value-type="string" calcext:value-type="string">
            <text:p>D</text:p>
          </table:table-cell>
          <table:table-cell table:style-name="ce1100"/>
          <table:table-cell table:style-name="ce1106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1459" office:value-type="string" calcext:value-type="string">
            <text:p>D</text:p>
          </table:table-cell>
          <table:table-cell table:style-name="ce1465" office:value-type="string" calcext:value-type="string">
            <text:p>B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4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4</text:p>
          </table:table-cell>
          <table:table-cell table:style-name="ce1465" office:value-type="string" calcext:value-type="string">
            <text:p>E</text:p>
          </table:table-cell>
          <table:table-cell table:style-name="ce1478" office:value-type="string" calcext:value-type="string">
            <text:p>5 </text:p>
          </table:table-cell>
          <table:table-cell table:number-columns-repeated="3" table:style-name="ce1478" office:value-type="string" calcext:value-type="string">
            <text:p>1</text:p>
          </table:table-cell>
          <table:table-cell table:style-name="ce1478" office:value-type="string" calcext:value-type="string">
            <text:p>5H 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4</text:p>
          </table:table-cell>
          <table:table-cell table:style-name="ce1465" office:value-type="string" calcext:value-type="string">
            <text:p>E</text:p>
          </table:table-cell>
          <table:table-cell table:style-name="ce1494" office:value-type="string" calcext:value-type="string">
            <text:p>4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B</text:p>
          </table:table-cell>
          <table:table-cell table:style-name="ce1465" office:value-type="string" calcext:value-type="string">
            <text:p>11</text:p>
          </table:table-cell>
          <table:table-cell table:style-name="ce1504" office:value-type="string" calcext:value-type="string">
            <text:p>D</text:p>
          </table:table-cell>
          <table:table-cell table:style-name="ce1100"/>
          <table:table-cell table:style-name="ce1105"/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514" office:value-type="string" calcext:value-type="string">
            <text:p>6</text:p>
          </table:table-cell>
          <table:table-cell table:number-columns-repeated="3" table:style-name="ce1514" office:value-type="string" calcext:value-type="string">
            <text:p>1</text:p>
          </table:table-cell>
          <table:table-cell table:style-name="ce1514" office:value-type="string" calcext:value-type="string">
            <text:p>7H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800</text:p>
          </table:table-cell>
          <table:table-cell table:style-name="ce1106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1106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number-columns-repeated="11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 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459" office:value-type="string" calcext:value-type="string">
            <text:p>7HV</text:p>
          </table:table-cell>
          <table:table-cell table:style-name="ce1465" office:value-type="string" calcext:value-type="string">
            <text:p>5HV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3</text:p>
          </table:table-cell>
          <table:table-cell table:number-columns-repeated="7" table:style-name="ce1465" office:value-type="string" calcext:value-type="string">
            <text:p>E</text:p>
          </table:table-cell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E</text:p>
          </table:table-cell>
          <table:table-cell table:style-name="ce1495" office:value-type="string" calcext:value-type="string">
            <text:p>3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2</text:p>
          </table:table-cell>
          <table:table-cell table:style-name="ce1465" office:value-type="string" calcext:value-type="string">
            <text:p>1</text:p>
          </table:table-cell>
          <table:table-cell table:style-name="ce1504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522" office:value-type="float" office:value="1" calcext:value-type="float">
            <text:p>1</text:p>
          </table:table-cell>
          <table:table-cell table:style-name="ce1523" office:value-type="string" calcext:value-type="string">
            <text:p>5HV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9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/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 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/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458"/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F</text:p>
          </table:table-cell>
          <table:table-cell table:style-name="ce1465" office:value-type="string" calcext:value-type="string">
            <text:p>4HV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5</text:p>
          </table:table-cell>
          <table:table-cell table:number-columns-repeated="2" table:style-name="ce1465" office:value-type="string" calcext:value-type="string">
            <text:p>1</text:p>
          </table:table-cell>
          <table:table-cell table:style-name="ce1465" office:value-type="string" calcext:value-type="string">
            <text:p>2HV</text:p>
          </table:table-cell>
          <table:table-cell table:style-name="ce1465"/>
          <table:table-cell table:style-name="ce1465" office:value-type="string" calcext:value-type="string">
            <text:p>2</text:p>
          </table:table-cell>
          <table:table-cell table:number-columns-repeated="2" table:style-name="ce1465" office:value-type="string" calcext:value-type="string">
            <text:p>1</text:p>
          </table:table-cell>
          <table:table-cell table:style-name="ce1465" office:value-type="string" calcext:value-type="string">
            <text:p>5H</text:p>
          </table:table-cell>
          <table:table-cell table:style-name="ce1465" office:value-type="string" calcext:value-type="string">
            <text:p>E</text:p>
          </table:table-cell>
          <table:table-cell table:style-name="ce1495" office:value-type="string" calcext:value-type="string">
            <text:p>4HV</text:p>
          </table:table-cell>
          <table:table-cell table:number-columns-repeated="3" table:style-name="ce1465" office:value-type="string" calcext:value-type="string">
            <text:p>E</text:p>
          </table:table-cell>
          <table:table-cell table:style-name="ce1503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8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/>
          <table:table-cell table:style-name="ce1100" office:value-type="string" calcext:value-type="string">
            <text:p>D</text:p>
          </table:table-cell>
          <table:table-cell table:style-name="ce1522"/>
          <table:table-cell table:style-name="ce1523" office:value-type="string" calcext:value-type="string">
            <text:p>3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A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5</text:p>
          </table:table-cell>
          <table:table-cell table:style-name="ce1149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458"/>
          <table:table-cell table:style-name="ce1465" office:value-type="string" calcext:value-type="string">
            <text:p>3</text:p>
          </table:table-cell>
          <table:table-cell table:number-columns-repeated="13" table:style-name="ce1465" office:value-type="string" calcext:value-type="string">
            <text:p>E</text:p>
          </table:table-cell>
          <table:table-cell table:style-name="ce1496" office:value-type="string" calcext:value-type="string">
            <text:p>E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9</text:p>
          </table:table-cell>
          <table:table-cell table:style-name="ce1465" office:value-type="string" calcext:value-type="string">
            <text:p>F</text:p>
          </table:table-cell>
          <table:table-cell table:style-name="ce1503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8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522" office:value-type="float" office:value="1" calcext:value-type="float">
            <text:p>1</text:p>
          </table:table-cell>
          <table:table-cell table:style-name="ce1523" office:value-type="string" calcext:value-type="string">
            <text:p>5H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B00</text:p>
          </table:table-cell>
          <table:table-cell table:style-name="ce1106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458"/>
          <table:table-cell table:style-name="ce1465" office:value-type="string" calcext:value-type="string">
            <text:p>5</text:p>
          </table:table-cell>
          <table:table-cell table:number-columns-repeated="6" table:style-name="ce1465" office:value-type="string" calcext:value-type="string">
            <text:p>1</text:p>
          </table:table-cell>
          <table:table-cell table:style-name="ce1465" office:value-type="string" calcext:value-type="string">
            <text:p>5HV</text:p>
          </table:table-cell>
          <table:table-cell table:style-name="ce1465" office:value-type="string" calcext:value-type="string">
            <text:p>A</text:p>
          </table:table-cell>
          <table:table-cell table:style-name="ce1465" office:value-type="string" calcext:value-type="string">
            <text:p>5V</text:p>
          </table:table-cell>
          <table:table-cell table:number-columns-repeated="4" table:style-name="ce1465" office:value-type="string" calcext:value-type="string">
            <text:p>1</text:p>
          </table:table-cell>
          <table:table-cell table:style-name="ce1465" office:value-type="string" calcext:value-type="string">
            <text:p>5HV</text:p>
          </table:table-cell>
          <table:table-cell table:number-columns-repeated="3" table:style-name="ce1465" office:value-type="string" calcext:value-type="string">
            <text:p>E</text:p>
          </table:table-cell>
          <table:table-cell table:style-name="ce1503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26" table:number-columns-repeated="13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C00</text:p>
          </table:table-cell>
          <table:table-cell table:style-name="ce1106" office:value-type="string" calcext:value-type="string">
            <text:p>5 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6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6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1" office:value-type="string" calcext:value-type="string">
            <text:p>5H </text:p>
          </table:table-cell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6" office:value-type="string" calcext:value-type="string">
            <text:p>5 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 </text:p>
          </table:table-cell>
          <table:table-cell table:style-name="ce1100" office:value-type="string" calcext:value-type="string">
            <text:p>7H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221" office:value-type="string" calcext:value-type="string">
            <text:p>5H </text:p>
          </table:table-cell>
          <table:table-cell table:style-name="ce1100"/>
          <table:table-cell table:style-name="ce1458"/>
          <table:table-cell table:style-name="ce1466" table:number-columns-repeated="7"/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11</text:p>
          </table:table-cell>
          <table:table-cell table:style-name="ce1465" office:value-type="string" calcext:value-type="string">
            <text:p>3</text:p>
          </table:table-cell>
          <table:table-cell table:style-name="ce1466" table:number-columns-repeated="4"/>
          <table:table-cell table:style-name="ce1465" office:value-type="string" calcext:value-type="string">
            <text:p>5</text:p>
          </table:table-cell>
          <table:table-cell table:number-columns-repeated="3" table:style-name="ce1465" office:value-type="string" calcext:value-type="string">
            <text:p>1</text:p>
          </table:table-cell>
          <table:table-cell table:style-name="ce1503" office:value-type="string" calcext:value-type="string">
            <text:p>5H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13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D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4" office:value-type="string" calcext:value-type="string">
            <text:p>34</text:p>
          </table:table-cell>
          <table:table-cell table:style-name="ce1124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4" office:value-type="string" calcext:value-type="string">
            <text:p>30</text:p>
          </table:table-cell>
          <table:table-cell table:style-name="ce1124"/>
          <table:table-cell table:style-name="ce1124" office:value-type="string" calcext:value-type="string">
            <text:p>3</text:p>
          </table:table-cell>
          <table:table-cell table:style-name="ce1124"/>
          <table:table-cell table:style-name="ce1124" office:value-type="string" calcext:value-type="string">
            <text:p>3</text:p>
          </table:table-cell>
          <table:table-cell table:style-name="ce1124" table:number-columns-repeated="8"/>
          <table:table-cell table:style-name="ce1222"/>
          <table:table-cell table:style-name="ce1100" office:value-type="string" calcext:value-type="string">
            <text:p>5D28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 office:value-type="string" calcext:value-type="string">
            <text:p>5D5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 office:value-type="string" calcext:value-type="string">
            <text:p>5D78</text:p>
          </table:table-cell>
          <table:table-cell table:style-name="ce1460" office:value-type="string" calcext:value-type="string">
            <text:p>10</text:p>
          </table:table-cell>
          <table:table-cell table:style-name="ce1467" office:value-type="string" calcext:value-type="string">
            <text:p>12</text:p>
          </table:table-cell>
          <table:table-cell table:style-name="ce1471" table:number-columns-repeated="2"/>
          <table:table-cell table:style-name="ce1467" office:value-type="string" calcext:value-type="string">
            <text:p>11</text:p>
          </table:table-cell>
          <table:table-cell table:style-name="ce1467" office:value-type="string" calcext:value-type="string">
            <text:p>12</text:p>
          </table:table-cell>
          <table:table-cell table:style-name="ce1471" table:number-columns-repeated="2"/>
          <table:table-cell table:style-name="ce1482" office:value-type="string" calcext:value-type="string">
            <text:p>8</text:p>
          </table:table-cell>
          <table:table-cell table:style-name="ce1482" office:value-type="string" calcext:value-type="string">
            <text:p>C</text:p>
          </table:table-cell>
          <table:table-cell table:style-name="ce1482" office:value-type="string" calcext:value-type="string">
            <text:p>8HV</text:p>
          </table:table-cell>
          <table:table-cell table:style-name="ce1471" table:number-columns-repeated="8"/>
          <table:table-cell table:style-name="ce1505"/>
          <table:table-cell table:style-name="ce1100" office:value-type="string" calcext:value-type="string">
            <text:p>5DA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520" table:number-columns-repeated="3"/>
          <table:table-cell table:style-name="ce1128" table:number-columns-repeated="8"/>
          <table:table-cell table:style-name="ce1229"/>
          <table:table-cell table:style-name="ce1100" office:value-type="string" calcext:value-type="string">
            <text:p>5DC8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 office:value-type="string" calcext:value-type="string">
            <text:p>5DF0</text:p>
          </table:table-cell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78"/>
          <table:table-cell table:style-name="ce1486" table:number-columns-repeated="5"/>
          <table:table-cell table:style-name="ce1100" table:number-columns-repeated="43"/>
          <table:table-cell table:number-columns-repeated="898"/>
        </table:table-row>
        <table:table-row table:style-name="ro3">
          <table:table-cell table:style-name="ce1100" office:value-type="string" calcext:value-type="string">
            <text:p>5D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style-name="ce1123" office:value-type="string" calcext:value-type="string">
            <text:p>33</text:p>
          </table:table-cell>
          <table:table-cell table:style-name="ce1123" table:number-columns-repeated="2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5D2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number-columns-repeated="2" table:style-name="ce1123" office:value-type="string" calcext:value-type="string">
            <text:p>31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9</text:p>
          </table:table-cell>
          <table:table-cell table:style-name="ce1123"/>
          <table:table-cell table:style-name="ce1412" office:value-type="string" calcext:value-type="string">
            <text:p>13</text:p>
          </table:table-cell>
          <table:table-cell table:style-name="ce1412" office:value-type="string" calcext:value-type="string">
            <text:p>14</text:p>
          </table:table-cell>
          <table:table-cell table:style-name="ce1412" office:value-type="string" calcext:value-type="string">
            <text:p>15</text:p>
          </table:table-cell>
          <table:table-cell table:style-name="ce1412" office:value-type="string" calcext:value-type="string">
            <text:p>16</text:p>
          </table:table-cell>
          <table:table-cell table:style-name="ce1428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7</text:p>
          </table:table-cell>
          <table:table-cell table:style-name="ce1123"/>
          <table:table-cell table:style-name="ce1487" office:value-type="string" calcext:value-type="string">
            <text:p>13</text:p>
          </table:table-cell>
          <table:table-cell table:style-name="ce1487" office:value-type="string" calcext:value-type="string">
            <text:p>14</text:p>
          </table:table-cell>
          <table:table-cell table:style-name="ce1487" office:value-type="string" calcext:value-type="string">
            <text:p>15</text:p>
          </table:table-cell>
          <table:table-cell table:style-name="ce1487" office:value-type="string" calcext:value-type="string">
            <text:p>16</text:p>
          </table:table-cell>
          <table:table-cell table:style-name="ce1497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5</text:p>
          </table:table-cell>
          <table:table-cell table:style-name="ce1123"/>
          <table:table-cell table:style-name="ce1527" office:value-type="string" calcext:value-type="string">
            <text:p>13</text:p>
          </table:table-cell>
          <table:table-cell table:style-name="ce1527" office:value-type="string" calcext:value-type="string">
            <text:p>14</text:p>
          </table:table-cell>
          <table:table-cell table:style-name="ce1527" office:value-type="string" calcext:value-type="string">
            <text:p>15</text:p>
          </table:table-cell>
          <table:table-cell table:style-name="ce1527" office:value-type="string" calcext:value-type="string">
            <text:p>16</text:p>
          </table:table-cell>
          <table:table-cell table:style-name="ce1534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3</text:p>
          </table:table-cell>
          <table:table-cell table:style-name="ce1123"/>
          <table:table-cell table:style-name="ce1545" office:value-type="string" calcext:value-type="string">
            <text:p>13</text:p>
          </table:table-cell>
          <table:table-cell table:style-name="ce1545" office:value-type="string" calcext:value-type="string">
            <text:p>14</text:p>
          </table:table-cell>
          <table:table-cell table:style-name="ce1545" office:value-type="string" calcext:value-type="string">
            <text:p>15</text:p>
          </table:table-cell>
          <table:table-cell table:style-name="ce1545" office:value-type="string" calcext:value-type="string">
            <text:p>16</text:p>
          </table:table-cell>
          <table:table-cell table:style-name="ce1551" office:value-type="string" calcext:value-type="string">
            <text:p>17</text:p>
          </table:table-cell>
          <table:table-cell table:style-name="ce1219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5F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2"/>
          <table:table-cell table:style-name="ce1190"/>
          <table:table-cell table:style-name="ce1100" table:number-columns-repeated="5"/>
          <table:table-cell table:style-name="ce1224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306"/>
          <table:table-cell table:style-name="ce1327"/>
          <table:table-cell table:style-name="ce1327" office:value-type="string" calcext:value-type="string">
            <text:p>53</text:p>
          </table:table-cell>
          <table:table-cell table:style-name="ce1327" office:value-type="string" calcext:value-type="string">
            <text:p>43</text:p>
          </table:table-cell>
          <table:table-cell table:style-name="ce1327" office:value-type="string" calcext:value-type="string">
            <text:p>4F</text:p>
          </table:table-cell>
          <table:table-cell table:style-name="ce1327" office:value-type="string" calcext:value-type="string">
            <text:p>52</text:p>
          </table:table-cell>
          <table:table-cell table:style-name="ce1327" office:value-type="string" calcext:value-type="string">
            <text:p>45</text:p>
          </table:table-cell>
          <table:table-cell table:style-name="ce1327" office:value-type="string" calcext:value-type="string">
            <text:p>3A</text:p>
          </table:table-cell>
          <table:table-cell table:style-name="ce1328" office:value-type="float" office:value="8" calcext:value-type="float">
            <text:p>8</text:p>
          </table:table-cell>
          <table:table-cell table:style-name="ce1327" office:value-type="string" calcext:value-type="string">
            <text:p>C</text:p>
          </table:table-cell>
          <table:table-cell table:style-name="ce1327" office:value-type="string" calcext:value-type="string">
            <text:p>8HV</text:p>
          </table:table-cell>
          <table:table-cell table:style-name="ce1327" table:number-columns-repeated="8"/>
          <table:table-cell table:style-name="ce1438"/>
          <table:table-cell table:style-name="ce1100"/>
          <table:table-cell table:style-name="ce1461"/>
          <table:table-cell table:style-name="ce1468"/>
          <table:table-cell table:style-name="ce1468" office:value-type="string" calcext:value-type="string">
            <text:p>53</text:p>
          </table:table-cell>
          <table:table-cell table:style-name="ce1468" office:value-type="string" calcext:value-type="string">
            <text:p>43</text:p>
          </table:table-cell>
          <table:table-cell table:style-name="ce1468" office:value-type="string" calcext:value-type="string">
            <text:p>4F</text:p>
          </table:table-cell>
          <table:table-cell table:style-name="ce1468" office:value-type="string" calcext:value-type="string">
            <text:p>52</text:p>
          </table:table-cell>
          <table:table-cell table:style-name="ce1468" office:value-type="string" calcext:value-type="string">
            <text:p>45</text:p>
          </table:table-cell>
          <table:table-cell table:style-name="ce1468" office:value-type="string" calcext:value-type="string">
            <text:p>3A</text:p>
          </table:table-cell>
          <table:table-cell table:style-name="ce1483" office:value-type="string" calcext:value-type="string">
            <text:p>8</text:p>
          </table:table-cell>
          <table:table-cell table:style-name="ce1483" office:value-type="string" calcext:value-type="string">
            <text:p>C</text:p>
          </table:table-cell>
          <table:table-cell table:style-name="ce1483" office:value-type="string" calcext:value-type="string">
            <text:p>8HV</text:p>
          </table:table-cell>
          <table:table-cell table:style-name="ce1468" table:number-columns-repeated="8"/>
          <table:table-cell table:style-name="ce1506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000</text:p>
          </table:table-cell>
          <table:table-cell table:style-name="ce1109"/>
          <table:table-cell table:style-name="ce1126" table:number-columns-repeated="5"/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91"/>
          <table:table-cell table:style-name="ce1126" table:number-columns-repeated="5"/>
          <table:table-cell table:style-name="ce1225"/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306" office:value-type="string" calcext:value-type="string">
            <text:p>5V</text:p>
          </table:table-cell>
          <table:table-cell table:style-name="ce1328" office:value-type="float" office:value="1" calcext:value-type="float">
            <text:p>1</text:p>
          </table:table-cell>
          <table:table-cell table:number-columns-repeated="6" table:style-name="ce1327" office:value-type="string" calcext:value-type="string">
            <text:p>1</text:p>
          </table:table-cell>
          <table:table-cell table:style-name="ce1327" office:value-type="string" calcext:value-type="string">
            <text:p>5H</text:p>
          </table:table-cell>
          <table:table-cell table:style-name="ce1327" office:value-type="string" calcext:value-type="string">
            <text:p>A</text:p>
          </table:table-cell>
          <table:table-cell table:style-name="ce1327" office:value-type="string" calcext:value-type="string">
            <text:p>5</text:p>
          </table:table-cell>
          <table:table-cell table:number-columns-repeated="8" table:style-name="ce1327" office:value-type="string" calcext:value-type="string">
            <text:p>1</text:p>
          </table:table-cell>
          <table:table-cell table:style-name="ce1438" office:value-type="string" calcext:value-type="string">
            <text:p>5HV</text:p>
          </table:table-cell>
          <table:table-cell table:style-name="ce1100"/>
          <table:table-cell table:style-name="ce1462"/>
          <table:table-cell table:style-name="ce1468" office:value-type="string" calcext:value-type="string">
            <text:p>5V</text:p>
          </table:table-cell>
          <table:table-cell table:number-columns-repeated="3" table:style-name="ce1468" office:value-type="string" calcext:value-type="string">
            <text:p>1</text:p>
          </table:table-cell>
          <table:table-cell table:style-name="ce1468" office:value-type="string" calcext:value-type="string">
            <text:p>7</text:p>
          </table:table-cell>
          <table:table-cell table:number-columns-repeated="2" table:style-name="ce1468" office:value-type="string" calcext:value-type="string">
            <text:p>1</text:p>
          </table:table-cell>
          <table:table-cell table:style-name="ce1468" office:value-type="string" calcext:value-type="string">
            <text:p>5H</text:p>
          </table:table-cell>
          <table:table-cell table:style-name="ce1468" office:value-type="string" calcext:value-type="string">
            <text:p>A</text:p>
          </table:table-cell>
          <table:table-cell table:style-name="ce1468" office:value-type="string" calcext:value-type="string">
            <text:p>5</text:p>
          </table:table-cell>
          <table:table-cell table:number-columns-repeated="8" table:style-name="ce1468" office:value-type="string" calcext:value-type="string">
            <text:p>1</text:p>
          </table:table-cell>
          <table:table-cell table:style-name="ce1506" office:value-type="string" calcext:value-type="string">
            <text:p>5HV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100</text:p>
          </table:table-cell>
          <table:table-cell table:style-name="ce1109"/>
          <table:table-cell table:style-name="ce1126" table:number-columns-repeated="5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27" office:value-type="string" calcext:value-type="string">
            <text:p>E</text:p>
          </table:table-cell>
          <table:table-cell table:style-name="ce1127" office:value-type="string" calcext:value-type="string">
            <text:p>F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91"/>
          <table:table-cell table:style-name="ce1126" table:number-columns-repeated="5"/>
          <table:table-cell table:style-name="ce1225"/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06" office:value-type="string" calcext:value-type="string">
            <text:p>3</text:p>
          </table:table-cell>
          <table:table-cell table:style-name="ce1328" office:value-type="string" calcext:value-type="string">
            <text:p>E</text:p>
          </table:table-cell>
          <table:table-cell table:number-columns-repeated="17" table:style-name="ce1327" office:value-type="string" calcext:value-type="string">
            <text:p>E</text:p>
          </table:table-cell>
          <table:table-cell table:style-name="ce1438" office:value-type="string" calcext:value-type="string">
            <text:p>3</text:p>
          </table:table-cell>
          <table:table-cell table:style-name="ce1100"/>
          <table:table-cell table:style-name="ce1461" office:value-type="string" calcext:value-type="string">
            <text:p>5V</text:p>
          </table:table-cell>
          <table:table-cell table:style-name="ce1468" office:value-type="string" calcext:value-type="string">
            <text:p>5H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number-columns-repeated="7"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number-columns-repeated="5" table:style-name="ce1468" office:value-type="string" calcext:value-type="string">
            <text:p>E</text:p>
          </table:table-cell>
          <table:table-cell table:style-name="ce1506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200</text:p>
          </table:table-cell>
          <table:table-cell table:style-name="ce1109"/>
          <table:table-cell table:style-name="ce1126" table:number-columns-repeated="4"/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V</text:p>
          </table:table-cell>
          <table:table-cell table:style-name="ce1126" table:number-columns-repeated="5"/>
          <table:table-cell table:style-name="ce1225"/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07" office:value-type="float" office:value="3" calcext:value-type="float">
            <text:p>3</text:p>
          </table:table-cell>
          <table:table-cell table:style-name="ce1328" office:value-type="string" calcext:value-type="string">
            <text:p>F</text:p>
          </table:table-cell>
          <table:table-cell table:style-name="ce1327" office:value-type="string" calcext:value-type="string">
            <text:p>2</text:p>
          </table:table-cell>
          <table:table-cell table:style-name="ce1327" office:value-type="string" calcext:value-type="string">
            <text:p>2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5V</text:p>
          </table:table-cell>
          <table:table-cell table:number-columns-repeated="2" table:style-name="ce1327" office:value-type="string" calcext:value-type="string">
            <text:p>1</text:p>
          </table:table-cell>
          <table:table-cell table:style-name="ce1327" office:value-type="string" calcext:value-type="string">
            <text:p>2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2</text:p>
          </table:table-cell>
          <table:table-cell table:number-columns-repeated="2" table:style-name="ce1327" office:value-type="string" calcext:value-type="string">
            <text:p>1</text:p>
          </table:table-cell>
          <table:table-cell table:style-name="ce1327" office:value-type="string" calcext:value-type="string">
            <text:p>5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</text:p>
          </table:table-cell>
          <table:table-cell table:style-name="ce1327" office:value-type="string" calcext:value-type="string">
            <text:p>F</text:p>
          </table:table-cell>
          <table:table-cell table:style-name="ce1438" office:value-type="string" calcext:value-type="string">
            <text:p>3</text:p>
          </table:table-cell>
          <table:table-cell table:style-name="ce1100"/>
          <table:table-cell table:style-name="ce1461" office:value-type="string" calcext:value-type="string">
            <text:p>3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F</text:p>
          </table:table-cell>
          <table:table-cell table:style-name="ce1468" office:value-type="string" calcext:value-type="string">
            <text:p>4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4HV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4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9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4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4HV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2</text:p>
          </table:table-cell>
          <table:table-cell table:style-name="ce1468" office:value-type="string" calcext:value-type="string">
            <text:p>7</text:p>
          </table:table-cell>
          <table:table-cell table:style-name="ce1468" office:value-type="string" calcext:value-type="string">
            <text:p>2HV</text:p>
          </table:table-cell>
          <table:table-cell table:style-name="ce1468" office:value-type="string" calcext:value-type="string">
            <text:p>E</text:p>
          </table:table-cell>
          <table:table-cell table:style-name="ce1506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300</text:p>
          </table:table-cell>
          <table:table-cell table:style-name="ce1105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number-columns-repeated="6" table:style-name="ce1127" office:value-type="string" calcext:value-type="string">
            <text:p>E</text:p>
          </table:table-cell>
          <table:table-cell table:style-name="ce1127" office:value-type="float" office:value="3" calcext:value-type="float">
            <text:p>3</text:p>
          </table:table-cell>
          <table:table-cell table:style-name="ce1195" table:number-columns-repeated="5"/>
          <table:table-cell table:style-name="ce1226"/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 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06" office:value-type="string" calcext:value-type="string">
            <text:p>3</text:p>
          </table:table-cell>
          <table:table-cell table:style-name="ce1328" office:value-type="string" calcext:value-type="string">
            <text:p>E</text:p>
          </table:table-cell>
          <table:table-cell table:style-name="ce1327" office:value-type="string" calcext:value-type="string">
            <text:p>E</text:p>
          </table:table-cell>
          <table:table-cell table:style-name="ce1328" office:value-type="string" calcext:value-type="string">
            <text:p>E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number-columns-repeated="7"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HV</text:p>
          </table:table-cell>
          <table:table-cell table:style-name="ce1327" office:value-type="string" calcext:value-type="string">
            <text:p>E</text:p>
          </table:table-cell>
          <table:table-cell table:style-name="ce1438" office:value-type="string" calcext:value-type="string">
            <text:p>3</text:p>
          </table:table-cell>
          <table:table-cell table:style-name="ce1100"/>
          <table:table-cell table:style-name="ce1461" office:value-type="string" calcext:value-type="string">
            <text:p>3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2</text:p>
          </table:table-cell>
          <table:table-cell table:style-name="ce1468" office:value-type="string" calcext:value-type="string">
            <text:p>8HV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number-columns-repeated="4"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style-name="ce1468" office:value-type="string" calcext:value-type="string">
            <text:p>F</text:p>
          </table:table-cell>
          <table:table-cell table:style-name="ce1468" office:value-type="string" calcext:value-type="string">
            <text:p>E</text:p>
          </table:table-cell>
          <table:table-cell table:style-name="ce1506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400</text:p>
          </table:table-cell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225"/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06" office:value-type="string" calcext:value-type="string">
            <text:p>8</text:p>
          </table:table-cell>
          <table:table-cell table:style-name="ce1327" office:value-type="string" calcext:value-type="string">
            <text:p>5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5V</text:p>
          </table:table-cell>
          <table:table-cell table:number-columns-repeated="3" table:style-name="ce1327" office:value-type="string" calcext:value-type="string">
            <text:p>18</text:p>
          </table:table-cell>
          <table:table-cell table:style-name="ce1327" office:value-type="string" calcext:value-type="string">
            <text:p>5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number-columns-repeated="3" table:style-name="ce1327" office:value-type="string" calcext:value-type="string">
            <text:p>E</text:p>
          </table:table-cell>
          <table:table-cell table:style-name="ce1438" office:value-type="string" calcext:value-type="string">
            <text:p>3</text:p>
          </table:table-cell>
          <table:table-cell table:style-name="ce1100"/>
          <table:table-cell table:style-name="ce1461" office:value-type="string" calcext:value-type="string">
            <text:p>3</text:p>
          </table:table-cell>
          <table:table-cell table:number-columns-repeated="2"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2</text:p>
          </table:table-cell>
          <table:table-cell table:style-name="ce1468" office:value-type="string" calcext:value-type="string">
            <text:p>1</text:p>
          </table:table-cell>
          <table:table-cell table:style-name="ce1479" office:value-type="string" calcext:value-type="string">
            <text:p>6</text:p>
          </table:table-cell>
          <table:table-cell table:number-columns-repeated="3" table:style-name="ce1479" office:value-type="string" calcext:value-type="string">
            <text:p>18</text:p>
          </table:table-cell>
          <table:table-cell table:style-name="ce1479" office:value-type="string" calcext:value-type="string">
            <text:p>6</text:p>
          </table:table-cell>
          <table:table-cell table:number-columns-repeated="2" table:style-name="ce1468" office:value-type="string" calcext:value-type="string">
            <text:p>1</text:p>
          </table:table-cell>
          <table:table-cell table:style-name="ce1468" office:value-type="string" calcext:value-type="string">
            <text:p>2HV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5V</text:p>
          </table:table-cell>
          <table:table-cell table:style-name="ce1506" office:value-type="string" calcext:value-type="string">
            <text:p>8HV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5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220" office:value-type="string" calcext:value-type="string">
            <text:p>7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308" office:value-type="string" calcext:value-type="string">
            <text:p>6</text:p>
          </table:table-cell>
          <table:table-cell table:style-name="ce1327" office:value-type="string" calcext:value-type="string">
            <text:p>5H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number-columns-repeated="3"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style-name="ce1327" table:number-columns-repeated="3"/>
          <table:table-cell table:style-name="ce1327" office:value-type="string" calcext:value-type="string">
            <text:p>3</text:p>
          </table:table-cell>
          <table:table-cell table:number-columns-repeated="3"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2</text:p>
          </table:table-cell>
          <table:table-cell table:style-name="ce1327" office:value-type="string" calcext:value-type="string">
            <text:p>1</text:p>
          </table:table-cell>
          <table:table-cell table:style-name="ce1438" office:value-type="string" calcext:value-type="string">
            <text:p>6</text:p>
          </table:table-cell>
          <table:table-cell table:style-name="ce1100"/>
          <table:table-cell table:style-name="ce1463" office:value-type="string" calcext:value-type="string">
            <text:p>6</text:p>
          </table:table-cell>
          <table:table-cell table:style-name="ce1468" office:value-type="string" calcext:value-type="string">
            <text:p>2HV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79" office:value-type="string" calcext:value-type="string">
            <text:p>3</text:p>
          </table:table-cell>
          <table:table-cell table:style-name="ce1479" table:number-columns-repeated="3"/>
          <table:table-cell table:style-name="ce1479" office:value-type="string" calcext:value-type="string">
            <text:p>3</text:p>
          </table:table-cell>
          <table:table-cell table:number-columns-repeated="4" table:style-name="ce1468" office:value-type="string" calcext:value-type="string">
            <text:p>E</text:p>
          </table:table-cell>
          <table:table-cell table:style-name="ce1468" office:value-type="string" calcext:value-type="string">
            <text:p>4HV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5</text:p>
          </table:table-cell>
          <table:table-cell table:style-name="ce1507" office:value-type="string" calcext:value-type="string">
            <text:p>6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600</text:p>
          </table:table-cell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B</text:p>
          </table:table-cell>
          <table:table-cell table:style-name="ce1220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1308" office:value-type="string" calcext:value-type="string">
            <text:p>D</text:p>
          </table:table-cell>
          <table:table-cell table:style-name="ce1327" office:value-type="string" calcext:value-type="string">
            <text:p>B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5 </text:p>
          </table:table-cell>
          <table:table-cell table:number-columns-repeated="3" table:style-name="ce1327" office:value-type="string" calcext:value-type="string">
            <text:p>1</text:p>
          </table:table-cell>
          <table:table-cell table:style-name="ce1327" office:value-type="string" calcext:value-type="string">
            <text:p>5H 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B</text:p>
          </table:table-cell>
          <table:table-cell table:style-name="ce1327"/>
          <table:table-cell table:style-name="ce1438" office:value-type="string" calcext:value-type="string">
            <text:p>D</text:p>
          </table:table-cell>
          <table:table-cell table:style-name="ce1100"/>
          <table:table-cell table:style-name="ce1463" office:value-type="string" calcext:value-type="string">
            <text:p>D</text:p>
          </table:table-cell>
          <table:table-cell table:style-name="ce1468" office:value-type="string" calcext:value-type="string">
            <text:p>B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4HV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4</text:p>
          </table:table-cell>
          <table:table-cell table:style-name="ce1468" office:value-type="string" calcext:value-type="string">
            <text:p>E</text:p>
          </table:table-cell>
          <table:table-cell table:style-name="ce1479" office:value-type="string" calcext:value-type="string">
            <text:p>5</text:p>
          </table:table-cell>
          <table:table-cell table:style-name="ce1479" office:value-type="string" calcext:value-type="string">
            <text:p>1</text:p>
          </table:table-cell>
          <table:table-cell table:style-name="ce1479" office:value-type="string" calcext:value-type="string">
            <text:p>7</text:p>
          </table:table-cell>
          <table:table-cell table:style-name="ce1479" office:value-type="string" calcext:value-type="string">
            <text:p>1</text:p>
          </table:table-cell>
          <table:table-cell table:style-name="ce1479" office:value-type="string" calcext:value-type="string">
            <text:p>5H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4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9</text:p>
          </table:table-cell>
          <table:table-cell table:number-columns-repeated="2" table:style-name="ce1468" office:value-type="string" calcext:value-type="string">
            <text:p>E</text:p>
          </table:table-cell>
          <table:table-cell table:style-name="ce1468" office:value-type="string" calcext:value-type="string">
            <text:p>B</text:p>
          </table:table-cell>
          <table:table-cell table:style-name="ce1507" office:value-type="string" calcext:value-type="string">
            <text:p>D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700</text:p>
          </table:table-cell>
          <table:table-cell table:style-name="ce1105" office:value-type="string" calcext:value-type="string">
            <text:p>5</text:p>
          </table:table-cell>
          <table:table-cell table:style-name="ce1100" office:value-type="string" calcext:value-type="string">
            <text:p>7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220" office:value-type="string" calcext:value-type="string">
            <text:p>7HV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306" office:value-type="string" calcext:value-type="string">
            <text:p>6</text:p>
          </table:table-cell>
          <table:table-cell table:style-name="ce1327" office:value-type="string" calcext:value-type="string">
            <text:p>2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number-columns-repeated="7"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2</text:p>
          </table:table-cell>
          <table:table-cell table:style-name="ce1327" office:value-type="string" calcext:value-type="string">
            <text:p>1</text:p>
          </table:table-cell>
          <table:table-cell table:style-name="ce1438" office:value-type="string" calcext:value-type="string">
            <text:p>6</text:p>
          </table:table-cell>
          <table:table-cell table:style-name="ce1100"/>
          <table:table-cell table:style-name="ce1463" office:value-type="string" calcext:value-type="string">
            <text:p>7HV</text:p>
          </table:table-cell>
          <table:table-cell table:style-name="ce1468" office:value-type="string" calcext:value-type="string">
            <text:p>5HV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4HV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2</text:p>
          </table:table-cell>
          <table:table-cell table:style-name="ce1468" office:value-type="string" calcext:value-type="string">
            <text:p>1</text:p>
          </table:table-cell>
          <table:table-cell table:style-name="ce1507" office:value-type="string" calcext:value-type="string">
            <text:p>6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8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/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5H</text:p>
          </table:table-cell>
          <table:table-cell table:style-name="ce1227"/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/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06" office:value-type="string" calcext:value-type="string">
            <text:p>3</text:p>
          </table:table-cell>
          <table:table-cell table:number-columns-repeated="2" table:style-name="ce1327" office:value-type="string" calcext:value-type="string">
            <text:p>E</text:p>
          </table:table-cell>
          <table:table-cell table:style-name="ce1328" office:value-type="string" calcext:value-type="string">
            <text:p>E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5</text:p>
          </table:table-cell>
          <table:table-cell table:number-columns-repeated="2" table:style-name="ce1327" office:value-type="string" calcext:value-type="string">
            <text:p>1</text:p>
          </table:table-cell>
          <table:table-cell table:style-name="ce1327" office:value-type="string" calcext:value-type="string">
            <text:p>2HV</text:p>
          </table:table-cell>
          <table:table-cell table:style-name="ce1327"/>
          <table:table-cell table:style-name="ce1327" office:value-type="string" calcext:value-type="string">
            <text:p>2</text:p>
          </table:table-cell>
          <table:table-cell table:number-columns-repeated="2" table:style-name="ce1327" office:value-type="string" calcext:value-type="string">
            <text:p>1</text:p>
          </table:table-cell>
          <table:table-cell table:style-name="ce1327" office:value-type="string" calcext:value-type="string">
            <text:p>5H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HV</text:p>
          </table:table-cell>
          <table:table-cell table:number-columns-repeated="3" table:style-name="ce1327" office:value-type="string" calcext:value-type="string">
            <text:p>E</text:p>
          </table:table-cell>
          <table:table-cell table:style-name="ce1438" office:value-type="string" calcext:value-type="string">
            <text:p>3</text:p>
          </table:table-cell>
          <table:table-cell table:style-name="ce1100"/>
          <table:table-cell table:style-name="ce1462"/>
          <table:table-cell table:style-name="ce1468" office:value-type="string" calcext:value-type="string">
            <text:p>3</text:p>
          </table:table-cell>
          <table:table-cell table:style-name="ce1468" office:value-type="string" calcext:value-type="string">
            <text:p>F</text:p>
          </table:table-cell>
          <table:table-cell table:style-name="ce1468" office:value-type="string" calcext:value-type="string">
            <text:p>2</text:p>
          </table:table-cell>
          <table:table-cell table:style-name="ce1468" office:value-type="string" calcext:value-type="string">
            <text:p>1</text:p>
          </table:table-cell>
          <table:table-cell table:style-name="ce1468" office:value-type="string" calcext:value-type="string">
            <text:p>6</text:p>
          </table:table-cell>
          <table:table-cell table:style-name="ce1468" office:value-type="string" calcext:value-type="string">
            <text:p>1</text:p>
          </table:table-cell>
          <table:table-cell table:style-name="ce1468" office:value-type="string" calcext:value-type="string">
            <text:p>2HV</text:p>
          </table:table-cell>
          <table:table-cell table:style-name="ce1468" office:value-type="string" calcext:value-type="string">
            <text:p>E</text:p>
          </table:table-cell>
          <table:table-cell table:style-name="ce1468"/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2</text:p>
          </table:table-cell>
          <table:table-cell table:style-name="ce1468" office:value-type="string" calcext:value-type="string">
            <text:p>1</text:p>
          </table:table-cell>
          <table:table-cell table:style-name="ce1468" office:value-type="string" calcext:value-type="string">
            <text:p>6</text:p>
          </table:table-cell>
          <table:table-cell table:style-name="ce1468" office:value-type="string" calcext:value-type="string">
            <text:p>1</text:p>
          </table:table-cell>
          <table:table-cell table:style-name="ce1468" office:value-type="string" calcext:value-type="string">
            <text:p>2HV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506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9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27" office:value-type="string" calcext:value-type="string">
            <text:p>B</text:p>
          </table:table-cell>
          <table:table-cell table:style-name="ce1127" office:value-type="float" office:value="11" calcext:value-type="float">
            <text:p>11</text:p>
          </table:table-cell>
          <table:table-cell table:style-name="ce1127" office:value-type="float" office:value="3" calcext:value-type="float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06" office:value-type="string" calcext:value-type="string">
            <text:p>3</text:p>
          </table:table-cell>
          <table:table-cell table:style-name="ce1327" office:value-type="string" calcext:value-type="string">
            <text:p>F</text:p>
          </table:table-cell>
          <table:table-cell table:style-name="ce1327" office:value-type="string" calcext:value-type="string">
            <text:p>2</text:p>
          </table:table-cell>
          <table:table-cell table:style-name="ce1327" office:value-type="string" calcext:value-type="string">
            <text:p>2HV</text:p>
          </table:table-cell>
          <table:table-cell table:number-columns-repeated="13" table:style-name="ce1327" office:value-type="string" calcext:value-type="string">
            <text:p>E</text:p>
          </table:table-cell>
          <table:table-cell table:style-name="ce1327" office:value-type="string" calcext:value-type="string">
            <text:p>9</text:p>
          </table:table-cell>
          <table:table-cell table:style-name="ce1327" office:value-type="string" calcext:value-type="string">
            <text:p>F</text:p>
          </table:table-cell>
          <table:table-cell table:style-name="ce1438" office:value-type="string" calcext:value-type="string">
            <text:p>3</text:p>
          </table:table-cell>
          <table:table-cell table:style-name="ce1100"/>
          <table:table-cell table:style-name="ce1462"/>
          <table:table-cell table:style-name="ce1468" office:value-type="string" calcext:value-type="string">
            <text:p>3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4HV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4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4HV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9</text:p>
          </table:table-cell>
          <table:table-cell table:style-name="ce1468" office:value-type="string" calcext:value-type="string">
            <text:p>F</text:p>
          </table:table-cell>
          <table:table-cell table:style-name="ce1506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A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213"/>
          <table:table-cell table:style-name="ce1228"/>
          <table:table-cell table:style-name="ce1244"/>
          <table:table-cell table:style-name="ce1105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06" office:value-type="string" calcext:value-type="string">
            <text:p>3</text:p>
          </table:table-cell>
          <table:table-cell table:number-columns-repeated="2" table:style-name="ce1327" office:value-type="string" calcext:value-type="string">
            <text:p>E</text:p>
          </table:table-cell>
          <table:table-cell table:number-columns-repeated="2" table:style-name="ce1328" office:value-type="string" calcext:value-type="string">
            <text:p>E</text:p>
          </table:table-cell>
          <table:table-cell table:style-name="ce1327" office:value-type="string" calcext:value-type="string">
            <text:p>5V</text:p>
          </table:table-cell>
          <table:table-cell table:number-columns-repeated="2" table:style-name="ce1327" office:value-type="string" calcext:value-type="string">
            <text:p>1</text:p>
          </table:table-cell>
          <table:table-cell table:style-name="ce1327" office:value-type="string" calcext:value-type="string">
            <text:p>5HV</text:p>
          </table:table-cell>
          <table:table-cell table:style-name="ce1327" office:value-type="string" calcext:value-type="string">
            <text:p>A</text:p>
          </table:table-cell>
          <table:table-cell table:style-name="ce1327" office:value-type="string" calcext:value-type="string">
            <text:p>5V</text:p>
          </table:table-cell>
          <table:table-cell table:number-columns-repeated="3" table:style-name="ce1327" office:value-type="string" calcext:value-type="string">
            <text:p>1</text:p>
          </table:table-cell>
          <table:table-cell table:style-name="ce1328" office:value-type="float" office:value="1" calcext:value-type="float">
            <text:p>1</text:p>
          </table:table-cell>
          <table:table-cell table:style-name="ce1327" office:value-type="string" calcext:value-type="string">
            <text:p>5HV</text:p>
          </table:table-cell>
          <table:table-cell table:number-columns-repeated="3" table:style-name="ce1327" office:value-type="string" calcext:value-type="string">
            <text:p>E</text:p>
          </table:table-cell>
          <table:table-cell table:style-name="ce1438" office:value-type="string" calcext:value-type="string">
            <text:p>3</text:p>
          </table:table-cell>
          <table:table-cell table:style-name="ce1100"/>
          <table:table-cell table:style-name="ce1462"/>
          <table:table-cell table:style-name="ce1468" office:value-type="string" calcext:value-type="string">
            <text:p>5</text:p>
          </table:table-cell>
          <table:table-cell table:style-name="ce1468" office:value-type="string" calcext:value-type="string">
            <text:p>1</text:p>
          </table:table-cell>
          <table:table-cell table:style-name="ce1468" office:value-type="string" calcext:value-type="string">
            <text:p>5HV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5V</text:p>
          </table:table-cell>
          <table:table-cell table:style-name="ce1468" office:value-type="string" calcext:value-type="string">
            <text:p>7</text:p>
          </table:table-cell>
          <table:table-cell table:style-name="ce1468" office:value-type="string" calcext:value-type="string">
            <text:p>5H</text:p>
          </table:table-cell>
          <table:table-cell table:style-name="ce1468" office:value-type="string" calcext:value-type="string">
            <text:p>A</text:p>
          </table:table-cell>
          <table:table-cell table:style-name="ce1468" office:value-type="string" calcext:value-type="string">
            <text:p>4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4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506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B00</text:p>
          </table:table-cell>
          <table:table-cell table:style-name="ce1109"/>
          <table:table-cell table:style-name="ce1100" office:value-type="string" calcext:value-type="string">
            <text:p>5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306" office:value-type="string" calcext:value-type="string">
            <text:p>5</text:p>
          </table:table-cell>
          <table:table-cell table:number-columns-repeated="2" table:style-name="ce1327" office:value-type="string" calcext:value-type="string">
            <text:p>1</text:p>
          </table:table-cell>
          <table:table-cell table:number-columns-repeated="2" table:style-name="ce1328" office:value-type="float" office:value="1" calcext:value-type="float">
            <text:p>1</text:p>
          </table:table-cell>
          <table:table-cell table:style-name="ce1327" office:value-type="string" calcext:value-type="string">
            <text:p>5H</text:p>
          </table:table-cell>
          <table:table-cell table:style-name="ce1369" table:number-columns-repeated="2"/>
          <table:table-cell table:style-name="ce1327" office:value-type="string" calcext:value-type="string">
            <text:p>3</text:p>
          </table:table-cell>
          <table:table-cell table:style-name="ce1327" office:value-type="string" calcext:value-type="string">
            <text:p>11</text:p>
          </table:table-cell>
          <table:table-cell table:style-name="ce1327" office:value-type="string" calcext:value-type="string">
            <text:p>3</text:p>
          </table:table-cell>
          <table:table-cell table:style-name="ce1369" table:number-columns-repeated="3"/>
          <table:table-cell table:style-name="ce1413"/>
          <table:table-cell table:style-name="ce1327" office:value-type="string" calcext:value-type="string">
            <text:p>5</text:p>
          </table:table-cell>
          <table:table-cell table:number-columns-repeated="3" table:style-name="ce1327" office:value-type="string" calcext:value-type="string">
            <text:p>1</text:p>
          </table:table-cell>
          <table:table-cell table:style-name="ce1438" office:value-type="string" calcext:value-type="string">
            <text:p>5H</text:p>
          </table:table-cell>
          <table:table-cell table:style-name="ce1100"/>
          <table:table-cell table:style-name="ce1462"/>
          <table:table-cell table:style-name="ce1469" table:number-columns-repeated="2"/>
          <table:table-cell table:style-name="ce1468" office:value-type="string" calcext:value-type="string">
            <text:p>5</text:p>
          </table:table-cell>
          <table:table-cell table:number-columns-repeated="3" table:style-name="ce1468" office:value-type="string" calcext:value-type="string">
            <text:p>1</text:p>
          </table:table-cell>
          <table:table-cell table:style-name="ce1468" office:value-type="string" calcext:value-type="string">
            <text:p>7HV</text:p>
          </table:table-cell>
          <table:table-cell table:style-name="ce1468" office:value-type="string" calcext:value-type="string">
            <text:p>8HV</text:p>
          </table:table-cell>
          <table:table-cell table:style-name="ce1468"/>
          <table:table-cell table:style-name="ce1468" office:value-type="string" calcext:value-type="string">
            <text:p>11</text:p>
          </table:table-cell>
          <table:table-cell table:style-name="ce1468" office:value-type="string" calcext:value-type="string">
            <text:p>8</text:p>
          </table:table-cell>
          <table:table-cell table:number-columns-repeated="3" table:style-name="ce1468" office:value-type="string" calcext:value-type="string">
            <text:p>1</text:p>
          </table:table-cell>
          <table:table-cell table:style-name="ce1468" office:value-type="string" calcext:value-type="string">
            <text:p>7HV</text:p>
          </table:table-cell>
          <table:table-cell table:number-columns-repeated="3" table:style-name="ce1468" office:value-type="string" calcext:value-type="string">
            <text:p>1</text:p>
          </table:table-cell>
          <table:table-cell table:style-name="ce1506" office:value-type="string" calcext:value-type="string">
            <text:p>5H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C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309" office:value-type="string" calcext:value-type="string">
            <text:p>10</text:p>
          </table:table-cell>
          <table:table-cell table:style-name="ce1329" office:value-type="string" calcext:value-type="string">
            <text:p>12</text:p>
          </table:table-cell>
          <table:table-cell table:style-name="ce1329" table:number-columns-repeated="2"/>
          <table:table-cell table:style-name="ce1329" office:value-type="string" calcext:value-type="string">
            <text:p>11</text:p>
          </table:table-cell>
          <table:table-cell table:style-name="ce1329" office:value-type="string" calcext:value-type="string">
            <text:p>12</text:p>
          </table:table-cell>
          <table:table-cell table:style-name="ce1329" table:number-columns-repeated="2"/>
          <table:table-cell table:style-name="ce1329" office:value-type="string" calcext:value-type="string">
            <text:p>8</text:p>
          </table:table-cell>
          <table:table-cell table:style-name="ce1329" office:value-type="string" calcext:value-type="string">
            <text:p>C</text:p>
          </table:table-cell>
          <table:table-cell table:style-name="ce1329" office:value-type="string" calcext:value-type="string">
            <text:p>8HV</text:p>
          </table:table-cell>
          <table:table-cell table:style-name="ce1329" table:number-columns-repeated="8"/>
          <table:table-cell table:style-name="ce1439"/>
          <table:table-cell table:style-name="ce1100"/>
          <table:table-cell table:style-name="ce1464" office:value-type="string" calcext:value-type="string">
            <text:p>10</text:p>
          </table:table-cell>
          <table:table-cell table:style-name="ce1470" office:value-type="string" calcext:value-type="string">
            <text:p>12</text:p>
          </table:table-cell>
          <table:table-cell table:style-name="ce1472" table:number-columns-repeated="2"/>
          <table:table-cell table:style-name="ce1470" office:value-type="string" calcext:value-type="string">
            <text:p>11</text:p>
          </table:table-cell>
          <table:table-cell table:style-name="ce1470" office:value-type="string" calcext:value-type="string">
            <text:p>12</text:p>
          </table:table-cell>
          <table:table-cell table:style-name="ce1472"/>
          <table:table-cell table:style-name="ce1480"/>
          <table:table-cell table:style-name="ce1484" office:value-type="string" calcext:value-type="string">
            <text:p>8</text:p>
          </table:table-cell>
          <table:table-cell table:style-name="ce1484" office:value-type="string" calcext:value-type="string">
            <text:p>C</text:p>
          </table:table-cell>
          <table:table-cell table:style-name="ce1484" office:value-type="string" calcext:value-type="string">
            <text:p>7</text:p>
          </table:table-cell>
          <table:table-cell table:style-name="ce1472" office:value-type="string" calcext:value-type="string">
            <text:p>5H</text:p>
          </table:table-cell>
          <table:table-cell table:style-name="ce1472" table:number-columns-repeated="7"/>
          <table:table-cell table:style-name="ce1508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 office:value-type="string" calcext:value-type="string">
            <text:p>6CF0</text:p>
          </table:table-cell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26"/>
          <table:table-cell table:number-columns-repeated="898"/>
        </table:table-row>
        <table:table-row table:style-name="ro3">
          <table:table-cell table:style-name="ce1100" office:value-type="string" calcext:value-type="string">
            <text:p>6D00</text:p>
          </table:table-cell>
          <table:table-cell table:style-name="ce1104"/>
          <table:table-cell table:style-name="ce1123"/>
          <table:table-cell table:style-name="ce1123" office:value-type="string" calcext:value-type="string">
            <text:p>4C</text:p>
          </table:table-cell>
          <table:table-cell table:style-name="ce1123" office:value-type="string" calcext:value-type="string">
            <text:p>45</text:p>
          </table:table-cell>
          <table:table-cell table:style-name="ce1123" office:value-type="string" calcext:value-type="string">
            <text:p>56</text:p>
          </table:table-cell>
          <table:table-cell table:style-name="ce1123" office:value-type="string" calcext:value-type="string">
            <text:p>45</text:p>
          </table:table-cell>
          <table:table-cell table:style-name="ce1123" office:value-type="string" calcext:value-type="string">
            <text:p>4C</text:p>
          </table:table-cell>
          <table:table-cell table:style-name="ce1123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style-name="ce1123" office:value-type="string" calcext:value-type="string">
            <text:p>34</text:p>
          </table:table-cell>
          <table:table-cell table:style-name="ce1123" table:number-columns-repeated="7"/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2</text:p>
          </table:table-cell>
          <table:table-cell table:style-name="ce1123"/>
          <table:table-cell table:style-name="ce1285" office:value-type="string" calcext:value-type="string">
            <text:p>13</text:p>
          </table:table-cell>
          <table:table-cell table:style-name="ce1285" office:value-type="string" calcext:value-type="string">
            <text:p>14</text:p>
          </table:table-cell>
          <table:table-cell table:style-name="ce1285" office:value-type="string" calcext:value-type="string">
            <text:p>15</text:p>
          </table:table-cell>
          <table:table-cell table:style-name="ce1285" office:value-type="string" calcext:value-type="string">
            <text:p>16</text:p>
          </table:table-cell>
          <table:table-cell table:style-name="ce1292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378" office:value-type="string" calcext:value-type="string">
            <text:p>3</text:p>
          </table:table-cell>
          <table:table-cell table:style-name="ce1378"/>
          <table:table-cell table:style-name="ce1400" office:value-type="float" office:value="3" calcext:value-type="float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0</text:p>
          </table:table-cell>
          <table:table-cell table:style-name="ce1123"/>
          <table:table-cell table:style-name="ce1414" office:value-type="string" calcext:value-type="string">
            <text:p>13</text:p>
          </table:table-cell>
          <table:table-cell table:style-name="ce1414" office:value-type="string" calcext:value-type="string">
            <text:p>14</text:p>
          </table:table-cell>
          <table:table-cell table:style-name="ce1414" office:value-type="string" calcext:value-type="string">
            <text:p>15</text:p>
          </table:table-cell>
          <table:table-cell table:style-name="ce1414" office:value-type="string" calcext:value-type="string">
            <text:p>16</text:p>
          </table:table-cell>
          <table:table-cell table:style-name="ce1429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8</text:p>
          </table:table-cell>
          <table:table-cell table:style-name="ce1123"/>
          <table:table-cell table:style-name="ce1488" office:value-type="string" calcext:value-type="string">
            <text:p>13</text:p>
          </table:table-cell>
          <table:table-cell table:style-name="ce1488" office:value-type="string" calcext:value-type="string">
            <text:p>14</text:p>
          </table:table-cell>
          <table:table-cell table:style-name="ce1488" office:value-type="string" calcext:value-type="string">
            <text:p>15</text:p>
          </table:table-cell>
          <table:table-cell table:style-name="ce1488" office:value-type="string" calcext:value-type="string">
            <text:p>16</text:p>
          </table:table-cell>
          <table:table-cell table:style-name="ce1498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6</text:p>
          </table:table-cell>
          <table:table-cell table:style-name="ce1123"/>
          <table:table-cell table:style-name="ce1528" office:value-type="string" calcext:value-type="string">
            <text:p>13</text:p>
          </table:table-cell>
          <table:table-cell table:style-name="ce1528" office:value-type="string" calcext:value-type="string">
            <text:p>14</text:p>
          </table:table-cell>
          <table:table-cell table:style-name="ce1528" office:value-type="string" calcext:value-type="string">
            <text:p>15</text:p>
          </table:table-cell>
          <table:table-cell table:style-name="ce1528" office:value-type="string" calcext:value-type="string">
            <text:p>16</text:p>
          </table:table-cell>
          <table:table-cell table:style-name="ce1535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number-columns-repeated="2" table:style-name="ce1123" office:value-type="string" calcext:value-type="string">
            <text:p>34</text:p>
          </table:table-cell>
          <table:table-cell table:style-name="ce1123"/>
          <table:table-cell table:style-name="ce1546" office:value-type="string" calcext:value-type="string">
            <text:p>13</text:p>
          </table:table-cell>
          <table:table-cell table:style-name="ce1546" office:value-type="string" calcext:value-type="string">
            <text:p>14</text:p>
          </table:table-cell>
          <table:table-cell table:style-name="ce1546" office:value-type="string" calcext:value-type="string">
            <text:p>15</text:p>
          </table:table-cell>
          <table:table-cell table:style-name="ce1546" office:value-type="string" calcext:value-type="string">
            <text:p>16</text:p>
          </table:table-cell>
          <table:table-cell table:style-name="ce1552" office:value-type="string" calcext:value-type="string">
            <text:p>17</text:p>
          </table:table-cell>
          <table:table-cell table:style-name="ce1219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6D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261" office:value-type="float" office:value="8" calcext:value-type="float">
            <text:p>8</text:p>
          </table:table-cell>
          <table:table-cell table:style-name="ce1276" office:value-type="string" calcext:value-type="string">
            <text:p>C</text:p>
          </table:table-cell>
          <table:table-cell table:style-name="ce1276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310"/>
          <table:table-cell table:style-name="ce1330"/>
          <table:table-cell table:style-name="ce1330" office:value-type="string" calcext:value-type="string">
            <text:p>53</text:p>
          </table:table-cell>
          <table:table-cell table:style-name="ce1330" office:value-type="string" calcext:value-type="string">
            <text:p>43</text:p>
          </table:table-cell>
          <table:table-cell table:style-name="ce1330" office:value-type="string" calcext:value-type="string">
            <text:p>4F</text:p>
          </table:table-cell>
          <table:table-cell table:style-name="ce1330" office:value-type="string" calcext:value-type="string">
            <text:p>52</text:p>
          </table:table-cell>
          <table:table-cell table:style-name="ce1330" office:value-type="string" calcext:value-type="string">
            <text:p>45</text:p>
          </table:table-cell>
          <table:table-cell table:style-name="ce1330" office:value-type="string" calcext:value-type="string">
            <text:p>3A</text:p>
          </table:table-cell>
          <table:table-cell table:style-name="ce1370" office:value-type="float" office:value="8" calcext:value-type="float">
            <text:p>8</text:p>
          </table:table-cell>
          <table:table-cell table:style-name="ce1330" office:value-type="string" calcext:value-type="string">
            <text:p>C</text:p>
          </table:table-cell>
          <table:table-cell table:style-name="ce1330" office:value-type="string" calcext:value-type="string">
            <text:p>8HV</text:p>
          </table:table-cell>
          <table:table-cell table:style-name="ce1330" table:number-columns-repeated="8"/>
          <table:table-cell table:style-name="ce144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F00</text:p>
          </table:table-cell>
          <table:table-cell table:style-name="ce1105" office:value-type="string" calcext:value-type="string">
            <text:p>5V</text:p>
          </table:table-cell>
          <table:table-cell table:style-name="ce1127" office:value-type="float" office:value="1" calcext:value-type="float">
            <text:p>1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V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26"/>
          <table:table-cell table:style-name="ce1227"/>
          <table:table-cell table:style-name="ce1100"/>
          <table:table-cell table:style-name="ce1310" office:value-type="string" calcext:value-type="string">
            <text:p>5V</text:p>
          </table:table-cell>
          <table:table-cell table:number-columns-repeated="7" table:style-name="ce1330" office:value-type="string" calcext:value-type="string">
            <text:p>1</text:p>
          </table:table-cell>
          <table:table-cell table:style-name="ce1330" office:value-type="string" calcext:value-type="string">
            <text:p>8HV</text:p>
          </table:table-cell>
          <table:table-cell table:style-name="ce1330"/>
          <table:table-cell table:style-name="ce1330" office:value-type="string" calcext:value-type="string">
            <text:p>8</text:p>
          </table:table-cell>
          <table:table-cell table:number-columns-repeated="8" table:style-name="ce1330" office:value-type="string" calcext:value-type="string">
            <text:p>1</text:p>
          </table:table-cell>
          <table:table-cell table:style-name="ce1440" office:value-type="string" calcext:value-type="string">
            <text:p>5HV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000</text:p>
          </table:table-cell>
          <table:table-cell table:style-name="ce1105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number-columns-repeated="17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310" office:value-type="string" calcext:value-type="string">
            <text:p>3</text:p>
          </table:table-cell>
          <table:table-cell table:number-columns-repeated="7" table:style-name="ce1330" office:value-type="string" calcext:value-type="string">
            <text:p>E</text:p>
          </table:table-cell>
          <table:table-cell table:style-name="ce1330" office:value-type="string" calcext:value-type="string">
            <text:p>3</text:p>
          </table:table-cell>
          <table:table-cell table:style-name="ce1330" office:value-type="string" calcext:value-type="string">
            <text:p>11</text:p>
          </table:table-cell>
          <table:table-cell table:style-name="ce1330" office:value-type="string" calcext:value-type="string">
            <text:p>3</text:p>
          </table:table-cell>
          <table:table-cell table:number-columns-repeated="8" table:style-name="ce1330" office:value-type="string" calcext:value-type="string">
            <text:p>E</text:p>
          </table:table-cell>
          <table:table-cell table:style-name="ce144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100</text:p>
          </table:table-cell>
          <table:table-cell table:style-name="ce1110" office:value-type="float" office:value="3" calcext:value-type="float">
            <text:p>3</text:p>
          </table:table-cell>
          <table:table-cell table:style-name="ce1127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310" office:value-type="string" calcext:value-type="string">
            <text:p>3</text:p>
          </table:table-cell>
          <table:table-cell table:style-name="ce1330" office:value-type="string" calcext:value-type="string">
            <text:p>F</text:p>
          </table:table-cell>
          <table:table-cell table:style-name="ce1330" office:value-type="string" calcext:value-type="string">
            <text:p>2</text:p>
          </table:table-cell>
          <table:table-cell table:number-columns-repeated="3" table:style-name="ce1330" office:value-type="string" calcext:value-type="string">
            <text:p>1</text:p>
          </table:table-cell>
          <table:table-cell table:style-name="ce1330" office:value-type="string" calcext:value-type="string">
            <text:p>2HV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4HV</text:p>
          </table:table-cell>
          <table:table-cell table:style-name="ce1330" office:value-type="string" calcext:value-type="string">
            <text:p>A</text:p>
          </table:table-cell>
          <table:table-cell table:style-name="ce1330" office:value-type="string" calcext:value-type="string">
            <text:p>4HV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2</text:p>
          </table:table-cell>
          <table:table-cell table:number-columns-repeated="4" table:style-name="ce1330" office:value-type="string" calcext:value-type="string">
            <text:p>1</text:p>
          </table:table-cell>
          <table:table-cell table:style-name="ce1330" office:value-type="string" calcext:value-type="string">
            <text:p>2HV</text:p>
          </table:table-cell>
          <table:table-cell table:style-name="ce1330" office:value-type="string" calcext:value-type="string">
            <text:p>F</text:p>
          </table:table-cell>
          <table:table-cell table:style-name="ce144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200</text:p>
          </table:table-cell>
          <table:table-cell table:style-name="ce1105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310" office:value-type="string" calcext:value-type="string">
            <text:p>3</text:p>
          </table:table-cell>
          <table:table-cell table:number-columns-repeated="18" table:style-name="ce1330" office:value-type="string" calcext:value-type="string">
            <text:p>E</text:p>
          </table:table-cell>
          <table:table-cell table:style-name="ce144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300</text:p>
          </table:table-cell>
          <table:table-cell table:style-name="ce1105" office:value-type="string" calcext:value-type="string">
            <text:p>5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255" office:value-type="string" calcext:value-type="string">
            <text:p>5V</text:p>
          </table:table-cell>
          <table:table-cell table:number-columns-repeated="3" table:style-name="ce1255" office:value-type="string" calcext:value-type="string">
            <text:p>18</text:p>
          </table:table-cell>
          <table:table-cell table:style-name="ce1255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310" office:value-type="string" calcext:value-type="string">
            <text:p>8</text:p>
          </table:table-cell>
          <table:table-cell table:style-name="ce1330" office:value-type="string" calcext:value-type="string">
            <text:p>5HV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2</text:p>
          </table:table-cell>
          <table:table-cell table:style-name="ce1330" office:value-type="string" calcext:value-type="string">
            <text:p>1</text:p>
          </table:table-cell>
          <table:table-cell table:style-name="ce1330" office:value-type="string" calcext:value-type="string">
            <text:p>2HV</text:p>
          </table:table-cell>
          <table:table-cell table:style-name="ce1370" office:value-type="string" calcext:value-type="string">
            <text:p>E</text:p>
          </table:table-cell>
          <table:table-cell table:style-name="ce1330" office:value-type="string" calcext:value-type="string">
            <text:p>5V</text:p>
          </table:table-cell>
          <table:table-cell table:number-columns-repeated="3" table:style-name="ce1330" office:value-type="string" calcext:value-type="string">
            <text:p>18</text:p>
          </table:table-cell>
          <table:table-cell table:style-name="ce1330" office:value-type="string" calcext:value-type="string">
            <text:p>5HV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2</text:p>
          </table:table-cell>
          <table:table-cell table:number-columns-repeated="2" table:style-name="ce1330" office:value-type="string" calcext:value-type="string">
            <text:p>1</text:p>
          </table:table-cell>
          <table:table-cell table:style-name="ce1330" office:value-type="string" calcext:value-type="string">
            <text:p>2HV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5V</text:p>
          </table:table-cell>
          <table:table-cell table:style-name="ce1440" office:value-type="string" calcext:value-type="string">
            <text:p>8HV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4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7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55" office:value-type="string" calcext:value-type="string">
            <text:p>3</text:p>
          </table:table-cell>
          <table:table-cell table:style-name="ce1255" table:number-columns-repeated="3"/>
          <table:table-cell table:style-name="ce1255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7</text:p>
          </table:table-cell>
          <table:table-cell table:style-name="ce1100"/>
          <table:table-cell table:style-name="ce1310" office:value-type="string" calcext:value-type="string">
            <text:p>6</text:p>
          </table:table-cell>
          <table:table-cell table:style-name="ce1330" office:value-type="string" calcext:value-type="string">
            <text:p>5H</text:p>
          </table:table-cell>
          <table:table-cell table:number-columns-repeated="4" table:style-name="ce1330" office:value-type="string" calcext:value-type="string">
            <text:p>E</text:p>
          </table:table-cell>
          <table:table-cell table:style-name="ce1370" office:value-type="string" calcext:value-type="string">
            <text:p>E</text:p>
          </table:table-cell>
          <table:table-cell table:style-name="ce1330" office:value-type="string" calcext:value-type="string">
            <text:p>3</text:p>
          </table:table-cell>
          <table:table-cell table:style-name="ce1330" table:number-columns-repeated="3"/>
          <table:table-cell table:style-name="ce1330" office:value-type="string" calcext:value-type="string">
            <text:p>3</text:p>
          </table:table-cell>
          <table:table-cell table:number-columns-repeated="6" table:style-name="ce1330" office:value-type="string" calcext:value-type="string">
            <text:p>E</text:p>
          </table:table-cell>
          <table:table-cell table:style-name="ce1330" office:value-type="string" calcext:value-type="string">
            <text:p>5</text:p>
          </table:table-cell>
          <table:table-cell table:style-name="ce1440" office:value-type="string" calcext:value-type="string">
            <text:p>6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5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/>
          <table:table-cell table:style-name="ce1220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255" office:value-type="string" calcext:value-type="string">
            <text:p>5 </text:p>
          </table:table-cell>
          <table:table-cell table:number-columns-repeated="3" table:style-name="ce1255" office:value-type="string" calcext:value-type="string">
            <text:p>1</text:p>
          </table:table-cell>
          <table:table-cell table:style-name="ce1255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/>
          <table:table-cell table:style-name="ce1220" office:value-type="string" calcext:value-type="string">
            <text:p>D</text:p>
          </table:table-cell>
          <table:table-cell table:style-name="ce1100"/>
          <table:table-cell table:style-name="ce1310" office:value-type="string" calcext:value-type="string">
            <text:p>D</text:p>
          </table:table-cell>
          <table:table-cell table:style-name="ce1330" office:value-type="string" calcext:value-type="string">
            <text:p>B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2</text:p>
          </table:table-cell>
          <table:table-cell table:style-name="ce1330" office:value-type="string" calcext:value-type="string">
            <text:p>1</text:p>
          </table:table-cell>
          <table:table-cell table:style-name="ce1330" office:value-type="string" calcext:value-type="string">
            <text:p>2HV</text:p>
          </table:table-cell>
          <table:table-cell table:style-name="ce1370" office:value-type="string" calcext:value-type="string">
            <text:p>E</text:p>
          </table:table-cell>
          <table:table-cell table:style-name="ce1330" office:value-type="string" calcext:value-type="string">
            <text:p>5 </text:p>
          </table:table-cell>
          <table:table-cell table:style-name="ce1330" office:value-type="string" calcext:value-type="string">
            <text:p>1</text:p>
          </table:table-cell>
          <table:table-cell table:style-name="ce1330" office:value-type="string" calcext:value-type="string">
            <text:p>7</text:p>
          </table:table-cell>
          <table:table-cell table:style-name="ce1330" office:value-type="string" calcext:value-type="string">
            <text:p>1</text:p>
          </table:table-cell>
          <table:table-cell table:style-name="ce1330" office:value-type="string" calcext:value-type="string">
            <text:p>5H 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2</text:p>
          </table:table-cell>
          <table:table-cell table:number-columns-repeated="2" table:style-name="ce1330" office:value-type="string" calcext:value-type="string">
            <text:p>1</text:p>
          </table:table-cell>
          <table:table-cell table:style-name="ce1330" office:value-type="string" calcext:value-type="string">
            <text:p>2HV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B</text:p>
          </table:table-cell>
          <table:table-cell table:style-name="ce1440" office:value-type="string" calcext:value-type="string">
            <text:p>D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600</text:p>
          </table:table-cell>
          <table:table-cell table:style-name="ce1105" office:value-type="string" calcext:value-type="string">
            <text:p>5V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7HV</text:p>
          </table:table-cell>
          <table:table-cell table:style-name="ce1100" office:value-type="string" calcext:value-type="string">
            <text:p>5HV</text:p>
          </table:table-cell>
          <table:table-cell table:number-columns-repeated="15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7HV</text:p>
          </table:table-cell>
          <table:table-cell table:style-name="ce1100"/>
          <table:table-cell table:style-name="ce1310" office:value-type="string" calcext:value-type="string">
            <text:p>6</text:p>
          </table:table-cell>
          <table:table-cell table:style-name="ce1330" office:value-type="string" calcext:value-type="string">
            <text:p>2HV</text:p>
          </table:table-cell>
          <table:table-cell table:number-columns-repeated="7" table:style-name="ce1330" office:value-type="string" calcext:value-type="string">
            <text:p>E</text:p>
          </table:table-cell>
          <table:table-cell table:style-name="ce1330" office:value-type="string" calcext:value-type="string">
            <text:p>4HV</text:p>
          </table:table-cell>
          <table:table-cell table:number-columns-repeated="8" table:style-name="ce1330" office:value-type="string" calcext:value-type="string">
            <text:p>E</text:p>
          </table:table-cell>
          <table:table-cell table:style-name="ce1330" office:value-type="string" calcext:value-type="string">
            <text:p>2</text:p>
          </table:table-cell>
          <table:table-cell table:style-name="ce1440" office:value-type="string" calcext:value-type="string">
            <text:p>6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700</text:p>
          </table:table-cell>
          <table:table-cell table:style-name="ce1105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310" office:value-type="string" calcext:value-type="string">
            <text:p>3</text:p>
          </table:table-cell>
          <table:table-cell table:number-columns-repeated="2" table:style-name="ce1330" office:value-type="string" calcext:value-type="string">
            <text:p>E</text:p>
          </table:table-cell>
          <table:table-cell table:style-name="ce1330" office:value-type="string" calcext:value-type="string">
            <text:p>5V</text:p>
          </table:table-cell>
          <table:table-cell table:style-name="ce1330" office:value-type="string" calcext:value-type="string">
            <text:p>1</text:p>
          </table:table-cell>
          <table:table-cell table:style-name="ce1330" office:value-type="string" calcext:value-type="string">
            <text:p>5HV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4</text:p>
          </table:table-cell>
          <table:table-cell table:style-name="ce1330" office:value-type="string" calcext:value-type="string">
            <text:p>E</text:p>
          </table:table-cell>
          <table:table-cell table:style-name="ce1330"/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4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5V</text:p>
          </table:table-cell>
          <table:table-cell table:number-columns-repeated="2" table:style-name="ce1330" office:value-type="string" calcext:value-type="string">
            <text:p>1</text:p>
          </table:table-cell>
          <table:table-cell table:style-name="ce1330" office:value-type="string" calcext:value-type="string">
            <text:p>5HV</text:p>
          </table:table-cell>
          <table:table-cell table:number-columns-repeated="2" table:style-name="ce1330" office:value-type="string" calcext:value-type="string">
            <text:p>E</text:p>
          </table:table-cell>
          <table:table-cell table:style-name="ce144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8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310" office:value-type="string" calcext:value-type="string">
            <text:p>3</text:p>
          </table:table-cell>
          <table:table-cell table:style-name="ce1330" office:value-type="string" calcext:value-type="string">
            <text:p>F</text:p>
          </table:table-cell>
          <table:table-cell table:style-name="ce1330" office:value-type="string" calcext:value-type="string">
            <text:p>2</text:p>
          </table:table-cell>
          <table:table-cell table:style-name="ce1330" office:value-type="string" calcext:value-type="string">
            <text:p>7HV</text:p>
          </table:table-cell>
          <table:table-cell table:style-name="ce1330" office:value-type="string" calcext:value-type="string">
            <text:p>1</text:p>
          </table:table-cell>
          <table:table-cell table:style-name="ce1330" office:value-type="string" calcext:value-type="string">
            <text:p>5H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5</text:p>
          </table:table-cell>
          <table:table-cell table:number-columns-repeated="3" table:style-name="ce1330" office:value-type="string" calcext:value-type="string">
            <text:p>1</text:p>
          </table:table-cell>
          <table:table-cell table:style-name="ce1330" office:value-type="string" calcext:value-type="string">
            <text:p>5H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5</text:p>
          </table:table-cell>
          <table:table-cell table:number-columns-repeated="2" table:style-name="ce1330" office:value-type="string" calcext:value-type="string">
            <text:p>1</text:p>
          </table:table-cell>
          <table:table-cell table:style-name="ce1330" office:value-type="string" calcext:value-type="string">
            <text:p>7HV</text:p>
          </table:table-cell>
          <table:table-cell table:style-name="ce1330" office:value-type="string" calcext:value-type="string">
            <text:p>2HV</text:p>
          </table:table-cell>
          <table:table-cell table:style-name="ce1330" office:value-type="string" calcext:value-type="string">
            <text:p>F</text:p>
          </table:table-cell>
          <table:table-cell table:style-name="ce144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900</text:p>
          </table:table-cell>
          <table:table-cell table:style-name="ce1105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number-columns-repeated="2" table:style-name="ce1127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27" office:value-type="float" office:value="1" calcext:value-type="float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250" office:value-type="string" calcext:value-type="string">
            <text:p>5</text:p>
          </table:table-cell>
          <table:table-cell table:number-columns-repeated="6" table:style-name="ce125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6" table:style-name="ce1282" office:value-type="string" calcext:value-type="string">
            <text:p>1</text:p>
          </table:table-cell>
          <table:table-cell table:style-name="ce1282" office:value-type="string" calcext:value-type="string">
            <text:p>5H</text:p>
          </table:table-cell>
          <table:table-cell table:style-name="ce1293"/>
          <table:table-cell table:style-name="ce1299"/>
          <table:table-cell table:style-name="ce1100"/>
          <table:table-cell table:style-name="ce1310" office:value-type="string" calcext:value-type="string">
            <text:p>3</text:p>
          </table:table-cell>
          <table:table-cell table:number-columns-repeated="18" table:style-name="ce1330" office:value-type="string" calcext:value-type="string">
            <text:p>E</text:p>
          </table:table-cell>
          <table:table-cell table:style-name="ce144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A00</text:p>
          </table:table-cell>
          <table:table-cell table:style-name="ce1105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number-columns-repeated="2" table:style-name="ce1127" office:value-type="float" office:value="1" calcext:value-type="float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2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3"/>
          <table:table-cell table:style-name="ce1195"/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9"/>
          <table:table-cell table:style-name="ce1251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style-name="ce1251" table:number-columns-repeated="8"/>
          <table:table-cell table:style-name="ce1300"/>
          <table:table-cell table:style-name="ce1100"/>
          <table:table-cell table:style-name="ce1310" office:value-type="string" calcext:value-type="string">
            <text:p>5</text:p>
          </table:table-cell>
          <table:table-cell table:number-columns-repeated="7" table:style-name="ce1330" office:value-type="string" calcext:value-type="string">
            <text:p>1</text:p>
          </table:table-cell>
          <table:table-cell table:style-name="ce1330" office:value-type="string" calcext:value-type="string">
            <text:p>5HV</text:p>
          </table:table-cell>
          <table:table-cell table:style-name="ce1330" office:value-type="string" calcext:value-type="string">
            <text:p>A</text:p>
          </table:table-cell>
          <table:table-cell table:style-name="ce1330" office:value-type="string" calcext:value-type="string">
            <text:p>5V</text:p>
          </table:table-cell>
          <table:table-cell table:number-columns-repeated="8" table:style-name="ce1330" office:value-type="string" calcext:value-type="string">
            <text:p>1</text:p>
          </table:table-cell>
          <table:table-cell table:style-name="ce1440" office:value-type="string" calcext:value-type="string">
            <text:p>5H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B00</text:p>
          </table:table-cell>
          <table:table-cell table:style-name="ce1111" office:value-type="string" calcext:value-type="string">
            <text:p>10</text:p>
          </table:table-cell>
          <table:table-cell table:style-name="ce1128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11</text:p>
          </table:table-cell>
          <table:table-cell table:style-name="ce1128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311" office:value-type="string" calcext:value-type="string">
            <text:p>10</text:p>
          </table:table-cell>
          <table:table-cell table:style-name="ce1331" office:value-type="string" calcext:value-type="string">
            <text:p>12</text:p>
          </table:table-cell>
          <table:table-cell table:style-name="ce1347" table:number-columns-repeated="2"/>
          <table:table-cell table:style-name="ce1331" office:value-type="string" calcext:value-type="string">
            <text:p>11</text:p>
          </table:table-cell>
          <table:table-cell table:style-name="ce1331" office:value-type="string" calcext:value-type="string">
            <text:p>12</text:p>
          </table:table-cell>
          <table:table-cell table:style-name="ce1347" table:number-columns-repeated="2"/>
          <table:table-cell table:style-name="ce1347" office:value-type="string" calcext:value-type="string">
            <text:p>8</text:p>
          </table:table-cell>
          <table:table-cell table:style-name="ce1347" office:value-type="string" calcext:value-type="string">
            <text:p>C</text:p>
          </table:table-cell>
          <table:table-cell table:style-name="ce1347" office:value-type="string" calcext:value-type="string">
            <text:p>8HV</text:p>
          </table:table-cell>
          <table:table-cell table:style-name="ce1347" table:number-columns-repeated="8"/>
          <table:table-cell table:style-name="ce1441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/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26"/>
          <table:table-cell table:number-columns-repeated="898"/>
        </table:table-row>
        <table:table-row table:style-name="ro3">
          <table:table-cell table:style-name="ce1100" office:value-type="string" calcext:value-type="string">
            <text:p>7C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3" office:value-type="float" office:value="3" calcext:value-type="float">
            <text:p>3</text:p>
          </table:table-cell>
          <table:table-cell table:style-name="ce1182"/>
          <table:table-cell table:style-name="ce1182" office:value-type="string" calcext:value-type="string">
            <text:p>3</text:p>
          </table:table-cell>
          <table:table-cell table:style-name="ce1123" office:value-type="string" calcext:value-type="string">
            <text:p>35</text:p>
          </table:table-cell>
          <table:table-cell table:style-name="ce1123" table:number-columns-repeated="7"/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262" office:value-type="float" office:value="3" calcext:value-type="float">
            <text:p>3</text:p>
          </table:table-cell>
          <table:table-cell table:style-name="ce1277"/>
          <table:table-cell table:style-name="ce1277" office:value-type="string" calcext:value-type="string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3</text:p>
          </table:table-cell>
          <table:table-cell table:style-name="ce1123"/>
          <table:table-cell table:style-name="ce1286" office:value-type="string" calcext:value-type="string">
            <text:p>13</text:p>
          </table:table-cell>
          <table:table-cell table:style-name="ce1286" office:value-type="string" calcext:value-type="string">
            <text:p>14</text:p>
          </table:table-cell>
          <table:table-cell table:style-name="ce1286" office:value-type="string" calcext:value-type="string">
            <text:p>15</text:p>
          </table:table-cell>
          <table:table-cell table:style-name="ce1286" office:value-type="string" calcext:value-type="string">
            <text:p>16</text:p>
          </table:table-cell>
          <table:table-cell table:style-name="ce1294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379" office:value-type="string" calcext:value-type="string">
            <text:p>3</text:p>
          </table:table-cell>
          <table:table-cell table:style-name="ce1379"/>
          <table:table-cell table:style-name="ce1401" office:value-type="float" office:value="3" calcext:value-type="float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1</text:p>
          </table:table-cell>
          <table:table-cell table:style-name="ce1123"/>
          <table:table-cell table:style-name="ce1415" office:value-type="string" calcext:value-type="string">
            <text:p>13</text:p>
          </table:table-cell>
          <table:table-cell table:style-name="ce1415" office:value-type="string" calcext:value-type="string">
            <text:p>14</text:p>
          </table:table-cell>
          <table:table-cell table:style-name="ce1415" office:value-type="string" calcext:value-type="string">
            <text:p>15</text:p>
          </table:table-cell>
          <table:table-cell table:style-name="ce1415" office:value-type="string" calcext:value-type="string">
            <text:p>16</text:p>
          </table:table-cell>
          <table:table-cell table:style-name="ce1430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9</text:p>
          </table:table-cell>
          <table:table-cell table:style-name="ce1123"/>
          <table:table-cell table:style-name="ce1489" office:value-type="string" calcext:value-type="string">
            <text:p>13</text:p>
          </table:table-cell>
          <table:table-cell table:style-name="ce1489" office:value-type="string" calcext:value-type="string">
            <text:p>14</text:p>
          </table:table-cell>
          <table:table-cell table:style-name="ce1489" office:value-type="string" calcext:value-type="string">
            <text:p>15</text:p>
          </table:table-cell>
          <table:table-cell table:style-name="ce1489" office:value-type="string" calcext:value-type="string">
            <text:p>16</text:p>
          </table:table-cell>
          <table:table-cell table:style-name="ce1499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7</text:p>
          </table:table-cell>
          <table:table-cell table:style-name="ce1123"/>
          <table:table-cell table:style-name="ce1529" office:value-type="string" calcext:value-type="string">
            <text:p>13</text:p>
          </table:table-cell>
          <table:table-cell table:style-name="ce1529" office:value-type="string" calcext:value-type="string">
            <text:p>14</text:p>
          </table:table-cell>
          <table:table-cell table:style-name="ce1529" office:value-type="string" calcext:value-type="string">
            <text:p>15</text:p>
          </table:table-cell>
          <table:table-cell table:style-name="ce1529" office:value-type="string" calcext:value-type="string">
            <text:p>16</text:p>
          </table:table-cell>
          <table:table-cell table:style-name="ce1536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5</text:p>
          </table:table-cell>
          <table:table-cell table:style-name="ce1123"/>
          <table:table-cell table:style-name="ce1547" office:value-type="string" calcext:value-type="string">
            <text:p>13</text:p>
          </table:table-cell>
          <table:table-cell table:style-name="ce1547" office:value-type="string" calcext:value-type="string">
            <text:p>14</text:p>
          </table:table-cell>
          <table:table-cell table:style-name="ce1547" office:value-type="string" calcext:value-type="string">
            <text:p>15</text:p>
          </table:table-cell>
          <table:table-cell table:style-name="ce1547" office:value-type="string" calcext:value-type="string">
            <text:p>16</text:p>
          </table:table-cell>
          <table:table-cell table:style-name="ce1553" office:value-type="string" calcext:value-type="string">
            <text:p>17</text:p>
          </table:table-cell>
          <table:table-cell table:style-name="ce1219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7D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74" office:value-type="float" office:value="8" calcext:value-type="float">
            <text:p>8</text:p>
          </table:table-cell>
          <table:table-cell table:style-name="ce1183" office:value-type="string" calcext:value-type="string">
            <text:p>C</text:p>
          </table:table-cell>
          <table:table-cell table:style-name="ce1183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263" office:value-type="float" office:value="8" calcext:value-type="float">
            <text:p>8</text:p>
          </table:table-cell>
          <table:table-cell table:style-name="ce1278" office:value-type="string" calcext:value-type="string">
            <text:p>C</text:p>
          </table:table-cell>
          <table:table-cell table:style-name="ce1278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380" office:value-type="float" office:value="8" calcext:value-type="float">
            <text:p>8</text:p>
          </table:table-cell>
          <table:table-cell table:style-name="ce1393" office:value-type="string" calcext:value-type="string">
            <text:p>C</text:p>
          </table:table-cell>
          <table:table-cell table:style-name="ce1393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D00</text:p>
          </table:table-cell>
          <table:table-cell table:style-name="ce1112" office:value-type="string" calcext:value-type="string">
            <text:p>5V</text:p>
          </table:table-cell>
          <table:table-cell table:style-name="ce1129" office:value-type="float" office:value="1" calcext:value-type="float">
            <text:p>1</text:p>
          </table:table-cell>
          <table:table-cell table:number-columns-repeated="6" table:style-name="ce1139" office:value-type="string" calcext:value-type="string">
            <text:p>1</text:p>
          </table:table-cell>
          <table:table-cell table:style-name="ce1139" office:value-type="string" calcext:value-type="string">
            <text:p>5H</text:p>
          </table:table-cell>
          <table:table-cell table:style-name="ce1139" office:value-type="string" calcext:value-type="string">
            <text:p>A</text:p>
          </table:table-cell>
          <table:table-cell table:style-name="ce1139" office:value-type="string" calcext:value-type="string">
            <text:p>5</text:p>
          </table:table-cell>
          <table:table-cell table:number-columns-repeated="8" table:style-name="ce1139" office:value-type="string" calcext:value-type="string">
            <text:p>1</text:p>
          </table:table-cell>
          <table:table-cell table:style-name="ce1230" office:value-type="string" calcext:value-type="string">
            <text:p>5HV</text:p>
          </table:table-cell>
          <table:table-cell table:style-name="ce1100"/>
          <table:table-cell table:style-name="ce1245" office:value-type="string" calcext:value-type="string">
            <text:p>5V</text:p>
          </table:table-cell>
          <table:table-cell table:style-name="ce1252" office:value-type="float" office:value="1" calcext:value-type="float">
            <text:p>1</text:p>
          </table:table-cell>
          <table:table-cell table:number-columns-repeated="4" table:style-name="ce1253" office:value-type="string" calcext:value-type="string">
            <text:p>1</text:p>
          </table:table-cell>
          <table:table-cell table:style-name="ce1253" office:value-type="string" calcext:value-type="string">
            <text:p>7</text:p>
          </table:table-cell>
          <table:table-cell table:style-name="ce1253" office:value-type="string" calcext:value-type="string">
            <text:p>1</text:p>
          </table:table-cell>
          <table:table-cell table:style-name="ce1253" office:value-type="string" calcext:value-type="string">
            <text:p>5H</text:p>
          </table:table-cell>
          <table:table-cell table:style-name="ce1253" office:value-type="string" calcext:value-type="string">
            <text:p>A</text:p>
          </table:table-cell>
          <table:table-cell table:style-name="ce1253" office:value-type="string" calcext:value-type="string">
            <text:p>5</text:p>
          </table:table-cell>
          <table:table-cell table:style-name="ce1253" office:value-type="string" calcext:value-type="string">
            <text:p>1</text:p>
          </table:table-cell>
          <table:table-cell table:style-name="ce1283" office:value-type="string" calcext:value-type="string">
            <text:p>7</text:p>
          </table:table-cell>
          <table:table-cell table:number-columns-repeated="6" table:style-name="ce1253" office:value-type="string" calcext:value-type="string">
            <text:p>1</text:p>
          </table:table-cell>
          <table:table-cell table:style-name="ce1301" office:value-type="string" calcext:value-type="string">
            <text:p>5HV</text:p>
          </table:table-cell>
          <table:table-cell table:style-name="ce1100"/>
          <table:table-cell table:style-name="ce1312" office:value-type="string" calcext:value-type="string">
            <text:p>5V</text:p>
          </table:table-cell>
          <table:table-cell table:style-name="ce1332" office:value-type="string" calcext:value-type="string">
            <text:p>1 </text:p>
          </table:table-cell>
          <table:table-cell table:number-columns-repeated="6" table:style-name="ce1332" office:value-type="string" calcext:value-type="string">
            <text:p>1</text:p>
          </table:table-cell>
          <table:table-cell table:style-name="ce1381" office:value-type="string" calcext:value-type="string">
            <text:p>5H</text:p>
          </table:table-cell>
          <table:table-cell table:style-name="ce1381" office:value-type="string" calcext:value-type="string">
            <text:p>A</text:p>
          </table:table-cell>
          <table:table-cell table:style-name="ce1381" office:value-type="string" calcext:value-type="string">
            <text:p>5</text:p>
          </table:table-cell>
          <table:table-cell table:number-columns-repeated="8" table:style-name="ce1332" office:value-type="string" calcext:value-type="string">
            <text:p>1</text:p>
          </table:table-cell>
          <table:table-cell table:style-name="ce1442" office:value-type="string" calcext:value-type="string">
            <text:p>5HV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F00</text:p>
          </table:table-cell>
          <table:table-cell table:style-name="ce1113" office:value-type="string" calcext:value-type="string">
            <text:p>3</text:p>
          </table:table-cell>
          <table:table-cell table:style-name="ce1130" office:value-type="string" calcext:value-type="string">
            <text:p>E</text:p>
          </table:table-cell>
          <table:table-cell table:number-columns-repeated="17" table:style-name="ce1140" office:value-type="string" calcext:value-type="string">
            <text:p>E</text:p>
          </table:table-cell>
          <table:table-cell table:style-name="ce123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84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2" office:value-type="string" calcext:value-type="string">
            <text:p>3</text:p>
          </table:table-cell>
          <table:table-cell table:number-columns-repeated="18" table:style-name="ce1332" office:value-type="string" calcext:value-type="string">
            <text:p>E</text:p>
          </table:table-cell>
          <table:table-cell table:style-name="ce1442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000</text:p>
          </table:table-cell>
          <table:table-cell table:style-name="ce1113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41" office:value-type="string" calcext:value-type="string">
            <text:p>4</text:p>
          </table:table-cell>
          <table:table-cell table:style-name="ce1150" office:value-type="string" calcext:value-type="string">
            <text:p>E</text:p>
          </table:table-cell>
          <table:table-cell table:style-name="ce1154" office:value-type="string" calcext:value-type="string">
            <text:p>5V</text:p>
          </table:table-cell>
          <table:table-cell table:style-name="ce1154" office:value-type="string" calcext:value-type="string">
            <text:p>5HV</text:p>
          </table:table-cell>
          <table:table-cell table:style-name="ce1160" office:value-type="string" calcext:value-type="string">
            <text:p>E</text:p>
          </table:table-cell>
          <table:table-cell table:style-name="ce1163" office:value-type="string" calcext:value-type="string">
            <text:p>2</text:p>
          </table:table-cell>
          <table:table-cell table:style-name="ce1163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84" office:value-type="string" calcext:value-type="string">
            <text:p>2</text:p>
          </table:table-cell>
          <table:table-cell table:style-name="ce1184" office:value-type="string" calcext:value-type="string">
            <text:p>2HV</text:p>
          </table:table-cell>
          <table:table-cell table:style-name="ce1189" office:value-type="string" calcext:value-type="string">
            <text:p>E</text:p>
          </table:table-cell>
          <table:table-cell table:style-name="ce1192" office:value-type="string" calcext:value-type="string">
            <text:p>5V</text:p>
          </table:table-cell>
          <table:table-cell table:style-name="ce1192" office:value-type="string" calcext:value-type="string">
            <text:p>5HV</text:p>
          </table:table-cell>
          <table:table-cell table:style-name="ce1201" office:value-type="string" calcext:value-type="string">
            <text:p>E</text:p>
          </table:table-cell>
          <table:table-cell table:style-name="ce1208" office:value-type="string" calcext:value-type="string">
            <text:p>5V</text:p>
          </table:table-cell>
          <table:table-cell table:style-name="ce1208" office:value-type="string" calcext:value-type="string">
            <text:p>5HV</text:p>
          </table:table-cell>
          <table:table-cell table:style-name="ce1100" office:value-type="string" calcext:value-type="string">
            <text:p>F</text:p>
          </table:table-cell>
          <table:table-cell table:style-name="ce123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64" office:value-type="string" calcext:value-type="string">
            <text:p>2</text:p>
          </table:table-cell>
          <table:table-cell table:style-name="ce1264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284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290" office:value-type="string" calcext:value-type="string">
            <text:p>2</text:p>
          </table:table-cell>
          <table:table-cell table:style-name="ce129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2" office:value-type="string" calcext:value-type="string">
            <text:p>3</text:p>
          </table:table-cell>
          <table:table-cell table:style-name="ce1332" office:value-type="string" calcext:value-type="string">
            <text:p>F</text:p>
          </table:table-cell>
          <table:table-cell table:style-name="ce1332" office:value-type="string" calcext:value-type="string">
            <text:p>4 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5V</text:p>
          </table:table-cell>
          <table:table-cell table:style-name="ce1332" office:value-type="string" calcext:value-type="string">
            <text:p>5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2</text:p>
          </table:table-cell>
          <table:table-cell table:number-columns-repeated="3" table:style-name="ce1332" office:value-type="string" calcext:value-type="string">
            <text:p>1</text:p>
          </table:table-cell>
          <table:table-cell table:style-name="ce1332" office:value-type="string" calcext:value-type="string">
            <text:p>2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5V</text:p>
          </table:table-cell>
          <table:table-cell table:number-columns-repeated="3" table:style-name="ce1332" office:value-type="string" calcext:value-type="string">
            <text:p>1</text:p>
          </table:table-cell>
          <table:table-cell table:style-name="ce1332" office:value-type="string" calcext:value-type="string">
            <text:p>2HV</text:p>
          </table:table-cell>
          <table:table-cell table:style-name="ce1332" office:value-type="string" calcext:value-type="string">
            <text:p>F</text:p>
          </table:table-cell>
          <table:table-cell table:style-name="ce1442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100</text:p>
          </table:table-cell>
          <table:table-cell table:style-name="ce1113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41" office:value-type="string" calcext:value-type="string">
            <text:p>4HV</text:p>
          </table:table-cell>
          <table:table-cell table:style-name="ce1150" office:value-type="string" calcext:value-type="string">
            <text:p>E</text:p>
          </table:table-cell>
          <table:table-cell table:style-name="ce1154" office:value-type="string" calcext:value-type="string">
            <text:p>5</text:p>
          </table:table-cell>
          <table:table-cell table:style-name="ce1157" office:value-type="string" calcext:value-type="string">
            <text:p>5H</text:p>
          </table:table-cell>
          <table:table-cell table:style-name="ce1160" office:value-type="string" calcext:value-type="string">
            <text:p>E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89" office:value-type="string" calcext:value-type="string">
            <text:p>E</text:p>
          </table:table-cell>
          <table:table-cell table:style-name="ce1192" office:value-type="string" calcext:value-type="string">
            <text:p>5</text:p>
          </table:table-cell>
          <table:table-cell table:style-name="ce1192" office:value-type="string" calcext:value-type="string">
            <text:p>5H</text:p>
          </table:table-cell>
          <table:table-cell table:style-name="ce1201" office:value-type="string" calcext:value-type="string">
            <text:p>E</text:p>
          </table:table-cell>
          <table:table-cell table:style-name="ce1208" office:value-type="string" calcext:value-type="string">
            <text:p>5</text:p>
          </table:table-cell>
          <table:table-cell table:style-name="ce1211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23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number-columns-repeated="9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2" office:value-type="string" calcext:value-type="string">
            <text:p>3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4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5 </text:p>
          </table:table-cell>
          <table:table-cell table:style-name="ce1332" office:value-type="string" calcext:value-type="string">
            <text:p>5H </text:p>
          </table:table-cell>
          <table:table-cell table:number-columns-repeated="7" table:style-name="ce1332" office:value-type="string" calcext:value-type="string">
            <text:p>E</text:p>
          </table:table-cell>
          <table:table-cell table:style-name="ce1332" office:value-type="string" calcext:value-type="string">
            <text:p>3</text:p>
          </table:table-cell>
          <table:table-cell table:number-columns-repeated="5" table:style-name="ce1332" office:value-type="string" calcext:value-type="string">
            <text:p>E</text:p>
          </table:table-cell>
          <table:table-cell table:style-name="ce1442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200</text:p>
          </table:table-cell>
          <table:table-cell table:style-name="ce1113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50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60" office:value-type="string" calcext:value-type="string">
            <text:p>E</text:p>
          </table:table-cell>
          <table:table-cell table:style-name="ce1164" office:value-type="string" calcext:value-type="string">
            <text:p>5V</text:p>
          </table:table-cell>
          <table:table-cell table:number-columns-repeated="3" table:style-name="ce1164" office:value-type="string" calcext:value-type="string">
            <text:p>18</text:p>
          </table:table-cell>
          <table:table-cell table:style-name="ce1164" office:value-type="string" calcext:value-type="string">
            <text:p>5HV</text:p>
          </table:table-cell>
          <table:table-cell table:style-name="ce1189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01" office:value-type="string" calcext:value-type="string">
            <text:p>E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3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256" office:value-type="string" calcext:value-type="string">
            <text:p>5V</text:p>
          </table:table-cell>
          <table:table-cell table:number-columns-repeated="3" table:style-name="ce1256" office:value-type="string" calcext:value-type="string">
            <text:p>18</text:p>
          </table:table-cell>
          <table:table-cell table:style-name="ce1256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220" office:value-type="string" calcext:value-type="string">
            <text:p>8HV</text:p>
          </table:table-cell>
          <table:table-cell table:style-name="ce1100"/>
          <table:table-cell table:style-name="ce1312" office:value-type="string" calcext:value-type="string">
            <text:p>3</text:p>
          </table:table-cell>
          <table:table-cell table:number-columns-repeated="6" table:style-name="ce1332" office:value-type="string" calcext:value-type="string">
            <text:p>E</text:p>
          </table:table-cell>
          <table:table-cell table:style-name="ce1332" office:value-type="string" calcext:value-type="string">
            <text:p>5V</text:p>
          </table:table-cell>
          <table:table-cell table:number-columns-repeated="3" table:style-name="ce1332" office:value-type="string" calcext:value-type="string">
            <text:p>18</text:p>
          </table:table-cell>
          <table:table-cell table:style-name="ce1332" office:value-type="string" calcext:value-type="string">
            <text:p>5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4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2</text:p>
          </table:table-cell>
          <table:table-cell table:number-columns-repeated="2" table:style-name="ce1332" office:value-type="string" calcext:value-type="string">
            <text:p>1</text:p>
          </table:table-cell>
          <table:table-cell table:style-name="ce1332" office:value-type="string" calcext:value-type="string">
            <text:p>7</text:p>
          </table:table-cell>
          <table:table-cell table:style-name="ce1442" office:value-type="string" calcext:value-type="string">
            <text:p>8HV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300</text:p>
          </table:table-cell>
          <table:table-cell table:style-name="ce1114" office:value-type="string" calcext:value-type="string">
            <text:p>8</text:p>
          </table:table-cell>
          <table:table-cell table:style-name="ce1131" office:value-type="string" calcext:value-type="string">
            <text:p>1</text:p>
          </table:table-cell>
          <table:table-cell table:style-name="ce1142" office:value-type="string" calcext:value-type="string">
            <text:p>2HV</text:p>
          </table:table-cell>
          <table:table-cell table:style-name="ce1150" office:value-type="string" calcext:value-type="string">
            <text:p>E</text:p>
          </table:table-cell>
          <table:table-cell table:style-name="ce1155" office:value-type="string" calcext:value-type="string">
            <text:p>5V</text:p>
          </table:table-cell>
          <table:table-cell table:style-name="ce1155" office:value-type="string" calcext:value-type="string">
            <text:p>5HV</text:p>
          </table:table-cell>
          <table:table-cell table:style-name="ce1160" office:value-type="string" calcext:value-type="string">
            <text:p>E</text:p>
          </table:table-cell>
          <table:table-cell table:style-name="ce1164" office:value-type="string" calcext:value-type="string">
            <text:p>3</text:p>
          </table:table-cell>
          <table:table-cell table:style-name="ce1164" table:number-columns-repeated="3"/>
          <table:table-cell table:style-name="ce1164" office:value-type="string" calcext:value-type="string">
            <text:p>3</text:p>
          </table:table-cell>
          <table:table-cell table:style-name="ce1189" office:value-type="string" calcext:value-type="string">
            <text:p>E</text:p>
          </table:table-cell>
          <table:table-cell table:style-name="ce1193" office:value-type="string" calcext:value-type="string">
            <text:p>5V</text:p>
          </table:table-cell>
          <table:table-cell table:style-name="ce1193" office:value-type="string" calcext:value-type="string">
            <text:p>5HV</text:p>
          </table:table-cell>
          <table:table-cell table:style-name="ce1201" office:value-type="string" calcext:value-type="string">
            <text:p>E</text:p>
          </table:table-cell>
          <table:table-cell table:style-name="ce1209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30" office:value-type="string" calcext:value-type="string">
            <text:p>6</text:p>
          </table:table-cell>
          <table:table-cell table:style-name="ce1100"/>
          <table:table-cell table:style-name="ce1246" office:value-type="string" calcext:value-type="string">
            <text:p>6</text:p>
          </table:table-cell>
          <table:table-cell table:style-name="ce1103" office:value-type="float" office:value="1" calcext:value-type="float">
            <text:p>1</text:p>
          </table:table-cell>
          <table:table-cell table:style-name="ce1254" office:value-type="string" calcext:value-type="string">
            <text:p>2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256" office:value-type="string" calcext:value-type="string">
            <text:p>3</text:p>
          </table:table-cell>
          <table:table-cell table:style-name="ce1256" table:number-columns-repeated="3"/>
          <table:table-cell table:style-name="ce1256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295" office:value-type="string" calcext:value-type="string">
            <text:p>5</text:p>
          </table:table-cell>
          <table:table-cell table:style-name="ce1302" office:value-type="string" calcext:value-type="string">
            <text:p>6</text:p>
          </table:table-cell>
          <table:table-cell table:style-name="ce1100"/>
          <table:table-cell table:style-name="ce1312" office:value-type="string" calcext:value-type="string">
            <text:p>6</text:p>
          </table:table-cell>
          <table:table-cell table:number-columns-repeated="4" table:style-name="ce1332" office:value-type="string" calcext:value-type="string">
            <text:p>1</text:p>
          </table:table-cell>
          <table:table-cell table:style-name="ce1332" office:value-type="string" calcext:value-type="string">
            <text:p>2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3</text:p>
          </table:table-cell>
          <table:table-cell table:style-name="ce1332" table:number-columns-repeated="3"/>
          <table:table-cell table:style-name="ce1332" office:value-type="string" calcext:value-type="string">
            <text:p>3</text:p>
          </table:table-cell>
          <table:table-cell table:number-columns-repeated="6" table:style-name="ce1332" office:value-type="string" calcext:value-type="string">
            <text:p>E</text:p>
          </table:table-cell>
          <table:table-cell table:style-name="ce1332" office:value-type="string" calcext:value-type="string">
            <text:p>5</text:p>
          </table:table-cell>
          <table:table-cell table:style-name="ce1443" office:value-type="string" calcext:value-type="string">
            <text:p>6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400</text:p>
          </table:table-cell>
          <table:table-cell table:style-name="ce1114" office:value-type="string" calcext:value-type="string">
            <text:p>3</text:p>
          </table:table-cell>
          <table:table-cell table:style-name="ce1131" office:value-type="string" calcext:value-type="string">
            <text:p>11</text:p>
          </table:table-cell>
          <table:table-cell table:style-name="ce1142" office:value-type="string" calcext:value-type="string">
            <text:p>B</text:p>
          </table:table-cell>
          <table:table-cell table:style-name="ce1150" office:value-type="string" calcext:value-type="string">
            <text:p>E</text:p>
          </table:table-cell>
          <table:table-cell table:style-name="ce1155" office:value-type="string" calcext:value-type="string">
            <text:p>5</text:p>
          </table:table-cell>
          <table:table-cell table:style-name="ce1158" office:value-type="string" calcext:value-type="string">
            <text:p>5H</text:p>
          </table:table-cell>
          <table:table-cell table:style-name="ce1160" office:value-type="string" calcext:value-type="string">
            <text:p>E</text:p>
          </table:table-cell>
          <table:table-cell table:style-name="ce1164" office:value-type="string" calcext:value-type="string">
            <text:p>5 </text:p>
          </table:table-cell>
          <table:table-cell table:number-columns-repeated="3" table:style-name="ce1164" office:value-type="string" calcext:value-type="string">
            <text:p>1</text:p>
          </table:table-cell>
          <table:table-cell table:style-name="ce1164" office:value-type="string" calcext:value-type="string">
            <text:p>5H </text:p>
          </table:table-cell>
          <table:table-cell table:style-name="ce1189" office:value-type="string" calcext:value-type="string">
            <text:p>E</text:p>
          </table:table-cell>
          <table:table-cell table:style-name="ce1193" office:value-type="string" calcext:value-type="string">
            <text:p>5</text:p>
          </table:table-cell>
          <table:table-cell table:style-name="ce1196" office:value-type="string" calcext:value-type="string">
            <text:p>5H</text:p>
          </table:table-cell>
          <table:table-cell table:style-name="ce1201" office:value-type="string" calcext:value-type="string">
            <text:p>E</text:p>
          </table:table-cell>
          <table:table-cell table:style-name="ce1209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30" office:value-type="string" calcext:value-type="string">
            <text:p>D</text:p>
          </table:table-cell>
          <table:table-cell table:style-name="ce1100"/>
          <table:table-cell table:style-name="ce1246" office:value-type="string" calcext:value-type="string">
            <text:p>D</text:p>
          </table:table-cell>
          <table:table-cell table:style-name="ce1103"/>
          <table:table-cell table:style-name="ce1254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256" office:value-type="string" calcext:value-type="string">
            <text:p>5 </text:p>
          </table:table-cell>
          <table:table-cell table:number-columns-repeated="3" table:style-name="ce1256" office:value-type="string" calcext:value-type="string">
            <text:p>1</text:p>
          </table:table-cell>
          <table:table-cell table:style-name="ce1256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295" office:value-type="string" calcext:value-type="string">
            <text:p>B</text:p>
          </table:table-cell>
          <table:table-cell table:style-name="ce1302" office:value-type="string" calcext:value-type="string">
            <text:p>D</text:p>
          </table:table-cell>
          <table:table-cell table:style-name="ce1100"/>
          <table:table-cell table:style-name="ce1312" office:value-type="string" calcext:value-type="string">
            <text:p>D</text:p>
          </table:table-cell>
          <table:table-cell table:style-name="ce1332"/>
          <table:table-cell table:style-name="ce1332" office:value-type="string" calcext:value-type="string">
            <text:p>B</text:p>
          </table:table-cell>
          <table:table-cell table:number-columns-repeated="4" table:style-name="ce1332" office:value-type="string" calcext:value-type="string">
            <text:p>E</text:p>
          </table:table-cell>
          <table:table-cell table:style-name="ce1332" office:value-type="string" calcext:value-type="string">
            <text:p>5 </text:p>
          </table:table-cell>
          <table:table-cell table:number-columns-repeated="3" table:style-name="ce1332" office:value-type="string" calcext:value-type="string">
            <text:p>1</text:p>
          </table:table-cell>
          <table:table-cell table:style-name="ce1332" office:value-type="string" calcext:value-type="string">
            <text:p>5H 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4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5V</text:p>
          </table:table-cell>
          <table:table-cell table:style-name="ce1332" office:value-type="string" calcext:value-type="string">
            <text:p>5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B</text:p>
          </table:table-cell>
          <table:table-cell table:style-name="ce1443" office:value-type="string" calcext:value-type="string">
            <text:p>D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500</text:p>
          </table:table-cell>
          <table:table-cell table:style-name="ce1114" office:value-type="string" calcext:value-type="string">
            <text:p>8</text:p>
          </table:table-cell>
          <table:table-cell table:style-name="ce1131" office:value-type="string" calcext:value-type="string">
            <text:p>1</text:p>
          </table:table-cell>
          <table:table-cell table:style-name="ce1131" office:value-type="string" calcext:value-type="string">
            <text:p>2HV</text:p>
          </table:table-cell>
          <table:table-cell table:style-name="ce1150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60" office:value-type="string" calcext:value-type="string">
            <text:p>E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89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01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30" office:value-type="string" calcext:value-type="string">
            <text:p>6</text:p>
          </table:table-cell>
          <table:table-cell table:style-name="ce1100"/>
          <table:table-cell table:style-name="ce1246" office:value-type="string" calcext:value-type="string">
            <text:p>6</text:p>
          </table:table-cell>
          <table:table-cell table:style-name="ce1103" office:value-type="float" office:value="1" calcext:value-type="float">
            <text:p>1</text:p>
          </table:table-cell>
          <table:table-cell table:style-name="ce1254" office:value-type="string" calcext:value-type="string">
            <text:p>2HV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95" office:value-type="string" calcext:value-type="string">
            <text:p>2</text:p>
          </table:table-cell>
          <table:table-cell table:style-name="ce1302" office:value-type="string" calcext:value-type="string">
            <text:p>6</text:p>
          </table:table-cell>
          <table:table-cell table:style-name="ce1100"/>
          <table:table-cell table:style-name="ce1312" office:value-type="string" calcext:value-type="string">
            <text:p>6</text:p>
          </table:table-cell>
          <table:table-cell table:style-name="ce1332" office:value-type="string" calcext:value-type="string">
            <text:p>1</text:p>
          </table:table-cell>
          <table:table-cell table:style-name="ce1332" office:value-type="string" calcext:value-type="string">
            <text:p>2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5V</text:p>
          </table:table-cell>
          <table:table-cell table:style-name="ce1332" office:value-type="string" calcext:value-type="string">
            <text:p>5HV</text:p>
          </table:table-cell>
          <table:table-cell table:number-columns-repeated="7" table:style-name="ce1332" office:value-type="string" calcext:value-type="string">
            <text:p>E</text:p>
          </table:table-cell>
          <table:table-cell table:style-name="ce1332" office:value-type="string" calcext:value-type="string">
            <text:p>3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5 </text:p>
          </table:table-cell>
          <table:table-cell table:style-name="ce1332" office:value-type="string" calcext:value-type="string">
            <text:p>5H 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2</text:p>
          </table:table-cell>
          <table:table-cell table:style-name="ce1443" office:value-type="string" calcext:value-type="string">
            <text:p>6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600</text:p>
          </table:table-cell>
          <table:table-cell table:style-name="ce1115" office:value-type="string" calcext:value-type="string">
            <text:p>3</text:p>
          </table:table-cell>
          <table:table-cell table:style-name="ce1131" office:value-type="string" calcext:value-type="string">
            <text:p>E</text:p>
          </table:table-cell>
          <table:table-cell table:style-name="ce1143" office:value-type="string" calcext:value-type="string">
            <text:p>E</text:p>
          </table:table-cell>
          <table:table-cell table:style-name="ce1150" office:value-type="string" calcext:value-type="string">
            <text:p>E</text:p>
          </table:table-cell>
          <table:table-cell table:style-name="ce1156" office:value-type="string" calcext:value-type="string">
            <text:p>5V</text:p>
          </table:table-cell>
          <table:table-cell table:style-name="ce1156" office:value-type="string" calcext:value-type="string">
            <text:p>5HV</text:p>
          </table:table-cell>
          <table:table-cell table:style-name="ce1160" office:value-type="string" calcext:value-type="string">
            <text:p>E</text:p>
          </table:table-cell>
          <table:table-cell table:style-name="ce1165" office:value-type="string" calcext:value-type="string">
            <text:p>5V</text:p>
          </table:table-cell>
          <table:table-cell table:style-name="ce1165" office:value-type="string" calcext:value-type="string">
            <text:p>5HV</text:p>
          </table:table-cell>
          <table:table-cell table:style-name="ce1100"/>
          <table:table-cell table:style-name="ce1185" office:value-type="string" calcext:value-type="string">
            <text:p>5V</text:p>
          </table:table-cell>
          <table:table-cell table:style-name="ce1185" office:value-type="string" calcext:value-type="string">
            <text:p>5HV</text:p>
          </table:table-cell>
          <table:table-cell table:style-name="ce1189" office:value-type="string" calcext:value-type="string">
            <text:p>E</text:p>
          </table:table-cell>
          <table:table-cell table:style-name="ce1194" office:value-type="string" calcext:value-type="string">
            <text:p>5V</text:p>
          </table:table-cell>
          <table:table-cell table:style-name="ce1194" office:value-type="string" calcext:value-type="string">
            <text:p>5HV</text:p>
          </table:table-cell>
          <table:table-cell table:style-name="ce1201" office:value-type="string" calcext:value-type="string">
            <text:p>E</text:p>
          </table:table-cell>
          <table:table-cell table:style-name="ce1210" office:value-type="string" calcext:value-type="string">
            <text:p>4</text:p>
          </table:table-cell>
          <table:table-cell table:style-name="ce1210" office:value-type="string" calcext:value-type="string">
            <text:p>E</text:p>
          </table:table-cell>
          <table:table-cell table:style-name="ce1214" office:value-type="string" calcext:value-type="string">
            <text:p>E</text:p>
          </table:table-cell>
          <table:table-cell table:style-name="ce1231" office:value-type="string" calcext:value-type="string">
            <text:p>3</text:p>
          </table:table-cell>
          <table:table-cell table:style-name="ce1214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2" office:value-type="string" calcext:value-type="string">
            <text:p>3</text:p>
          </table:table-cell>
          <table:table-cell table:number-columns-repeated="3" table:style-name="ce1332" office:value-type="string" calcext:value-type="string">
            <text:p>E</text:p>
          </table:table-cell>
          <table:table-cell table:style-name="ce1332" office:value-type="string" calcext:value-type="string">
            <text:p>5</text:p>
          </table:table-cell>
          <table:table-cell table:style-name="ce1332" office:value-type="string" calcext:value-type="string">
            <text:p>7HV</text:p>
          </table:table-cell>
          <table:table-cell table:number-columns-repeated="2" table:style-name="ce1332" office:value-type="string" calcext:value-type="string">
            <text:p>1</text:p>
          </table:table-cell>
          <table:table-cell table:style-name="ce1332" office:value-type="string" calcext:value-type="string">
            <text:p>2HV</text:p>
          </table:table-cell>
          <table:table-cell table:style-name="ce1332"/>
          <table:table-cell table:style-name="ce1332" office:value-type="string" calcext:value-type="string">
            <text:p>2</text:p>
          </table:table-cell>
          <table:table-cell table:style-name="ce1332" office:value-type="string" calcext:value-type="string">
            <text:p>2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3</text:p>
          </table:table-cell>
          <table:table-cell table:number-columns-repeated="5" table:style-name="ce1332" office:value-type="string" calcext:value-type="string">
            <text:p>E</text:p>
          </table:table-cell>
          <table:table-cell table:style-name="ce1442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700</text:p>
          </table:table-cell>
          <table:table-cell table:style-name="ce1115" office:value-type="string" calcext:value-type="string">
            <text:p>3</text:p>
          </table:table-cell>
          <table:table-cell table:style-name="ce1131" office:value-type="string" calcext:value-type="string">
            <text:p>F</text:p>
          </table:table-cell>
          <table:table-cell table:style-name="ce1143" office:value-type="string" calcext:value-type="string">
            <text:p>9</text:p>
          </table:table-cell>
          <table:table-cell table:style-name="ce1150" office:value-type="string" calcext:value-type="string">
            <text:p>E</text:p>
          </table:table-cell>
          <table:table-cell table:style-name="ce1156" office:value-type="string" calcext:value-type="string">
            <text:p>5</text:p>
          </table:table-cell>
          <table:table-cell table:style-name="ce1159" office:value-type="string" calcext:value-type="string">
            <text:p>5H</text:p>
          </table:table-cell>
          <table:table-cell table:style-name="ce1160" office:value-type="string" calcext:value-type="string">
            <text:p>E</text:p>
          </table:table-cell>
          <table:table-cell table:style-name="ce1165" office:value-type="string" calcext:value-type="string">
            <text:p>5</text:p>
          </table:table-cell>
          <table:table-cell table:style-name="ce1175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85" office:value-type="string" calcext:value-type="string">
            <text:p>5</text:p>
          </table:table-cell>
          <table:table-cell table:style-name="ce1188" office:value-type="string" calcext:value-type="string">
            <text:p>5H</text:p>
          </table:table-cell>
          <table:table-cell table:style-name="ce1189" office:value-type="string" calcext:value-type="string">
            <text:p>E</text:p>
          </table:table-cell>
          <table:table-cell table:style-name="ce1194" office:value-type="string" calcext:value-type="string">
            <text:p>5</text:p>
          </table:table-cell>
          <table:table-cell table:style-name="ce1197" office:value-type="string" calcext:value-type="string">
            <text:p>5H</text:p>
          </table:table-cell>
          <table:table-cell table:style-name="ce1201" office:value-type="string" calcext:value-type="string">
            <text:p>E</text:p>
          </table:table-cell>
          <table:table-cell table:style-name="ce1210" office:value-type="string" calcext:value-type="string">
            <text:p>5</text:p>
          </table:table-cell>
          <table:table-cell table:style-name="ce1210" office:value-type="string" calcext:value-type="string">
            <text:p>2HV</text:p>
          </table:table-cell>
          <table:table-cell table:style-name="ce1214" office:value-type="string" calcext:value-type="string">
            <text:p>F</text:p>
          </table:table-cell>
          <table:table-cell table:style-name="ce1231" office:value-type="string" calcext:value-type="string">
            <text:p>3</text:p>
          </table:table-cell>
          <table:table-cell table:style-name="ce1214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9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2" office:value-type="string" calcext:value-type="string">
            <text:p>3</text:p>
          </table:table-cell>
          <table:table-cell table:style-name="ce1332" office:value-type="string" calcext:value-type="string">
            <text:p>F</text:p>
          </table:table-cell>
          <table:table-cell table:style-name="ce1332" office:value-type="string" calcext:value-type="string">
            <text:p>9</text:p>
          </table:table-cell>
          <table:table-cell table:number-columns-repeated="10" table:style-name="ce1332" office:value-type="string" calcext:value-type="string">
            <text:p>E</text:p>
          </table:table-cell>
          <table:table-cell table:style-name="ce1332" office:value-type="string" calcext:value-type="string">
            <text:p>3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2</text:p>
          </table:table-cell>
          <table:table-cell table:style-name="ce1332" office:value-type="string" calcext:value-type="string">
            <text:p>1</text:p>
          </table:table-cell>
          <table:table-cell table:style-name="ce1332" office:value-type="string" calcext:value-type="string">
            <text:p>2HV</text:p>
          </table:table-cell>
          <table:table-cell table:style-name="ce1332" office:value-type="string" calcext:value-type="string">
            <text:p>F</text:p>
          </table:table-cell>
          <table:table-cell table:style-name="ce1442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800</text:p>
          </table:table-cell>
          <table:table-cell table:style-name="ce1113" office:value-type="string" calcext:value-type="string">
            <text:p>3</text:p>
          </table:table-cell>
          <table:table-cell table:style-name="ce1132" office:value-type="string" calcext:value-type="string">
            <text:p>E</text:p>
          </table:table-cell>
          <table:table-cell table:number-columns-repeated="17" table:style-name="ce1144" office:value-type="string" calcext:value-type="string">
            <text:p>E</text:p>
          </table:table-cell>
          <table:table-cell table:style-name="ce1231" office:value-type="string" calcext:value-type="string">
            <text:p>3</text:p>
          </table:table-cell>
          <table:table-cell table:style-name="ce1214"/>
          <table:table-cell table:style-name="ce1105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265" office:value-type="string" calcext:value-type="string">
            <text:p>5HV</text:p>
          </table:table-cell>
          <table:table-cell table:style-name="ce1265" office:value-type="string" calcext:value-type="string">
            <text:p>A</text:p>
          </table:table-cell>
          <table:table-cell table:style-name="ce1265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2" office:value-type="string" calcext:value-type="string">
            <text:p>3</text:p>
          </table:table-cell>
          <table:table-cell table:number-columns-repeated="3" table:style-name="ce1332" office:value-type="string" calcext:value-type="string">
            <text:p>E</text:p>
          </table:table-cell>
          <table:table-cell table:style-name="ce1332" office:value-type="string" calcext:value-type="string">
            <text:p>5V</text:p>
          </table:table-cell>
          <table:table-cell table:number-columns-repeated="3" table:style-name="ce1332" office:value-type="string" calcext:value-type="string">
            <text:p>1</text:p>
          </table:table-cell>
          <table:table-cell table:style-name="ce1332" office:value-type="string" calcext:value-type="string">
            <text:p>5HV</text:p>
          </table:table-cell>
          <table:table-cell table:style-name="ce1332" office:value-type="string" calcext:value-type="string">
            <text:p>A</text:p>
          </table:table-cell>
          <table:table-cell table:style-name="ce1332" office:value-type="string" calcext:value-type="string">
            <text:p>5V</text:p>
          </table:table-cell>
          <table:table-cell table:number-columns-repeated="2" table:style-name="ce1332" office:value-type="string" calcext:value-type="string">
            <text:p>1</text:p>
          </table:table-cell>
          <table:table-cell table:style-name="ce1332" office:value-type="string" calcext:value-type="string">
            <text:p>8HV</text:p>
          </table:table-cell>
          <table:table-cell table:number-columns-repeated="5" table:style-name="ce1332" office:value-type="string" calcext:value-type="string">
            <text:p>E</text:p>
          </table:table-cell>
          <table:table-cell table:style-name="ce1442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900</text:p>
          </table:table-cell>
          <table:table-cell table:style-name="ce1116" office:value-type="string" calcext:value-type="string">
            <text:p>5 </text:p>
          </table:table-cell>
          <table:table-cell table:number-columns-repeated="7" table:style-name="ce1133" office:value-type="string" calcext:value-type="string">
            <text:p>1</text:p>
          </table:table-cell>
          <table:table-cell table:style-name="ce1133" office:value-type="string" calcext:value-type="string">
            <text:p>5HV</text:p>
          </table:table-cell>
          <table:table-cell table:style-name="ce1133" office:value-type="string" calcext:value-type="string">
            <text:p>A</text:p>
          </table:table-cell>
          <table:table-cell table:style-name="ce1133" office:value-type="string" calcext:value-type="string">
            <text:p>5V</text:p>
          </table:table-cell>
          <table:table-cell table:number-columns-repeated="8" table:style-name="ce1133" office:value-type="string" calcext:value-type="string">
            <text:p>1</text:p>
          </table:table-cell>
          <table:table-cell table:style-name="ce1230" office:value-type="string" calcext:value-type="string">
            <text:p>5H</text:p>
          </table:table-cell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/>
          <table:table-cell table:style-name="ce1265" office:value-type="string" calcext:value-type="string">
            <text:p>3</text:p>
          </table:table-cell>
          <table:table-cell table:style-name="ce1265" office:value-type="string" calcext:value-type="string">
            <text:p>11</text:p>
          </table:table-cell>
          <table:table-cell table:style-name="ce1265" office:value-type="string" calcext:value-type="string">
            <text:p>3</text:p>
          </table:table-cell>
          <table:table-cell table:style-name="ce1126"/>
          <table:table-cell table:style-name="ce1100" office:value-type="string" calcext:value-type="string">
            <text:p>5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312" office:value-type="string" calcext:value-type="string">
            <text:p>5 </text:p>
          </table:table-cell>
          <table:table-cell table:style-name="ce1332" office:value-type="string" calcext:value-type="string">
            <text:p>1 </text:p>
          </table:table-cell>
          <table:table-cell table:number-columns-repeated="2" table:style-name="ce1332" office:value-type="string" calcext:value-type="string">
            <text:p>1</text:p>
          </table:table-cell>
          <table:table-cell table:style-name="ce1332" office:value-type="string" calcext:value-type="string">
            <text:p>5H</text:p>
          </table:table-cell>
          <table:table-cell table:style-name="ce1364" table:number-columns-repeated="3"/>
          <table:table-cell table:style-name="ce1332" office:value-type="string" calcext:value-type="string">
            <text:p>3</text:p>
          </table:table-cell>
          <table:table-cell table:style-name="ce1332" office:value-type="string" calcext:value-type="string">
            <text:p>11</text:p>
          </table:table-cell>
          <table:table-cell table:style-name="ce1332" office:value-type="string" calcext:value-type="string">
            <text:p>3</text:p>
          </table:table-cell>
          <table:table-cell table:style-name="ce1364" table:number-columns-repeated="2"/>
          <table:table-cell table:style-name="ce1332" office:value-type="string" calcext:value-type="string">
            <text:p>5</text:p>
          </table:table-cell>
          <table:table-cell table:number-columns-repeated="5" table:style-name="ce1332" office:value-type="string" calcext:value-type="string">
            <text:p>1</text:p>
          </table:table-cell>
          <table:table-cell table:style-name="ce1442" office:value-type="string" calcext:value-type="string">
            <text:p>5H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A00</text:p>
          </table:table-cell>
          <table:table-cell table:style-name="ce1117" office:value-type="string" calcext:value-type="string">
            <text:p>10</text:p>
          </table:table-cell>
          <table:table-cell table:style-name="ce1134" office:value-type="string" calcext:value-type="string">
            <text:p>12</text:p>
          </table:table-cell>
          <table:table-cell table:style-name="ce1145" table:number-columns-repeated="2"/>
          <table:table-cell table:style-name="ce1134" office:value-type="string" calcext:value-type="string">
            <text:p>11</text:p>
          </table:table-cell>
          <table:table-cell table:style-name="ce1134" office:value-type="string" calcext:value-type="string">
            <text:p>12</text:p>
          </table:table-cell>
          <table:table-cell table:style-name="ce1145" table:number-columns-repeated="2"/>
          <table:table-cell table:style-name="ce1145" office:value-type="string" calcext:value-type="string">
            <text:p>8</text:p>
          </table:table-cell>
          <table:table-cell table:style-name="ce1145" office:value-type="string" calcext:value-type="string">
            <text:p>C</text:p>
          </table:table-cell>
          <table:table-cell table:style-name="ce1145" office:value-type="string" calcext:value-type="string">
            <text:p>8HV</text:p>
          </table:table-cell>
          <table:table-cell table:style-name="ce1145" table:number-columns-repeated="8"/>
          <table:table-cell table:style-name="ce1232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266" office:value-type="string" calcext:value-type="string">
            <text:p>8</text:p>
          </table:table-cell>
          <table:table-cell table:style-name="ce1266" office:value-type="string" calcext:value-type="string">
            <text:p>C</text:p>
          </table:table-cell>
          <table:table-cell table:style-name="ce1266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313" office:value-type="string" calcext:value-type="string">
            <text:p>10</text:p>
          </table:table-cell>
          <table:table-cell table:style-name="ce1333" office:value-type="string" calcext:value-type="string">
            <text:p>12</text:p>
          </table:table-cell>
          <table:table-cell table:style-name="ce1348" table:number-columns-repeated="2"/>
          <table:table-cell table:style-name="ce1333" office:value-type="string" calcext:value-type="string">
            <text:p>11</text:p>
          </table:table-cell>
          <table:table-cell table:style-name="ce1333" office:value-type="string" calcext:value-type="string">
            <text:p>12</text:p>
          </table:table-cell>
          <table:table-cell table:style-name="ce1348" table:number-columns-repeated="2"/>
          <table:table-cell table:style-name="ce1348" office:value-type="string" calcext:value-type="string">
            <text:p>8</text:p>
          </table:table-cell>
          <table:table-cell table:style-name="ce1348" office:value-type="string" calcext:value-type="string">
            <text:p>C</text:p>
          </table:table-cell>
          <table:table-cell table:style-name="ce1348" office:value-type="string" calcext:value-type="string">
            <text:p>8HV</text:p>
          </table:table-cell>
          <table:table-cell table:style-name="ce1348" table:number-columns-repeated="8"/>
          <table:table-cell table:style-name="ce1444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/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26"/>
          <table:table-cell table:number-columns-repeated="898"/>
        </table:table-row>
        <table:table-row table:style-name="ro3">
          <table:table-cell table:style-name="ce1100" office:value-type="string" calcext:value-type="string">
            <text:p>8B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6</text:p>
          </table:table-cell>
          <table:table-cell table:style-name="ce1123" table:number-columns-repeated="2"/>
          <table:table-cell table:style-name="ce1198" office:value-type="string" calcext:value-type="string">
            <text:p>13</text:p>
          </table:table-cell>
          <table:table-cell table:style-name="ce1198" office:value-type="string" calcext:value-type="string">
            <text:p>14</text:p>
          </table:table-cell>
          <table:table-cell table:style-name="ce1198" office:value-type="string" calcext:value-type="string">
            <text:p>15</text:p>
          </table:table-cell>
          <table:table-cell table:style-name="ce1198" office:value-type="string" calcext:value-type="string">
            <text:p>16</text:p>
          </table:table-cell>
          <table:table-cell table:style-name="ce1215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267" office:value-type="string" calcext:value-type="string">
            <text:p>3</text:p>
          </table:table-cell>
          <table:table-cell table:style-name="ce1267"/>
          <table:table-cell table:style-name="ce1279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4</text:p>
          </table:table-cell>
          <table:table-cell table:style-name="ce1123"/>
          <table:table-cell table:style-name="ce1287" office:value-type="string" calcext:value-type="string">
            <text:p>13</text:p>
          </table:table-cell>
          <table:table-cell table:style-name="ce1287" office:value-type="string" calcext:value-type="string">
            <text:p>14</text:p>
          </table:table-cell>
          <table:table-cell table:style-name="ce1287" office:value-type="string" calcext:value-type="string">
            <text:p>15</text:p>
          </table:table-cell>
          <table:table-cell table:style-name="ce1287" office:value-type="string" calcext:value-type="string">
            <text:p>16</text:p>
          </table:table-cell>
          <table:table-cell table:style-name="ce1296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382" office:value-type="float" office:value="3" calcext:value-type="float">
            <text:p>3</text:p>
          </table:table-cell>
          <table:table-cell table:style-name="ce1394"/>
          <table:table-cell table:style-name="ce1394" office:value-type="string" calcext:value-type="string">
            <text:p>3</text:p>
          </table:table-cell>
          <table:table-cell table:number-columns-repeated="2" table:style-name="ce1123" office:value-type="string" calcext:value-type="string">
            <text:p>32</text:p>
          </table:table-cell>
          <table:table-cell table:style-name="ce1123"/>
          <table:table-cell table:style-name="ce1416" office:value-type="string" calcext:value-type="string">
            <text:p>13</text:p>
          </table:table-cell>
          <table:table-cell table:style-name="ce1416" office:value-type="string" calcext:value-type="string">
            <text:p>14</text:p>
          </table:table-cell>
          <table:table-cell table:style-name="ce1416" office:value-type="string" calcext:value-type="string">
            <text:p>15</text:p>
          </table:table-cell>
          <table:table-cell table:style-name="ce1416" office:value-type="string" calcext:value-type="string">
            <text:p>16</text:p>
          </table:table-cell>
          <table:table-cell table:style-name="ce1431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0</text:p>
          </table:table-cell>
          <table:table-cell table:style-name="ce1123"/>
          <table:table-cell table:style-name="ce1490" office:value-type="string" calcext:value-type="string">
            <text:p>13</text:p>
          </table:table-cell>
          <table:table-cell table:style-name="ce1490" office:value-type="string" calcext:value-type="string">
            <text:p>14</text:p>
          </table:table-cell>
          <table:table-cell table:style-name="ce1490" office:value-type="string" calcext:value-type="string">
            <text:p>15</text:p>
          </table:table-cell>
          <table:table-cell table:style-name="ce1490" office:value-type="string" calcext:value-type="string">
            <text:p>16</text:p>
          </table:table-cell>
          <table:table-cell table:style-name="ce1500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8</text:p>
          </table:table-cell>
          <table:table-cell table:style-name="ce1123"/>
          <table:table-cell table:style-name="ce1530" office:value-type="string" calcext:value-type="string">
            <text:p>13</text:p>
          </table:table-cell>
          <table:table-cell table:style-name="ce1530" office:value-type="string" calcext:value-type="string">
            <text:p>14</text:p>
          </table:table-cell>
          <table:table-cell table:style-name="ce1530" office:value-type="string" calcext:value-type="string">
            <text:p>15</text:p>
          </table:table-cell>
          <table:table-cell table:style-name="ce1530" office:value-type="string" calcext:value-type="string">
            <text:p>16</text:p>
          </table:table-cell>
          <table:table-cell table:style-name="ce1537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6</text:p>
          </table:table-cell>
          <table:table-cell table:style-name="ce1123"/>
          <table:table-cell table:style-name="ce1548" office:value-type="string" calcext:value-type="string">
            <text:p>13</text:p>
          </table:table-cell>
          <table:table-cell table:style-name="ce1548" office:value-type="string" calcext:value-type="string">
            <text:p>14</text:p>
          </table:table-cell>
          <table:table-cell table:style-name="ce1548" office:value-type="string" calcext:value-type="string">
            <text:p>15</text:p>
          </table:table-cell>
          <table:table-cell table:style-name="ce1548" office:value-type="string" calcext:value-type="string">
            <text:p>16</text:p>
          </table:table-cell>
          <table:table-cell table:style-name="ce1554" office:value-type="string" calcext:value-type="string">
            <text:p>17</text:p>
          </table:table-cell>
          <table:table-cell table:style-name="ce1219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8C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268" office:value-type="string" calcext:value-type="string">
            <text:p>8</text:p>
          </table:table-cell>
          <table:table-cell table:style-name="ce1268" office:value-type="string" calcext:value-type="string">
            <text:p>C</text:p>
          </table:table-cell>
          <table:table-cell table:style-name="ce1268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314"/>
          <table:table-cell table:style-name="ce1334"/>
          <table:table-cell table:style-name="ce1334" office:value-type="string" calcext:value-type="string">
            <text:p>53</text:p>
          </table:table-cell>
          <table:table-cell table:style-name="ce1334" office:value-type="string" calcext:value-type="string">
            <text:p>43</text:p>
          </table:table-cell>
          <table:table-cell table:style-name="ce1334" office:value-type="string" calcext:value-type="string">
            <text:p>4F</text:p>
          </table:table-cell>
          <table:table-cell table:style-name="ce1334" office:value-type="string" calcext:value-type="string">
            <text:p>52</text:p>
          </table:table-cell>
          <table:table-cell table:style-name="ce1334" office:value-type="string" calcext:value-type="string">
            <text:p>45</text:p>
          </table:table-cell>
          <table:table-cell table:style-name="ce1334" office:value-type="string" calcext:value-type="string">
            <text:p>3A</text:p>
          </table:table-cell>
          <table:table-cell table:style-name="ce1383" office:value-type="float" office:value="8" calcext:value-type="float">
            <text:p>8</text:p>
          </table:table-cell>
          <table:table-cell table:style-name="ce1395" office:value-type="string" calcext:value-type="string">
            <text:p>C</text:p>
          </table:table-cell>
          <table:table-cell table:style-name="ce1395" office:value-type="string" calcext:value-type="string">
            <text:p>8HV</text:p>
          </table:table-cell>
          <table:table-cell table:style-name="ce1334" table:number-columns-repeated="8"/>
          <table:table-cell table:style-name="ce1445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D00</text:p>
          </table:table-cell>
          <table:table-cell table:style-name="ce1109"/>
          <table:table-cell table:style-name="ce1100" office:value-type="string" calcext:value-type="string">
            <text:p>5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66" office:value-type="string" calcext:value-type="string">
            <text:p>1</text:p>
          </table:table-cell>
          <table:table-cell table:style-name="ce1166" office:value-type="string" calcext:value-type="string">
            <text:p>5H</text:p>
          </table:table-cell>
          <table:table-cell table:style-name="ce1166" office:value-type="string" calcext:value-type="string">
            <text:p>A</text:p>
          </table:table-cell>
          <table:table-cell table:style-name="ce1166" office:value-type="string" calcext:value-type="string">
            <text:p>5</text:p>
          </table:table-cell>
          <table:table-cell table:style-name="ce1166" office:value-type="string" calcext:value-type="string">
            <text:p>1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315" office:value-type="string" calcext:value-type="string">
            <text:p>5V</text:p>
          </table:table-cell>
          <table:table-cell table:style-name="ce1335" office:value-type="float" office:value="1" calcext:value-type="float">
            <text:p>1</text:p>
          </table:table-cell>
          <table:table-cell table:number-columns-repeated="6" table:style-name="ce1349" office:value-type="string" calcext:value-type="string">
            <text:p>1</text:p>
          </table:table-cell>
          <table:table-cell table:style-name="ce1349" office:value-type="string" calcext:value-type="string">
            <text:p>5H</text:p>
          </table:table-cell>
          <table:table-cell table:style-name="ce1349" office:value-type="string" calcext:value-type="string">
            <text:p>A</text:p>
          </table:table-cell>
          <table:table-cell table:style-name="ce1349" office:value-type="string" calcext:value-type="string">
            <text:p>5</text:p>
          </table:table-cell>
          <table:table-cell table:number-columns-repeated="8" table:style-name="ce1349" office:value-type="string" calcext:value-type="string">
            <text:p>1</text:p>
          </table:table-cell>
          <table:table-cell table:style-name="ce1446" office:value-type="string" calcext:value-type="string">
            <text:p>5HV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D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7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style-name="ce1100" office:value-type="string" calcext:value-type="string">
            <text:p>5H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6" office:value-type="string" calcext:value-type="string">
            <text:p>3</text:p>
          </table:table-cell>
          <table:table-cell table:style-name="ce1336" office:value-type="string" calcext:value-type="string">
            <text:p>E</text:p>
          </table:table-cell>
          <table:table-cell table:number-columns-repeated="17" table:style-name="ce1350" office:value-type="string" calcext:value-type="string">
            <text:p>E</text:p>
          </table:table-cell>
          <table:table-cell table:style-name="ce1446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F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202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6" office:value-type="string" calcext:value-type="string">
            <text:p>3</text:p>
          </table:table-cell>
          <table:table-cell table:style-name="ce1334" office:value-type="string" calcext:value-type="string">
            <text:p>F</text:p>
          </table:table-cell>
          <table:table-cell table:style-name="ce1351" office:value-type="string" calcext:value-type="string">
            <text:p>4</text:p>
          </table:table-cell>
          <table:table-cell table:style-name="ce1359" office:value-type="string" calcext:value-type="string">
            <text:p>E</text:p>
          </table:table-cell>
          <table:table-cell table:style-name="ce1361" office:value-type="string" calcext:value-type="string">
            <text:p>5V</text:p>
          </table:table-cell>
          <table:table-cell table:style-name="ce1361" office:value-type="string" calcext:value-type="string">
            <text:p>5HV</text:p>
          </table:table-cell>
          <table:table-cell table:style-name="ce1371" office:value-type="string" calcext:value-type="string">
            <text:p>E</text:p>
          </table:table-cell>
          <table:table-cell table:style-name="ce1372" office:value-type="string" calcext:value-type="string">
            <text:p>2</text:p>
          </table:table-cell>
          <table:table-cell table:style-name="ce1372" office:value-type="string" calcext:value-type="string">
            <text:p>2HV</text:p>
          </table:table-cell>
          <table:table-cell table:style-name="ce1334" office:value-type="string" calcext:value-type="string">
            <text:p>E</text:p>
          </table:table-cell>
          <table:table-cell table:style-name="ce1402" office:value-type="string" calcext:value-type="string">
            <text:p>2</text:p>
          </table:table-cell>
          <table:table-cell table:style-name="ce1402" office:value-type="string" calcext:value-type="string">
            <text:p>2HV</text:p>
          </table:table-cell>
          <table:table-cell table:style-name="ce1406" office:value-type="string" calcext:value-type="string">
            <text:p>E</text:p>
          </table:table-cell>
          <table:table-cell table:style-name="ce1409" office:value-type="string" calcext:value-type="string">
            <text:p>5V</text:p>
          </table:table-cell>
          <table:table-cell table:style-name="ce1409" office:value-type="string" calcext:value-type="string">
            <text:p>5HV</text:p>
          </table:table-cell>
          <table:table-cell table:style-name="ce1422" office:value-type="string" calcext:value-type="string">
            <text:p>E</text:p>
          </table:table-cell>
          <table:table-cell table:style-name="ce1423" office:value-type="string" calcext:value-type="string">
            <text:p>5V</text:p>
          </table:table-cell>
          <table:table-cell table:style-name="ce1423" office:value-type="string" calcext:value-type="string">
            <text:p>5HV</text:p>
          </table:table-cell>
          <table:table-cell table:style-name="ce1334" office:value-type="string" calcext:value-type="string">
            <text:p>F</text:p>
          </table:table-cell>
          <table:table-cell table:style-name="ce1446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0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202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8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6" office:value-type="string" calcext:value-type="string">
            <text:p>3</text:p>
          </table:table-cell>
          <table:table-cell table:style-name="ce1334" office:value-type="string" calcext:value-type="string">
            <text:p>E</text:p>
          </table:table-cell>
          <table:table-cell table:style-name="ce1351" office:value-type="string" calcext:value-type="string">
            <text:p>4HV</text:p>
          </table:table-cell>
          <table:table-cell table:style-name="ce1359" office:value-type="string" calcext:value-type="string">
            <text:p>E</text:p>
          </table:table-cell>
          <table:table-cell table:style-name="ce1361" office:value-type="string" calcext:value-type="string">
            <text:p>5</text:p>
          </table:table-cell>
          <table:table-cell table:style-name="ce1365" office:value-type="string" calcext:value-type="string">
            <text:p>5H</text:p>
          </table:table-cell>
          <table:table-cell table:style-name="ce1371" office:value-type="string" calcext:value-type="string">
            <text:p>E</text:p>
          </table:table-cell>
          <table:table-cell table:number-columns-repeated="5" table:style-name="ce1334" office:value-type="string" calcext:value-type="string">
            <text:p>E</text:p>
          </table:table-cell>
          <table:table-cell table:style-name="ce1406" office:value-type="string" calcext:value-type="string">
            <text:p>E</text:p>
          </table:table-cell>
          <table:table-cell table:style-name="ce1409" office:value-type="string" calcext:value-type="string">
            <text:p>5</text:p>
          </table:table-cell>
          <table:table-cell table:style-name="ce1417" office:value-type="string" calcext:value-type="string">
            <text:p>5H</text:p>
          </table:table-cell>
          <table:table-cell table:style-name="ce1422" office:value-type="string" calcext:value-type="string">
            <text:p>E</text:p>
          </table:table-cell>
          <table:table-cell table:style-name="ce1423" office:value-type="string" calcext:value-type="string">
            <text:p>5</text:p>
          </table:table-cell>
          <table:table-cell table:style-name="ce1427" office:value-type="string" calcext:value-type="string">
            <text:p>5H</text:p>
          </table:table-cell>
          <table:table-cell table:style-name="ce1334" office:value-type="string" calcext:value-type="string">
            <text:p>E</text:p>
          </table:table-cell>
          <table:table-cell table:style-name="ce1446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1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67" office:value-type="string" calcext:value-type="string">
            <text:p>5V</text:p>
          </table:table-cell>
          <table:table-cell table:number-columns-repeated="3" table:style-name="ce1167" office:value-type="string" calcext:value-type="string">
            <text:p>18</text:p>
          </table:table-cell>
          <table:table-cell table:style-name="ce1167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02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57" office:value-type="string" calcext:value-type="string">
            <text:p>6</text:p>
          </table:table-cell>
          <table:table-cell table:number-columns-repeated="3" table:style-name="ce1257" office:value-type="string" calcext:value-type="string">
            <text:p>18</text:p>
          </table:table-cell>
          <table:table-cell table:style-name="ce1257" office:value-type="string" calcext:value-type="string">
            <text:p>6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220" office:value-type="string" calcext:value-type="string">
            <text:p>8HV</text:p>
          </table:table-cell>
          <table:table-cell table:style-name="ce1100"/>
          <table:table-cell table:style-name="ce1316" office:value-type="string" calcext:value-type="string">
            <text:p>3</text:p>
          </table:table-cell>
          <table:table-cell table:number-columns-repeated="2" table:style-name="ce1334" office:value-type="string" calcext:value-type="string">
            <text:p>E</text:p>
          </table:table-cell>
          <table:table-cell table:style-name="ce1359" office:value-type="string" calcext:value-type="string">
            <text:p>E</text:p>
          </table:table-cell>
          <table:table-cell table:number-columns-repeated="2" table:style-name="ce1334" office:value-type="string" calcext:value-type="string">
            <text:p>E</text:p>
          </table:table-cell>
          <table:table-cell table:style-name="ce1371" office:value-type="string" calcext:value-type="string">
            <text:p>E</text:p>
          </table:table-cell>
          <table:table-cell table:style-name="ce1373" office:value-type="string" calcext:value-type="string">
            <text:p>5V</text:p>
          </table:table-cell>
          <table:table-cell table:number-columns-repeated="3" table:style-name="ce1373" office:value-type="string" calcext:value-type="string">
            <text:p>18</text:p>
          </table:table-cell>
          <table:table-cell table:style-name="ce1373" office:value-type="string" calcext:value-type="string">
            <text:p>5HV</text:p>
          </table:table-cell>
          <table:table-cell table:style-name="ce1406" office:value-type="string" calcext:value-type="string">
            <text:p>E</text:p>
          </table:table-cell>
          <table:table-cell table:number-columns-repeated="2" table:style-name="ce1334" office:value-type="string" calcext:value-type="string">
            <text:p>E</text:p>
          </table:table-cell>
          <table:table-cell table:style-name="ce1422" office:value-type="string" calcext:value-type="string">
            <text:p>E</text:p>
          </table:table-cell>
          <table:table-cell table:number-columns-repeated="3" table:style-name="ce1334" office:value-type="string" calcext:value-type="string">
            <text:p>E</text:p>
          </table:table-cell>
          <table:table-cell table:style-name="ce1446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2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67" office:value-type="string" calcext:value-type="string">
            <text:p>3</text:p>
          </table:table-cell>
          <table:table-cell table:style-name="ce1167" table:number-columns-repeated="3"/>
          <table:table-cell table:style-name="ce1167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33" office:value-type="string" calcext:value-type="string">
            <text:p>6</text:p>
          </table:table-cell>
          <table:table-cell table:style-name="ce1100"/>
          <table:table-cell table:style-name="ce1247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57" office:value-type="string" calcext:value-type="string">
            <text:p>3</text:p>
          </table:table-cell>
          <table:table-cell table:style-name="ce1257" table:number-columns-repeated="3"/>
          <table:table-cell table:style-name="ce1257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303" office:value-type="string" calcext:value-type="string">
            <text:p>6</text:p>
          </table:table-cell>
          <table:table-cell table:style-name="ce1100"/>
          <table:table-cell table:style-name="ce1317" office:value-type="string" calcext:value-type="string">
            <text:p>6</text:p>
          </table:table-cell>
          <table:table-cell table:style-name="ce1337" office:value-type="string" calcext:value-type="string">
            <text:p>1</text:p>
          </table:table-cell>
          <table:table-cell table:style-name="ce1352" office:value-type="string" calcext:value-type="string">
            <text:p>2HV</text:p>
          </table:table-cell>
          <table:table-cell table:style-name="ce1360" office:value-type="string" calcext:value-type="string">
            <text:p>E</text:p>
          </table:table-cell>
          <table:table-cell table:style-name="ce1362" office:value-type="string" calcext:value-type="string">
            <text:p>5V</text:p>
          </table:table-cell>
          <table:table-cell table:style-name="ce1366" office:value-type="string" calcext:value-type="string">
            <text:p>5HV</text:p>
          </table:table-cell>
          <table:table-cell table:style-name="ce1371" office:value-type="string" calcext:value-type="string">
            <text:p>E</text:p>
          </table:table-cell>
          <table:table-cell table:style-name="ce1373" office:value-type="string" calcext:value-type="string">
            <text:p>3</text:p>
          </table:table-cell>
          <table:table-cell table:style-name="ce1373" table:number-columns-repeated="3"/>
          <table:table-cell table:style-name="ce1373" office:value-type="string" calcext:value-type="string">
            <text:p>3</text:p>
          </table:table-cell>
          <table:table-cell table:style-name="ce1406" office:value-type="string" calcext:value-type="string">
            <text:p>E</text:p>
          </table:table-cell>
          <table:table-cell table:style-name="ce1410" office:value-type="string" calcext:value-type="string">
            <text:p>5V</text:p>
          </table:table-cell>
          <table:table-cell table:style-name="ce1410" office:value-type="string" calcext:value-type="string">
            <text:p>5HV</text:p>
          </table:table-cell>
          <table:table-cell table:style-name="ce1422" office:value-type="string" calcext:value-type="string">
            <text:p>E</text:p>
          </table:table-cell>
          <table:table-cell table:style-name="ce1424" office:value-type="string" calcext:value-type="string">
            <text:p>4</text:p>
          </table:table-cell>
          <table:table-cell table:style-name="ce1334" office:value-type="string" calcext:value-type="string">
            <text:p>E</text:p>
          </table:table-cell>
          <table:table-cell table:style-name="ce1334" office:value-type="string" calcext:value-type="string">
            <text:p>2</text:p>
          </table:table-cell>
          <table:table-cell table:style-name="ce1446" office:value-type="string" calcext:value-type="string">
            <text:p>6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3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67" office:value-type="string" calcext:value-type="string">
            <text:p>5 </text:p>
          </table:table-cell>
          <table:table-cell table:number-columns-repeated="3" table:style-name="ce1167" office:value-type="string" calcext:value-type="string">
            <text:p>1</text:p>
          </table:table-cell>
          <table:table-cell table:style-name="ce1167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203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/>
          <table:table-cell table:style-name="ce1233" office:value-type="string" calcext:value-type="string">
            <text:p>D</text:p>
          </table:table-cell>
          <table:table-cell table:style-name="ce1100"/>
          <table:table-cell table:style-name="ce1247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257" office:value-type="string" calcext:value-type="string">
            <text:p>5</text:p>
          </table:table-cell>
          <table:table-cell table:style-name="ce1257" office:value-type="string" calcext:value-type="string">
            <text:p>1</text:p>
          </table:table-cell>
          <table:table-cell table:style-name="ce1257" office:value-type="string" calcext:value-type="string">
            <text:p>7</text:p>
          </table:table-cell>
          <table:table-cell table:style-name="ce1257" office:value-type="string" calcext:value-type="string">
            <text:p>1</text:p>
          </table:table-cell>
          <table:table-cell table:style-name="ce1257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303" office:value-type="string" calcext:value-type="string">
            <text:p>D</text:p>
          </table:table-cell>
          <table:table-cell table:style-name="ce1100"/>
          <table:table-cell table:style-name="ce1317" office:value-type="string" calcext:value-type="string">
            <text:p>D</text:p>
          </table:table-cell>
          <table:table-cell table:style-name="ce1337" office:value-type="string" calcext:value-type="string">
            <text:p>11</text:p>
          </table:table-cell>
          <table:table-cell table:style-name="ce1352" office:value-type="string" calcext:value-type="string">
            <text:p>B</text:p>
          </table:table-cell>
          <table:table-cell table:style-name="ce1360" office:value-type="string" calcext:value-type="string">
            <text:p>E</text:p>
          </table:table-cell>
          <table:table-cell table:style-name="ce1362" office:value-type="string" calcext:value-type="string">
            <text:p>5</text:p>
          </table:table-cell>
          <table:table-cell table:style-name="ce1367" office:value-type="string" calcext:value-type="string">
            <text:p>5H</text:p>
          </table:table-cell>
          <table:table-cell table:style-name="ce1371" office:value-type="string" calcext:value-type="string">
            <text:p>E</text:p>
          </table:table-cell>
          <table:table-cell table:style-name="ce1373" office:value-type="string" calcext:value-type="string">
            <text:p>5 </text:p>
          </table:table-cell>
          <table:table-cell table:number-columns-repeated="3" table:style-name="ce1373" office:value-type="string" calcext:value-type="string">
            <text:p>1</text:p>
          </table:table-cell>
          <table:table-cell table:style-name="ce1373" office:value-type="string" calcext:value-type="string">
            <text:p>5H </text:p>
          </table:table-cell>
          <table:table-cell table:style-name="ce1406" office:value-type="string" calcext:value-type="string">
            <text:p>E</text:p>
          </table:table-cell>
          <table:table-cell table:style-name="ce1410" office:value-type="string" calcext:value-type="string">
            <text:p>5</text:p>
          </table:table-cell>
          <table:table-cell table:style-name="ce1418" office:value-type="string" calcext:value-type="string">
            <text:p>5H</text:p>
          </table:table-cell>
          <table:table-cell table:style-name="ce1422" office:value-type="string" calcext:value-type="string">
            <text:p>E</text:p>
          </table:table-cell>
          <table:table-cell table:style-name="ce1424" office:value-type="string" calcext:value-type="string">
            <text:p>4HV</text:p>
          </table:table-cell>
          <table:table-cell table:style-name="ce1334" office:value-type="string" calcext:value-type="string">
            <text:p>E</text:p>
          </table:table-cell>
          <table:table-cell table:style-name="ce1334" office:value-type="string" calcext:value-type="string">
            <text:p>B</text:p>
          </table:table-cell>
          <table:table-cell table:style-name="ce1446" office:value-type="string" calcext:value-type="string">
            <text:p>D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4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204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33" office:value-type="string" calcext:value-type="string">
            <text:p>6</text:p>
          </table:table-cell>
          <table:table-cell table:style-name="ce1100"/>
          <table:table-cell table:style-name="ce1247" office:value-type="string" calcext:value-type="string">
            <text:p>7HV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303" office:value-type="string" calcext:value-type="string">
            <text:p>6</text:p>
          </table:table-cell>
          <table:table-cell table:style-name="ce1100"/>
          <table:table-cell table:style-name="ce1317" office:value-type="string" calcext:value-type="string">
            <text:p>6</text:p>
          </table:table-cell>
          <table:table-cell table:style-name="ce1337" office:value-type="string" calcext:value-type="string">
            <text:p>1</text:p>
          </table:table-cell>
          <table:table-cell table:style-name="ce1337" office:value-type="string" calcext:value-type="string">
            <text:p>2HV</text:p>
          </table:table-cell>
          <table:table-cell table:style-name="ce1360" office:value-type="string" calcext:value-type="string">
            <text:p>E</text:p>
          </table:table-cell>
          <table:table-cell table:style-name="ce1337" office:value-type="string" calcext:value-type="string">
            <text:p>E</text:p>
          </table:table-cell>
          <table:table-cell table:style-name="ce1334" office:value-type="string" calcext:value-type="string">
            <text:p>E</text:p>
          </table:table-cell>
          <table:table-cell table:style-name="ce1371" office:value-type="string" calcext:value-type="string">
            <text:p>E</text:p>
          </table:table-cell>
          <table:table-cell table:number-columns-repeated="5" table:style-name="ce1334" office:value-type="string" calcext:value-type="string">
            <text:p>E</text:p>
          </table:table-cell>
          <table:table-cell table:style-name="ce1406" office:value-type="string" calcext:value-type="string">
            <text:p>E</text:p>
          </table:table-cell>
          <table:table-cell table:number-columns-repeated="2" table:style-name="ce1334" office:value-type="string" calcext:value-type="string">
            <text:p>E</text:p>
          </table:table-cell>
          <table:table-cell table:style-name="ce1422" office:value-type="string" calcext:value-type="string">
            <text:p>E</text:p>
          </table:table-cell>
          <table:table-cell table:number-columns-repeated="2" table:style-name="ce1334" office:value-type="string" calcext:value-type="string">
            <text:p>E</text:p>
          </table:table-cell>
          <table:table-cell table:style-name="ce1334" office:value-type="string" calcext:value-type="string">
            <text:p>2</text:p>
          </table:table-cell>
          <table:table-cell table:style-name="ce1446" office:value-type="string" calcext:value-type="string">
            <text:p>6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5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204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6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/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6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6" office:value-type="string" calcext:value-type="string">
            <text:p>3</text:p>
          </table:table-cell>
          <table:table-cell table:style-name="ce1334" office:value-type="string" calcext:value-type="string">
            <text:p>E</text:p>
          </table:table-cell>
          <table:table-cell table:style-name="ce1353" office:value-type="string" calcext:value-type="string">
            <text:p>E</text:p>
          </table:table-cell>
          <table:table-cell table:style-name="ce1359" office:value-type="string" calcext:value-type="string">
            <text:p>E</text:p>
          </table:table-cell>
          <table:table-cell table:style-name="ce1363" office:value-type="string" calcext:value-type="string">
            <text:p>5V</text:p>
          </table:table-cell>
          <table:table-cell table:style-name="ce1363" office:value-type="string" calcext:value-type="string">
            <text:p>5HV</text:p>
          </table:table-cell>
          <table:table-cell table:style-name="ce1371" office:value-type="string" calcext:value-type="string">
            <text:p>E</text:p>
          </table:table-cell>
          <table:table-cell table:style-name="ce1374" office:value-type="string" calcext:value-type="string">
            <text:p>5V</text:p>
          </table:table-cell>
          <table:table-cell table:style-name="ce1374" office:value-type="string" calcext:value-type="string">
            <text:p>5HV</text:p>
          </table:table-cell>
          <table:table-cell table:style-name="ce1334"/>
          <table:table-cell table:style-name="ce1403" office:value-type="string" calcext:value-type="string">
            <text:p>5V</text:p>
          </table:table-cell>
          <table:table-cell table:style-name="ce1403" office:value-type="string" calcext:value-type="string">
            <text:p>5HV</text:p>
          </table:table-cell>
          <table:table-cell table:style-name="ce1406" office:value-type="string" calcext:value-type="string">
            <text:p>E</text:p>
          </table:table-cell>
          <table:table-cell table:style-name="ce1411" office:value-type="string" calcext:value-type="string">
            <text:p>5V</text:p>
          </table:table-cell>
          <table:table-cell table:style-name="ce1411" office:value-type="string" calcext:value-type="string">
            <text:p>5HV</text:p>
          </table:table-cell>
          <table:table-cell table:style-name="ce1422" office:value-type="string" calcext:value-type="string">
            <text:p>E</text:p>
          </table:table-cell>
          <table:table-cell table:style-name="ce1425" office:value-type="string" calcext:value-type="string">
            <text:p>4</text:p>
          </table:table-cell>
          <table:table-cell table:style-name="ce1425" office:value-type="string" calcext:value-type="string">
            <text:p>E</text:p>
          </table:table-cell>
          <table:table-cell table:style-name="ce1432" office:value-type="string" calcext:value-type="string">
            <text:p>E</text:p>
          </table:table-cell>
          <table:table-cell table:style-name="ce1447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6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205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6" office:value-type="string" calcext:value-type="string">
            <text:p>3</text:p>
          </table:table-cell>
          <table:table-cell table:style-name="ce1334" office:value-type="string" calcext:value-type="string">
            <text:p>F</text:p>
          </table:table-cell>
          <table:table-cell table:style-name="ce1353" office:value-type="string" calcext:value-type="string">
            <text:p>9</text:p>
          </table:table-cell>
          <table:table-cell table:style-name="ce1359" office:value-type="string" calcext:value-type="string">
            <text:p>E</text:p>
          </table:table-cell>
          <table:table-cell table:style-name="ce1363" office:value-type="string" calcext:value-type="string">
            <text:p>5</text:p>
          </table:table-cell>
          <table:table-cell table:style-name="ce1368" office:value-type="string" calcext:value-type="string">
            <text:p>5H</text:p>
          </table:table-cell>
          <table:table-cell table:style-name="ce1371" office:value-type="string" calcext:value-type="string">
            <text:p>E</text:p>
          </table:table-cell>
          <table:table-cell table:style-name="ce1374" office:value-type="string" calcext:value-type="string">
            <text:p>5</text:p>
          </table:table-cell>
          <table:table-cell table:style-name="ce1384" office:value-type="string" calcext:value-type="string">
            <text:p>5H</text:p>
          </table:table-cell>
          <table:table-cell table:style-name="ce1334" office:value-type="string" calcext:value-type="string">
            <text:p>E</text:p>
          </table:table-cell>
          <table:table-cell table:style-name="ce1403" office:value-type="string" calcext:value-type="string">
            <text:p>5</text:p>
          </table:table-cell>
          <table:table-cell table:style-name="ce1404" office:value-type="string" calcext:value-type="string">
            <text:p>5H</text:p>
          </table:table-cell>
          <table:table-cell table:style-name="ce1406" office:value-type="string" calcext:value-type="string">
            <text:p>E</text:p>
          </table:table-cell>
          <table:table-cell table:style-name="ce1411" office:value-type="string" calcext:value-type="string">
            <text:p>5</text:p>
          </table:table-cell>
          <table:table-cell table:style-name="ce1419" office:value-type="string" calcext:value-type="string">
            <text:p>5H</text:p>
          </table:table-cell>
          <table:table-cell table:style-name="ce1422" office:value-type="string" calcext:value-type="string">
            <text:p>E</text:p>
          </table:table-cell>
          <table:table-cell table:style-name="ce1425" office:value-type="string" calcext:value-type="string">
            <text:p>5</text:p>
          </table:table-cell>
          <table:table-cell table:style-name="ce1425" office:value-type="string" calcext:value-type="string">
            <text:p>2HV</text:p>
          </table:table-cell>
          <table:table-cell table:style-name="ce1432" office:value-type="string" calcext:value-type="string">
            <text:p>F</text:p>
          </table:table-cell>
          <table:table-cell table:style-name="ce1447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700</text:p>
          </table:table-cell>
          <table:table-cell table:style-name="ce1109"/>
          <table:table-cell table:style-name="ce1100" office:value-type="string" calcext:value-type="string">
            <text:p>5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6" office:value-type="string" calcext:value-type="string">
            <text:p>3</text:p>
          </table:table-cell>
          <table:table-cell table:style-name="ce1338" office:value-type="string" calcext:value-type="string">
            <text:p>E</text:p>
          </table:table-cell>
          <table:table-cell table:number-columns-repeated="17" table:style-name="ce1354" office:value-type="string" calcext:value-type="string">
            <text:p>E</text:p>
          </table:table-cell>
          <table:table-cell table:style-name="ce1447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800</text:p>
          </table:table-cell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4"/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9"/>
          <table:table-cell table:style-name="ce1126" table:number-columns-repeated="2"/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8HV</text:p>
          </table:table-cell>
          <table:table-cell table:style-name="ce1100"/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318" office:value-type="string" calcext:value-type="string">
            <text:p>5 </text:p>
          </table:table-cell>
          <table:table-cell table:number-columns-repeated="7" table:style-name="ce1339" office:value-type="string" calcext:value-type="string">
            <text:p>1</text:p>
          </table:table-cell>
          <table:table-cell table:style-name="ce1385" office:value-type="string" calcext:value-type="string">
            <text:p>5HV</text:p>
          </table:table-cell>
          <table:table-cell table:style-name="ce1385" office:value-type="string" calcext:value-type="string">
            <text:p>A</text:p>
          </table:table-cell>
          <table:table-cell table:style-name="ce1385" office:value-type="string" calcext:value-type="string">
            <text:p>5V</text:p>
          </table:table-cell>
          <table:table-cell table:number-columns-repeated="8" table:style-name="ce1339" office:value-type="string" calcext:value-type="string">
            <text:p>1</text:p>
          </table:table-cell>
          <table:table-cell table:style-name="ce1446" office:value-type="string" calcext:value-type="string">
            <text:p>5H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9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76" office:value-type="string" calcext:value-type="string">
            <text:p>8</text:p>
          </table:table-cell>
          <table:table-cell table:style-name="ce1176" office:value-type="string" calcext:value-type="string">
            <text:p>C</text:p>
          </table:table-cell>
          <table:table-cell table:style-name="ce1176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/>
          <table:table-cell table:style-name="ce1258"/>
          <table:table-cell table:style-name="ce1269" office:value-type="string" calcext:value-type="string">
            <text:p>8</text:p>
          </table:table-cell>
          <table:table-cell table:style-name="ce1269" office:value-type="string" calcext:value-type="string">
            <text:p>C</text:p>
          </table:table-cell>
          <table:table-cell table:style-name="ce1269" office:value-type="string" calcext:value-type="string">
            <text:p>7</text:p>
          </table:table-cell>
          <table:table-cell table:style-name="ce1128" office:value-type="string" calcext:value-type="string">
            <text:p>5H</text:p>
          </table:table-cell>
          <table:table-cell table:style-name="ce1128" table:number-columns-repeated="7"/>
          <table:table-cell table:style-name="ce1229"/>
          <table:table-cell table:style-name="ce1100"/>
          <table:table-cell table:style-name="ce1319" office:value-type="string" calcext:value-type="string">
            <text:p>10</text:p>
          </table:table-cell>
          <table:table-cell table:style-name="ce1340" office:value-type="string" calcext:value-type="string">
            <text:p>12</text:p>
          </table:table-cell>
          <table:table-cell table:style-name="ce1355" table:number-columns-repeated="2"/>
          <table:table-cell table:style-name="ce1340" office:value-type="string" calcext:value-type="string">
            <text:p>11</text:p>
          </table:table-cell>
          <table:table-cell table:style-name="ce1340" office:value-type="string" calcext:value-type="string">
            <text:p>12</text:p>
          </table:table-cell>
          <table:table-cell table:style-name="ce1355" table:number-columns-repeated="2"/>
          <table:table-cell table:style-name="ce1355" office:value-type="string" calcext:value-type="string">
            <text:p>8</text:p>
          </table:table-cell>
          <table:table-cell table:style-name="ce1355" office:value-type="string" calcext:value-type="string">
            <text:p>C</text:p>
          </table:table-cell>
          <table:table-cell table:style-name="ce1355" office:value-type="string" calcext:value-type="string">
            <text:p>8HV</text:p>
          </table:table-cell>
          <table:table-cell table:style-name="ce1355" table:number-columns-repeated="8"/>
          <table:table-cell table:style-name="ce1448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/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26"/>
          <table:table-cell table:number-columns-repeated="898"/>
        </table:table-row>
        <table:table-row table:style-name="ro3">
          <table:table-cell table:style-name="ce1100" office:value-type="string" calcext:value-type="string">
            <text:p>9A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7" office:value-type="string" calcext:value-type="string">
            <text:p>3</text:p>
          </table:table-cell>
          <table:table-cell table:style-name="ce1177"/>
          <table:table-cell table:style-name="ce1186" office:value-type="float" office:value="3" calcext:value-type="float">
            <text:p>3</text:p>
          </table:table-cell>
          <table:table-cell table:style-name="ce1123" office:value-type="string" calcext:value-type="string">
            <text:p>37</text:p>
          </table:table-cell>
          <table:table-cell table:style-name="ce1123" table:number-columns-repeated="2"/>
          <table:table-cell table:style-name="ce1199" office:value-type="string" calcext:value-type="string">
            <text:p>13</text:p>
          </table:table-cell>
          <table:table-cell table:style-name="ce1199" office:value-type="string" calcext:value-type="string">
            <text:p>14</text:p>
          </table:table-cell>
          <table:table-cell table:style-name="ce1199" office:value-type="string" calcext:value-type="string">
            <text:p>15</text:p>
          </table:table-cell>
          <table:table-cell table:style-name="ce1199" office:value-type="string" calcext:value-type="string">
            <text:p>16</text:p>
          </table:table-cell>
          <table:table-cell table:style-name="ce1216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270" office:value-type="string" calcext:value-type="string">
            <text:p>3</text:p>
          </table:table-cell>
          <table:table-cell table:style-name="ce1270"/>
          <table:table-cell table:style-name="ce1280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5</text:p>
          </table:table-cell>
          <table:table-cell table:style-name="ce1123"/>
          <table:table-cell table:style-name="ce1288" office:value-type="string" calcext:value-type="string">
            <text:p>13</text:p>
          </table:table-cell>
          <table:table-cell table:style-name="ce1288" office:value-type="string" calcext:value-type="string">
            <text:p>14</text:p>
          </table:table-cell>
          <table:table-cell table:style-name="ce1288" office:value-type="string" calcext:value-type="string">
            <text:p>15</text:p>
          </table:table-cell>
          <table:table-cell table:style-name="ce1288" office:value-type="string" calcext:value-type="string">
            <text:p>16</text:p>
          </table:table-cell>
          <table:table-cell table:style-name="ce1297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386" office:value-type="float" office:value="3" calcext:value-type="float">
            <text:p>3</text:p>
          </table:table-cell>
          <table:table-cell table:style-name="ce1396"/>
          <table:table-cell table:style-name="ce1396" office:value-type="string" calcext:value-type="string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3</text:p>
          </table:table-cell>
          <table:table-cell table:style-name="ce1123"/>
          <table:table-cell table:style-name="ce1420" office:value-type="string" calcext:value-type="string">
            <text:p>13</text:p>
          </table:table-cell>
          <table:table-cell table:style-name="ce1420" office:value-type="string" calcext:value-type="string">
            <text:p>14</text:p>
          </table:table-cell>
          <table:table-cell table:style-name="ce1420" office:value-type="string" calcext:value-type="string">
            <text:p>15</text:p>
          </table:table-cell>
          <table:table-cell table:style-name="ce1420" office:value-type="string" calcext:value-type="string">
            <text:p>16</text:p>
          </table:table-cell>
          <table:table-cell table:style-name="ce1433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1</text:p>
          </table:table-cell>
          <table:table-cell table:style-name="ce1123"/>
          <table:table-cell table:style-name="ce1491" office:value-type="string" calcext:value-type="string">
            <text:p>13</text:p>
          </table:table-cell>
          <table:table-cell table:style-name="ce1491" office:value-type="string" calcext:value-type="string">
            <text:p>14</text:p>
          </table:table-cell>
          <table:table-cell table:style-name="ce1491" office:value-type="string" calcext:value-type="string">
            <text:p>15</text:p>
          </table:table-cell>
          <table:table-cell table:style-name="ce1491" office:value-type="string" calcext:value-type="string">
            <text:p>16</text:p>
          </table:table-cell>
          <table:table-cell table:style-name="ce1501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9</text:p>
          </table:table-cell>
          <table:table-cell table:style-name="ce1123"/>
          <table:table-cell table:style-name="ce1531" office:value-type="string" calcext:value-type="string">
            <text:p>13</text:p>
          </table:table-cell>
          <table:table-cell table:style-name="ce1531" office:value-type="string" calcext:value-type="string">
            <text:p>14</text:p>
          </table:table-cell>
          <table:table-cell table:style-name="ce1531" office:value-type="string" calcext:value-type="string">
            <text:p>15</text:p>
          </table:table-cell>
          <table:table-cell table:style-name="ce1531" office:value-type="string" calcext:value-type="string">
            <text:p>16</text:p>
          </table:table-cell>
          <table:table-cell table:style-name="ce1538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7</text:p>
          </table:table-cell>
          <table:table-cell table:style-name="ce1123"/>
          <table:table-cell table:style-name="ce1549" office:value-type="string" calcext:value-type="string">
            <text:p>13</text:p>
          </table:table-cell>
          <table:table-cell table:style-name="ce1549" office:value-type="string" calcext:value-type="string">
            <text:p>14</text:p>
          </table:table-cell>
          <table:table-cell table:style-name="ce1549" office:value-type="string" calcext:value-type="string">
            <text:p>15</text:p>
          </table:table-cell>
          <table:table-cell table:style-name="ce1549" office:value-type="string" calcext:value-type="string">
            <text:p>16</text:p>
          </table:table-cell>
          <table:table-cell table:style-name="ce1555" office:value-type="string" calcext:value-type="string">
            <text:p>17</text:p>
          </table:table-cell>
          <table:table-cell table:style-name="ce1219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9B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78" office:value-type="string" calcext:value-type="string">
            <text:p>8</text:p>
          </table:table-cell>
          <table:table-cell table:style-name="ce1178" office:value-type="string" calcext:value-type="string">
            <text:p>C</text:p>
          </table:table-cell>
          <table:table-cell table:style-name="ce1178" office:value-type="string" calcext:value-type="string">
            <text:p>8HV</text:p>
          </table:table-cell>
          <table:table-cell table:style-name="ce1100" table:number-columns-repeated="4"/>
          <table:table-cell table:style-name="Default" table:number-columns-repeated="4"/>
          <table:table-cell table:style-name="ce1234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271" office:value-type="string" calcext:value-type="string">
            <text:p>8</text:p>
          </table:table-cell>
          <table:table-cell table:style-name="ce1271" office:value-type="string" calcext:value-type="string">
            <text:p>C</text:p>
          </table:table-cell>
          <table:table-cell table:style-name="ce1271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320"/>
          <table:table-cell table:style-name="ce1341"/>
          <table:table-cell table:style-name="ce1341" office:value-type="string" calcext:value-type="string">
            <text:p>53</text:p>
          </table:table-cell>
          <table:table-cell table:style-name="ce1341" office:value-type="string" calcext:value-type="string">
            <text:p>43</text:p>
          </table:table-cell>
          <table:table-cell table:style-name="ce1341" office:value-type="string" calcext:value-type="string">
            <text:p>4F</text:p>
          </table:table-cell>
          <table:table-cell table:style-name="ce1341" office:value-type="string" calcext:value-type="string">
            <text:p>52</text:p>
          </table:table-cell>
          <table:table-cell table:style-name="ce1341" office:value-type="string" calcext:value-type="string">
            <text:p>45</text:p>
          </table:table-cell>
          <table:table-cell table:style-name="ce1341" office:value-type="string" calcext:value-type="string">
            <text:p>3A</text:p>
          </table:table-cell>
          <table:table-cell table:style-name="ce1387" office:value-type="float" office:value="8" calcext:value-type="float">
            <text:p>8</text:p>
          </table:table-cell>
          <table:table-cell table:style-name="ce1397" office:value-type="string" calcext:value-type="string">
            <text:p>C</text:p>
          </table:table-cell>
          <table:table-cell table:style-name="ce1397" office:value-type="string" calcext:value-type="string">
            <text:p>8HV</text:p>
          </table:table-cell>
          <table:table-cell table:style-name="ce1341" table:number-columns-repeated="8"/>
          <table:table-cell table:style-name="ce1449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C00</text:p>
          </table:table-cell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26" table:number-columns-repeated="4"/>
          <table:table-cell office:value-type="string" calcext:value-type="string">
            <text:p>5V</text:p>
          </table:table-cell>
          <table:table-cell table:number-columns-repeated="3" office:value-type="string" calcext:value-type="string">
            <text:p>1</text:p>
          </table:table-cell>
          <table:table-cell table:style-name="ce1235" office:value-type="string" calcext:value-type="string">
            <text:p>5HV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272" office:value-type="string" calcext:value-type="string">
            <text:p>8HV</text:p>
          </table:table-cell>
          <table:table-cell table:style-name="ce1272"/>
          <table:table-cell table:style-name="ce1272" office:value-type="string" calcext:value-type="string">
            <text:p>8</text:p>
          </table:table-cell>
          <table:table-cell table:style-name="ce1100" office:value-type="string" calcext:value-type="string">
            <text:p>7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26"/>
          <table:table-cell table:style-name="ce1227"/>
          <table:table-cell table:style-name="ce1100"/>
          <table:table-cell table:style-name="ce1321" office:value-type="string" calcext:value-type="string">
            <text:p>5V</text:p>
          </table:table-cell>
          <table:table-cell table:style-name="ce1342" office:value-type="float" office:value="1" calcext:value-type="float">
            <text:p>1</text:p>
          </table:table-cell>
          <table:table-cell table:number-columns-repeated="4" table:style-name="ce1356" office:value-type="string" calcext:value-type="string">
            <text:p>1</text:p>
          </table:table-cell>
          <table:table-cell table:style-name="ce1356" office:value-type="string" calcext:value-type="string">
            <text:p>7</text:p>
          </table:table-cell>
          <table:table-cell table:style-name="ce1356" office:value-type="string" calcext:value-type="string">
            <text:p>1</text:p>
          </table:table-cell>
          <table:table-cell table:style-name="ce1356" office:value-type="string" calcext:value-type="string">
            <text:p>5H</text:p>
          </table:table-cell>
          <table:table-cell table:style-name="ce1356" office:value-type="string" calcext:value-type="string">
            <text:p>A</text:p>
          </table:table-cell>
          <table:table-cell table:style-name="ce1356" office:value-type="string" calcext:value-type="string">
            <text:p>5</text:p>
          </table:table-cell>
          <table:table-cell table:style-name="ce1356" office:value-type="string" calcext:value-type="string">
            <text:p>1</text:p>
          </table:table-cell>
          <table:table-cell table:style-name="ce1407" office:value-type="string" calcext:value-type="string">
            <text:p>7</text:p>
          </table:table-cell>
          <table:table-cell table:number-columns-repeated="6" table:style-name="ce1356" office:value-type="string" calcext:value-type="string">
            <text:p>1</text:p>
          </table:table-cell>
          <table:table-cell table:style-name="ce1450" office:value-type="string" calcext:value-type="string">
            <text:p>5HV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D00</text:p>
          </table:table-cell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26" table:number-columns-repeated="4"/>
          <table:table-cell table:style-name="ce1206" office:value-type="string" calcext:value-type="string">
            <text:p>3</text:p>
          </table:table-cell>
          <table:table-cell table:number-columns-repeated="3" table:style-name="ce1206" office:value-type="string" calcext:value-type="string">
            <text:p>E</text:p>
          </table:table-cell>
          <table:table-cell table:style-name="ce1236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F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8HV</text:p>
          </table:table-cell>
          <table:table-cell table:style-name="ce1100"/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322" office:value-type="string" calcext:value-type="string">
            <text:p>3</text:p>
          </table:table-cell>
          <table:table-cell table:number-columns-repeated="5" table:style-name="ce1343" office:value-type="string" calcext:value-type="string">
            <text:p>E</text:p>
          </table:table-cell>
          <table:table-cell table:style-name="ce1343" office:value-type="string" calcext:value-type="string">
            <text:p>3</text:p>
          </table:table-cell>
          <table:table-cell table:number-columns-repeated="5" table:style-name="ce1343" office:value-type="string" calcext:value-type="string">
            <text:p>E</text:p>
          </table:table-cell>
          <table:table-cell table:style-name="ce1408" office:value-type="string" calcext:value-type="string">
            <text:p>3</text:p>
          </table:table-cell>
          <table:table-cell table:number-columns-repeated="6" table:style-name="ce1343" office:value-type="string" calcext:value-type="string">
            <text:p>E</text:p>
          </table:table-cell>
          <table:table-cell table:style-name="ce1451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D00</text:p>
          </table:table-cell>
          <table:table-cell table:style-name="ce1109"/>
          <table:table-cell table:style-name="ce1126" table:number-columns-repeated="4"/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206" office:value-type="string" calcext:value-type="string">
            <text:p>5H</text:p>
          </table:table-cell>
          <table:table-cell table:style-name="ce1206" office:value-type="string" calcext:value-type="string">
            <text:p>E</text:p>
          </table:table-cell>
          <table:table-cell table:style-name="ce1206" office:value-type="string" calcext:value-type="string">
            <text:p>9</text:p>
          </table:table-cell>
          <table:table-cell table:style-name="ce1206" office:value-type="string" calcext:value-type="string">
            <text:p>F</text:p>
          </table:table-cell>
          <table:table-cell table:style-name="ce1236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322" office:value-type="string" calcext:value-type="string">
            <text:p>3</text:p>
          </table:table-cell>
          <table:table-cell table:style-name="ce1343" office:value-type="string" calcext:value-type="string">
            <text:p>F</text:p>
          </table:table-cell>
          <table:table-cell table:style-name="ce1343" office:value-type="string" calcext:value-type="string">
            <text:p>5V</text:p>
          </table:table-cell>
          <table:table-cell table:style-name="ce1343" office:value-type="string" calcext:value-type="string">
            <text:p>1</text:p>
          </table:table-cell>
          <table:table-cell table:style-name="ce1343" office:value-type="string" calcext:value-type="string">
            <text:p>5HV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4HV</text:p>
          </table:table-cell>
          <table:table-cell table:style-name="ce1343" office:value-type="string" calcext:value-type="string">
            <text:p>E</text:p>
          </table:table-cell>
          <table:table-cell table:style-name="ce1388" office:value-type="string" calcext:value-type="string">
            <text:p>2</text:p>
          </table:table-cell>
          <table:table-cell table:style-name="ce1388" office:value-type="string" calcext:value-type="string">
            <text:p>1</text:p>
          </table:table-cell>
          <table:table-cell table:style-name="ce1343" office:value-type="string" calcext:value-type="string">
            <text:p>2HV</text:p>
          </table:table-cell>
          <table:table-cell table:style-name="ce1343" office:value-type="string" calcext:value-type="string">
            <text:p>E</text:p>
          </table:table-cell>
          <table:table-cell table:style-name="ce1408" office:value-type="string" calcext:value-type="string">
            <text:p>4HV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4</text:p>
          </table:table-cell>
          <table:table-cell table:style-name="ce1343" office:value-type="string" calcext:value-type="string">
            <text:p>E</text:p>
          </table:table-cell>
          <table:table-cell table:style-name="ce1426" office:value-type="string" calcext:value-type="string">
            <text:p>2</text:p>
          </table:table-cell>
          <table:table-cell table:style-name="ce1426" office:value-type="string" calcext:value-type="string">
            <text:p>2HV</text:p>
          </table:table-cell>
          <table:table-cell table:style-name="ce1343" office:value-type="string" calcext:value-type="string">
            <text:p>F</text:p>
          </table:table-cell>
          <table:table-cell table:style-name="ce1451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1" office:value-type="string" calcext:value-type="string">
            <text:p>9F00</text:p>
          </table:table-cell>
          <table:table-cell table:style-name="ce1118"/>
          <table:table-cell table:style-name="ce1135" table:number-columns-repeated="4"/>
          <table:table-cell table:style-name="ce1101" office:value-type="string" calcext:value-type="string">
            <text:p>3</text:p>
          </table:table-cell>
          <table:table-cell table:number-columns-repeated="9" table:style-name="ce1101" office:value-type="string" calcext:value-type="string">
            <text:p>E</text:p>
          </table:table-cell>
          <table:table-cell table:number-columns-repeated="2" table:style-name="ce1207" office:value-type="string" calcext:value-type="string">
            <text:p>E</text:p>
          </table:table-cell>
          <table:table-cell table:number-columns-repeated="2" table:style-name="ce1212" office:value-type="string" calcext:value-type="string">
            <text:p>E</text:p>
          </table:table-cell>
          <table:table-cell table:style-name="ce1237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322" office:value-type="string" calcext:value-type="string">
            <text:p>3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5</text:p>
          </table:table-cell>
          <table:table-cell table:style-name="ce1343" office:value-type="string" calcext:value-type="string">
            <text:p>1</text:p>
          </table:table-cell>
          <table:table-cell table:style-name="ce1343" office:value-type="string" calcext:value-type="string">
            <text:p>8HV</text:p>
          </table:table-cell>
          <table:table-cell table:number-columns-repeated="9" table:style-name="ce1343" office:value-type="string" calcext:value-type="string">
            <text:p>E</text:p>
          </table:table-cell>
          <table:table-cell table:style-name="ce1343" office:value-type="string" calcext:value-type="string">
            <text:p>3</text:p>
          </table:table-cell>
          <table:table-cell table:number-columns-repeated="4" table:style-name="ce1343" office:value-type="string" calcext:value-type="string">
            <text:p>E</text:p>
          </table:table-cell>
          <table:table-cell table:style-name="ce1451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000</text:p>
          </table:table-cell>
          <table:table-cell table:style-name="ce1105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68" office:value-type="string" calcext:value-type="string">
            <text:p>5V</text:p>
          </table:table-cell>
          <table:table-cell table:number-columns-repeated="3" table:style-name="ce1168" office:value-type="string" calcext:value-type="string">
            <text:p>18</text:p>
          </table:table-cell>
          <table:table-cell table:style-name="ce1168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217" office:value-type="string" calcext:value-type="string">
            <text:p>1</text:p>
          </table:table-cell>
          <table:table-cell table:style-name="ce1238" office:value-type="string" calcext:value-type="string">
            <text:p>5H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5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59" office:value-type="string" calcext:value-type="string">
            <text:p>5V</text:p>
          </table:table-cell>
          <table:table-cell table:number-columns-repeated="3" table:style-name="ce1259" office:value-type="string" calcext:value-type="string">
            <text:p>18</text:p>
          </table:table-cell>
          <table:table-cell table:style-name="ce1259" office:value-type="string" calcext:value-type="string">
            <text:p>5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11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22" office:value-type="string" calcext:value-type="string">
            <text:p>3</text:p>
          </table:table-cell>
          <table:table-cell table:number-columns-repeated="3" table:style-name="ce1343" office:value-type="string" calcext:value-type="string">
            <text:p>E</text:p>
          </table:table-cell>
          <table:table-cell table:style-name="ce1343" office:value-type="string" calcext:value-type="string">
            <text:p>5</text:p>
          </table:table-cell>
          <table:table-cell table:style-name="ce1343" office:value-type="string" calcext:value-type="string">
            <text:p>2HV</text:p>
          </table:table-cell>
          <table:table-cell table:style-name="ce1343" office:value-type="string" calcext:value-type="string">
            <text:p>E</text:p>
          </table:table-cell>
          <table:table-cell table:style-name="ce1375" office:value-type="string" calcext:value-type="string">
            <text:p>5V</text:p>
          </table:table-cell>
          <table:table-cell table:number-columns-repeated="3" table:style-name="ce1375" office:value-type="string" calcext:value-type="string">
            <text:p>18</text:p>
          </table:table-cell>
          <table:table-cell table:style-name="ce1375" office:value-type="string" calcext:value-type="string">
            <text:p>5HV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2</text:p>
          </table:table-cell>
          <table:table-cell table:style-name="ce1343" office:value-type="string" calcext:value-type="string">
            <text:p>7HV</text:p>
          </table:table-cell>
          <table:table-cell table:style-name="ce1343" office:value-type="string" calcext:value-type="string">
            <text:p>1</text:p>
          </table:table-cell>
          <table:table-cell table:style-name="ce1343" office:value-type="string" calcext:value-type="string">
            <text:p>2HV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5V</text:p>
          </table:table-cell>
          <table:table-cell table:style-name="ce1451" office:value-type="string" calcext:value-type="string">
            <text:p>8HV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100</text:p>
          </table:table-cell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68" office:value-type="string" calcext:value-type="string">
            <text:p>3</text:p>
          </table:table-cell>
          <table:table-cell table:style-name="ce1168" table:number-columns-repeated="3"/>
          <table:table-cell table:style-name="ce1168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239" office:value-type="string" calcext:value-type="string">
            <text:p>7</text:p>
          </table:table-cell>
          <table:table-cell table:style-name="ce1100"/>
          <table:table-cell table:style-name="ce1248" office:value-type="string" calcext:value-type="string">
            <text:p>7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259" office:value-type="string" calcext:value-type="string">
            <text:p>3</text:p>
          </table:table-cell>
          <table:table-cell table:style-name="ce1259" table:number-columns-repeated="3"/>
          <table:table-cell table:style-name="ce1259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V</text:p>
          </table:table-cell>
          <table:table-cell table:style-name="ce1100"/>
          <table:table-cell table:style-name="ce1304" office:value-type="string" calcext:value-type="string">
            <text:p>8</text:p>
          </table:table-cell>
          <table:table-cell table:style-name="ce1100"/>
          <table:table-cell table:style-name="ce1323" office:value-type="string" calcext:value-type="string">
            <text:p>6</text:p>
          </table:table-cell>
          <table:table-cell table:style-name="ce1103" office:value-type="float" office:value="1" calcext:value-type="float">
            <text:p>1</text:p>
          </table:table-cell>
          <table:table-cell table:style-name="ce1357" office:value-type="string" calcext:value-type="string">
            <text:p>2HV</text:p>
          </table:table-cell>
          <table:table-cell table:number-columns-repeated="4" table:style-name="ce1343" office:value-type="string" calcext:value-type="string">
            <text:p>E</text:p>
          </table:table-cell>
          <table:table-cell table:style-name="ce1375" office:value-type="string" calcext:value-type="string">
            <text:p>3</text:p>
          </table:table-cell>
          <table:table-cell table:style-name="ce1375" table:number-columns-repeated="3"/>
          <table:table-cell table:style-name="ce1375" office:value-type="string" calcext:value-type="string">
            <text:p>3</text:p>
          </table:table-cell>
          <table:table-cell table:number-columns-repeated="6" table:style-name="ce1343" office:value-type="string" calcext:value-type="string">
            <text:p>E</text:p>
          </table:table-cell>
          <table:table-cell table:style-name="ce1434" office:value-type="string" calcext:value-type="string">
            <text:p>5</text:p>
          </table:table-cell>
          <table:table-cell table:style-name="ce1452" office:value-type="string" calcext:value-type="string">
            <text:p>6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2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68" office:value-type="string" calcext:value-type="string">
            <text:p>8</text:p>
          </table:table-cell>
          <table:table-cell table:number-columns-repeated="3" table:style-name="ce1168" office:value-type="string" calcext:value-type="string">
            <text:p>1</text:p>
          </table:table-cell>
          <table:table-cell table:style-name="ce1168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 table:number-columns-repeated="5"/>
          <table:table-cell table:style-name="ce1239" office:value-type="string" calcext:value-type="string">
            <text:p>D</text:p>
          </table:table-cell>
          <table:table-cell table:style-name="ce1100"/>
          <table:table-cell table:style-name="ce1248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5H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59" office:value-type="string" calcext:value-type="string">
            <text:p>5 </text:p>
          </table:table-cell>
          <table:table-cell table:number-columns-repeated="3" table:style-name="ce1259" office:value-type="string" calcext:value-type="string">
            <text:p>1</text:p>
          </table:table-cell>
          <table:table-cell table:style-name="ce1259" office:value-type="string" calcext:value-type="string">
            <text:p>5H 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/>
          <table:table-cell table:style-name="ce1304" office:value-type="string" calcext:value-type="string">
            <text:p>D</text:p>
          </table:table-cell>
          <table:table-cell table:style-name="ce1100"/>
          <table:table-cell table:style-name="ce1323" office:value-type="string" calcext:value-type="string">
            <text:p>D</text:p>
          </table:table-cell>
          <table:table-cell table:style-name="ce1103" office:value-type="float" office:value="11" calcext:value-type="float">
            <text:p>11</text:p>
          </table:table-cell>
          <table:table-cell table:style-name="ce1357" office:value-type="string" calcext:value-type="string">
            <text:p>B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2</text:p>
          </table:table-cell>
          <table:table-cell table:style-name="ce1343" office:value-type="string" calcext:value-type="string">
            <text:p>2HV</text:p>
          </table:table-cell>
          <table:table-cell table:style-name="ce1343" office:value-type="string" calcext:value-type="string">
            <text:p>E</text:p>
          </table:table-cell>
          <table:table-cell table:style-name="ce1375" office:value-type="string" calcext:value-type="string">
            <text:p>5 </text:p>
          </table:table-cell>
          <table:table-cell table:number-columns-repeated="3" table:style-name="ce1375" office:value-type="string" calcext:value-type="string">
            <text:p>1</text:p>
          </table:table-cell>
          <table:table-cell table:style-name="ce1375" office:value-type="string" calcext:value-type="string">
            <text:p>5H 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2</text:p>
          </table:table-cell>
          <table:table-cell table:number-columns-repeated="2" table:style-name="ce1343" office:value-type="string" calcext:value-type="string">
            <text:p>1</text:p>
          </table:table-cell>
          <table:table-cell table:style-name="ce1343" office:value-type="string" calcext:value-type="string">
            <text:p>5HV</text:p>
          </table:table-cell>
          <table:table-cell table:style-name="ce1343" office:value-type="string" calcext:value-type="string">
            <text:p>E</text:p>
          </table:table-cell>
          <table:table-cell table:style-name="ce1434" office:value-type="string" calcext:value-type="string">
            <text:p>B</text:p>
          </table:table-cell>
          <table:table-cell table:style-name="ce1452" office:value-type="string" calcext:value-type="string">
            <text:p>D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3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053" office:value-type="string" calcext:value-type="string">
            <text:p>E</text:p>
          </table:table-cell>
          <table:table-cell table:style-name="ce1151" office:value-type="string" calcext:value-type="string">
            <text:p>E</text:p>
          </table:table-cell>
          <table:table-cell table:style-name="ce1151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69" office:value-type="string" calcext:value-type="string">
            <text:p>5 </text:p>
          </table:table-cell>
          <table:table-cell table:number-columns-repeated="3" table:style-name="ce1169" office:value-type="string" calcext:value-type="string">
            <text:p>1</text:p>
          </table:table-cell>
          <table:table-cell table:style-name="ce1169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239" office:value-type="string" calcext:value-type="string">
            <text:p>7HV</text:p>
          </table:table-cell>
          <table:table-cell table:style-name="ce1100"/>
          <table:table-cell table:style-name="ce1248" office:value-type="string" calcext:value-type="string">
            <text:p>7H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304" office:value-type="string" calcext:value-type="string">
            <text:p>7HV</text:p>
          </table:table-cell>
          <table:table-cell table:style-name="ce1100"/>
          <table:table-cell table:style-name="ce1323" office:value-type="string" calcext:value-type="string">
            <text:p>6</text:p>
          </table:table-cell>
          <table:table-cell table:style-name="ce1103" office:value-type="float" office:value="1" calcext:value-type="float">
            <text:p>1</text:p>
          </table:table-cell>
          <table:table-cell table:style-name="ce1357" office:value-type="string" calcext:value-type="string">
            <text:p>2HV</text:p>
          </table:table-cell>
          <table:table-cell table:number-columns-repeated="13" table:style-name="ce1343" office:value-type="string" calcext:value-type="string">
            <text:p>E</text:p>
          </table:table-cell>
          <table:table-cell table:style-name="ce1343" office:value-type="string" calcext:value-type="string">
            <text:p>4HV</text:p>
          </table:table-cell>
          <table:table-cell table:style-name="ce1343" office:value-type="string" calcext:value-type="string">
            <text:p>E</text:p>
          </table:table-cell>
          <table:table-cell table:style-name="ce1434" office:value-type="string" calcext:value-type="string">
            <text:p>2</text:p>
          </table:table-cell>
          <table:table-cell table:style-name="ce1452" office:value-type="string" calcext:value-type="string">
            <text:p>6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400</text:p>
          </table:table-cell>
          <table:table-cell table:style-name="ce1105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70" office:value-type="string" calcext:value-type="string">
            <text:p>E</text:p>
          </table:table-cell>
          <table:table-cell table:style-name="ce1170" office:value-type="string" calcext:value-type="string">
            <text:p>F</text:p>
          </table:table-cell>
          <table:table-cell table:style-name="ce1170"/>
          <table:table-cell table:style-name="ce1170" office:value-type="string" calcext:value-type="string">
            <text:p>F</text:p>
          </table:table-cell>
          <table:table-cell table:style-name="ce1170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5"/>
          <table:table-cell table:style-name="ce1227"/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/>
          <table:table-cell table:style-name="ce1100" office:value-type="string" calcext:value-type="string">
            <text:p>4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3</text:p>
          </table:table-cell>
          <table:table-cell table:style-name="ce1227"/>
          <table:table-cell table:style-name="ce1100"/>
          <table:table-cell table:style-name="ce1322" office:value-type="string" calcext:value-type="string">
            <text:p>3</text:p>
          </table:table-cell>
          <table:table-cell table:number-columns-repeated="3" table:style-name="ce1343" office:value-type="string" calcext:value-type="string">
            <text:p>E</text:p>
          </table:table-cell>
          <table:table-cell table:style-name="ce1343" office:value-type="string" calcext:value-type="string">
            <text:p>5V</text:p>
          </table:table-cell>
          <table:table-cell table:number-columns-repeated="3" table:style-name="ce1343" office:value-type="string" calcext:value-type="string">
            <text:p>1</text:p>
          </table:table-cell>
          <table:table-cell table:style-name="ce1343" office:value-type="string" calcext:value-type="string">
            <text:p>2HV</text:p>
          </table:table-cell>
          <table:table-cell table:style-name="ce1343"/>
          <table:table-cell table:style-name="ce1343" office:value-type="string" calcext:value-type="string">
            <text:p>2</text:p>
          </table:table-cell>
          <table:table-cell table:number-columns-repeated="3" table:style-name="ce1343" office:value-type="string" calcext:value-type="string">
            <text:p>1</text:p>
          </table:table-cell>
          <table:table-cell table:style-name="ce1343" office:value-type="string" calcext:value-type="string">
            <text:p>5HV</text:p>
          </table:table-cell>
          <table:table-cell table:number-columns-repeated="4" table:style-name="ce1343" office:value-type="string" calcext:value-type="string">
            <text:p>E</text:p>
          </table:table-cell>
          <table:table-cell table:style-name="ce1451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500</text:p>
          </table:table-cell>
          <table:table-cell table:style-name="ce1109"/>
          <table:table-cell table:style-name="ce1126" table:number-columns-repeated="4"/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5"/>
          <table:table-cell table:style-name="ce1227"/>
          <table:table-cell table:style-name="ce1100"/>
          <table:table-cell table:style-name="ce1109"/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227"/>
          <table:table-cell table:style-name="ce1100"/>
          <table:table-cell table:style-name="ce1322" office:value-type="string" calcext:value-type="string">
            <text:p>3</text:p>
          </table:table-cell>
          <table:table-cell table:style-name="ce1343" office:value-type="string" calcext:value-type="string">
            <text:p>F</text:p>
          </table:table-cell>
          <table:table-cell table:style-name="ce1343" office:value-type="string" calcext:value-type="string">
            <text:p>9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4HV</text:p>
          </table:table-cell>
          <table:table-cell table:number-columns-repeated="9" table:style-name="ce1343" office:value-type="string" calcext:value-type="string">
            <text:p>E</text:p>
          </table:table-cell>
          <table:table-cell table:style-name="ce1343" office:value-type="string" calcext:value-type="string">
            <text:p>4HV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2</text:p>
          </table:table-cell>
          <table:table-cell table:style-name="ce1343" office:value-type="string" calcext:value-type="string">
            <text:p>2HV</text:p>
          </table:table-cell>
          <table:table-cell table:style-name="ce1343" office:value-type="string" calcext:value-type="string">
            <text:p>F</text:p>
          </table:table-cell>
          <table:table-cell table:style-name="ce1451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600</text:p>
          </table:table-cell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1109"/>
          <table:table-cell table:style-name="ce1126"/>
          <table:table-cell table:style-name="ce1100" office:value-type="string" calcext:value-type="string">
            <text:p>3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227"/>
          <table:table-cell table:style-name="ce1100"/>
          <table:table-cell table:style-name="ce1322" office:value-type="string" calcext:value-type="string">
            <text:p>3</text:p>
          </table:table-cell>
          <table:table-cell table:number-columns-repeated="5" table:style-name="ce1343" office:value-type="string" calcext:value-type="string">
            <text:p>E</text:p>
          </table:table-cell>
          <table:table-cell table:style-name="ce1343" office:value-type="string" calcext:value-type="string">
            <text:p>5V</text:p>
          </table:table-cell>
          <table:table-cell table:style-name="ce1343" office:value-type="string" calcext:value-type="string">
            <text:p>1</text:p>
          </table:table-cell>
          <table:table-cell table:style-name="ce1389" office:value-type="string" calcext:value-type="string">
            <text:p>5HV</text:p>
          </table:table-cell>
          <table:table-cell table:style-name="ce1389" office:value-type="string" calcext:value-type="string">
            <text:p>A</text:p>
          </table:table-cell>
          <table:table-cell table:style-name="ce1389" office:value-type="string" calcext:value-type="string">
            <text:p>5V</text:p>
          </table:table-cell>
          <table:table-cell table:style-name="ce1343" office:value-type="string" calcext:value-type="string">
            <text:p>1</text:p>
          </table:table-cell>
          <table:table-cell table:style-name="ce1343" office:value-type="string" calcext:value-type="string">
            <text:p>5HV</text:p>
          </table:table-cell>
          <table:table-cell table:number-columns-repeated="6" table:style-name="ce1343" office:value-type="string" calcext:value-type="string">
            <text:p>E</text:p>
          </table:table-cell>
          <table:table-cell table:style-name="ce1451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700</text:p>
          </table:table-cell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1109"/>
          <table:table-cell table:style-name="ce1126"/>
          <table:table-cell table:style-name="ce1100" office:value-type="string" calcext:value-type="string">
            <text:p>5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2"/>
          <table:table-cell table:style-name="ce1227"/>
          <table:table-cell table:style-name="ce1100"/>
          <table:table-cell table:style-name="ce1322" office:value-type="string" calcext:value-type="string">
            <text:p>5</text:p>
          </table:table-cell>
          <table:table-cell table:number-columns-repeated="5" table:style-name="ce1343" office:value-type="string" calcext:value-type="string">
            <text:p>1</text:p>
          </table:table-cell>
          <table:table-cell table:style-name="ce1343" office:value-type="string" calcext:value-type="string">
            <text:p>5H</text:p>
          </table:table-cell>
          <table:table-cell table:style-name="ce1376"/>
          <table:table-cell table:style-name="ce1389" office:value-type="string" calcext:value-type="string">
            <text:p>3</text:p>
          </table:table-cell>
          <table:table-cell table:style-name="ce1389" office:value-type="string" calcext:value-type="string">
            <text:p>11</text:p>
          </table:table-cell>
          <table:table-cell table:style-name="ce1389" office:value-type="string" calcext:value-type="string">
            <text:p>3</text:p>
          </table:table-cell>
          <table:table-cell table:style-name="ce1376"/>
          <table:table-cell table:style-name="ce1343" office:value-type="string" calcext:value-type="string">
            <text:p>5</text:p>
          </table:table-cell>
          <table:table-cell table:number-columns-repeated="6" table:style-name="ce1343" office:value-type="string" calcext:value-type="string">
            <text:p>1</text:p>
          </table:table-cell>
          <table:table-cell table:style-name="ce1451" office:value-type="string" calcext:value-type="string">
            <text:p>5H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8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79" office:value-type="string" calcext:value-type="string">
            <text:p>8</text:p>
          </table:table-cell>
          <table:table-cell table:style-name="ce1179" office:value-type="string" calcext:value-type="string">
            <text:p>C</text:p>
          </table:table-cell>
          <table:table-cell table:style-name="ce1179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273" office:value-type="string" calcext:value-type="string">
            <text:p>8</text:p>
          </table:table-cell>
          <table:table-cell table:style-name="ce1273" office:value-type="string" calcext:value-type="string">
            <text:p>C</text:p>
          </table:table-cell>
          <table:table-cell table:style-name="ce1273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390" office:value-type="string" calcext:value-type="string">
            <text:p>8</text:p>
          </table:table-cell>
          <table:table-cell table:style-name="ce1390" office:value-type="string" calcext:value-type="string">
            <text:p>C</text:p>
          </table:table-cell>
          <table:table-cell table:style-name="ce1390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/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26"/>
          <table:table-cell table:number-columns-repeated="898"/>
        </table:table-row>
        <table:table-row table:style-name="ro3">
          <table:table-cell table:style-name="ce1100" office:value-type="string" calcext:value-type="string">
            <text:p>A9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80" office:value-type="string" calcext:value-type="string">
            <text:p>3</text:p>
          </table:table-cell>
          <table:table-cell table:style-name="ce1180"/>
          <table:table-cell table:style-name="ce1187" office:value-type="float" office:value="3" calcext:value-type="float">
            <text:p>3</text:p>
          </table:table-cell>
          <table:table-cell table:style-name="ce1123" office:value-type="string" calcext:value-type="string">
            <text:p>38</text:p>
          </table:table-cell>
          <table:table-cell table:style-name="ce1123" table:number-columns-repeated="2"/>
          <table:table-cell table:style-name="ce1200" office:value-type="string" calcext:value-type="string">
            <text:p>13</text:p>
          </table:table-cell>
          <table:table-cell table:style-name="ce1200" office:value-type="string" calcext:value-type="string">
            <text:p>14</text:p>
          </table:table-cell>
          <table:table-cell table:style-name="ce1200" office:value-type="string" calcext:value-type="string">
            <text:p>15</text:p>
          </table:table-cell>
          <table:table-cell table:style-name="ce1200" office:value-type="string" calcext:value-type="string">
            <text:p>16</text:p>
          </table:table-cell>
          <table:table-cell table:style-name="ce1218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274" office:value-type="string" calcext:value-type="string">
            <text:p>3</text:p>
          </table:table-cell>
          <table:table-cell table:style-name="ce1274"/>
          <table:table-cell table:style-name="ce1281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6</text:p>
          </table:table-cell>
          <table:table-cell table:style-name="ce1123"/>
          <table:table-cell table:style-name="ce1289" office:value-type="string" calcext:value-type="string">
            <text:p>13</text:p>
          </table:table-cell>
          <table:table-cell table:style-name="ce1289" office:value-type="string" calcext:value-type="string">
            <text:p>14</text:p>
          </table:table-cell>
          <table:table-cell table:style-name="ce1289" office:value-type="string" calcext:value-type="string">
            <text:p>15</text:p>
          </table:table-cell>
          <table:table-cell table:style-name="ce1289" office:value-type="string" calcext:value-type="string">
            <text:p>16</text:p>
          </table:table-cell>
          <table:table-cell table:style-name="ce1298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391" office:value-type="float" office:value="3" calcext:value-type="float">
            <text:p>3</text:p>
          </table:table-cell>
          <table:table-cell table:style-name="ce1398"/>
          <table:table-cell table:style-name="ce1398" office:value-type="string" calcext:value-type="string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4</text:p>
          </table:table-cell>
          <table:table-cell table:style-name="ce1123"/>
          <table:table-cell table:style-name="ce1421" office:value-type="string" calcext:value-type="string">
            <text:p>13</text:p>
          </table:table-cell>
          <table:table-cell table:style-name="ce1421" office:value-type="string" calcext:value-type="string">
            <text:p>14</text:p>
          </table:table-cell>
          <table:table-cell table:style-name="ce1421" office:value-type="string" calcext:value-type="string">
            <text:p>15</text:p>
          </table:table-cell>
          <table:table-cell table:style-name="ce1421" office:value-type="string" calcext:value-type="string">
            <text:p>16</text:p>
          </table:table-cell>
          <table:table-cell table:style-name="ce1435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2</text:p>
          </table:table-cell>
          <table:table-cell table:style-name="ce1123"/>
          <table:table-cell table:style-name="ce1492" office:value-type="string" calcext:value-type="string">
            <text:p>13</text:p>
          </table:table-cell>
          <table:table-cell table:style-name="ce1492" office:value-type="string" calcext:value-type="string">
            <text:p>14</text:p>
          </table:table-cell>
          <table:table-cell table:style-name="ce1492" office:value-type="string" calcext:value-type="string">
            <text:p>15</text:p>
          </table:table-cell>
          <table:table-cell table:style-name="ce1492" office:value-type="string" calcext:value-type="string">
            <text:p>16</text:p>
          </table:table-cell>
          <table:table-cell table:style-name="ce1502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0</text:p>
          </table:table-cell>
          <table:table-cell table:style-name="ce1123"/>
          <table:table-cell table:style-name="ce1532" office:value-type="string" calcext:value-type="string">
            <text:p>13</text:p>
          </table:table-cell>
          <table:table-cell table:style-name="ce1532" office:value-type="string" calcext:value-type="string">
            <text:p>14</text:p>
          </table:table-cell>
          <table:table-cell table:style-name="ce1532" office:value-type="string" calcext:value-type="string">
            <text:p>15</text:p>
          </table:table-cell>
          <table:table-cell table:style-name="ce1532" office:value-type="string" calcext:value-type="string">
            <text:p>16</text:p>
          </table:table-cell>
          <table:table-cell table:style-name="ce1539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8</text:p>
          </table:table-cell>
          <table:table-cell table:style-name="ce1123"/>
          <table:table-cell table:style-name="ce1550" office:value-type="string" calcext:value-type="string">
            <text:p>13</text:p>
          </table:table-cell>
          <table:table-cell table:style-name="ce1550" office:value-type="string" calcext:value-type="string">
            <text:p>14</text:p>
          </table:table-cell>
          <table:table-cell table:style-name="ce1550" office:value-type="string" calcext:value-type="string">
            <text:p>15</text:p>
          </table:table-cell>
          <table:table-cell table:style-name="ce1550" office:value-type="string" calcext:value-type="string">
            <text:p>16</text:p>
          </table:table-cell>
          <table:table-cell table:style-name="ce1556" office:value-type="string" calcext:value-type="string">
            <text:p>17</text:p>
          </table:table-cell>
          <table:table-cell table:style-name="ce1219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AA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81" office:value-type="string" calcext:value-type="string">
            <text:p>8</text:p>
          </table:table-cell>
          <table:table-cell table:style-name="ce1181" office:value-type="string" calcext:value-type="string">
            <text:p>C</text:p>
          </table:table-cell>
          <table:table-cell table:style-name="ce1181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275" office:value-type="string" calcext:value-type="string">
            <text:p>8</text:p>
          </table:table-cell>
          <table:table-cell table:style-name="ce1275" office:value-type="string" calcext:value-type="string">
            <text:p>C</text:p>
          </table:table-cell>
          <table:table-cell table:style-name="ce1275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324"/>
          <table:table-cell table:style-name="ce1344"/>
          <table:table-cell table:style-name="ce1344" office:value-type="string" calcext:value-type="string">
            <text:p>53</text:p>
          </table:table-cell>
          <table:table-cell table:style-name="ce1344" office:value-type="string" calcext:value-type="string">
            <text:p>43</text:p>
          </table:table-cell>
          <table:table-cell table:style-name="ce1344" office:value-type="string" calcext:value-type="string">
            <text:p>4F</text:p>
          </table:table-cell>
          <table:table-cell table:style-name="ce1344" office:value-type="string" calcext:value-type="string">
            <text:p>52</text:p>
          </table:table-cell>
          <table:table-cell table:style-name="ce1344" office:value-type="string" calcext:value-type="string">
            <text:p>45</text:p>
          </table:table-cell>
          <table:table-cell table:style-name="ce1344" office:value-type="string" calcext:value-type="string">
            <text:p>3A</text:p>
          </table:table-cell>
          <table:table-cell table:style-name="ce1392" office:value-type="float" office:value="8" calcext:value-type="float">
            <text:p>8</text:p>
          </table:table-cell>
          <table:table-cell table:style-name="ce1399" office:value-type="string" calcext:value-type="string">
            <text:p>C</text:p>
          </table:table-cell>
          <table:table-cell table:style-name="ce1399" office:value-type="string" calcext:value-type="string">
            <text:p>8HV</text:p>
          </table:table-cell>
          <table:table-cell table:style-name="ce1344" table:number-columns-repeated="8"/>
          <table:table-cell table:style-name="ce1453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B00</text:p>
          </table:table-cell>
          <table:table-cell table:style-name="ce1105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325"/>
          <table:table-cell table:style-name="ce1344" office:value-type="string" calcext:value-type="string">
            <text:p>5V</text:p>
          </table:table-cell>
          <table:table-cell table:number-columns-repeated="6" table:style-name="ce1344" office:value-type="string" calcext:value-type="string">
            <text:p>1</text:p>
          </table:table-cell>
          <table:table-cell table:style-name="ce1344" office:value-type="string" calcext:value-type="string">
            <text:p>5H</text:p>
          </table:table-cell>
          <table:table-cell table:style-name="ce1344" office:value-type="string" calcext:value-type="string">
            <text:p>A</text:p>
          </table:table-cell>
          <table:table-cell table:style-name="ce1344" office:value-type="string" calcext:value-type="string">
            <text:p>5</text:p>
          </table:table-cell>
          <table:table-cell table:number-columns-repeated="6" table:style-name="ce1344" office:value-type="string" calcext:value-type="string">
            <text:p>1</text:p>
          </table:table-cell>
          <table:table-cell table:style-name="ce1344" office:value-type="string" calcext:value-type="string">
            <text:p>5HV</text:p>
          </table:table-cell>
          <table:table-cell table:style-name="ce1436"/>
          <table:table-cell table:style-name="ce1454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C00</text:p>
          </table:table-cell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14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25"/>
          <table:table-cell table:style-name="ce1344" office:value-type="string" calcext:value-type="string">
            <text:p>3</text:p>
          </table:table-cell>
          <table:table-cell table:number-columns-repeated="15" table:style-name="ce1344" office:value-type="string" calcext:value-type="string">
            <text:p>E</text:p>
          </table:table-cell>
          <table:table-cell table:style-name="ce1344" office:value-type="string" calcext:value-type="string">
            <text:p>3</text:p>
          </table:table-cell>
          <table:table-cell table:style-name="ce1436"/>
          <table:table-cell table:style-name="ce1454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D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46" office:value-type="string" calcext:value-type="string">
            <text:p>5V</text:p>
          </table:table-cell>
          <table:table-cell table:style-name="ce1152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25"/>
          <table:table-cell table:style-name="ce1344" office:value-type="string" calcext:value-type="string">
            <text:p>3</text:p>
          </table:table-cell>
          <table:table-cell table:style-name="ce1344" office:value-type="string" calcext:value-type="string">
            <text:p>F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F</text:p>
          </table:table-cell>
          <table:table-cell table:style-name="ce1344" office:value-type="string" calcext:value-type="string">
            <text:p>3</text:p>
          </table:table-cell>
          <table:table-cell table:style-name="ce1436"/>
          <table:table-cell table:style-name="ce1454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D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46" office:value-type="string" calcext:value-type="string">
            <text:p>5</text:p>
          </table:table-cell>
          <table:table-cell table:style-name="ce1153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25"/>
          <table:table-cell table:style-name="ce1344" office:value-type="string" calcext:value-type="string">
            <text:p>3</text:p>
          </table:table-cell>
          <table:table-cell table:number-columns-repeated="15" table:style-name="ce1344" office:value-type="string" calcext:value-type="string">
            <text:p>E</text:p>
          </table:table-cell>
          <table:table-cell table:style-name="ce1344" office:value-type="string" calcext:value-type="string">
            <text:p>3</text:p>
          </table:table-cell>
          <table:table-cell table:style-name="ce1436"/>
          <table:table-cell table:style-name="ce1454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F00</text:p>
          </table:table-cell>
          <table:table-cell table:style-name="ce1105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71" office:value-type="string" calcext:value-type="string">
            <text:p>5V</text:p>
          </table:table-cell>
          <table:table-cell table:number-columns-repeated="3" table:style-name="ce1171" office:value-type="string" calcext:value-type="string">
            <text:p>18</text:p>
          </table:table-cell>
          <table:table-cell table:style-name="ce1171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260" office:value-type="string" calcext:value-type="string">
            <text:p>7</text:p>
          </table:table-cell>
          <table:table-cell table:number-columns-repeated="3" table:style-name="ce1260" office:value-type="string" calcext:value-type="string">
            <text:p>18</text:p>
          </table:table-cell>
          <table:table-cell table:style-name="ce126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25"/>
          <table:table-cell table:style-name="ce1344" office:value-type="string" calcext:value-type="string">
            <text:p>3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77" office:value-type="string" calcext:value-type="string">
            <text:p>5V</text:p>
          </table:table-cell>
          <table:table-cell table:number-columns-repeated="3" table:style-name="ce1377" office:value-type="string" calcext:value-type="string">
            <text:p>18</text:p>
          </table:table-cell>
          <table:table-cell table:style-name="ce1377" office:value-type="string" calcext:value-type="string">
            <text:p>5HV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3</text:p>
          </table:table-cell>
          <table:table-cell table:style-name="ce1436"/>
          <table:table-cell table:style-name="ce1454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0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47" office:value-type="string" calcext:value-type="string">
            <text:p>2</text:p>
          </table:table-cell>
          <table:table-cell table:style-name="ce1147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71" office:value-type="string" calcext:value-type="string">
            <text:p>3</text:p>
          </table:table-cell>
          <table:table-cell table:style-name="ce1171" table:number-columns-repeated="3"/>
          <table:table-cell table:style-name="ce1171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40" office:value-type="string" calcext:value-type="string">
            <text:p>6</text:p>
          </table:table-cell>
          <table:table-cell table:style-name="ce1100"/>
          <table:table-cell table:style-name="ce1249" office:value-type="string" calcext:value-type="string">
            <text:p>6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260" office:value-type="string" calcext:value-type="string">
            <text:p>3</text:p>
          </table:table-cell>
          <table:table-cell table:style-name="ce1260" table:number-columns-repeated="3"/>
          <table:table-cell table:style-name="ce126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305" office:value-type="string" calcext:value-type="string">
            <text:p>6</text:p>
          </table:table-cell>
          <table:table-cell table:style-name="ce1100"/>
          <table:table-cell table:style-name="ce1324" office:value-type="string" calcext:value-type="string">
            <text:p>7</text:p>
          </table:table-cell>
          <table:table-cell table:style-name="ce1344" office:value-type="string" calcext:value-type="string">
            <text:p>5H</text:p>
          </table:table-cell>
          <table:table-cell table:number-columns-repeated="5" table:style-name="ce1344" office:value-type="string" calcext:value-type="string">
            <text:p>E</text:p>
          </table:table-cell>
          <table:table-cell table:style-name="ce1377" office:value-type="string" calcext:value-type="string">
            <text:p>3</text:p>
          </table:table-cell>
          <table:table-cell table:style-name="ce1377" table:number-columns-repeated="3"/>
          <table:table-cell table:style-name="ce1377" office:value-type="string" calcext:value-type="string">
            <text:p>3</text:p>
          </table:table-cell>
          <table:table-cell table:number-columns-repeated="5" table:style-name="ce1344" office:value-type="string" calcext:value-type="string">
            <text:p>E</text:p>
          </table:table-cell>
          <table:table-cell table:style-name="ce1344" office:value-type="string" calcext:value-type="string">
            <text:p>5</text:p>
          </table:table-cell>
          <table:table-cell table:style-name="ce1344" office:value-type="string" calcext:value-type="string">
            <text:p>1</text:p>
          </table:table-cell>
          <table:table-cell table:style-name="ce1453" office:value-type="string" calcext:value-type="string">
            <text:p>7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100</text:p>
          </table:table-cell>
          <table:table-cell table:style-name="ce1105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71" office:value-type="string" calcext:value-type="string">
            <text:p>5 </text:p>
          </table:table-cell>
          <table:table-cell table:number-columns-repeated="3" table:style-name="ce1171" office:value-type="string" calcext:value-type="string">
            <text:p>7</text:p>
          </table:table-cell>
          <table:table-cell table:style-name="ce1171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11</text:p>
          </table:table-cell>
          <table:table-cell table:style-name="ce1240" office:value-type="string" calcext:value-type="string">
            <text:p>D</text:p>
          </table:table-cell>
          <table:table-cell table:style-name="ce1100"/>
          <table:table-cell table:style-name="ce1249" office:value-type="string" calcext:value-type="string">
            <text:p>D</text:p>
          </table:table-cell>
          <table:table-cell table:style-name="ce1100"/>
          <table:table-cell table:style-name="ce1100" office:value-type="string" calcext:value-type="string">
            <text:p>B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260" office:value-type="string" calcext:value-type="string">
            <text:p>5 </text:p>
          </table:table-cell>
          <table:table-cell table:number-columns-repeated="3" table:style-name="ce1260" office:value-type="string" calcext:value-type="string">
            <text:p>1</text:p>
          </table:table-cell>
          <table:table-cell table:style-name="ce1260" office:value-type="string" calcext:value-type="string">
            <text:p>8HV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11</text:p>
          </table:table-cell>
          <table:table-cell table:style-name="ce1305" office:value-type="string" calcext:value-type="string">
            <text:p>D</text:p>
          </table:table-cell>
          <table:table-cell table:style-name="ce1100"/>
          <table:table-cell table:style-name="ce1324" office:value-type="string" calcext:value-type="string">
            <text:p>D</text:p>
          </table:table-cell>
          <table:table-cell table:style-name="ce1344" office:value-type="string" calcext:value-type="string">
            <text:p>B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77" office:value-type="string" calcext:value-type="string">
            <text:p>5 </text:p>
          </table:table-cell>
          <table:table-cell table:number-columns-repeated="3" table:style-name="ce1377" office:value-type="string" calcext:value-type="string">
            <text:p>1</text:p>
          </table:table-cell>
          <table:table-cell table:style-name="ce1377" office:value-type="string" calcext:value-type="string">
            <text:p>5H 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B</text:p>
          </table:table-cell>
          <table:table-cell table:style-name="ce1344" office:value-type="string" calcext:value-type="string">
            <text:p>11</text:p>
          </table:table-cell>
          <table:table-cell table:style-name="ce1453" office:value-type="string" calcext:value-type="string">
            <text:p>D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2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48" office:value-type="string" calcext:value-type="string">
            <text:p>2</text:p>
          </table:table-cell>
          <table:table-cell table:style-name="ce1148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number-columns-repeated="3" table:style-name="ce1100" office:value-type="string" calcext:value-type="string">
            <text:p>4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40" office:value-type="string" calcext:value-type="string">
            <text:p>6</text:p>
          </table:table-cell>
          <table:table-cell table:style-name="ce1100"/>
          <table:table-cell table:style-name="ce1249" office:value-type="string" calcext:value-type="string">
            <text:p>6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305" office:value-type="string" calcext:value-type="string">
            <text:p>6</text:p>
          </table:table-cell>
          <table:table-cell table:style-name="ce1100"/>
          <table:table-cell table:style-name="ce1324" office:value-type="string" calcext:value-type="string">
            <text:p>7HV</text:p>
          </table:table-cell>
          <table:table-cell table:style-name="ce1344" office:value-type="string" calcext:value-type="string">
            <text:p>5HV</text:p>
          </table:table-cell>
          <table:table-cell table:number-columns-repeated="15" table:style-name="ce1344" office:value-type="string" calcext:value-type="string">
            <text:p>E</text:p>
          </table:table-cell>
          <table:table-cell table:style-name="ce1344" office:value-type="string" calcext:value-type="string">
            <text:p>5V</text:p>
          </table:table-cell>
          <table:table-cell table:style-name="ce1344" office:value-type="string" calcext:value-type="string">
            <text:p>1</text:p>
          </table:table-cell>
          <table:table-cell table:style-name="ce1453" office:value-type="string" calcext:value-type="string">
            <text:p>7HV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300</text:p>
          </table:table-cell>
          <table:table-cell table:style-name="ce1105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/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/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25"/>
          <table:table-cell table:style-name="ce1344" office:value-type="string" calcext:value-type="string">
            <text:p>3</text:p>
          </table:table-cell>
          <table:table-cell table:style-name="ce1344" office:value-type="string" calcext:value-type="string">
            <text:p>F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2</text:p>
          </table:table-cell>
          <table:table-cell table:style-name="ce1344" office:value-type="string" calcext:value-type="string">
            <text:p>2HV</text:p>
          </table:table-cell>
          <table:table-cell table:style-name="ce1344"/>
          <table:table-cell table:style-name="ce1344" office:value-type="string" calcext:value-type="string">
            <text:p>2</text:p>
          </table:table-cell>
          <table:table-cell table:style-name="ce1344" office:value-type="string" calcext:value-type="string">
            <text:p>2HV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F</text:p>
          </table:table-cell>
          <table:table-cell table:style-name="ce1344" office:value-type="string" calcext:value-type="string">
            <text:p>3</text:p>
          </table:table-cell>
          <table:table-cell table:style-name="ce1436"/>
          <table:table-cell table:style-name="ce1454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4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number-columns-repeated="3" table:style-name="ce1100" office:value-type="string" calcext:value-type="string">
            <text:p>4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25"/>
          <table:table-cell table:style-name="ce1344" office:value-type="string" calcext:value-type="string">
            <text:p>3</text:p>
          </table:table-cell>
          <table:table-cell table:number-columns-repeated="15" table:style-name="ce1344" office:value-type="string" calcext:value-type="string">
            <text:p>E</text:p>
          </table:table-cell>
          <table:table-cell table:style-name="ce1344" office:value-type="string" calcext:value-type="string">
            <text:p>3</text:p>
          </table:table-cell>
          <table:table-cell table:style-name="ce1436"/>
          <table:table-cell table:style-name="ce1454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500</text:p>
          </table:table-cell>
          <table:table-cell table:style-name="ce1105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25"/>
          <table:table-cell table:style-name="ce1345" office:value-type="string" calcext:value-type="string">
            <text:p>5</text:p>
          </table:table-cell>
          <table:table-cell table:number-columns-repeated="6" table:style-name="ce1345" office:value-type="string" calcext:value-type="string">
            <text:p>1</text:p>
          </table:table-cell>
          <table:table-cell table:style-name="ce1344" office:value-type="string" calcext:value-type="string">
            <text:p>5HV</text:p>
          </table:table-cell>
          <table:table-cell table:style-name="ce1344" office:value-type="string" calcext:value-type="string">
            <text:p>A</text:p>
          </table:table-cell>
          <table:table-cell table:style-name="ce1344" office:value-type="string" calcext:value-type="string">
            <text:p>5V</text:p>
          </table:table-cell>
          <table:table-cell table:number-columns-repeated="6" table:style-name="ce1405" office:value-type="string" calcext:value-type="string">
            <text:p>1</text:p>
          </table:table-cell>
          <table:table-cell table:style-name="ce1405" office:value-type="string" calcext:value-type="string">
            <text:p>5H</text:p>
          </table:table-cell>
          <table:table-cell table:style-name="ce1437"/>
          <table:table-cell table:style-name="ce1455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600</text:p>
          </table:table-cell>
          <table:table-cell table:style-name="ce1105" office:value-type="string" calcext:value-type="string">
            <text:p>5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7H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7" table:style-name="ce1100" office:value-type="string" calcext:value-type="string">
            <text:p>1</text:p>
          </table:table-cell>
          <table:table-cell table:number-columns-repeated="3" table:style-name="ce1100" office:value-type="string" calcext:value-type="string">
            <text:p>7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325"/>
          <table:table-cell table:style-name="ce1251" table:number-columns-repeated="7"/>
          <table:table-cell table:style-name="ce1344" office:value-type="string" calcext:value-type="string">
            <text:p>3</text:p>
          </table:table-cell>
          <table:table-cell table:style-name="ce1344" office:value-type="string" calcext:value-type="string">
            <text:p>11</text:p>
          </table:table-cell>
          <table:table-cell table:style-name="ce1344" office:value-type="string" calcext:value-type="string">
            <text:p>3</text:p>
          </table:table-cell>
          <table:table-cell table:style-name="ce1251" table:number-columns-repeated="8"/>
          <table:table-cell table:style-name="ce130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7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/>
          <table:table-cell table:style-name="ce1128" office:value-type="string" calcext:value-type="string">
            <text:p>2</text:p>
          </table:table-cell>
          <table:table-cell table:number-columns-repeated="3" table:style-name="ce1128" office:value-type="string" calcext:value-type="string">
            <text:p>1</text:p>
          </table:table-cell>
          <table:table-cell table:style-name="ce1128" office:value-type="string" calcext:value-type="string">
            <text:p>2HV</text:p>
          </table:table-cell>
          <table:table-cell table:style-name="ce1128" table:number-columns-repeated="7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5</text:p>
          </table:table-cell>
          <table:table-cell table:style-name="ce1128" office:value-type="string" calcext:value-type="string">
            <text:p>7HV</text:p>
          </table:table-cell>
          <table:table-cell table:style-name="ce1128" office:value-type="string" calcext:value-type="string">
            <text:p>5H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326" office:value-type="string" calcext:value-type="string">
            <text:p>10</text:p>
          </table:table-cell>
          <table:table-cell table:style-name="ce1346" office:value-type="string" calcext:value-type="string">
            <text:p>12</text:p>
          </table:table-cell>
          <table:table-cell table:style-name="ce1358" table:number-columns-repeated="2"/>
          <table:table-cell table:style-name="ce1346" office:value-type="string" calcext:value-type="string">
            <text:p>11</text:p>
          </table:table-cell>
          <table:table-cell table:style-name="ce1346" office:value-type="string" calcext:value-type="string">
            <text:p>12</text:p>
          </table:table-cell>
          <table:table-cell table:style-name="ce1358" table:number-columns-repeated="2"/>
          <table:table-cell table:style-name="ce1358" office:value-type="string" calcext:value-type="string">
            <text:p>5</text:p>
          </table:table-cell>
          <table:table-cell table:style-name="ce1358" office:value-type="string" calcext:value-type="string">
            <text:p>1</text:p>
          </table:table-cell>
          <table:table-cell table:style-name="ce1358" office:value-type="string" calcext:value-type="string">
            <text:p>5H</text:p>
          </table:table-cell>
          <table:table-cell table:style-name="ce1358" table:number-columns-repeated="8"/>
          <table:table-cell table:style-name="ce1456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/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Start Screen: 64x3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800</text:p>
          </table:table-cell>
          <table:table-cell table:style-name="ce1119"/>
          <table:table-cell table:style-name="ce1136" table:number-columns-repeated="18"/>
          <table:table-cell table:style-name="ce1241"/>
          <table:table-cell office:value-type="string" calcext:value-type="string">
            <text:p>B828</text:p>
          </table:table-cell>
          <table:table-cell table:style-name="ce1103" table:number-columns-repeated="20"/>
          <table:table-cell office:value-type="string" calcext:value-type="string">
            <text:p>B850</text:p>
          </table:table-cell>
          <table:table-cell table:style-name="ce1119"/>
          <table:table-cell table:style-name="ce1136" table:number-columns-repeated="18"/>
          <table:table-cell table:style-name="ce1241"/>
          <table:table-cell office:value-type="string" calcext:value-type="string">
            <text:p>B878</text:p>
          </table:table-cell>
          <table:table-cell table:style-name="ce1119"/>
          <table:table-cell table:style-name="ce1136" table:number-columns-repeated="2"/>
          <table:table-cell table:style-name="ce1241"/>
          <table:table-cell table:style-name="ce1473" table:number-columns-repeated="4"/>
          <table:table-cell table:number-columns-repeated="952"/>
        </table:table-row>
        <table:table-row table:style-name="ro3">
          <table:table-cell office:value-type="string" calcext:value-type="string">
            <text:p>B880</text:p>
          </table:table-cell>
          <table:table-cell table:style-name="ce1120"/>
          <table:table-cell table:style-name="ce1103" office:value-type="string" calcext:value-type="string">
            <text:p>BA</text:p>
          </table:table-cell>
          <table:table-cell table:style-name="ce1103" office:value-type="string" calcext:value-type="string">
            <text:p>BB</text:p>
          </table:table-cell>
          <table:table-cell table:style-name="ce1103" office:value-type="string" calcext:value-type="string">
            <text:p>BC</text:p>
          </table:table-cell>
          <table:table-cell table:style-name="ce1103" office:value-type="string" calcext:value-type="string">
            <text:p>BD</text:p>
          </table:table-cell>
          <table:table-cell table:style-name="ce1103" office:value-type="string" calcext:value-type="string">
            <text:p>BE</text:p>
          </table:table-cell>
          <table:table-cell table:style-name="ce1103" office:value-type="string" calcext:value-type="string">
            <text:p>BF</text:p>
          </table:table-cell>
          <table:table-cell table:style-name="ce1103" table:number-columns-repeated="11"/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office:value-type="string" calcext:value-type="string">
            <text:p>B900</text:p>
          </table:table-cell>
          <table:table-cell table:style-name="ce1120"/>
          <table:table-cell table:style-name="ce1103" office:value-type="string" calcext:value-type="string">
            <text:p>C0</text:p>
          </table:table-cell>
          <table:table-cell table:style-name="ce1103" office:value-type="string" calcext:value-type="string">
            <text:p>C1</text:p>
          </table:table-cell>
          <table:table-cell table:style-name="ce1103" office:value-type="string" calcext:value-type="string">
            <text:p>C2</text:p>
          </table:table-cell>
          <table:table-cell table:style-name="ce1103" office:value-type="string" calcext:value-type="string">
            <text:p>C3</text:p>
          </table:table-cell>
          <table:table-cell table:style-name="ce1103" office:value-type="string" calcext:value-type="string">
            <text:p>C4</text:p>
          </table:table-cell>
          <table:table-cell table:style-name="ce1161" office:value-type="string" calcext:value-type="string">
            <text:p>C5</text:p>
          </table:table-cell>
          <table:table-cell table:style-name="ce1161" table:number-columns-repeated="6"/>
          <table:table-cell table:style-name="ce1161" office:value-type="float" office:value="60" calcext:value-type="float">
            <text:p>60</text:p>
          </table:table-cell>
          <table:table-cell table:style-name="ce1161" office:value-type="float" office:value="61" calcext:value-type="float">
            <text:p>61</text:p>
          </table:table-cell>
          <table:table-cell table:style-name="ce1161" office:value-type="float" office:value="62" calcext:value-type="float">
            <text:p>62</text:p>
          </table:table-cell>
          <table:table-cell table:style-name="ce1161" office:value-type="float" office:value="63" calcext:value-type="float">
            <text:p>63</text:p>
          </table:table-cell>
          <table:table-cell table:style-name="ce1161" office:value-type="float" office:value="64" calcext:value-type="float">
            <text:p>64</text:p>
          </table:table-cell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office:value-type="string" calcext:value-type="string">
            <text:p>B980</text:p>
          </table:table-cell>
          <table:table-cell table:style-name="ce1120"/>
          <table:table-cell table:style-name="ce1103" office:value-type="string" calcext:value-type="string">
            <text:p>C6</text:p>
          </table:table-cell>
          <table:table-cell table:style-name="ce1103" office:value-type="string" calcext:value-type="string">
            <text:p>C7</text:p>
          </table:table-cell>
          <table:table-cell table:style-name="ce1103" office:value-type="string" calcext:value-type="string">
            <text:p>C8</text:p>
          </table:table-cell>
          <table:table-cell table:style-name="ce1103" office:value-type="string" calcext:value-type="string">
            <text:p>C9</text:p>
          </table:table-cell>
          <table:table-cell table:style-name="ce1103" office:value-type="string" calcext:value-type="string">
            <text:p>CA</text:p>
          </table:table-cell>
          <table:table-cell table:style-name="ce1161" office:value-type="string" calcext:value-type="string">
            <text:p>CB</text:p>
          </table:table-cell>
          <table:table-cell table:style-name="ce1161" table:number-columns-repeated="2"/>
          <table:table-cell table:style-name="ce1161" office:value-type="float" office:value="65" calcext:value-type="float">
            <text:p>65</text:p>
          </table:table-cell>
          <table:table-cell table:style-name="ce1161" office:value-type="float" office:value="66" calcext:value-type="float">
            <text:p>66</text:p>
          </table:table-cell>
          <table:table-cell table:style-name="ce1161"/>
          <table:table-cell table:style-name="ce1161" office:value-type="float" office:value="67" calcext:value-type="float">
            <text:p>67</text:p>
          </table:table-cell>
          <table:table-cell table:style-name="ce1161" office:value-type="float" office:value="68" calcext:value-type="float">
            <text:p>68</text:p>
          </table:table-cell>
          <table:table-cell table:style-name="ce1161" office:value-type="float" office:value="69" calcext:value-type="float">
            <text:p>69</text:p>
          </table:table-cell>
          <table:table-cell table:style-name="ce1161" office:value-type="string" calcext:value-type="string">
            <text:p>6A</text:p>
          </table:table-cell>
          <table:table-cell table:style-name="ce1161" office:value-type="string" calcext:value-type="string">
            <text:p>6B</text:p>
          </table:table-cell>
          <table:table-cell table:style-name="ce1161" office:value-type="string" calcext:value-type="string">
            <text:p>6C</text:p>
          </table:table-cell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A00</text:p>
          </table:table-cell>
          <table:table-cell table:style-name="ce1120"/>
          <table:table-cell office:value-type="string" calcext:value-type="string">
            <text:p>CC</text:p>
          </table:table-cell>
          <table:table-cell table:style-name="ce1103" office:value-type="string" calcext:value-type="string">
            <text:p>CD</text:p>
          </table:table-cell>
          <table:table-cell table:style-name="ce1103" office:value-type="string" calcext:value-type="string">
            <text:p>CE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D0</text:p>
          </table:table-cell>
          <table:table-cell table:style-name="ce1162" office:value-type="string" calcext:value-type="string">
            <text:p>D1</text:p>
          </table:table-cell>
          <table:table-cell table:style-name="ce1162"/>
          <table:table-cell table:style-name="ce1162" office:value-type="string" calcext:value-type="string">
            <text:p>6D</text:p>
          </table:table-cell>
          <table:table-cell table:style-name="ce1162" office:value-type="string" calcext:value-type="string">
            <text:p>6E</text:p>
          </table:table-cell>
          <table:table-cell table:style-name="ce1161" office:value-type="string" calcext:value-type="string">
            <text:p>6F</text:p>
          </table:table-cell>
          <table:table-cell table:style-name="ce1162" office:value-type="string" calcext:value-type="string">
            <text:p>70</text:p>
          </table:table-cell>
          <table:table-cell table:style-name="ce1162" office:value-type="string" calcext:value-type="string">
            <text:p>71</text:p>
          </table:table-cell>
          <table:table-cell table:style-name="ce1162" office:value-type="string" calcext:value-type="string">
            <text:p>72</text:p>
          </table:table-cell>
          <table:table-cell table:style-name="ce1162" office:value-type="string" calcext:value-type="string">
            <text:p>73</text:p>
          </table:table-cell>
          <table:table-cell table:style-name="ce1162" office:value-type="string" calcext:value-type="string">
            <text:p>74</text:p>
          </table:table-cell>
          <table:table-cell table:style-name="ce1162" office:value-type="string" calcext:value-type="string">
            <text:p>75</text:p>
          </table:table-cell>
          <table:table-cell table:style-name="ce1162" office:value-type="string" calcext:value-type="string">
            <text:p>76</text:p>
          </table:table-cell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A80</text:p>
          </table:table-cell>
          <table:table-cell table:style-name="ce1120"/>
          <table:table-cell table:number-columns-repeated="5"/>
          <table:table-cell table:style-name="ce1162" table:number-columns-repeated="3"/>
          <table:table-cell table:style-name="ce1162" office:value-type="string" calcext:value-type="string">
            <text:p>77</text:p>
          </table:table-cell>
          <table:table-cell table:style-name="ce1162" office:value-type="string" calcext:value-type="string">
            <text:p>78</text:p>
          </table:table-cell>
          <table:table-cell table:style-name="ce1162" office:value-type="string" calcext:value-type="string">
            <text:p>79</text:p>
          </table:table-cell>
          <table:table-cell table:style-name="ce1162" office:value-type="string" calcext:value-type="string">
            <text:p>7A</text:p>
          </table:table-cell>
          <table:table-cell table:style-name="ce1162" office:value-type="string" calcext:value-type="string">
            <text:p>7B</text:p>
          </table:table-cell>
          <table:table-cell table:style-name="ce1162" office:value-type="string" calcext:value-type="string">
            <text:p>7C</text:p>
          </table:table-cell>
          <table:table-cell table:style-name="ce1162" office:value-type="string" calcext:value-type="string">
            <text:p>7D</text:p>
          </table:table-cell>
          <table:table-cell table:style-name="ce1162" office:value-type="string" calcext:value-type="string">
            <text:p>7E</text:p>
          </table:table-cell>
          <table:table-cell table:style-name="ce1162"/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B00</text:p>
          </table:table-cell>
          <table:table-cell table:style-name="ce1120"/>
          <table:table-cell table:number-columns-repeated="5"/>
          <table:table-cell table:style-name="ce1162" office:value-type="string" calcext:value-type="string">
            <text:p>7F</text:p>
          </table:table-cell>
          <table:table-cell table:style-name="ce1162" office:value-type="string" calcext:value-type="string">
            <text:p>80</text:p>
          </table:table-cell>
          <table:table-cell table:style-name="ce1162" office:value-type="string" calcext:value-type="string">
            <text:p>81</text:p>
          </table:table-cell>
          <table:table-cell table:style-name="ce1162" office:value-type="string" calcext:value-type="string">
            <text:p>82</text:p>
          </table:table-cell>
          <table:table-cell table:style-name="ce1162" office:value-type="string" calcext:value-type="string">
            <text:p>83</text:p>
          </table:table-cell>
          <table:table-cell table:style-name="ce1162" office:value-type="string" calcext:value-type="string">
            <text:p>84</text:p>
          </table:table-cell>
          <table:table-cell table:style-name="ce1162" office:value-type="string" calcext:value-type="string">
            <text:p>85</text:p>
          </table:table-cell>
          <table:table-cell table:style-name="ce1162" office:value-type="string" calcext:value-type="string">
            <text:p>86</text:p>
          </table:table-cell>
          <table:table-cell table:style-name="ce1162" office:value-type="string" calcext:value-type="string">
            <text:p>87</text:p>
          </table:table-cell>
          <table:table-cell table:style-name="ce1162" office:value-type="string" calcext:value-type="string">
            <text:p>88</text:p>
          </table:table-cell>
          <table:table-cell table:style-name="ce1162" office:value-type="string" calcext:value-type="string">
            <text:p>89</text:p>
          </table:table-cell>
          <table:table-cell table:style-name="ce1162" office:value-type="string" calcext:value-type="string">
            <text:p>8A</text:p>
          </table:table-cell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B80</text:p>
          </table:table-cell>
          <table:table-cell table:style-name="ce1120"/>
          <table:table-cell table:number-columns-repeated="5"/>
          <table:table-cell table:style-name="ce1162" office:value-type="string" calcext:value-type="string">
            <text:p>8B</text:p>
          </table:table-cell>
          <table:table-cell table:style-name="ce1162" office:value-type="string" calcext:value-type="string">
            <text:p>8C</text:p>
          </table:table-cell>
          <table:table-cell table:style-name="ce1162" office:value-type="string" calcext:value-type="string">
            <text:p>8D</text:p>
          </table:table-cell>
          <table:table-cell table:style-name="ce1162" office:value-type="string" calcext:value-type="string">
            <text:p>8E</text:p>
          </table:table-cell>
          <table:table-cell table:style-name="ce1162" office:value-type="string" calcext:value-type="string">
            <text:p>8F</text:p>
          </table:table-cell>
          <table:table-cell table:style-name="ce1162" office:value-type="string" calcext:value-type="string">
            <text:p>90</text:p>
          </table:table-cell>
          <table:table-cell table:style-name="ce1162" office:value-type="string" calcext:value-type="string">
            <text:p>91</text:p>
          </table:table-cell>
          <table:table-cell table:style-name="ce1162" office:value-type="string" calcext:value-type="string">
            <text:p>92</text:p>
          </table:table-cell>
          <table:table-cell table:style-name="ce1162" office:value-type="string" calcext:value-type="string">
            <text:p>93</text:p>
          </table:table-cell>
          <table:table-cell table:style-name="ce1162" office:value-type="string" calcext:value-type="string">
            <text:p>94</text:p>
          </table:table-cell>
          <table:table-cell table:style-name="ce1162" office:value-type="string" calcext:value-type="string">
            <text:p>95</text:p>
          </table:table-cell>
          <table:table-cell table:style-name="ce1162" office:value-type="string" calcext:value-type="string">
            <text:p>96</text:p>
          </table:table-cell>
          <table:table-cell table:style-name="ce1103"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C00</text:p>
          </table:table-cell>
          <table:table-cell table:style-name="ce1120"/>
          <table:table-cell office:value-type="string" calcext:value-type="string">
            <text:p>1B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E</text:p>
          </table:table-cell>
          <table:table-cell/>
          <table:table-cell table:style-name="ce1162" table:number-columns-repeated="3"/>
          <table:table-cell table:style-name="ce1162" office:value-type="string" calcext:value-type="string">
            <text:p>97</text:p>
          </table:table-cell>
          <table:table-cell table:style-name="ce1162" office:value-type="string" calcext:value-type="string">
            <text:p>98</text:p>
          </table:table-cell>
          <table:table-cell table:style-name="ce1162" office:value-type="string" calcext:value-type="string">
            <text:p>99</text:p>
          </table:table-cell>
          <table:table-cell table:style-name="ce1162" office:value-type="string" calcext:value-type="string">
            <text:p>9A</text:p>
          </table:table-cell>
          <table:table-cell table:style-name="ce1162" office:value-type="string" calcext:value-type="string">
            <text:p>9B</text:p>
          </table:table-cell>
          <table:table-cell table:style-name="ce1162" office:value-type="string" calcext:value-type="string">
            <text:p>9C</text:p>
          </table:table-cell>
          <table:table-cell table:style-name="ce1162" office:value-type="string" calcext:value-type="string">
            <text:p>9D</text:p>
          </table:table-cell>
          <table:table-cell table:style-name="ce1162" office:value-type="string" calcext:value-type="string">
            <text:p>9E</text:p>
          </table:table-cell>
          <table:table-cell table:style-name="ce1162" office:value-type="string" calcext:value-type="string">
            <text:p>9F</text:p>
          </table:table-cell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C80</text:p>
          </table:table-cell>
          <table:table-cell table:style-name="ce1120"/>
          <table:table-cell table:number-columns-repeated="5"/>
          <table:table-cell table:style-name="ce1162" table:number-columns-repeated="2"/>
          <table:table-cell table:style-name="ce1162" office:value-type="string" calcext:value-type="string">
            <text:p>A0</text:p>
          </table:table-cell>
          <table:table-cell table:style-name="ce1162" office:value-type="string" calcext:value-type="string">
            <text:p>A1</text:p>
          </table:table-cell>
          <table:table-cell table:style-name="ce1162" office:value-type="string" calcext:value-type="string">
            <text:p>A2</text:p>
          </table:table-cell>
          <table:table-cell table:style-name="ce1162" office:value-type="string" calcext:value-type="string">
            <text:p>A3</text:p>
          </table:table-cell>
          <table:table-cell table:style-name="ce1162" office:value-type="string" calcext:value-type="string">
            <text:p>A4</text:p>
          </table:table-cell>
          <table:table-cell table:style-name="ce1162" office:value-type="string" calcext:value-type="string">
            <text:p>A5</text:p>
          </table:table-cell>
          <table:table-cell table:style-name="ce1162" office:value-type="string" calcext:value-type="string">
            <text:p>A6</text:p>
          </table:table-cell>
          <table:table-cell table:style-name="ce1162" office:value-type="string" calcext:value-type="string">
            <text:p>A7</text:p>
          </table:table-cell>
          <table:table-cell table:style-name="ce1162" office:value-type="string" calcext:value-type="string">
            <text:p>A8</text:p>
          </table:table-cell>
          <table:table-cell table:style-name="ce1162"/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D00</text:p>
          </table:table-cell>
          <table:table-cell table:style-name="ce1120"/>
          <table:table-cell table:style-name="ce1103" table:number-columns-repeated="5"/>
          <table:table-cell table:style-name="ce1161" office:value-type="string" calcext:value-type="string">
            <text:p>A9 AA</text:p>
          </table:table-cell>
          <table:table-cell table:style-name="ce1161"/>
          <table:table-cell table:style-name="ce1162" office:value-type="string" calcext:value-type="string">
            <text:p>AB</text:p>
          </table:table-cell>
          <table:table-cell table:style-name="ce1162" office:value-type="string" calcext:value-type="string">
            <text:p>AC</text:p>
          </table:table-cell>
          <table:table-cell table:style-name="ce1162" office:value-type="string" calcext:value-type="string">
            <text:p>AD</text:p>
          </table:table-cell>
          <table:table-cell table:style-name="ce1162" office:value-type="string" calcext:value-type="string">
            <text:p>AE</text:p>
          </table:table-cell>
          <table:table-cell table:style-name="ce1161" table:number-columns-repeated="2"/>
          <table:table-cell table:style-name="ce1162" table:number-columns-repeated="4"/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D80</text:p>
          </table:table-cell>
          <table:table-cell table:style-name="ce1120"/>
          <table:table-cell table:number-columns-repeated="5"/>
          <table:table-cell table:style-name="ce1162" office:value-type="string" calcext:value-type="string">
            <text:p>AF</text:p>
          </table:table-cell>
          <table:table-cell table:style-name="ce1162" office:value-type="string" calcext:value-type="string">
            <text:p>B0</text:p>
          </table:table-cell>
          <table:table-cell table:style-name="ce1162" office:value-type="string" calcext:value-type="string">
            <text:p>B1</text:p>
          </table:table-cell>
          <table:table-cell table:style-name="ce1162"/>
          <table:table-cell table:style-name="ce1162" office:value-type="string" calcext:value-type="string">
            <text:p>B2</text:p>
          </table:table-cell>
          <table:table-cell table:style-name="ce1162" office:value-type="string" calcext:value-type="string">
            <text:p>B3</text:p>
          </table:table-cell>
          <table:table-cell table:style-name="ce1162" table:number-columns-repeated="6"/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E00</text:p>
          </table:table-cell>
          <table:table-cell table:style-name="ce1120"/>
          <table:table-cell table:number-columns-repeated="5"/>
          <table:table-cell table:style-name="ce1162" table:number-columns-repeated="4"/>
          <table:table-cell table:style-name="ce1162" office:value-type="string" calcext:value-type="string">
            <text:p>B4</text:p>
          </table:table-cell>
          <table:table-cell table:style-name="ce1162" office:value-type="string" calcext:value-type="string">
            <text:p>B5</text:p>
          </table:table-cell>
          <table:table-cell table:style-name="ce1162" office:value-type="string" calcext:value-type="string">
            <text:p>B6</text:p>
          </table:table-cell>
          <table:table-cell table:style-name="ce1162" table:number-columns-repeated="5"/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E80</text:p>
          </table:table-cell>
          <table:table-cell table:style-name="ce1120"/>
          <table:table-cell office:value-type="string" calcext:value-type="string">
            <text:p>5B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5F</text:p>
          </table:table-cell>
          <table:table-cell table:style-name="ce1162" table:number-columns-repeated="4"/>
          <table:table-cell table:style-name="ce1162" office:value-type="string" calcext:value-type="string">
            <text:p>B7</text:p>
          </table:table-cell>
          <table:table-cell table:style-name="ce1162" office:value-type="string" calcext:value-type="string">
            <text:p>B8</text:p>
          </table:table-cell>
          <table:table-cell table:style-name="ce1162" office:value-type="string" calcext:value-type="string">
            <text:p>B9</text:p>
          </table:table-cell>
          <table:table-cell table:style-name="ce1162" table:number-columns-repeated="5"/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F00</text:p>
          </table:table-cell>
          <table:table-cell table:style-name="ce1121"/>
          <table:table-cell table:style-name="ce1137" table:number-columns-repeated="18"/>
          <table:table-cell table:style-name="ce1242"/>
          <table:table-cell/>
          <table:table-cell table:style-name="ce1103" table:number-columns-repeated="20"/>
          <table:table-cell/>
          <table:table-cell table:style-name="ce1121"/>
          <table:table-cell table:style-name="ce1137" table:number-columns-repeated="18"/>
          <table:table-cell table:style-name="ce1242"/>
          <table:table-cell/>
          <table:table-cell table:style-name="ce1121"/>
          <table:table-cell table:style-name="ce1137" table:number-columns-repeated="2"/>
          <table:table-cell table:style-name="ce1242"/>
          <table:table-cell table:style-name="ce1473" table:number-columns-repeated="4"/>
          <table:table-cell table:number-columns-repeated="95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BF80</text:p>
          </table:table-cell>
          <table:table-cell table:style-name="ce1122"/>
          <table:table-cell table:style-name="ce1138" table:number-columns-repeated="18"/>
          <table:table-cell table:style-name="ce1243"/>
          <table:table-cell office:value-type="string" calcext:value-type="string">
            <text:p>BFA8</text:p>
          </table:table-cell>
          <table:table-cell table:style-name="ce1122"/>
          <table:table-cell table:style-name="ce1138" table:number-columns-repeated="18"/>
          <table:table-cell table:style-name="ce1243"/>
          <table:table-cell office:value-type="string" calcext:value-type="string">
            <text:p>BFD0</text:p>
          </table:table-cell>
          <table:table-cell table:style-name="ce1122"/>
          <table:table-cell table:style-name="ce1138" table:number-columns-repeated="18"/>
          <table:table-cell table:style-name="ce1243"/>
          <table:table-cell office:value-type="string" calcext:value-type="string">
            <text:p>BFF8</text:p>
          </table:table-cell>
          <table:table-cell table:style-name="ce1122"/>
          <table:table-cell table:style-name="ce1138" table:number-columns-repeated="2"/>
          <table:table-cell table:style-name="ce1243"/>
          <table:table-cell table:style-name="ce1473" table:number-columns-repeated="4"/>
          <table:table-cell table:number-columns-repeated="952"/>
        </table:table-row>
        <table:table-row table:style-name="ro3">
          <table:table-cell table:number-columns-repeated="2"/>
          <table:table-cell table:style-name="ce1103"/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2"/>
          <table:table-cell table:style-name="ce1103"/>
          <table:table-cell table:number-columns-repeated="1021"/>
        </table:table-row>
        <table:table-row table:style-name="ro3" table:number-rows-repeated="1048414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ap.A48:Map.DV48 Map.A45:Map.S45 Map.CG35:Map.DV47 Map.A34:Map.N36 Map.CG34:Map.DV34 Map.A37:Map.T39 Map.P34:Map.T36 Map.A46:Map.AQ47 Map.W45:Map.AQ45 Map.A40:Map.AQ44 Map.V34:Map.AQ39 Map.BL50:Map.DV63 Map.A50:Map.AD50 Map.DV49:Map.DV49 Map.A55:Map.AC57 Map.A64:Map.DV64 Map.A61:Map.W62 Map.AE61:Map.AG62 Map.A51:Map.AQ54 Map.A58:Map.AQ60 Map.AI55:Map.AQ57 Map.A63:Map.AQ63 Map.AQ61:Map.AQ62 Map.AP49:Map.AY49 Map.AH50:Map.AQ50 Map.A80:Map.DV80 Map.AJ68:Map.AQ68 Map.BL67:Map.DV79 Map.AH66:Map.AY66 Map.BC66:Map.DV66 Map.A65:Map.I66 Map.AQ67:Map.AQ67 Map.A67:Map.A79 Map.AH77:Map.AQ79 Map.R74:Map.T74 Map.F71:Map.G71 Map.R71:Map.T71 Map.A1:Map.DV2 Map.W75:Map.AQ76 Map.T69:Map.T70 Map.S72:Map.T73 Map.I70:Map.M70 Map.K75:Map.K76 Map.K69:Map.K69 Map.C69:Map.C70 Map.C71:Map.D71 Map.F74:Map.G74 Map.I74:Map.M74 Map.O74:Map.P74 Map.O71:Map.P71 Map.A96:Map.DV96 Map.AH82:Map.AQ82 Map.BL82:Map.DV95 Map.AP81:Map.AY81 Map.DV81:Map.DV81 Map.A49:Map.AJ49 Map.A33:Map.BE33 Map.DV33:Map.DV33 Map.BC49:Map.BE49 Map.BC65:Map.BE65 Map.DV65:Map.DV65 Map.AH65:Map.AJ65 Map.AP65:Map.AY65 Map.AH81:Map.AJ81 Map.BC81:Map.BE81 Map.A81:Map.O81 Map.A112:Map.DV112 Map.M97:Map.O97 Map.DV97:Map.DV97 Map.BC97:Map.BE97 Map.AH97:Map.AJ97 Map.BL114:Map.DV127 Map.M113:Map.O113 Map.DV113:Map.DV113 Map.AH113:Map.AJ113 Map.BC113:Map.BE113 Map.BK113:Map.BZ113 Map.CF113:Map.CU113 Map.DA113:Map.DP113 Map.DA97:Map.DP97 Map.CF97:Map.CU97 Map.BK97:Map.BZ97 Map.BK81:Map.BZ81 Map.CF81:Map.CU81 Map.DA81:Map.DP81 Map.DA65:Map.DP65 Map.CF65:Map.CU65 Map.BK65:Map.BZ65 Map.BK49:Map.BZ49 Map.CF49:Map.CU49 Map.DA49:Map.DP49 Map.DA33:Map.DP33 Map.CF33:Map.CU33 Map.BK33:Map.BZ33 Map.A32:Map.BZ32 Map.CF32:Map.DV32 Map.V100:Map.AQ100 Map.BL98:Map.DV110 Map.AH111:Map.AY111 Map.BC111:Map.DV111 Map.AP97:Map.AY97 Map.CG20:Map.DV22 Map.A28:Map.D28 Map.A115:Map.AQ116 Map.M65:Map.AD66 Map.V78:Map.AD79 Map.W77:Map.AD77 Map.V72:Map.V74 Map.AQ72:Map.AQ74 Map.Z74:Map.AN74 Map.V71:Map.AC71 Map.AI71:Map.AQ71 Map.Z72:Map.AC73 Map.AI72:Map.AN73 Map.V67:Map.V67 Map.V70:Map.AQ70 Map.V69:Map.AD69 Map.AO69:Map.AQ69 Map.V68:Map.AH68 Map.AG69:Map.AH69 Map.AJ69:Map.AL69 Map.AP113:Map.AY113 Map.A93:Map.AQ94 Map.A87:Map.H89 Map.R85:Map.AQ86 Map.A95:Map.I95 Map.AH95:Map.AQ95 Map.R89:Map.T90 Map.AQ88:Map.AQ90 Map.N88:Map.T88 Map.A84:Map.AQ84 Map.A83:Map.H83 Map.N83:Map.AQ83 Map.N87:Map.P87 Map.A85:Map.P86 Map.A90:Map.P92 Map.R91:Map.AQ92 Map.N89:Map.P89 Map.A82:Map.AD82 Map.U81:Map.AD81 Map.A97:Map.I98 Map.AH98:Map.AQ99 Map.U97:Map.AD97 Map.V98:Map.AD98 Map.A113:Map.I114 Map.AH114:Map.AQ114 Map.U113:Map.AD113 Map.M114:Map.AD114 Map.R87:Map.AC87 Map.AI87:Map.AQ87 Map.X88:Map.AC89 Map.V88:Map.V90 Map.X90:Map.AO90 Map.AI88:Map.AO89 Map.M95:Map.AC95 Map.A111:Map.I111 Map.A108:Map.AQ110 Map.A103:Map.H105 Map.AI103:Map.AQ103 Map.N106:Map.T106 Map.AQ104:Map.AQ106 Map.N104:Map.T105 Map.N107:Map.AQ107 Map.A107:Map.H107 Map.A106:Map.C106 Map.G106:Map.H106 Map.V102:Map.AQ102 Map.A102:Map.P102 Map.V101:Map.AQ101 Map.X106:Map.AO106 Map.V104:Map.V106 Map.M111:Map.AD111 Map.N103:Map.AC103 Map.X104:Map.AC105 Map.AI104:Map.AO105 Map.V99:Map.AD99 Map.A99:Map.P102 Map.M98:Map.P98 Map.A123:Map.AQ127 Map.A119:Map.H119 Map.AI119:Map.AQ119 Map.F122:Map.T122 Map.AQ120:Map.AQ122 Map.N120:Map.T121 Map.A122:Map.C122 Map.A121:Map.H121 Map.A120:Map.C120 Map.F120:Map.H120 Map.A117:Map.C118 Map.F117:Map.AQ118 Map.N119:Map.AC119 Map.X120:Map.AC121 Map.V120:Map.V122 Map.AI120:Map.AO121 Map.X122:Map.AO122 Map.A7:Map.BS9 Map.A16:Map.DV16 Map.A10:Map.BT10 Map.DB3:Map.DV14 Map.BX11:Map.BX12 Map.A11:Map.BR12 Map.A29:Map.BL31 Map.F28:Map.BL28 Map.A18:Map.BL27 Map.BL34:Map.BL47 Map.A3:Map.CG6 Map.BX10:Map.CG10 Map.BY7:Map.CG9 Map.A13:Map.CG14 Map.BZ11:Map.CG12 Map.A15:Map.CO15 Map.CS15:Map.DV15 Map.CG18:Map.CO19 Map.CS17:Map.DV19 Map.A17:Map.CO17 Map.CG29:Map.DV31 Map.CG23:Map.CN25 Map.CT23:Map.DV25 Map.CG26:Map.CR28 Map.CU26:Map.DV28">
            <calcext:condition calcext:apply-style-name="Untitled1" calcext:value="=&quot;F&quot;" calcext:base-cell-address="Map.A1"/>
          </calcext:conditional-format>
          <calcext:conditional-format calcext:target-range-address="Map.A48:Map.DV48 Map.A45:Map.S45 Map.CG35:Map.DV47 Map.A34:Map.N36 Map.CG34:Map.DV34 Map.A37:Map.T39 Map.P34:Map.T36 Map.A46:Map.AQ47 Map.W45:Map.AQ45 Map.A40:Map.AQ44 Map.V34:Map.AQ39 Map.BL50:Map.DV63 Map.A50:Map.AD50 Map.DV49:Map.DV49 Map.A55:Map.AC57 Map.A64:Map.DV64 Map.A61:Map.W62 Map.AE61:Map.AG62 Map.A51:Map.AQ54 Map.A58:Map.AQ60 Map.AI55:Map.AQ57 Map.A63:Map.AQ63 Map.AQ61:Map.AQ62 Map.AP49:Map.AY49 Map.AH50:Map.AQ50 Map.A80:Map.DV80 Map.AJ68:Map.AQ68 Map.BL67:Map.DV79 Map.AH66:Map.AY66 Map.BC66:Map.DV66 Map.A65:Map.I66 Map.AQ67:Map.AQ67 Map.A67:Map.A79 Map.AH77:Map.AQ79 Map.R74:Map.T74 Map.F71:Map.G71 Map.R71:Map.T71 Map.A1:Map.DV2 Map.W75:Map.AQ76 Map.T69:Map.T70 Map.S72:Map.T73 Map.I70:Map.M70 Map.K75:Map.K76 Map.K69:Map.K69 Map.C69:Map.C70 Map.C71:Map.D71 Map.F74:Map.G74 Map.I74:Map.M74 Map.O74:Map.P74 Map.O71:Map.P71 Map.A96:Map.DV96 Map.AH82:Map.AQ82 Map.BL82:Map.DV95 Map.AP81:Map.AY81 Map.DV81:Map.DV81 Map.A49:Map.AJ49 Map.A33:Map.BE33 Map.DV33:Map.DV33 Map.BC49:Map.BE49 Map.BC65:Map.BE65 Map.DV65:Map.DV65 Map.AH65:Map.AJ65 Map.AP65:Map.AY65 Map.AH81:Map.AJ81 Map.BC81:Map.BE81 Map.A81:Map.O81 Map.A112:Map.DV112 Map.M97:Map.O97 Map.DV97:Map.DV97 Map.BC97:Map.BE97 Map.AH97:Map.AJ97 Map.BL114:Map.DV127 Map.M113:Map.O113 Map.DV113:Map.DV113 Map.AH113:Map.AJ113 Map.BC113:Map.BE113 Map.BK113:Map.BZ113 Map.CF113:Map.CU113 Map.DA113:Map.DP113 Map.DA97:Map.DP97 Map.CF97:Map.CU97 Map.BK97:Map.BZ97 Map.BK81:Map.BZ81 Map.CF81:Map.CU81 Map.DA81:Map.DP81 Map.DA65:Map.DP65 Map.CF65:Map.CU65 Map.BK65:Map.BZ65 Map.BK49:Map.BZ49 Map.CF49:Map.CU49 Map.DA49:Map.DP49 Map.DA33:Map.DP33 Map.CF33:Map.CU33 Map.BK33:Map.BZ33 Map.A32:Map.BZ32 Map.CF32:Map.DV32 Map.V100:Map.AQ100 Map.BL98:Map.DV110 Map.AH111:Map.AY111 Map.BC111:Map.DV111 Map.AP97:Map.AY97 Map.CG20:Map.DV22 Map.A28:Map.D28 Map.A115:Map.AQ116 Map.M65:Map.AD66 Map.V78:Map.AD79 Map.W77:Map.AD77 Map.V72:Map.V74 Map.AQ72:Map.AQ74 Map.Z74:Map.AN74 Map.V71:Map.AC71 Map.AI71:Map.AQ71 Map.Z72:Map.AC73 Map.AI72:Map.AN73 Map.V67:Map.V67 Map.V70:Map.AQ70 Map.V69:Map.AD69 Map.AO69:Map.AQ69 Map.V68:Map.AH68 Map.AG69:Map.AH69 Map.AJ69:Map.AL69 Map.AP113:Map.AY113 Map.A93:Map.AQ94 Map.A87:Map.H89 Map.R85:Map.AQ86 Map.A95:Map.I95 Map.AH95:Map.AQ95 Map.R89:Map.T90 Map.AQ88:Map.AQ90 Map.N88:Map.T88 Map.A84:Map.AQ84 Map.A83:Map.H83 Map.N83:Map.AQ83 Map.N87:Map.P87 Map.A85:Map.P86 Map.A90:Map.P92 Map.R91:Map.AQ92 Map.N89:Map.P89 Map.A82:Map.AD82 Map.U81:Map.AD81 Map.A97:Map.I98 Map.AH98:Map.AQ99 Map.U97:Map.AD97 Map.V98:Map.AD98 Map.A113:Map.I114 Map.AH114:Map.AQ114 Map.U113:Map.AD113 Map.M114:Map.AD114 Map.R87:Map.AC87 Map.AI87:Map.AQ87 Map.X88:Map.AC89 Map.V88:Map.V90 Map.X90:Map.AO90 Map.AI88:Map.AO89 Map.M95:Map.AC95 Map.A111:Map.I111 Map.A108:Map.AQ110 Map.A103:Map.H105 Map.AI103:Map.AQ103 Map.N106:Map.T106 Map.AQ104:Map.AQ106 Map.N104:Map.T105 Map.N107:Map.AQ107 Map.A107:Map.H107 Map.A106:Map.C106 Map.G106:Map.H106 Map.V102:Map.AQ102 Map.A102:Map.P102 Map.V101:Map.AQ101 Map.X106:Map.AO106 Map.V104:Map.V106 Map.M111:Map.AD111 Map.N103:Map.AC103 Map.X104:Map.AC105 Map.AI104:Map.AO105 Map.V99:Map.AD99 Map.A99:Map.P102 Map.M98:Map.P98 Map.A123:Map.AQ127 Map.A119:Map.H119 Map.AI119:Map.AQ119 Map.F122:Map.T122 Map.AQ120:Map.AQ122 Map.N120:Map.T121 Map.A122:Map.C122 Map.A121:Map.H121 Map.A120:Map.C120 Map.F120:Map.H120 Map.A117:Map.C118 Map.F117:Map.AQ118 Map.N119:Map.AC119 Map.X120:Map.AC121 Map.V120:Map.V122 Map.AI120:Map.AO121 Map.X122:Map.AO122 Map.A7:Map.BS9 Map.A16:Map.DV16 Map.A10:Map.BT10 Map.DB3:Map.DV14 Map.BX11:Map.BX12 Map.A11:Map.BR12 Map.A29:Map.BL31 Map.F28:Map.BL28 Map.A18:Map.BL27 Map.BL34:Map.BL47 Map.A3:Map.CG6 Map.BX10:Map.CG10 Map.BY7:Map.CG9 Map.A13:Map.CG14 Map.BZ11:Map.CG12 Map.A15:Map.CO15 Map.CS15:Map.DV15 Map.CG18:Map.CO19 Map.CS17:Map.DV19 Map.A17:Map.CO17 Map.CG29:Map.DV31 Map.CG23:Map.CN25 Map.CT23:Map.DV25 Map.CG26:Map.CR28 Map.CU26:Map.DV28">
            <calcext:condition calcext:apply-style-name="pellet" calcext:value="=&quot;E&quot;" calcext:base-cell-address="Map.A1"/>
          </calcext:conditional-format>
          <calcext:conditional-format calcext:target-range-address="Map.V45:Map.V45">
            <calcext:condition calcext:apply-style-name="Untitled1" calcext:value="=&quot;F&quot;" calcext:base-cell-address="Map.V45"/>
          </calcext:conditional-format>
          <calcext:conditional-format calcext:target-range-address="Map.V45:Map.V45">
            <calcext:condition calcext:apply-style-name="pellet" calcext:value="=&quot;E&quot;" calcext:base-cell-address="Map.V45"/>
          </calcext:conditional-format>
          <calcext:conditional-format calcext:target-range-address="Map.T45:Map.T45">
            <calcext:condition calcext:apply-style-name="Untitled1" calcext:value="=&quot;F&quot;" calcext:base-cell-address="Map.T45"/>
          </calcext:conditional-format>
          <calcext:conditional-format calcext:target-range-address="Map.T45:Map.T45">
            <calcext:condition calcext:apply-style-name="pellet" calcext:value="=&quot;E&quot;" calcext:base-cell-address="Map.T45"/>
          </calcext:conditional-format>
          <calcext:conditional-format calcext:target-range-address="Map.U45:Map.U45">
            <calcext:condition calcext:apply-style-name="Untitled1" calcext:value="=&quot;F&quot;" calcext:base-cell-address="Map.U45"/>
          </calcext:conditional-format>
          <calcext:conditional-format calcext:target-range-address="Map.U45:Map.U45">
            <calcext:condition calcext:apply-style-name="pellet" calcext:value="=&quot;E&quot;" calcext:base-cell-address="Map.U45"/>
          </calcext:conditional-format>
          <calcext:conditional-format calcext:target-range-address="Map.O34:Map.O36">
            <calcext:condition calcext:apply-style-name="Untitled1" calcext:value="=&quot;F&quot;" calcext:base-cell-address="Map.O34"/>
          </calcext:conditional-format>
          <calcext:conditional-format calcext:target-range-address="Map.O34:Map.O36">
            <calcext:condition calcext:apply-style-name="pellet" calcext:value="=&quot;E&quot;" calcext:base-cell-address="Map.O34"/>
          </calcext:conditional-format>
          <calcext:conditional-format calcext:target-range-address="Map.U34:Map.U39">
            <calcext:condition calcext:apply-style-name="Untitled1" calcext:value="=&quot;F&quot;" calcext:base-cell-address="Map.U34"/>
          </calcext:conditional-format>
          <calcext:conditional-format calcext:target-range-address="Map.U34:Map.U39">
            <calcext:condition calcext:apply-style-name="pellet" calcext:value="=&quot;E&quot;" calcext:base-cell-address="Map.U34"/>
          </calcext:conditional-format>
          <calcext:conditional-format calcext:target-range-address="Map.AR34:Map.BK47">
            <calcext:condition calcext:apply-style-name="Untitled1" calcext:value="=&quot;F&quot;" calcext:base-cell-address="Map.AR34"/>
          </calcext:conditional-format>
          <calcext:conditional-format calcext:target-range-address="Map.AR34:Map.BK47">
            <calcext:condition calcext:apply-style-name="pellet" calcext:value="=&quot;E&quot;" calcext:base-cell-address="Map.AR34"/>
          </calcext:conditional-format>
          <calcext:conditional-format calcext:target-range-address="Map.AE50:Map.AG50">
            <calcext:condition calcext:apply-style-name="Untitled1" calcext:value="=&quot;F&quot;" calcext:base-cell-address="Map.AE50"/>
          </calcext:conditional-format>
          <calcext:conditional-format calcext:target-range-address="Map.AE50:Map.AG50">
            <calcext:condition calcext:apply-style-name="pellet" calcext:value="=&quot;E&quot;" calcext:base-cell-address="Map.AE50"/>
          </calcext:conditional-format>
          <calcext:conditional-format calcext:target-range-address="Map.AD55:Map.AH57">
            <calcext:condition calcext:apply-style-name="Untitled1" calcext:value="=&quot;F&quot;" calcext:base-cell-address="Map.AD55"/>
          </calcext:conditional-format>
          <calcext:conditional-format calcext:target-range-address="Map.AD55:Map.AH57">
            <calcext:condition calcext:apply-style-name="pellet" calcext:value="=&quot;E&quot;" calcext:base-cell-address="Map.AD55"/>
          </calcext:conditional-format>
          <calcext:conditional-format calcext:target-range-address="Map.X61:Map.AD61">
            <calcext:condition calcext:apply-style-name="Untitled1" calcext:value="=&quot;F&quot;" calcext:base-cell-address="Map.X61"/>
          </calcext:conditional-format>
          <calcext:conditional-format calcext:target-range-address="Map.X61:Map.AD61">
            <calcext:condition calcext:apply-style-name="pellet" calcext:value="=&quot;E&quot;" calcext:base-cell-address="Map.X61"/>
          </calcext:conditional-format>
          <calcext:conditional-format calcext:target-range-address="Map.AH61:Map.AP61">
            <calcext:condition calcext:apply-style-name="Untitled1" calcext:value="=&quot;F&quot;" calcext:base-cell-address="Map.AH61"/>
          </calcext:conditional-format>
          <calcext:conditional-format calcext:target-range-address="Map.AH61:Map.AP61">
            <calcext:condition calcext:apply-style-name="pellet" calcext:value="=&quot;E&quot;" calcext:base-cell-address="Map.AH61"/>
          </calcext:conditional-format>
          <calcext:conditional-format calcext:target-range-address="Map.AZ49:Map.BB49">
            <calcext:condition calcext:apply-style-name="Untitled1" calcext:value="=&quot;F&quot;" calcext:base-cell-address="Map.AZ49"/>
          </calcext:conditional-format>
          <calcext:conditional-format calcext:target-range-address="Map.AZ49:Map.BB49">
            <calcext:condition calcext:apply-style-name="pellet" calcext:value="=&quot;E&quot;" calcext:base-cell-address="Map.AZ49"/>
          </calcext:conditional-format>
          <calcext:conditional-format calcext:target-range-address="Map.AR68:Map.BK79 Map.AR67:Map.AY67 Map.BC67:Map.BK67">
            <calcext:condition calcext:apply-style-name="Untitled1" calcext:value="=&quot;F&quot;" calcext:base-cell-address="Map.AR67"/>
          </calcext:conditional-format>
          <calcext:conditional-format calcext:target-range-address="Map.AR68:Map.BK79 Map.AR67:Map.AY67 Map.BC67:Map.BK67">
            <calcext:condition calcext:apply-style-name="pellet" calcext:value="=&quot;E&quot;" calcext:base-cell-address="Map.AR67"/>
          </calcext:conditional-format>
          <calcext:conditional-format calcext:target-range-address="Map.AZ67:Map.BB67">
            <calcext:condition calcext:apply-style-name="Untitled1" calcext:value="=&quot;F&quot;" calcext:base-cell-address="Map.AZ67"/>
          </calcext:conditional-format>
          <calcext:conditional-format calcext:target-range-address="Map.AZ67:Map.BB67">
            <calcext:condition calcext:apply-style-name="pellet" calcext:value="=&quot;E&quot;" calcext:base-cell-address="Map.AZ67"/>
          </calcext:conditional-format>
          <calcext:conditional-format calcext:target-range-address="Map.AZ65:Map.BB65">
            <calcext:condition calcext:apply-style-name="Untitled1" calcext:value="=&quot;F&quot;" calcext:base-cell-address="Map.AZ65"/>
          </calcext:conditional-format>
          <calcext:conditional-format calcext:target-range-address="Map.AZ65:Map.BB65">
            <calcext:condition calcext:apply-style-name="pellet" calcext:value="=&quot;E&quot;" calcext:base-cell-address="Map.AZ65"/>
          </calcext:conditional-format>
          <calcext:conditional-format calcext:target-range-address="Map.AZ66:Map.BB66">
            <calcext:condition calcext:apply-style-name="Untitled1" calcext:value="=&quot;F&quot;" calcext:base-cell-address="Map.AZ66"/>
          </calcext:conditional-format>
          <calcext:conditional-format calcext:target-range-address="Map.AZ66:Map.BB66">
            <calcext:condition calcext:apply-style-name="pellet" calcext:value="=&quot;E&quot;" calcext:base-cell-address="Map.AZ66"/>
          </calcext:conditional-format>
          <calcext:conditional-format calcext:target-range-address="Map.AR50:Map.BK63">
            <calcext:condition calcext:apply-style-name="Untitled1" calcext:value="=&quot;F&quot;" calcext:base-cell-address="Map.AR50"/>
          </calcext:conditional-format>
          <calcext:conditional-format calcext:target-range-address="Map.AR50:Map.BK63">
            <calcext:condition calcext:apply-style-name="pellet" calcext:value="=&quot;E&quot;" calcext:base-cell-address="Map.AR50"/>
          </calcext:conditional-format>
          <calcext:conditional-format calcext:target-range-address="Map.J65:Map.L66">
            <calcext:condition calcext:apply-style-name="Untitled1" calcext:value="=&quot;F&quot;" calcext:base-cell-address="Map.J65"/>
          </calcext:conditional-format>
          <calcext:conditional-format calcext:target-range-address="Map.J65:Map.L66">
            <calcext:condition calcext:apply-style-name="pellet" calcext:value="=&quot;E&quot;" calcext:base-cell-address="Map.J65"/>
          </calcext:conditional-format>
          <calcext:conditional-format calcext:target-range-address="Map.C67:Map.T67">
            <calcext:condition calcext:apply-style-name="Untitled1" calcext:value="=&quot;F&quot;" calcext:base-cell-address="Map.C67"/>
          </calcext:conditional-format>
          <calcext:conditional-format calcext:target-range-address="Map.C67:Map.T67">
            <calcext:condition calcext:apply-style-name="pellet" calcext:value="=&quot;E&quot;" calcext:base-cell-address="Map.C67"/>
          </calcext:conditional-format>
          <calcext:conditional-format calcext:target-range-address="Map.B77:Map.B77 Map.B68:Map.B71">
            <calcext:condition calcext:apply-style-name="Untitled1" calcext:value="=&quot;F&quot;" calcext:base-cell-address="Map.B68"/>
          </calcext:conditional-format>
          <calcext:conditional-format calcext:target-range-address="Map.B77:Map.B77 Map.B68:Map.B71">
            <calcext:condition calcext:apply-style-name="pellet" calcext:value="=&quot;E&quot;" calcext:base-cell-address="Map.B68"/>
          </calcext:conditional-format>
          <calcext:conditional-format calcext:target-range-address="Map.B77:Map.B77 Map.B67:Map.B71">
            <calcext:condition calcext:apply-style-name="Untitled1" calcext:value="=&quot;F&quot;" calcext:base-cell-address="Map.B67"/>
          </calcext:conditional-format>
          <calcext:conditional-format calcext:target-range-address="Map.B77:Map.B77 Map.B67:Map.B71">
            <calcext:condition calcext:apply-style-name="pellet" calcext:value="=&quot;E&quot;" calcext:base-cell-address="Map.B67"/>
          </calcext:conditional-format>
          <calcext:conditional-format calcext:target-range-address="Map.B79:Map.U79 Map.B78:Map.T79">
            <calcext:condition calcext:apply-style-name="Untitled1" calcext:value="=&quot;F&quot;" calcext:base-cell-address="Map.B78"/>
          </calcext:conditional-format>
          <calcext:conditional-format calcext:target-range-address="Map.B79:Map.U79 Map.B78:Map.T79">
            <calcext:condition calcext:apply-style-name="pellet" calcext:value="=&quot;E&quot;" calcext:base-cell-address="Map.B78"/>
          </calcext:conditional-format>
          <calcext:conditional-format calcext:target-range-address="Map.U78:Map.U78 Map.U67:Map.U74">
            <calcext:condition calcext:apply-style-name="Untitled1" calcext:value="=&quot;F&quot;" calcext:base-cell-address="Map.U67"/>
          </calcext:conditional-format>
          <calcext:conditional-format calcext:target-range-address="Map.U78:Map.U78 Map.U67:Map.U74">
            <calcext:condition calcext:apply-style-name="pellet" calcext:value="=&quot;E&quot;" calcext:base-cell-address="Map.U67"/>
          </calcext:conditional-format>
          <calcext:conditional-format calcext:target-range-address="Map.I71:Map.M73">
            <calcext:condition calcext:apply-style-name="Untitled1" calcext:value="=&quot;F&quot;" calcext:base-cell-address="Map.I71"/>
          </calcext:conditional-format>
          <calcext:conditional-format calcext:target-range-address="Map.I71:Map.M73">
            <calcext:condition calcext:apply-style-name="pellet" calcext:value="=&quot;E&quot;" calcext:base-cell-address="Map.I71"/>
          </calcext:conditional-format>
          <calcext:conditional-format calcext:target-range-address="Map.V75:Map.V77 Map.T75:Map.T76">
            <calcext:condition calcext:apply-style-name="Untitled1" calcext:value="=&quot;F&quot;" calcext:base-cell-address="Map.T75"/>
          </calcext:conditional-format>
          <calcext:conditional-format calcext:target-range-address="Map.V75:Map.V77 Map.T75:Map.T76">
            <calcext:condition calcext:apply-style-name="pellet" calcext:value="=&quot;E&quot;" calcext:base-cell-address="Map.T75"/>
          </calcext:conditional-format>
          <calcext:conditional-format calcext:target-range-address="Map.U75:Map.U77">
            <calcext:condition calcext:apply-style-name="Untitled1" calcext:value="=&quot;F&quot;" calcext:base-cell-address="Map.U75"/>
          </calcext:conditional-format>
          <calcext:conditional-format calcext:target-range-address="Map.U75:Map.U77">
            <calcext:condition calcext:apply-style-name="pellet" calcext:value="=&quot;E&quot;" calcext:base-cell-address="Map.U75"/>
          </calcext:conditional-format>
          <calcext:conditional-format calcext:target-range-address="Map.R69:Map.S69 Map.R70:Map.R70">
            <calcext:condition calcext:apply-style-name="Untitled1" calcext:value="=&quot;F&quot;" calcext:base-cell-address="Map.R69"/>
          </calcext:conditional-format>
          <calcext:conditional-format calcext:target-range-address="Map.R69:Map.S69 Map.R70:Map.R70">
            <calcext:condition calcext:apply-style-name="pellet" calcext:value="=&quot;E&quot;" calcext:base-cell-address="Map.R69"/>
          </calcext:conditional-format>
          <calcext:conditional-format calcext:target-range-address="Map.R75:Map.S76">
            <calcext:condition calcext:apply-style-name="Untitled1" calcext:value="=&quot;F&quot;" calcext:base-cell-address="Map.R75"/>
          </calcext:conditional-format>
          <calcext:conditional-format calcext:target-range-address="Map.R75:Map.S76">
            <calcext:condition calcext:apply-style-name="pellet" calcext:value="=&quot;E&quot;" calcext:base-cell-address="Map.R75"/>
          </calcext:conditional-format>
          <calcext:conditional-format calcext:target-range-address="Map.O69:Map.P70">
            <calcext:condition calcext:apply-style-name="Untitled1" calcext:value="=&quot;F&quot;" calcext:base-cell-address="Map.O69"/>
          </calcext:conditional-format>
          <calcext:conditional-format calcext:target-range-address="Map.O69:Map.P70">
            <calcext:condition calcext:apply-style-name="pellet" calcext:value="=&quot;E&quot;" calcext:base-cell-address="Map.O69"/>
          </calcext:conditional-format>
          <calcext:conditional-format calcext:target-range-address="Map.O75:Map.P75 Map.O76:Map.O76">
            <calcext:condition calcext:apply-style-name="Untitled1" calcext:value="=&quot;F&quot;" calcext:base-cell-address="Map.O75"/>
          </calcext:conditional-format>
          <calcext:conditional-format calcext:target-range-address="Map.O75:Map.P75 Map.O76:Map.O76">
            <calcext:condition calcext:apply-style-name="pellet" calcext:value="=&quot;E&quot;" calcext:base-cell-address="Map.O75"/>
          </calcext:conditional-format>
          <calcext:conditional-format calcext:target-range-address="Map.L75:Map.M75 Map.L76:Map.L76">
            <calcext:condition calcext:apply-style-name="Untitled1" calcext:value="=&quot;F&quot;" calcext:base-cell-address="Map.L75"/>
          </calcext:conditional-format>
          <calcext:conditional-format calcext:target-range-address="Map.L75:Map.M75 Map.L76:Map.L76">
            <calcext:condition calcext:apply-style-name="pellet" calcext:value="=&quot;E&quot;" calcext:base-cell-address="Map.L75"/>
          </calcext:conditional-format>
          <calcext:conditional-format calcext:target-range-address="Map.I75:Map.J75 Map.I76:Map.I76">
            <calcext:condition calcext:apply-style-name="Untitled1" calcext:value="=&quot;F&quot;" calcext:base-cell-address="Map.I75"/>
          </calcext:conditional-format>
          <calcext:conditional-format calcext:target-range-address="Map.I75:Map.J75 Map.I76:Map.I76">
            <calcext:condition calcext:apply-style-name="pellet" calcext:value="=&quot;E&quot;" calcext:base-cell-address="Map.I75"/>
          </calcext:conditional-format>
          <calcext:conditional-format calcext:target-range-address="Map.L69:Map.M69">
            <calcext:condition calcext:apply-style-name="Untitled1" calcext:value="=&quot;F&quot;" calcext:base-cell-address="Map.L69"/>
          </calcext:conditional-format>
          <calcext:conditional-format calcext:target-range-address="Map.L69:Map.M69">
            <calcext:condition calcext:apply-style-name="pellet" calcext:value="=&quot;E&quot;" calcext:base-cell-address="Map.L69"/>
          </calcext:conditional-format>
          <calcext:conditional-format calcext:target-range-address="Map.I69:Map.J69">
            <calcext:condition calcext:apply-style-name="Untitled1" calcext:value="=&quot;F&quot;" calcext:base-cell-address="Map.I69"/>
          </calcext:conditional-format>
          <calcext:conditional-format calcext:target-range-address="Map.I69:Map.J69">
            <calcext:condition calcext:apply-style-name="pellet" calcext:value="=&quot;E&quot;" calcext:base-cell-address="Map.I69"/>
          </calcext:conditional-format>
          <calcext:conditional-format calcext:target-range-address="Map.F69:Map.G69 Map.F70:Map.F70">
            <calcext:condition calcext:apply-style-name="Untitled1" calcext:value="=&quot;F&quot;" calcext:base-cell-address="Map.F69"/>
          </calcext:conditional-format>
          <calcext:conditional-format calcext:target-range-address="Map.F69:Map.G69 Map.F70:Map.F70">
            <calcext:condition calcext:apply-style-name="pellet" calcext:value="=&quot;E&quot;" calcext:base-cell-address="Map.F69"/>
          </calcext:conditional-format>
          <calcext:conditional-format calcext:target-range-address="Map.F72:Map.G72 Map.F73:Map.F73">
            <calcext:condition calcext:apply-style-name="Untitled1" calcext:value="=&quot;F&quot;" calcext:base-cell-address="Map.F72"/>
          </calcext:conditional-format>
          <calcext:conditional-format calcext:target-range-address="Map.F72:Map.G72 Map.F73:Map.F73">
            <calcext:condition calcext:apply-style-name="pellet" calcext:value="=&quot;E&quot;" calcext:base-cell-address="Map.F72"/>
          </calcext:conditional-format>
          <calcext:conditional-format calcext:target-range-address="Map.F75:Map.G75 Map.F76:Map.F76">
            <calcext:condition calcext:apply-style-name="Untitled1" calcext:value="=&quot;F&quot;" calcext:base-cell-address="Map.F75"/>
          </calcext:conditional-format>
          <calcext:conditional-format calcext:target-range-address="Map.F75:Map.G75 Map.F76:Map.F76">
            <calcext:condition calcext:apply-style-name="pellet" calcext:value="=&quot;E&quot;" calcext:base-cell-address="Map.F75"/>
          </calcext:conditional-format>
          <calcext:conditional-format calcext:target-range-address="Map.D69:Map.D70">
            <calcext:condition calcext:apply-style-name="Untitled1" calcext:value="=&quot;F&quot;" calcext:base-cell-address="Map.D69"/>
          </calcext:conditional-format>
          <calcext:conditional-format calcext:target-range-address="Map.D69:Map.D70">
            <calcext:condition calcext:apply-style-name="pellet" calcext:value="=&quot;E&quot;" calcext:base-cell-address="Map.D69"/>
          </calcext:conditional-format>
          <calcext:conditional-format calcext:target-range-address="Map.C68:Map.T68">
            <calcext:condition calcext:apply-style-name="Untitled1" calcext:value="=&quot;F&quot;" calcext:base-cell-address="Map.C68"/>
          </calcext:conditional-format>
          <calcext:conditional-format calcext:target-range-address="Map.C68:Map.T68">
            <calcext:condition calcext:apply-style-name="pellet" calcext:value="=&quot;E&quot;" calcext:base-cell-address="Map.C68"/>
          </calcext:conditional-format>
          <calcext:conditional-format calcext:target-range-address="Map.C77:Map.T77">
            <calcext:condition calcext:apply-style-name="Untitled1" calcext:value="=&quot;F&quot;" calcext:base-cell-address="Map.C77"/>
          </calcext:conditional-format>
          <calcext:conditional-format calcext:target-range-address="Map.C77:Map.T77">
            <calcext:condition calcext:apply-style-name="pellet" calcext:value="=&quot;E&quot;" calcext:base-cell-address="Map.C77"/>
          </calcext:conditional-format>
          <calcext:conditional-format calcext:target-range-address="Map.E69:Map.E76">
            <calcext:condition calcext:apply-style-name="Untitled1" calcext:value="=&quot;F&quot;" calcext:base-cell-address="Map.E69"/>
          </calcext:conditional-format>
          <calcext:conditional-format calcext:target-range-address="Map.E69:Map.E76">
            <calcext:condition calcext:apply-style-name="pellet" calcext:value="=&quot;E&quot;" calcext:base-cell-address="Map.E69"/>
          </calcext:conditional-format>
          <calcext:conditional-format calcext:target-range-address="Map.H69:Map.H76">
            <calcext:condition calcext:apply-style-name="Untitled1" calcext:value="=&quot;F&quot;" calcext:base-cell-address="Map.H69"/>
          </calcext:conditional-format>
          <calcext:conditional-format calcext:target-range-address="Map.H69:Map.H76">
            <calcext:condition calcext:apply-style-name="pellet" calcext:value="=&quot;E&quot;" calcext:base-cell-address="Map.H69"/>
          </calcext:conditional-format>
          <calcext:conditional-format calcext:target-range-address="Map.N69:Map.N76">
            <calcext:condition calcext:apply-style-name="Untitled1" calcext:value="=&quot;F&quot;" calcext:base-cell-address="Map.N69"/>
          </calcext:conditional-format>
          <calcext:conditional-format calcext:target-range-address="Map.N69:Map.N76">
            <calcext:condition calcext:apply-style-name="pellet" calcext:value="=&quot;E&quot;" calcext:base-cell-address="Map.N69"/>
          </calcext:conditional-format>
          <calcext:conditional-format calcext:target-range-address="Map.O72:Map.P72 Map.O73:Map.O73">
            <calcext:condition calcext:apply-style-name="Untitled1" calcext:value="=&quot;F&quot;" calcext:base-cell-address="Map.O72"/>
          </calcext:conditional-format>
          <calcext:conditional-format calcext:target-range-address="Map.O72:Map.P72 Map.O73:Map.O73">
            <calcext:condition calcext:apply-style-name="pellet" calcext:value="=&quot;E&quot;" calcext:base-cell-address="Map.O72"/>
          </calcext:conditional-format>
          <calcext:conditional-format calcext:target-range-address="Map.R72:Map.R73">
            <calcext:condition calcext:apply-style-name="Untitled1" calcext:value="=&quot;F&quot;" calcext:base-cell-address="Map.R72"/>
          </calcext:conditional-format>
          <calcext:conditional-format calcext:target-range-address="Map.R72:Map.R73">
            <calcext:condition calcext:apply-style-name="pellet" calcext:value="=&quot;E&quot;" calcext:base-cell-address="Map.R72"/>
          </calcext:conditional-format>
          <calcext:conditional-format calcext:target-range-address="Map.Q69:Map.Q76">
            <calcext:condition calcext:apply-style-name="Untitled1" calcext:value="=&quot;F&quot;" calcext:base-cell-address="Map.Q69"/>
          </calcext:conditional-format>
          <calcext:conditional-format calcext:target-range-address="Map.Q69:Map.Q76">
            <calcext:condition calcext:apply-style-name="pellet" calcext:value="=&quot;E&quot;" calcext:base-cell-address="Map.Q69"/>
          </calcext:conditional-format>
          <calcext:conditional-format calcext:target-range-address="Map.BC82:Map.BK82 Map.AR82:Map.AY82 Map.BH90:Map.BJ90 Map.AV87:Map.AW87 Map.BH87:Map.BJ87 Map.BJ85:Map.BJ86 Map.BI88:Map.BJ89 Map.AY86:Map.BC86 Map.BA91:Map.BA92 Map.BA85:Map.BA85 Map.AS85:Map.AS86 Map.AS91:Map.AS92 Map.AS87:Map.AT87 Map.AW90:Map.AW90 Map.AY90:Map.BC90 Map.BE90:Map.BF90 Map.BE87:Map.BF87">
            <calcext:condition calcext:apply-style-name="Untitled1" calcext:value="=&quot;F&quot;" calcext:base-cell-address="Map.AR82"/>
          </calcext:conditional-format>
          <calcext:conditional-format calcext:target-range-address="Map.BC82:Map.BK82 Map.AR82:Map.AY82 Map.BH90:Map.BJ90 Map.AV87:Map.AW87 Map.BH87:Map.BJ87 Map.BJ85:Map.BJ86 Map.BI88:Map.BJ89 Map.AY86:Map.BC86 Map.BA91:Map.BA92 Map.BA85:Map.BA85 Map.AS85:Map.AS86 Map.AS91:Map.AS92 Map.AS87:Map.AT87 Map.AW90:Map.AW90 Map.AY90:Map.BC90 Map.BE90:Map.BF90 Map.BE87:Map.BF87">
            <calcext:condition calcext:apply-style-name="pellet" calcext:value="=&quot;E&quot;" calcext:base-cell-address="Map.AR82"/>
          </calcext:conditional-format>
          <calcext:conditional-format calcext:target-range-address="Map.AZ82:Map.BB82">
            <calcext:condition calcext:apply-style-name="Untitled1" calcext:value="=&quot;F&quot;" calcext:base-cell-address="Map.AZ82"/>
          </calcext:conditional-format>
          <calcext:conditional-format calcext:target-range-address="Map.AZ82:Map.BB82">
            <calcext:condition calcext:apply-style-name="pellet" calcext:value="=&quot;E&quot;" calcext:base-cell-address="Map.AZ82"/>
          </calcext:conditional-format>
          <calcext:conditional-format calcext:target-range-address="Map.AS83:Map.BJ83">
            <calcext:condition calcext:apply-style-name="Untitled1" calcext:value="=&quot;F&quot;" calcext:base-cell-address="Map.AS83"/>
          </calcext:conditional-format>
          <calcext:conditional-format calcext:target-range-address="Map.AS83:Map.BJ83">
            <calcext:condition calcext:apply-style-name="pellet" calcext:value="=&quot;E&quot;" calcext:base-cell-address="Map.AS83"/>
          </calcext:conditional-format>
          <calcext:conditional-format calcext:target-range-address="Map.AR91:Map.AR93 Map.AR84:Map.AR87">
            <calcext:condition calcext:apply-style-name="Untitled1" calcext:value="=&quot;F&quot;" calcext:base-cell-address="Map.AR84"/>
          </calcext:conditional-format>
          <calcext:conditional-format calcext:target-range-address="Map.AR91:Map.AR93 Map.AR84:Map.AR87">
            <calcext:condition calcext:apply-style-name="pellet" calcext:value="=&quot;E&quot;" calcext:base-cell-address="Map.AR84"/>
          </calcext:conditional-format>
          <calcext:conditional-format calcext:target-range-address="Map.AR91:Map.AR93 Map.AR83:Map.AR87">
            <calcext:condition calcext:apply-style-name="Untitled1" calcext:value="=&quot;F&quot;" calcext:base-cell-address="Map.AR83"/>
          </calcext:conditional-format>
          <calcext:conditional-format calcext:target-range-address="Map.AR91:Map.AR93 Map.AR83:Map.AR87">
            <calcext:condition calcext:apply-style-name="pellet" calcext:value="=&quot;E&quot;" calcext:base-cell-address="Map.AR83"/>
          </calcext:conditional-format>
          <calcext:conditional-format calcext:target-range-address="Map.AR95:Map.BK95 Map.AR95:Map.BJ95 Map.AR94:Map.AY94 Map.BC94:Map.BJ94">
            <calcext:condition calcext:apply-style-name="Untitled1" calcext:value="=&quot;F&quot;" calcext:base-cell-address="Map.AR94"/>
          </calcext:conditional-format>
          <calcext:conditional-format calcext:target-range-address="Map.AR95:Map.BK95 Map.AR95:Map.BJ95 Map.AR94:Map.AY94 Map.BC94:Map.BJ94">
            <calcext:condition calcext:apply-style-name="pellet" calcext:value="=&quot;E&quot;" calcext:base-cell-address="Map.AR94"/>
          </calcext:conditional-format>
          <calcext:conditional-format calcext:target-range-address="Map.BK94:Map.BK94 Map.BK83:Map.BK90">
            <calcext:condition calcext:apply-style-name="Untitled1" calcext:value="=&quot;F&quot;" calcext:base-cell-address="Map.BK83"/>
          </calcext:conditional-format>
          <calcext:conditional-format calcext:target-range-address="Map.BK94:Map.BK94 Map.BK83:Map.BK90">
            <calcext:condition calcext:apply-style-name="pellet" calcext:value="=&quot;E&quot;" calcext:base-cell-address="Map.BK83"/>
          </calcext:conditional-format>
          <calcext:conditional-format calcext:target-range-address="Map.AY87:Map.BC89">
            <calcext:condition calcext:apply-style-name="Untitled1" calcext:value="=&quot;F&quot;" calcext:base-cell-address="Map.AY87"/>
          </calcext:conditional-format>
          <calcext:conditional-format calcext:target-range-address="Map.AY87:Map.BC89">
            <calcext:condition calcext:apply-style-name="pellet" calcext:value="=&quot;E&quot;" calcext:base-cell-address="Map.AY87"/>
          </calcext:conditional-format>
          <calcext:conditional-format calcext:target-range-address="Map.BJ91:Map.BJ92">
            <calcext:condition calcext:apply-style-name="Untitled1" calcext:value="=&quot;F&quot;" calcext:base-cell-address="Map.BJ91"/>
          </calcext:conditional-format>
          <calcext:conditional-format calcext:target-range-address="Map.BJ91:Map.BJ92">
            <calcext:condition calcext:apply-style-name="pellet" calcext:value="=&quot;E&quot;" calcext:base-cell-address="Map.BJ91"/>
          </calcext:conditional-format>
          <calcext:conditional-format calcext:target-range-address="Map.BK91:Map.BK93">
            <calcext:condition calcext:apply-style-name="Untitled1" calcext:value="=&quot;F&quot;" calcext:base-cell-address="Map.BK91"/>
          </calcext:conditional-format>
          <calcext:conditional-format calcext:target-range-address="Map.BK91:Map.BK93">
            <calcext:condition calcext:apply-style-name="pellet" calcext:value="=&quot;E&quot;" calcext:base-cell-address="Map.BK91"/>
          </calcext:conditional-format>
          <calcext:conditional-format calcext:target-range-address="Map.BH85:Map.BI85 Map.BH86:Map.BH86">
            <calcext:condition calcext:apply-style-name="Untitled1" calcext:value="=&quot;F&quot;" calcext:base-cell-address="Map.BH85"/>
          </calcext:conditional-format>
          <calcext:conditional-format calcext:target-range-address="Map.BH85:Map.BI85 Map.BH86:Map.BH86">
            <calcext:condition calcext:apply-style-name="pellet" calcext:value="=&quot;E&quot;" calcext:base-cell-address="Map.BH85"/>
          </calcext:conditional-format>
          <calcext:conditional-format calcext:target-range-address="Map.BH91:Map.BI92">
            <calcext:condition calcext:apply-style-name="Untitled1" calcext:value="=&quot;F&quot;" calcext:base-cell-address="Map.BH91"/>
          </calcext:conditional-format>
          <calcext:conditional-format calcext:target-range-address="Map.BH91:Map.BI92">
            <calcext:condition calcext:apply-style-name="pellet" calcext:value="=&quot;E&quot;" calcext:base-cell-address="Map.BH91"/>
          </calcext:conditional-format>
          <calcext:conditional-format calcext:target-range-address="Map.BE85:Map.BF85 Map.BE86:Map.BE86">
            <calcext:condition calcext:apply-style-name="Untitled1" calcext:value="=&quot;F&quot;" calcext:base-cell-address="Map.BE85"/>
          </calcext:conditional-format>
          <calcext:conditional-format calcext:target-range-address="Map.BE85:Map.BF85 Map.BE86:Map.BE86">
            <calcext:condition calcext:apply-style-name="pellet" calcext:value="=&quot;E&quot;" calcext:base-cell-address="Map.BE85"/>
          </calcext:conditional-format>
          <calcext:conditional-format calcext:target-range-address="Map.BE91:Map.BF91 Map.BE92:Map.BE92">
            <calcext:condition calcext:apply-style-name="Untitled1" calcext:value="=&quot;F&quot;" calcext:base-cell-address="Map.BE91"/>
          </calcext:conditional-format>
          <calcext:conditional-format calcext:target-range-address="Map.BE91:Map.BF91 Map.BE92:Map.BE92">
            <calcext:condition calcext:apply-style-name="pellet" calcext:value="=&quot;E&quot;" calcext:base-cell-address="Map.BE91"/>
          </calcext:conditional-format>
          <calcext:conditional-format calcext:target-range-address="Map.BB91:Map.BC91 Map.BB92:Map.BB92">
            <calcext:condition calcext:apply-style-name="Untitled1" calcext:value="=&quot;F&quot;" calcext:base-cell-address="Map.BB91"/>
          </calcext:conditional-format>
          <calcext:conditional-format calcext:target-range-address="Map.BB91:Map.BC91 Map.BB92:Map.BB92">
            <calcext:condition calcext:apply-style-name="pellet" calcext:value="=&quot;E&quot;" calcext:base-cell-address="Map.BB91"/>
          </calcext:conditional-format>
          <calcext:conditional-format calcext:target-range-address="Map.AY91:Map.AZ91 Map.AY92:Map.AY92">
            <calcext:condition calcext:apply-style-name="Untitled1" calcext:value="=&quot;F&quot;" calcext:base-cell-address="Map.AY91"/>
          </calcext:conditional-format>
          <calcext:conditional-format calcext:target-range-address="Map.AY91:Map.AZ91 Map.AY92:Map.AY92">
            <calcext:condition calcext:apply-style-name="pellet" calcext:value="=&quot;E&quot;" calcext:base-cell-address="Map.AY91"/>
          </calcext:conditional-format>
          <calcext:conditional-format calcext:target-range-address="Map.BB85:Map.BC85">
            <calcext:condition calcext:apply-style-name="Untitled1" calcext:value="=&quot;F&quot;" calcext:base-cell-address="Map.BB85"/>
          </calcext:conditional-format>
          <calcext:conditional-format calcext:target-range-address="Map.BB85:Map.BC85">
            <calcext:condition calcext:apply-style-name="pellet" calcext:value="=&quot;E&quot;" calcext:base-cell-address="Map.BB85"/>
          </calcext:conditional-format>
          <calcext:conditional-format calcext:target-range-address="Map.AY85:Map.AZ85">
            <calcext:condition calcext:apply-style-name="Untitled1" calcext:value="=&quot;F&quot;" calcext:base-cell-address="Map.AY85"/>
          </calcext:conditional-format>
          <calcext:conditional-format calcext:target-range-address="Map.AY85:Map.AZ85">
            <calcext:condition calcext:apply-style-name="pellet" calcext:value="=&quot;E&quot;" calcext:base-cell-address="Map.AY85"/>
          </calcext:conditional-format>
          <calcext:conditional-format calcext:target-range-address="Map.AV85:Map.AW85 Map.AV86:Map.AV86">
            <calcext:condition calcext:apply-style-name="Untitled1" calcext:value="=&quot;F&quot;" calcext:base-cell-address="Map.AV85"/>
          </calcext:conditional-format>
          <calcext:conditional-format calcext:target-range-address="Map.AV85:Map.AW85 Map.AV86:Map.AV86">
            <calcext:condition calcext:apply-style-name="pellet" calcext:value="=&quot;E&quot;" calcext:base-cell-address="Map.AV85"/>
          </calcext:conditional-format>
          <calcext:conditional-format calcext:target-range-address="Map.AW88:Map.AW88">
            <calcext:condition calcext:apply-style-name="Untitled1" calcext:value="=&quot;F&quot;" calcext:base-cell-address="Map.AW88"/>
          </calcext:conditional-format>
          <calcext:conditional-format calcext:target-range-address="Map.AW88:Map.AW88">
            <calcext:condition calcext:apply-style-name="pellet" calcext:value="=&quot;E&quot;" calcext:base-cell-address="Map.AW88"/>
          </calcext:conditional-format>
          <calcext:conditional-format calcext:target-range-address="Map.AV91:Map.AW91 Map.AV92:Map.AV92">
            <calcext:condition calcext:apply-style-name="Untitled1" calcext:value="=&quot;F&quot;" calcext:base-cell-address="Map.AV91"/>
          </calcext:conditional-format>
          <calcext:conditional-format calcext:target-range-address="Map.AV91:Map.AW91 Map.AV92:Map.AV92">
            <calcext:condition calcext:apply-style-name="pellet" calcext:value="=&quot;E&quot;" calcext:base-cell-address="Map.AV91"/>
          </calcext:conditional-format>
          <calcext:conditional-format calcext:target-range-address="Map.AT85:Map.AT86">
            <calcext:condition calcext:apply-style-name="Untitled1" calcext:value="=&quot;F&quot;" calcext:base-cell-address="Map.AT85"/>
          </calcext:conditional-format>
          <calcext:conditional-format calcext:target-range-address="Map.AT85:Map.AT86">
            <calcext:condition calcext:apply-style-name="pellet" calcext:value="=&quot;E&quot;" calcext:base-cell-address="Map.AT85"/>
          </calcext:conditional-format>
          <calcext:conditional-format calcext:target-range-address="Map.AT91:Map.AT92">
            <calcext:condition calcext:apply-style-name="Untitled1" calcext:value="=&quot;F&quot;" calcext:base-cell-address="Map.AT91"/>
          </calcext:conditional-format>
          <calcext:conditional-format calcext:target-range-address="Map.AT91:Map.AT92">
            <calcext:condition calcext:apply-style-name="pellet" calcext:value="=&quot;E&quot;" calcext:base-cell-address="Map.AT91"/>
          </calcext:conditional-format>
          <calcext:conditional-format calcext:target-range-address="Map.AS84:Map.BJ84">
            <calcext:condition calcext:apply-style-name="Untitled1" calcext:value="=&quot;F&quot;" calcext:base-cell-address="Map.AS84"/>
          </calcext:conditional-format>
          <calcext:conditional-format calcext:target-range-address="Map.AS84:Map.BJ84">
            <calcext:condition calcext:apply-style-name="pellet" calcext:value="=&quot;E&quot;" calcext:base-cell-address="Map.AS84"/>
          </calcext:conditional-format>
          <calcext:conditional-format calcext:target-range-address="Map.AS93:Map.BJ93">
            <calcext:condition calcext:apply-style-name="Untitled1" calcext:value="=&quot;F&quot;" calcext:base-cell-address="Map.AS93"/>
          </calcext:conditional-format>
          <calcext:conditional-format calcext:target-range-address="Map.AS93:Map.BJ93">
            <calcext:condition calcext:apply-style-name="pellet" calcext:value="=&quot;E&quot;" calcext:base-cell-address="Map.AS93"/>
          </calcext:conditional-format>
          <calcext:conditional-format calcext:target-range-address="Map.AU91:Map.AU92 Map.AU85:Map.AU87">
            <calcext:condition calcext:apply-style-name="Untitled1" calcext:value="=&quot;F&quot;" calcext:base-cell-address="Map.AU85"/>
          </calcext:conditional-format>
          <calcext:conditional-format calcext:target-range-address="Map.AU91:Map.AU92 Map.AU85:Map.AU87">
            <calcext:condition calcext:apply-style-name="pellet" calcext:value="=&quot;E&quot;" calcext:base-cell-address="Map.AU85"/>
          </calcext:conditional-format>
          <calcext:conditional-format calcext:target-range-address="Map.AX85:Map.AX92">
            <calcext:condition calcext:apply-style-name="Untitled1" calcext:value="=&quot;F&quot;" calcext:base-cell-address="Map.AX85"/>
          </calcext:conditional-format>
          <calcext:conditional-format calcext:target-range-address="Map.AX85:Map.AX92">
            <calcext:condition calcext:apply-style-name="pellet" calcext:value="=&quot;E&quot;" calcext:base-cell-address="Map.AX85"/>
          </calcext:conditional-format>
          <calcext:conditional-format calcext:target-range-address="Map.BD85:Map.BD92">
            <calcext:condition calcext:apply-style-name="Untitled1" calcext:value="=&quot;F&quot;" calcext:base-cell-address="Map.BD85"/>
          </calcext:conditional-format>
          <calcext:conditional-format calcext:target-range-address="Map.BD85:Map.BD92">
            <calcext:condition calcext:apply-style-name="pellet" calcext:value="=&quot;E&quot;" calcext:base-cell-address="Map.BD85"/>
          </calcext:conditional-format>
          <calcext:conditional-format calcext:target-range-address="Map.BE88:Map.BF88 Map.BE89:Map.BE89">
            <calcext:condition calcext:apply-style-name="Untitled1" calcext:value="=&quot;F&quot;" calcext:base-cell-address="Map.BE88"/>
          </calcext:conditional-format>
          <calcext:conditional-format calcext:target-range-address="Map.BE88:Map.BF88 Map.BE89:Map.BE89">
            <calcext:condition calcext:apply-style-name="pellet" calcext:value="=&quot;E&quot;" calcext:base-cell-address="Map.BE88"/>
          </calcext:conditional-format>
          <calcext:conditional-format calcext:target-range-address="Map.BH88:Map.BH89">
            <calcext:condition calcext:apply-style-name="Untitled1" calcext:value="=&quot;F&quot;" calcext:base-cell-address="Map.BH88"/>
          </calcext:conditional-format>
          <calcext:conditional-format calcext:target-range-address="Map.BH88:Map.BH89">
            <calcext:condition calcext:apply-style-name="pellet" calcext:value="=&quot;E&quot;" calcext:base-cell-address="Map.BH88"/>
          </calcext:conditional-format>
          <calcext:conditional-format calcext:target-range-address="Map.BG85:Map.BG92">
            <calcext:condition calcext:apply-style-name="Untitled1" calcext:value="=&quot;F&quot;" calcext:base-cell-address="Map.BG85"/>
          </calcext:conditional-format>
          <calcext:conditional-format calcext:target-range-address="Map.BG85:Map.BG92">
            <calcext:condition calcext:apply-style-name="pellet" calcext:value="=&quot;E&quot;" calcext:base-cell-address="Map.BG85"/>
          </calcext:conditional-format>
          <calcext:conditional-format calcext:target-range-address="Map.AZ81:Map.BB81">
            <calcext:condition calcext:apply-style-name="Untitled1" calcext:value="=&quot;F&quot;" calcext:base-cell-address="Map.AZ81"/>
          </calcext:conditional-format>
          <calcext:conditional-format calcext:target-range-address="Map.AZ81:Map.BB81">
            <calcext:condition calcext:apply-style-name="pellet" calcext:value="=&quot;E&quot;" calcext:base-cell-address="Map.AZ81"/>
          </calcext:conditional-format>
          <calcext:conditional-format calcext:target-range-address="Map.AK49:Map.AO49">
            <calcext:condition calcext:apply-style-name="Untitled1" calcext:value="=&quot;F&quot;" calcext:base-cell-address="Map.AK49"/>
          </calcext:conditional-format>
          <calcext:conditional-format calcext:target-range-address="Map.AK49:Map.AO49">
            <calcext:condition calcext:apply-style-name="pellet" calcext:value="=&quot;E&quot;" calcext:base-cell-address="Map.AK49"/>
          </calcext:conditional-format>
          <calcext:conditional-format calcext:target-range-address="Map.BF33:Map.BJ33">
            <calcext:condition calcext:apply-style-name="Untitled1" calcext:value="=&quot;F&quot;" calcext:base-cell-address="Map.BF33"/>
          </calcext:conditional-format>
          <calcext:conditional-format calcext:target-range-address="Map.BF33:Map.BJ33">
            <calcext:condition calcext:apply-style-name="pellet" calcext:value="=&quot;E&quot;" calcext:base-cell-address="Map.BF33"/>
          </calcext:conditional-format>
          <calcext:conditional-format calcext:target-range-address="Map.BF49:Map.BJ49">
            <calcext:condition calcext:apply-style-name="Untitled1" calcext:value="=&quot;F&quot;" calcext:base-cell-address="Map.BF49"/>
          </calcext:conditional-format>
          <calcext:conditional-format calcext:target-range-address="Map.BF49:Map.BJ49">
            <calcext:condition calcext:apply-style-name="pellet" calcext:value="=&quot;E&quot;" calcext:base-cell-address="Map.BF49"/>
          </calcext:conditional-format>
          <calcext:conditional-format calcext:target-range-address="Map.BF65:Map.BJ65">
            <calcext:condition calcext:apply-style-name="Untitled1" calcext:value="=&quot;F&quot;" calcext:base-cell-address="Map.BF65"/>
          </calcext:conditional-format>
          <calcext:conditional-format calcext:target-range-address="Map.BF65:Map.BJ65">
            <calcext:condition calcext:apply-style-name="pellet" calcext:value="=&quot;E&quot;" calcext:base-cell-address="Map.BF65"/>
          </calcext:conditional-format>
          <calcext:conditional-format calcext:target-range-address="Map.AK65:Map.AO65">
            <calcext:condition calcext:apply-style-name="Untitled1" calcext:value="=&quot;F&quot;" calcext:base-cell-address="Map.AK65"/>
          </calcext:conditional-format>
          <calcext:conditional-format calcext:target-range-address="Map.AK65:Map.AO65">
            <calcext:condition calcext:apply-style-name="pellet" calcext:value="=&quot;E&quot;" calcext:base-cell-address="Map.AK65"/>
          </calcext:conditional-format>
          <calcext:conditional-format calcext:target-range-address="Map.AK81:Map.AO81">
            <calcext:condition calcext:apply-style-name="Untitled1" calcext:value="=&quot;F&quot;" calcext:base-cell-address="Map.AK81"/>
          </calcext:conditional-format>
          <calcext:conditional-format calcext:target-range-address="Map.AK81:Map.AO81">
            <calcext:condition calcext:apply-style-name="pellet" calcext:value="=&quot;E&quot;" calcext:base-cell-address="Map.AK81"/>
          </calcext:conditional-format>
          <calcext:conditional-format calcext:target-range-address="Map.BF81:Map.BJ81">
            <calcext:condition calcext:apply-style-name="Untitled1" calcext:value="=&quot;F&quot;" calcext:base-cell-address="Map.BF81"/>
          </calcext:conditional-format>
          <calcext:conditional-format calcext:target-range-address="Map.BF81:Map.BJ81">
            <calcext:condition calcext:apply-style-name="pellet" calcext:value="=&quot;E&quot;" calcext:base-cell-address="Map.BF81"/>
          </calcext:conditional-format>
          <calcext:conditional-format calcext:target-range-address="Map.P81:Map.T81">
            <calcext:condition calcext:apply-style-name="Untitled1" calcext:value="=&quot;F&quot;" calcext:base-cell-address="Map.P81"/>
          </calcext:conditional-format>
          <calcext:conditional-format calcext:target-range-address="Map.P81:Map.T81">
            <calcext:condition calcext:apply-style-name="pellet" calcext:value="=&quot;E&quot;" calcext:base-cell-address="Map.P81"/>
          </calcext:conditional-format>
          <calcext:conditional-format calcext:target-range-address="Map.P97:Map.T97">
            <calcext:condition calcext:apply-style-name="Untitled1" calcext:value="=&quot;F&quot;" calcext:base-cell-address="Map.P97"/>
          </calcext:conditional-format>
          <calcext:conditional-format calcext:target-range-address="Map.P97:Map.T97">
            <calcext:condition calcext:apply-style-name="pellet" calcext:value="=&quot;E&quot;" calcext:base-cell-address="Map.P97"/>
          </calcext:conditional-format>
          <calcext:conditional-format calcext:target-range-address="Map.BF97:Map.BJ97">
            <calcext:condition calcext:apply-style-name="Untitled1" calcext:value="=&quot;F&quot;" calcext:base-cell-address="Map.BF97"/>
          </calcext:conditional-format>
          <calcext:conditional-format calcext:target-range-address="Map.BF97:Map.BJ97">
            <calcext:condition calcext:apply-style-name="pellet" calcext:value="=&quot;E&quot;" calcext:base-cell-address="Map.BF97"/>
          </calcext:conditional-format>
          <calcext:conditional-format calcext:target-range-address="Map.AK97:Map.AO97">
            <calcext:condition calcext:apply-style-name="Untitled1" calcext:value="=&quot;F&quot;" calcext:base-cell-address="Map.AK97"/>
          </calcext:conditional-format>
          <calcext:conditional-format calcext:target-range-address="Map.AK97:Map.AO97">
            <calcext:condition calcext:apply-style-name="pellet" calcext:value="=&quot;E&quot;" calcext:base-cell-address="Map.AK97"/>
          </calcext:conditional-format>
          <calcext:conditional-format calcext:target-range-address="Map.P113:Map.T113">
            <calcext:condition calcext:apply-style-name="Untitled1" calcext:value="=&quot;F&quot;" calcext:base-cell-address="Map.P113"/>
          </calcext:conditional-format>
          <calcext:conditional-format calcext:target-range-address="Map.P113:Map.T113">
            <calcext:condition calcext:apply-style-name="pellet" calcext:value="=&quot;E&quot;" calcext:base-cell-address="Map.P113"/>
          </calcext:conditional-format>
          <calcext:conditional-format calcext:target-range-address="Map.AK113:Map.AO113">
            <calcext:condition calcext:apply-style-name="Untitled1" calcext:value="=&quot;F&quot;" calcext:base-cell-address="Map.AK113"/>
          </calcext:conditional-format>
          <calcext:conditional-format calcext:target-range-address="Map.AK113:Map.AO113">
            <calcext:condition calcext:apply-style-name="pellet" calcext:value="=&quot;E&quot;" calcext:base-cell-address="Map.AK113"/>
          </calcext:conditional-format>
          <calcext:conditional-format calcext:target-range-address="Map.BF113:Map.BJ113">
            <calcext:condition calcext:apply-style-name="Untitled1" calcext:value="=&quot;F&quot;" calcext:base-cell-address="Map.BF113"/>
          </calcext:conditional-format>
          <calcext:conditional-format calcext:target-range-address="Map.BF113:Map.BJ113">
            <calcext:condition calcext:apply-style-name="pellet" calcext:value="=&quot;E&quot;" calcext:base-cell-address="Map.BF113"/>
          </calcext:conditional-format>
          <calcext:conditional-format calcext:target-range-address="Map.CA113:Map.CE113">
            <calcext:condition calcext:apply-style-name="Untitled1" calcext:value="=&quot;F&quot;" calcext:base-cell-address="Map.CA113"/>
          </calcext:conditional-format>
          <calcext:conditional-format calcext:target-range-address="Map.CA113:Map.CE113">
            <calcext:condition calcext:apply-style-name="pellet" calcext:value="=&quot;E&quot;" calcext:base-cell-address="Map.CA113"/>
          </calcext:conditional-format>
          <calcext:conditional-format calcext:target-range-address="Map.CV113:Map.CZ113">
            <calcext:condition calcext:apply-style-name="Untitled1" calcext:value="=&quot;F&quot;" calcext:base-cell-address="Map.CV113"/>
          </calcext:conditional-format>
          <calcext:conditional-format calcext:target-range-address="Map.CV113:Map.CZ113">
            <calcext:condition calcext:apply-style-name="pellet" calcext:value="=&quot;E&quot;" calcext:base-cell-address="Map.CV113"/>
          </calcext:conditional-format>
          <calcext:conditional-format calcext:target-range-address="Map.DQ113:Map.DU113">
            <calcext:condition calcext:apply-style-name="Untitled1" calcext:value="=&quot;F&quot;" calcext:base-cell-address="Map.DQ113"/>
          </calcext:conditional-format>
          <calcext:conditional-format calcext:target-range-address="Map.DQ113:Map.DU113">
            <calcext:condition calcext:apply-style-name="pellet" calcext:value="=&quot;E&quot;" calcext:base-cell-address="Map.DQ113"/>
          </calcext:conditional-format>
          <calcext:conditional-format calcext:target-range-address="Map.DQ97:Map.DU97">
            <calcext:condition calcext:apply-style-name="Untitled1" calcext:value="=&quot;F&quot;" calcext:base-cell-address="Map.DQ97"/>
          </calcext:conditional-format>
          <calcext:conditional-format calcext:target-range-address="Map.DQ97:Map.DU97">
            <calcext:condition calcext:apply-style-name="pellet" calcext:value="=&quot;E&quot;" calcext:base-cell-address="Map.DQ97"/>
          </calcext:conditional-format>
          <calcext:conditional-format calcext:target-range-address="Map.CV97:Map.CZ97">
            <calcext:condition calcext:apply-style-name="Untitled1" calcext:value="=&quot;F&quot;" calcext:base-cell-address="Map.CV97"/>
          </calcext:conditional-format>
          <calcext:conditional-format calcext:target-range-address="Map.CV97:Map.CZ97">
            <calcext:condition calcext:apply-style-name="pellet" calcext:value="=&quot;E&quot;" calcext:base-cell-address="Map.CV97"/>
          </calcext:conditional-format>
          <calcext:conditional-format calcext:target-range-address="Map.CA97:Map.CE97">
            <calcext:condition calcext:apply-style-name="Untitled1" calcext:value="=&quot;F&quot;" calcext:base-cell-address="Map.CA97"/>
          </calcext:conditional-format>
          <calcext:conditional-format calcext:target-range-address="Map.CA97:Map.CE97">
            <calcext:condition calcext:apply-style-name="pellet" calcext:value="=&quot;E&quot;" calcext:base-cell-address="Map.CA97"/>
          </calcext:conditional-format>
          <calcext:conditional-format calcext:target-range-address="Map.CA81:Map.CE81">
            <calcext:condition calcext:apply-style-name="Untitled1" calcext:value="=&quot;F&quot;" calcext:base-cell-address="Map.CA81"/>
          </calcext:conditional-format>
          <calcext:conditional-format calcext:target-range-address="Map.CA81:Map.CE81">
            <calcext:condition calcext:apply-style-name="pellet" calcext:value="=&quot;E&quot;" calcext:base-cell-address="Map.CA81"/>
          </calcext:conditional-format>
          <calcext:conditional-format calcext:target-range-address="Map.CV81:Map.CZ81">
            <calcext:condition calcext:apply-style-name="Untitled1" calcext:value="=&quot;F&quot;" calcext:base-cell-address="Map.CV81"/>
          </calcext:conditional-format>
          <calcext:conditional-format calcext:target-range-address="Map.CV81:Map.CZ81">
            <calcext:condition calcext:apply-style-name="pellet" calcext:value="=&quot;E&quot;" calcext:base-cell-address="Map.CV81"/>
          </calcext:conditional-format>
          <calcext:conditional-format calcext:target-range-address="Map.DQ81:Map.DU81">
            <calcext:condition calcext:apply-style-name="Untitled1" calcext:value="=&quot;F&quot;" calcext:base-cell-address="Map.DQ81"/>
          </calcext:conditional-format>
          <calcext:conditional-format calcext:target-range-address="Map.DQ81:Map.DU81">
            <calcext:condition calcext:apply-style-name="pellet" calcext:value="=&quot;E&quot;" calcext:base-cell-address="Map.DQ81"/>
          </calcext:conditional-format>
          <calcext:conditional-format calcext:target-range-address="Map.DQ65:Map.DU65">
            <calcext:condition calcext:apply-style-name="Untitled1" calcext:value="=&quot;F&quot;" calcext:base-cell-address="Map.DQ65"/>
          </calcext:conditional-format>
          <calcext:conditional-format calcext:target-range-address="Map.DQ65:Map.DU65">
            <calcext:condition calcext:apply-style-name="pellet" calcext:value="=&quot;E&quot;" calcext:base-cell-address="Map.DQ65"/>
          </calcext:conditional-format>
          <calcext:conditional-format calcext:target-range-address="Map.CV65:Map.CZ65">
            <calcext:condition calcext:apply-style-name="Untitled1" calcext:value="=&quot;F&quot;" calcext:base-cell-address="Map.CV65"/>
          </calcext:conditional-format>
          <calcext:conditional-format calcext:target-range-address="Map.CV65:Map.CZ65">
            <calcext:condition calcext:apply-style-name="pellet" calcext:value="=&quot;E&quot;" calcext:base-cell-address="Map.CV65"/>
          </calcext:conditional-format>
          <calcext:conditional-format calcext:target-range-address="Map.CA65:Map.CE65">
            <calcext:condition calcext:apply-style-name="Untitled1" calcext:value="=&quot;F&quot;" calcext:base-cell-address="Map.CA65"/>
          </calcext:conditional-format>
          <calcext:conditional-format calcext:target-range-address="Map.CA65:Map.CE65">
            <calcext:condition calcext:apply-style-name="pellet" calcext:value="=&quot;E&quot;" calcext:base-cell-address="Map.CA65"/>
          </calcext:conditional-format>
          <calcext:conditional-format calcext:target-range-address="Map.CA49:Map.CE49">
            <calcext:condition calcext:apply-style-name="Untitled1" calcext:value="=&quot;F&quot;" calcext:base-cell-address="Map.CA49"/>
          </calcext:conditional-format>
          <calcext:conditional-format calcext:target-range-address="Map.CA49:Map.CE49">
            <calcext:condition calcext:apply-style-name="pellet" calcext:value="=&quot;E&quot;" calcext:base-cell-address="Map.CA49"/>
          </calcext:conditional-format>
          <calcext:conditional-format calcext:target-range-address="Map.CV49:Map.CZ49">
            <calcext:condition calcext:apply-style-name="Untitled1" calcext:value="=&quot;F&quot;" calcext:base-cell-address="Map.CV49"/>
          </calcext:conditional-format>
          <calcext:conditional-format calcext:target-range-address="Map.CV49:Map.CZ49">
            <calcext:condition calcext:apply-style-name="pellet" calcext:value="=&quot;E&quot;" calcext:base-cell-address="Map.CV49"/>
          </calcext:conditional-format>
          <calcext:conditional-format calcext:target-range-address="Map.DQ49:Map.DU49">
            <calcext:condition calcext:apply-style-name="Untitled1" calcext:value="=&quot;F&quot;" calcext:base-cell-address="Map.DQ49"/>
          </calcext:conditional-format>
          <calcext:conditional-format calcext:target-range-address="Map.DQ49:Map.DU49">
            <calcext:condition calcext:apply-style-name="pellet" calcext:value="=&quot;E&quot;" calcext:base-cell-address="Map.DQ49"/>
          </calcext:conditional-format>
          <calcext:conditional-format calcext:target-range-address="Map.DQ33:Map.DU33">
            <calcext:condition calcext:apply-style-name="Untitled1" calcext:value="=&quot;F&quot;" calcext:base-cell-address="Map.DQ33"/>
          </calcext:conditional-format>
          <calcext:conditional-format calcext:target-range-address="Map.DQ33:Map.DU33">
            <calcext:condition calcext:apply-style-name="pellet" calcext:value="=&quot;E&quot;" calcext:base-cell-address="Map.DQ33"/>
          </calcext:conditional-format>
          <calcext:conditional-format calcext:target-range-address="Map.CV33:Map.CZ33">
            <calcext:condition calcext:apply-style-name="Untitled1" calcext:value="=&quot;F&quot;" calcext:base-cell-address="Map.CV33"/>
          </calcext:conditional-format>
          <calcext:conditional-format calcext:target-range-address="Map.CV33:Map.CZ33">
            <calcext:condition calcext:apply-style-name="pellet" calcext:value="=&quot;E&quot;" calcext:base-cell-address="Map.CV33"/>
          </calcext:conditional-format>
          <calcext:conditional-format calcext:target-range-address="Map.CA32:Map.CE32">
            <calcext:condition calcext:apply-style-name="Untitled1" calcext:value="=&quot;F&quot;" calcext:base-cell-address="Map.CA32"/>
          </calcext:conditional-format>
          <calcext:conditional-format calcext:target-range-address="Map.CA32:Map.CE32">
            <calcext:condition calcext:apply-style-name="pellet" calcext:value="=&quot;E&quot;" calcext:base-cell-address="Map.CA32"/>
          </calcext:conditional-format>
          <calcext:conditional-format calcext:target-range-address="Map.CA33:Map.CE33">
            <calcext:condition calcext:apply-style-name="Untitled1" calcext:value="=&quot;F&quot;" calcext:base-cell-address="Map.CA33"/>
          </calcext:conditional-format>
          <calcext:conditional-format calcext:target-range-address="Map.CA33:Map.CE33">
            <calcext:condition calcext:apply-style-name="pellet" calcext:value="=&quot;E&quot;" calcext:base-cell-address="Map.CA33"/>
          </calcext:conditional-format>
          <calcext:conditional-format calcext:target-range-address="Map.AR98:Map.AY98 Map.BC98:Map.BK98">
            <calcext:condition calcext:apply-style-name="Untitled1" calcext:value="=&quot;F&quot;" calcext:base-cell-address="Map.AR98"/>
          </calcext:conditional-format>
          <calcext:conditional-format calcext:target-range-address="Map.AR98:Map.AY98 Map.BC98:Map.BK98">
            <calcext:condition calcext:apply-style-name="pellet" calcext:value="=&quot;E&quot;" calcext:base-cell-address="Map.AR98"/>
          </calcext:conditional-format>
          <calcext:conditional-format calcext:target-range-address="Map.AZ98:Map.BB98">
            <calcext:condition calcext:apply-style-name="Untitled1" calcext:value="=&quot;F&quot;" calcext:base-cell-address="Map.AZ98"/>
          </calcext:conditional-format>
          <calcext:conditional-format calcext:target-range-address="Map.AZ98:Map.BB98">
            <calcext:condition calcext:apply-style-name="pellet" calcext:value="=&quot;E&quot;" calcext:base-cell-address="Map.AZ98"/>
          </calcext:conditional-format>
          <calcext:conditional-format calcext:target-range-address="Map.AZ111:Map.BB111">
            <calcext:condition calcext:apply-style-name="Untitled1" calcext:value="=&quot;F&quot;" calcext:base-cell-address="Map.AZ111"/>
          </calcext:conditional-format>
          <calcext:conditional-format calcext:target-range-address="Map.AZ111:Map.BB111">
            <calcext:condition calcext:apply-style-name="pellet" calcext:value="=&quot;E&quot;" calcext:base-cell-address="Map.AZ111"/>
          </calcext:conditional-format>
          <calcext:conditional-format calcext:target-range-address="Map.AZ97:Map.BB97">
            <calcext:condition calcext:apply-style-name="Untitled1" calcext:value="=&quot;F&quot;" calcext:base-cell-address="Map.AZ97"/>
          </calcext:conditional-format>
          <calcext:conditional-format calcext:target-range-address="Map.AZ97:Map.BB97">
            <calcext:condition calcext:apply-style-name="pellet" calcext:value="=&quot;E&quot;" calcext:base-cell-address="Map.AZ97"/>
          </calcext:conditional-format>
          <calcext:conditional-format calcext:target-range-address="Map.S70:Map.S70">
            <calcext:condition calcext:apply-style-name="Untitled1" calcext:value="=&quot;F&quot;" calcext:base-cell-address="Map.S70"/>
          </calcext:conditional-format>
          <calcext:conditional-format calcext:target-range-address="Map.S70:Map.S70">
            <calcext:condition calcext:apply-style-name="pellet" calcext:value="=&quot;E&quot;" calcext:base-cell-address="Map.S70"/>
          </calcext:conditional-format>
          <calcext:conditional-format calcext:target-range-address="Map.P76:Map.P76">
            <calcext:condition calcext:apply-style-name="Untitled1" calcext:value="=&quot;F&quot;" calcext:base-cell-address="Map.P76"/>
          </calcext:conditional-format>
          <calcext:conditional-format calcext:target-range-address="Map.P76:Map.P76">
            <calcext:condition calcext:apply-style-name="pellet" calcext:value="=&quot;E&quot;" calcext:base-cell-address="Map.P76"/>
          </calcext:conditional-format>
          <calcext:conditional-format calcext:target-range-address="Map.P73:Map.P73">
            <calcext:condition calcext:apply-style-name="Untitled1" calcext:value="=&quot;F&quot;" calcext:base-cell-address="Map.P73"/>
          </calcext:conditional-format>
          <calcext:conditional-format calcext:target-range-address="Map.P73:Map.P73">
            <calcext:condition calcext:apply-style-name="pellet" calcext:value="=&quot;E&quot;" calcext:base-cell-address="Map.P73"/>
          </calcext:conditional-format>
          <calcext:conditional-format calcext:target-range-address="Map.M76:Map.M76">
            <calcext:condition calcext:apply-style-name="Untitled1" calcext:value="=&quot;F&quot;" calcext:base-cell-address="Map.M76"/>
          </calcext:conditional-format>
          <calcext:conditional-format calcext:target-range-address="Map.M76:Map.M76">
            <calcext:condition calcext:apply-style-name="pellet" calcext:value="=&quot;E&quot;" calcext:base-cell-address="Map.M76"/>
          </calcext:conditional-format>
          <calcext:conditional-format calcext:target-range-address="Map.J76:Map.J76">
            <calcext:condition calcext:apply-style-name="Untitled1" calcext:value="=&quot;F&quot;" calcext:base-cell-address="Map.J76"/>
          </calcext:conditional-format>
          <calcext:conditional-format calcext:target-range-address="Map.J76:Map.J76">
            <calcext:condition calcext:apply-style-name="pellet" calcext:value="=&quot;E&quot;" calcext:base-cell-address="Map.J76"/>
          </calcext:conditional-format>
          <calcext:conditional-format calcext:target-range-address="Map.G76:Map.G76">
            <calcext:condition calcext:apply-style-name="Untitled1" calcext:value="=&quot;F&quot;" calcext:base-cell-address="Map.G76"/>
          </calcext:conditional-format>
          <calcext:conditional-format calcext:target-range-address="Map.G76:Map.G76">
            <calcext:condition calcext:apply-style-name="pellet" calcext:value="=&quot;E&quot;" calcext:base-cell-address="Map.G76"/>
          </calcext:conditional-format>
          <calcext:conditional-format calcext:target-range-address="Map.G73:Map.G73">
            <calcext:condition calcext:apply-style-name="Untitled1" calcext:value="=&quot;F&quot;" calcext:base-cell-address="Map.G73"/>
          </calcext:conditional-format>
          <calcext:conditional-format calcext:target-range-address="Map.G73:Map.G73">
            <calcext:condition calcext:apply-style-name="pellet" calcext:value="=&quot;E&quot;" calcext:base-cell-address="Map.G73"/>
          </calcext:conditional-format>
          <calcext:conditional-format calcext:target-range-address="Map.G70:Map.G70">
            <calcext:condition calcext:apply-style-name="Untitled1" calcext:value="=&quot;F&quot;" calcext:base-cell-address="Map.G70"/>
          </calcext:conditional-format>
          <calcext:conditional-format calcext:target-range-address="Map.G70:Map.G70">
            <calcext:condition calcext:apply-style-name="pellet" calcext:value="=&quot;E&quot;" calcext:base-cell-address="Map.G70"/>
          </calcext:conditional-format>
          <calcext:conditional-format calcext:target-range-address="Map.E28:Map.E28">
            <calcext:condition calcext:apply-style-name="Untitled1" calcext:value="=&quot;F&quot;" calcext:base-cell-address="Map.E28"/>
          </calcext:conditional-format>
          <calcext:conditional-format calcext:target-range-address="Map.E28:Map.E28">
            <calcext:condition calcext:apply-style-name="pellet" calcext:value="=&quot;E&quot;" calcext:base-cell-address="Map.E28"/>
          </calcext:conditional-format>
          <calcext:conditional-format calcext:target-range-address="Map.AW86:Map.AW86">
            <calcext:condition calcext:apply-style-name="Untitled1" calcext:value="=&quot;F&quot;" calcext:base-cell-address="Map.AW86"/>
          </calcext:conditional-format>
          <calcext:conditional-format calcext:target-range-address="Map.AW86:Map.AW86">
            <calcext:condition calcext:apply-style-name="pellet" calcext:value="=&quot;E&quot;" calcext:base-cell-address="Map.AW86"/>
          </calcext:conditional-format>
          <calcext:conditional-format calcext:target-range-address="Map.AW89:Map.AW89">
            <calcext:condition calcext:apply-style-name="Untitled1" calcext:value="=&quot;F&quot;" calcext:base-cell-address="Map.AW89"/>
          </calcext:conditional-format>
          <calcext:conditional-format calcext:target-range-address="Map.AW89:Map.AW89">
            <calcext:condition calcext:apply-style-name="pellet" calcext:value="=&quot;E&quot;" calcext:base-cell-address="Map.AW89"/>
          </calcext:conditional-format>
          <calcext:conditional-format calcext:target-range-address="Map.AW92:Map.AW92">
            <calcext:condition calcext:apply-style-name="Untitled1" calcext:value="=&quot;F&quot;" calcext:base-cell-address="Map.AW92"/>
          </calcext:conditional-format>
          <calcext:conditional-format calcext:target-range-address="Map.AW92:Map.AW92">
            <calcext:condition calcext:apply-style-name="pellet" calcext:value="=&quot;E&quot;" calcext:base-cell-address="Map.AW92"/>
          </calcext:conditional-format>
          <calcext:conditional-format calcext:target-range-address="Map.AZ92:Map.AZ92">
            <calcext:condition calcext:apply-style-name="Untitled1" calcext:value="=&quot;F&quot;" calcext:base-cell-address="Map.AZ92"/>
          </calcext:conditional-format>
          <calcext:conditional-format calcext:target-range-address="Map.AZ92:Map.AZ92">
            <calcext:condition calcext:apply-style-name="pellet" calcext:value="=&quot;E&quot;" calcext:base-cell-address="Map.AZ92"/>
          </calcext:conditional-format>
          <calcext:conditional-format calcext:target-range-address="Map.BC92:Map.BC92">
            <calcext:condition calcext:apply-style-name="Untitled1" calcext:value="=&quot;F&quot;" calcext:base-cell-address="Map.BC92"/>
          </calcext:conditional-format>
          <calcext:conditional-format calcext:target-range-address="Map.BC92:Map.BC92">
            <calcext:condition calcext:apply-style-name="pellet" calcext:value="=&quot;E&quot;" calcext:base-cell-address="Map.BC92"/>
          </calcext:conditional-format>
          <calcext:conditional-format calcext:target-range-address="Map.BF92:Map.BF92">
            <calcext:condition calcext:apply-style-name="Untitled1" calcext:value="=&quot;F&quot;" calcext:base-cell-address="Map.BF92"/>
          </calcext:conditional-format>
          <calcext:conditional-format calcext:target-range-address="Map.BF92:Map.BF92">
            <calcext:condition calcext:apply-style-name="pellet" calcext:value="=&quot;E&quot;" calcext:base-cell-address="Map.BF92"/>
          </calcext:conditional-format>
          <calcext:conditional-format calcext:target-range-address="Map.BF89:Map.BF89">
            <calcext:condition calcext:apply-style-name="Untitled1" calcext:value="=&quot;F&quot;" calcext:base-cell-address="Map.BF89"/>
          </calcext:conditional-format>
          <calcext:conditional-format calcext:target-range-address="Map.BF89:Map.BF89">
            <calcext:condition calcext:apply-style-name="pellet" calcext:value="=&quot;E&quot;" calcext:base-cell-address="Map.BF89"/>
          </calcext:conditional-format>
          <calcext:conditional-format calcext:target-range-address="Map.BF86:Map.BF86">
            <calcext:condition calcext:apply-style-name="Untitled1" calcext:value="=&quot;F&quot;" calcext:base-cell-address="Map.BF86"/>
          </calcext:conditional-format>
          <calcext:conditional-format calcext:target-range-address="Map.BF86:Map.BF86">
            <calcext:condition calcext:apply-style-name="pellet" calcext:value="=&quot;E&quot;" calcext:base-cell-address="Map.BF86"/>
          </calcext:conditional-format>
          <calcext:conditional-format calcext:target-range-address="Map.BI86:Map.BI86">
            <calcext:condition calcext:apply-style-name="Untitled1" calcext:value="=&quot;F&quot;" calcext:base-cell-address="Map.BI86"/>
          </calcext:conditional-format>
          <calcext:conditional-format calcext:target-range-address="Map.BI86:Map.BI86">
            <calcext:condition calcext:apply-style-name="pellet" calcext:value="=&quot;E&quot;" calcext:base-cell-address="Map.BI86"/>
          </calcext:conditional-format>
          <calcext:conditional-format calcext:target-range-address="Map.C72:Map.C73 Map.C75:Map.C76 Map.C74:Map.D74">
            <calcext:condition calcext:apply-style-name="Untitled1" calcext:value="=&quot;F&quot;" calcext:base-cell-address="Map.C72"/>
          </calcext:conditional-format>
          <calcext:conditional-format calcext:target-range-address="Map.C72:Map.C73 Map.C75:Map.C76 Map.C74:Map.D74">
            <calcext:condition calcext:apply-style-name="pellet" calcext:value="=&quot;E&quot;" calcext:base-cell-address="Map.C72"/>
          </calcext:conditional-format>
          <calcext:conditional-format calcext:target-range-address="Map.B75:Map.B76">
            <calcext:condition calcext:apply-style-name="Untitled1" calcext:value="=&quot;F&quot;" calcext:base-cell-address="Map.B75"/>
          </calcext:conditional-format>
          <calcext:conditional-format calcext:target-range-address="Map.B75:Map.B76">
            <calcext:condition calcext:apply-style-name="pellet" calcext:value="=&quot;E&quot;" calcext:base-cell-address="Map.B75"/>
          </calcext:conditional-format>
          <calcext:conditional-format calcext:target-range-address="Map.B75:Map.B76">
            <calcext:condition calcext:apply-style-name="Untitled1" calcext:value="=&quot;F&quot;" calcext:base-cell-address="Map.B75"/>
          </calcext:conditional-format>
          <calcext:conditional-format calcext:target-range-address="Map.B75:Map.B76">
            <calcext:condition calcext:apply-style-name="pellet" calcext:value="=&quot;E&quot;" calcext:base-cell-address="Map.B75"/>
          </calcext:conditional-format>
          <calcext:conditional-format calcext:target-range-address="Map.D72:Map.D73">
            <calcext:condition calcext:apply-style-name="Untitled1" calcext:value="=&quot;F&quot;" calcext:base-cell-address="Map.D72"/>
          </calcext:conditional-format>
          <calcext:conditional-format calcext:target-range-address="Map.D72:Map.D73">
            <calcext:condition calcext:apply-style-name="pellet" calcext:value="=&quot;E&quot;" calcext:base-cell-address="Map.D72"/>
          </calcext:conditional-format>
          <calcext:conditional-format calcext:target-range-address="Map.D75:Map.D76">
            <calcext:condition calcext:apply-style-name="Untitled1" calcext:value="=&quot;F&quot;" calcext:base-cell-address="Map.D75"/>
          </calcext:conditional-format>
          <calcext:conditional-format calcext:target-range-address="Map.D75:Map.D76">
            <calcext:condition calcext:apply-style-name="pellet" calcext:value="=&quot;E&quot;" calcext:base-cell-address="Map.D75"/>
          </calcext:conditional-format>
          <calcext:conditional-format calcext:target-range-address="Map.B72:Map.B74">
            <calcext:condition calcext:apply-style-name="Untitled1" calcext:value="=&quot;F&quot;" calcext:base-cell-address="Map.B72"/>
          </calcext:conditional-format>
          <calcext:conditional-format calcext:target-range-address="Map.B72:Map.B74">
            <calcext:condition calcext:apply-style-name="pellet" calcext:value="=&quot;E&quot;" calcext:base-cell-address="Map.B72"/>
          </calcext:conditional-format>
          <calcext:conditional-format calcext:target-range-address="Map.AZ94:Map.BB94">
            <calcext:condition calcext:apply-style-name="Untitled1" calcext:value="=&quot;F&quot;" calcext:base-cell-address="Map.AZ94"/>
          </calcext:conditional-format>
          <calcext:conditional-format calcext:target-range-address="Map.AZ94:Map.BB94">
            <calcext:condition calcext:apply-style-name="pellet" calcext:value="=&quot;E&quot;" calcext:base-cell-address="Map.AZ94"/>
          </calcext:conditional-format>
          <calcext:conditional-format calcext:target-range-address="Map.AR114:Map.AY114 Map.AR119:Map.AX121 Map.AR125:Map.AR126 Map.AZ125:Map.BB126 Map.AR115:Map.BK118 Map.AR122:Map.BK124 Map.BD119:Map.BK121 Map.AR127:Map.BK127 Map.BC114:Map.BK114">
            <calcext:condition calcext:apply-style-name="Untitled1" calcext:value="=&quot;F&quot;" calcext:base-cell-address="Map.AR114"/>
          </calcext:conditional-format>
          <calcext:conditional-format calcext:target-range-address="Map.AR114:Map.AY114 Map.AR119:Map.AX121 Map.AR125:Map.AR126 Map.AZ125:Map.BB126 Map.AR115:Map.BK118 Map.AR122:Map.BK124 Map.BD119:Map.BK121 Map.AR127:Map.BK127 Map.BC114:Map.BK114">
            <calcext:condition calcext:apply-style-name="pellet" calcext:value="=&quot;E&quot;" calcext:base-cell-address="Map.AR114"/>
          </calcext:conditional-format>
          <calcext:conditional-format calcext:target-range-address="Map.AZ114:Map.BB114">
            <calcext:condition calcext:apply-style-name="Untitled1" calcext:value="=&quot;F&quot;" calcext:base-cell-address="Map.AZ114"/>
          </calcext:conditional-format>
          <calcext:conditional-format calcext:target-range-address="Map.AZ114:Map.BB114">
            <calcext:condition calcext:apply-style-name="pellet" calcext:value="=&quot;E&quot;" calcext:base-cell-address="Map.AZ114"/>
          </calcext:conditional-format>
          <calcext:conditional-format calcext:target-range-address="Map.AY119:Map.BC121">
            <calcext:condition calcext:apply-style-name="Untitled1" calcext:value="=&quot;F&quot;" calcext:base-cell-address="Map.AY119"/>
          </calcext:conditional-format>
          <calcext:conditional-format calcext:target-range-address="Map.AY119:Map.BC121">
            <calcext:condition calcext:apply-style-name="pellet" calcext:value="=&quot;E&quot;" calcext:base-cell-address="Map.AY119"/>
          </calcext:conditional-format>
          <calcext:conditional-format calcext:target-range-address="Map.AS125:Map.AY125">
            <calcext:condition calcext:apply-style-name="Untitled1" calcext:value="=&quot;F&quot;" calcext:base-cell-address="Map.AS125"/>
          </calcext:conditional-format>
          <calcext:conditional-format calcext:target-range-address="Map.AS125:Map.AY125">
            <calcext:condition calcext:apply-style-name="pellet" calcext:value="=&quot;E&quot;" calcext:base-cell-address="Map.AS125"/>
          </calcext:conditional-format>
          <calcext:conditional-format calcext:target-range-address="Map.BC125:Map.BK125">
            <calcext:condition calcext:apply-style-name="Untitled1" calcext:value="=&quot;F&quot;" calcext:base-cell-address="Map.BC125"/>
          </calcext:conditional-format>
          <calcext:conditional-format calcext:target-range-address="Map.BC125:Map.BK125">
            <calcext:condition calcext:apply-style-name="pellet" calcext:value="=&quot;E&quot;" calcext:base-cell-address="Map.BC125"/>
          </calcext:conditional-format>
          <calcext:conditional-format calcext:target-range-address="Map.AE65:Map.AG66">
            <calcext:condition calcext:apply-style-name="Untitled1" calcext:value="=&quot;F&quot;" calcext:base-cell-address="Map.AE65"/>
          </calcext:conditional-format>
          <calcext:conditional-format calcext:target-range-address="Map.AE65:Map.AG66">
            <calcext:condition calcext:apply-style-name="pellet" calcext:value="=&quot;E&quot;" calcext:base-cell-address="Map.AE65"/>
          </calcext:conditional-format>
          <calcext:conditional-format calcext:target-range-address="Map.AE77:Map.AG79">
            <calcext:condition calcext:apply-style-name="Untitled1" calcext:value="=&quot;F&quot;" calcext:base-cell-address="Map.AE77"/>
          </calcext:conditional-format>
          <calcext:conditional-format calcext:target-range-address="Map.AE77:Map.AG79">
            <calcext:condition calcext:apply-style-name="pellet" calcext:value="=&quot;E&quot;" calcext:base-cell-address="Map.AE77"/>
          </calcext:conditional-format>
          <calcext:conditional-format calcext:target-range-address="Map.W72:Map.W74">
            <calcext:condition calcext:apply-style-name="Untitled1" calcext:value="=&quot;F&quot;" calcext:base-cell-address="Map.W72"/>
          </calcext:conditional-format>
          <calcext:conditional-format calcext:target-range-address="Map.W72:Map.W74">
            <calcext:condition calcext:apply-style-name="pellet" calcext:value="=&quot;E&quot;" calcext:base-cell-address="Map.W72"/>
          </calcext:conditional-format>
          <calcext:conditional-format calcext:target-range-address="Map.AO72:Map.AP74">
            <calcext:condition calcext:apply-style-name="Untitled1" calcext:value="=&quot;F&quot;" calcext:base-cell-address="Map.AO72"/>
          </calcext:conditional-format>
          <calcext:conditional-format calcext:target-range-address="Map.AO72:Map.AP74">
            <calcext:condition calcext:apply-style-name="pellet" calcext:value="=&quot;E&quot;" calcext:base-cell-address="Map.AO72"/>
          </calcext:conditional-format>
          <calcext:conditional-format calcext:target-range-address="Map.AD71:Map.AH73">
            <calcext:condition calcext:apply-style-name="Untitled1" calcext:value="=&quot;F&quot;" calcext:base-cell-address="Map.AD71"/>
          </calcext:conditional-format>
          <calcext:conditional-format calcext:target-range-address="Map.AD71:Map.AH73">
            <calcext:condition calcext:apply-style-name="pellet" calcext:value="=&quot;E&quot;" calcext:base-cell-address="Map.AD71"/>
          </calcext:conditional-format>
          <calcext:conditional-format calcext:target-range-address="Map.Y72:Map.Y74">
            <calcext:condition calcext:apply-style-name="Untitled1" calcext:value="=&quot;F&quot;" calcext:base-cell-address="Map.Y72"/>
          </calcext:conditional-format>
          <calcext:conditional-format calcext:target-range-address="Map.Y72:Map.Y74">
            <calcext:condition calcext:apply-style-name="pellet" calcext:value="=&quot;E&quot;" calcext:base-cell-address="Map.Y72"/>
          </calcext:conditional-format>
          <calcext:conditional-format calcext:target-range-address="Map.AJ67:Map.AO67 Map.X67:Map.AH67">
            <calcext:condition calcext:apply-style-name="Untitled1" calcext:value="=&quot;F&quot;" calcext:base-cell-address="Map.X67"/>
          </calcext:conditional-format>
          <calcext:conditional-format calcext:target-range-address="Map.AJ67:Map.AO67 Map.X67:Map.AH67">
            <calcext:condition calcext:apply-style-name="pellet" calcext:value="=&quot;E&quot;" calcext:base-cell-address="Map.X67"/>
          </calcext:conditional-format>
          <calcext:conditional-format calcext:target-range-address="Map.W67:Map.W67">
            <calcext:condition calcext:apply-style-name="Untitled1" calcext:value="=&quot;F&quot;" calcext:base-cell-address="Map.W67"/>
          </calcext:conditional-format>
          <calcext:conditional-format calcext:target-range-address="Map.W67:Map.W67">
            <calcext:condition calcext:apply-style-name="pellet" calcext:value="=&quot;E&quot;" calcext:base-cell-address="Map.W67"/>
          </calcext:conditional-format>
          <calcext:conditional-format calcext:target-range-address="Map.AP67:Map.AP67">
            <calcext:condition calcext:apply-style-name="Untitled1" calcext:value="=&quot;F&quot;" calcext:base-cell-address="Map.AP67"/>
          </calcext:conditional-format>
          <calcext:conditional-format calcext:target-range-address="Map.AP67:Map.AP67">
            <calcext:condition calcext:apply-style-name="pellet" calcext:value="=&quot;E&quot;" calcext:base-cell-address="Map.AP67"/>
          </calcext:conditional-format>
          <calcext:conditional-format calcext:target-range-address="Map.AE69:Map.AF69">
            <calcext:condition calcext:apply-style-name="Untitled1" calcext:value="=&quot;F&quot;" calcext:base-cell-address="Map.AE69"/>
          </calcext:conditional-format>
          <calcext:conditional-format calcext:target-range-address="Map.AE69:Map.AF69">
            <calcext:condition calcext:apply-style-name="pellet" calcext:value="=&quot;E&quot;" calcext:base-cell-address="Map.AE69"/>
          </calcext:conditional-format>
          <calcext:conditional-format calcext:target-range-address="Map.AI68:Map.AI69">
            <calcext:condition calcext:apply-style-name="Untitled1" calcext:value="=&quot;F&quot;" calcext:base-cell-address="Map.AI68"/>
          </calcext:conditional-format>
          <calcext:conditional-format calcext:target-range-address="Map.AI68:Map.AI69">
            <calcext:condition calcext:apply-style-name="pellet" calcext:value="=&quot;E&quot;" calcext:base-cell-address="Map.AI68"/>
          </calcext:conditional-format>
          <calcext:conditional-format calcext:target-range-address="Map.AI67:Map.AI67">
            <calcext:condition calcext:apply-style-name="Untitled1" calcext:value="=&quot;F&quot;" calcext:base-cell-address="Map.AI67"/>
          </calcext:conditional-format>
          <calcext:conditional-format calcext:target-range-address="Map.AI67:Map.AI67">
            <calcext:condition calcext:apply-style-name="pellet" calcext:value="=&quot;E&quot;" calcext:base-cell-address="Map.AI67"/>
          </calcext:conditional-format>
          <calcext:conditional-format calcext:target-range-address="Map.AM69:Map.AN69">
            <calcext:condition calcext:apply-style-name="Untitled1" calcext:value="=&quot;F&quot;" calcext:base-cell-address="Map.AM69"/>
          </calcext:conditional-format>
          <calcext:conditional-format calcext:target-range-address="Map.AM69:Map.AN69">
            <calcext:condition calcext:apply-style-name="pellet" calcext:value="=&quot;E&quot;" calcext:base-cell-address="Map.AM69"/>
          </calcext:conditional-format>
          <calcext:conditional-format calcext:target-range-address="Map.BE100:Map.BK100 Map.BC109:Map.BK110 Map.AR107:Map.BK108 Map.AR109:Map.AY110 Map.AU106:Map.BI106 Map.AR103:Map.AX103 Map.BD103:Map.BK103 Map.AU104:Map.AX105 Map.BD104:Map.BI105 Map.AR102:Map.BK102 Map.AR101:Map.AY101 Map.BJ101:Map.BK101 Map.AR100:Map.BC100 Map.BB101:Map.BC101 Map.BE101:Map.BG101">
            <calcext:condition calcext:apply-style-name="Untitled1" calcext:value="=&quot;F&quot;" calcext:base-cell-address="Map.AR100"/>
          </calcext:conditional-format>
          <calcext:conditional-format calcext:target-range-address="Map.BE100:Map.BK100 Map.BC109:Map.BK110 Map.AR107:Map.BK108 Map.AR109:Map.AY110 Map.AU106:Map.BI106 Map.AR103:Map.AX103 Map.BD103:Map.BK103 Map.AU104:Map.AX105 Map.BD104:Map.BI105 Map.AR102:Map.BK102 Map.AR101:Map.AY101 Map.BJ101:Map.BK101 Map.AR100:Map.BC100 Map.BB101:Map.BC101 Map.BE101:Map.BG101">
            <calcext:condition calcext:apply-style-name="pellet" calcext:value="=&quot;E&quot;" calcext:base-cell-address="Map.AR100"/>
          </calcext:conditional-format>
          <calcext:conditional-format calcext:target-range-address="Map.AZ109:Map.BB110">
            <calcext:condition calcext:apply-style-name="Untitled1" calcext:value="=&quot;F&quot;" calcext:base-cell-address="Map.AZ109"/>
          </calcext:conditional-format>
          <calcext:conditional-format calcext:target-range-address="Map.AZ109:Map.BB110">
            <calcext:condition calcext:apply-style-name="pellet" calcext:value="=&quot;E&quot;" calcext:base-cell-address="Map.AZ109"/>
          </calcext:conditional-format>
          <calcext:conditional-format calcext:target-range-address="Map.AR104:Map.AR106">
            <calcext:condition calcext:apply-style-name="Untitled1" calcext:value="=&quot;F&quot;" calcext:base-cell-address="Map.AR104"/>
          </calcext:conditional-format>
          <calcext:conditional-format calcext:target-range-address="Map.AR104:Map.AR106">
            <calcext:condition calcext:apply-style-name="pellet" calcext:value="=&quot;E&quot;" calcext:base-cell-address="Map.AR104"/>
          </calcext:conditional-format>
          <calcext:conditional-format calcext:target-range-address="Map.BJ104:Map.BK106">
            <calcext:condition calcext:apply-style-name="Untitled1" calcext:value="=&quot;F&quot;" calcext:base-cell-address="Map.BJ104"/>
          </calcext:conditional-format>
          <calcext:conditional-format calcext:target-range-address="Map.BJ104:Map.BK106">
            <calcext:condition calcext:apply-style-name="pellet" calcext:value="=&quot;E&quot;" calcext:base-cell-address="Map.BJ104"/>
          </calcext:conditional-format>
          <calcext:conditional-format calcext:target-range-address="Map.AY103:Map.BC105">
            <calcext:condition calcext:apply-style-name="Untitled1" calcext:value="=&quot;F&quot;" calcext:base-cell-address="Map.AY103"/>
          </calcext:conditional-format>
          <calcext:conditional-format calcext:target-range-address="Map.AY103:Map.BC105">
            <calcext:condition calcext:apply-style-name="pellet" calcext:value="=&quot;E&quot;" calcext:base-cell-address="Map.AY103"/>
          </calcext:conditional-format>
          <calcext:conditional-format calcext:target-range-address="Map.AT104:Map.AT106">
            <calcext:condition calcext:apply-style-name="Untitled1" calcext:value="=&quot;F&quot;" calcext:base-cell-address="Map.AT104"/>
          </calcext:conditional-format>
          <calcext:conditional-format calcext:target-range-address="Map.AT104:Map.AT106">
            <calcext:condition calcext:apply-style-name="pellet" calcext:value="=&quot;E&quot;" calcext:base-cell-address="Map.AT104"/>
          </calcext:conditional-format>
          <calcext:conditional-format calcext:target-range-address="Map.BE99:Map.BJ99 Map.AS99:Map.BC99">
            <calcext:condition calcext:apply-style-name="Untitled1" calcext:value="=&quot;F&quot;" calcext:base-cell-address="Map.AS99"/>
          </calcext:conditional-format>
          <calcext:conditional-format calcext:target-range-address="Map.BE99:Map.BJ99 Map.AS99:Map.BC99">
            <calcext:condition calcext:apply-style-name="pellet" calcext:value="=&quot;E&quot;" calcext:base-cell-address="Map.AS99"/>
          </calcext:conditional-format>
          <calcext:conditional-format calcext:target-range-address="Map.AR99:Map.AR99">
            <calcext:condition calcext:apply-style-name="Untitled1" calcext:value="=&quot;F&quot;" calcext:base-cell-address="Map.AR99"/>
          </calcext:conditional-format>
          <calcext:conditional-format calcext:target-range-address="Map.AR99:Map.AR99">
            <calcext:condition calcext:apply-style-name="pellet" calcext:value="=&quot;E&quot;" calcext:base-cell-address="Map.AR99"/>
          </calcext:conditional-format>
          <calcext:conditional-format calcext:target-range-address="Map.BK99:Map.BK99">
            <calcext:condition calcext:apply-style-name="Untitled1" calcext:value="=&quot;F&quot;" calcext:base-cell-address="Map.BK99"/>
          </calcext:conditional-format>
          <calcext:conditional-format calcext:target-range-address="Map.BK99:Map.BK99">
            <calcext:condition calcext:apply-style-name="pellet" calcext:value="=&quot;E&quot;" calcext:base-cell-address="Map.BK99"/>
          </calcext:conditional-format>
          <calcext:conditional-format calcext:target-range-address="Map.AZ101:Map.BA101">
            <calcext:condition calcext:apply-style-name="Untitled1" calcext:value="=&quot;F&quot;" calcext:base-cell-address="Map.AZ101"/>
          </calcext:conditional-format>
          <calcext:conditional-format calcext:target-range-address="Map.AZ101:Map.BA101">
            <calcext:condition calcext:apply-style-name="pellet" calcext:value="=&quot;E&quot;" calcext:base-cell-address="Map.AZ101"/>
          </calcext:conditional-format>
          <calcext:conditional-format calcext:target-range-address="Map.BD100:Map.BD101">
            <calcext:condition calcext:apply-style-name="Untitled1" calcext:value="=&quot;F&quot;" calcext:base-cell-address="Map.BD100"/>
          </calcext:conditional-format>
          <calcext:conditional-format calcext:target-range-address="Map.BD100:Map.BD101">
            <calcext:condition calcext:apply-style-name="pellet" calcext:value="=&quot;E&quot;" calcext:base-cell-address="Map.BD100"/>
          </calcext:conditional-format>
          <calcext:conditional-format calcext:target-range-address="Map.BD99:Map.BD99">
            <calcext:condition calcext:apply-style-name="Untitled1" calcext:value="=&quot;F&quot;" calcext:base-cell-address="Map.BD99"/>
          </calcext:conditional-format>
          <calcext:conditional-format calcext:target-range-address="Map.BD99:Map.BD99">
            <calcext:condition calcext:apply-style-name="pellet" calcext:value="=&quot;E&quot;" calcext:base-cell-address="Map.BD99"/>
          </calcext:conditional-format>
          <calcext:conditional-format calcext:target-range-address="Map.BH101:Map.BI101">
            <calcext:condition calcext:apply-style-name="Untitled1" calcext:value="=&quot;F&quot;" calcext:base-cell-address="Map.BH101"/>
          </calcext:conditional-format>
          <calcext:conditional-format calcext:target-range-address="Map.BH101:Map.BI101">
            <calcext:condition calcext:apply-style-name="pellet" calcext:value="=&quot;E&quot;" calcext:base-cell-address="Map.BH101"/>
          </calcext:conditional-format>
          <calcext:conditional-format calcext:target-range-address="Map.AZ113:Map.BB113">
            <calcext:condition calcext:apply-style-name="Untitled1" calcext:value="=&quot;F&quot;" calcext:base-cell-address="Map.AZ113"/>
          </calcext:conditional-format>
          <calcext:conditional-format calcext:target-range-address="Map.AZ113:Map.BB113">
            <calcext:condition calcext:apply-style-name="pellet" calcext:value="=&quot;E&quot;" calcext:base-cell-address="Map.AZ113"/>
          </calcext:conditional-format>
          <calcext:conditional-format calcext:target-range-address="Map.I87:Map.M89">
            <calcext:condition calcext:apply-style-name="Untitled1" calcext:value="=&quot;F&quot;" calcext:base-cell-address="Map.I87"/>
          </calcext:conditional-format>
          <calcext:conditional-format calcext:target-range-address="Map.I87:Map.M89">
            <calcext:condition calcext:apply-style-name="pellet" calcext:value="=&quot;E&quot;" calcext:base-cell-address="Map.I87"/>
          </calcext:conditional-format>
          <calcext:conditional-format calcext:target-range-address="Map.J95:Map.L95">
            <calcext:condition calcext:apply-style-name="Untitled1" calcext:value="=&quot;F&quot;" calcext:base-cell-address="Map.J95"/>
          </calcext:conditional-format>
          <calcext:conditional-format calcext:target-range-address="Map.J95:Map.L95">
            <calcext:condition calcext:apply-style-name="pellet" calcext:value="=&quot;E&quot;" calcext:base-cell-address="Map.J95"/>
          </calcext:conditional-format>
          <calcext:conditional-format calcext:target-range-address="Map.U88:Map.U90">
            <calcext:condition calcext:apply-style-name="Untitled1" calcext:value="=&quot;F&quot;" calcext:base-cell-address="Map.U88"/>
          </calcext:conditional-format>
          <calcext:conditional-format calcext:target-range-address="Map.U88:Map.U90">
            <calcext:condition calcext:apply-style-name="pellet" calcext:value="=&quot;E&quot;" calcext:base-cell-address="Map.U88"/>
          </calcext:conditional-format>
          <calcext:conditional-format calcext:target-range-address="Map.I83:Map.M83">
            <calcext:condition calcext:apply-style-name="Untitled1" calcext:value="=&quot;F&quot;" calcext:base-cell-address="Map.I83"/>
          </calcext:conditional-format>
          <calcext:conditional-format calcext:target-range-address="Map.I83:Map.M83">
            <calcext:condition calcext:apply-style-name="pellet" calcext:value="=&quot;E&quot;" calcext:base-cell-address="Map.I83"/>
          </calcext:conditional-format>
          <calcext:conditional-format calcext:target-range-address="Map.Q85:Map.Q87">
            <calcext:condition calcext:apply-style-name="Untitled1" calcext:value="=&quot;F&quot;" calcext:base-cell-address="Map.Q85"/>
          </calcext:conditional-format>
          <calcext:conditional-format calcext:target-range-address="Map.Q85:Map.Q87">
            <calcext:condition calcext:apply-style-name="pellet" calcext:value="=&quot;E&quot;" calcext:base-cell-address="Map.Q85"/>
          </calcext:conditional-format>
          <calcext:conditional-format calcext:target-range-address="Map.Q90:Map.Q92">
            <calcext:condition calcext:apply-style-name="Untitled1" calcext:value="=&quot;F&quot;" calcext:base-cell-address="Map.Q90"/>
          </calcext:conditional-format>
          <calcext:conditional-format calcext:target-range-address="Map.Q90:Map.Q92">
            <calcext:condition calcext:apply-style-name="pellet" calcext:value="=&quot;E&quot;" calcext:base-cell-address="Map.Q90"/>
          </calcext:conditional-format>
          <calcext:conditional-format calcext:target-range-address="Map.Q89:Map.Q91">
            <calcext:condition calcext:apply-style-name="Untitled1" calcext:value="=&quot;F&quot;" calcext:base-cell-address="Map.Q89"/>
          </calcext:conditional-format>
          <calcext:conditional-format calcext:target-range-address="Map.Q89:Map.Q91">
            <calcext:condition calcext:apply-style-name="pellet" calcext:value="=&quot;E&quot;" calcext:base-cell-address="Map.Q89"/>
          </calcext:conditional-format>
          <calcext:conditional-format calcext:target-range-address="Map.AE81:Map.AG82">
            <calcext:condition calcext:apply-style-name="Untitled1" calcext:value="=&quot;F&quot;" calcext:base-cell-address="Map.AE81"/>
          </calcext:conditional-format>
          <calcext:conditional-format calcext:target-range-address="Map.AE81:Map.AG82">
            <calcext:condition calcext:apply-style-name="pellet" calcext:value="=&quot;E&quot;" calcext:base-cell-address="Map.AE81"/>
          </calcext:conditional-format>
          <calcext:conditional-format calcext:target-range-address="Map.J97:Map.L98">
            <calcext:condition calcext:apply-style-name="Untitled1" calcext:value="=&quot;F&quot;" calcext:base-cell-address="Map.J97"/>
          </calcext:conditional-format>
          <calcext:conditional-format calcext:target-range-address="Map.J97:Map.L98">
            <calcext:condition calcext:apply-style-name="pellet" calcext:value="=&quot;E&quot;" calcext:base-cell-address="Map.J97"/>
          </calcext:conditional-format>
          <calcext:conditional-format calcext:target-range-address="Map.AE97:Map.AG98">
            <calcext:condition calcext:apply-style-name="Untitled1" calcext:value="=&quot;F&quot;" calcext:base-cell-address="Map.AE97"/>
          </calcext:conditional-format>
          <calcext:conditional-format calcext:target-range-address="Map.AE97:Map.AG98">
            <calcext:condition calcext:apply-style-name="pellet" calcext:value="=&quot;E&quot;" calcext:base-cell-address="Map.AE97"/>
          </calcext:conditional-format>
          <calcext:conditional-format calcext:target-range-address="Map.J113:Map.L114">
            <calcext:condition calcext:apply-style-name="Untitled1" calcext:value="=&quot;F&quot;" calcext:base-cell-address="Map.J113"/>
          </calcext:conditional-format>
          <calcext:conditional-format calcext:target-range-address="Map.J113:Map.L114">
            <calcext:condition calcext:apply-style-name="pellet" calcext:value="=&quot;E&quot;" calcext:base-cell-address="Map.J113"/>
          </calcext:conditional-format>
          <calcext:conditional-format calcext:target-range-address="Map.AE113:Map.AG114">
            <calcext:condition calcext:apply-style-name="Untitled1" calcext:value="=&quot;F&quot;" calcext:base-cell-address="Map.AE113"/>
          </calcext:conditional-format>
          <calcext:conditional-format calcext:target-range-address="Map.AE113:Map.AG114">
            <calcext:condition calcext:apply-style-name="pellet" calcext:value="=&quot;E&quot;" calcext:base-cell-address="Map.AE113"/>
          </calcext:conditional-format>
          <calcext:conditional-format calcext:target-range-address="Map.AD87:Map.AH89">
            <calcext:condition calcext:apply-style-name="Untitled1" calcext:value="=&quot;F&quot;" calcext:base-cell-address="Map.AD87"/>
          </calcext:conditional-format>
          <calcext:conditional-format calcext:target-range-address="Map.AD87:Map.AH89">
            <calcext:condition calcext:apply-style-name="pellet" calcext:value="=&quot;E&quot;" calcext:base-cell-address="Map.AD87"/>
          </calcext:conditional-format>
          <calcext:conditional-format calcext:target-range-address="Map.AS88:Map.AS89 Map.AS90:Map.AT90 Map.AV90:Map.AV90">
            <calcext:condition calcext:apply-style-name="Untitled1" calcext:value="=&quot;F&quot;" calcext:base-cell-address="Map.AS88"/>
          </calcext:conditional-format>
          <calcext:conditional-format calcext:target-range-address="Map.AS88:Map.AS89 Map.AS90:Map.AT90 Map.AV90:Map.AV90">
            <calcext:condition calcext:apply-style-name="pellet" calcext:value="=&quot;E&quot;" calcext:base-cell-address="Map.AS88"/>
          </calcext:conditional-format>
          <calcext:conditional-format calcext:target-range-address="Map.AV88:Map.AV89">
            <calcext:condition calcext:apply-style-name="Untitled1" calcext:value="=&quot;F&quot;" calcext:base-cell-address="Map.AV88"/>
          </calcext:conditional-format>
          <calcext:conditional-format calcext:target-range-address="Map.AV88:Map.AV89">
            <calcext:condition calcext:apply-style-name="pellet" calcext:value="=&quot;E&quot;" calcext:base-cell-address="Map.AV88"/>
          </calcext:conditional-format>
          <calcext:conditional-format calcext:target-range-address="Map.AT88:Map.AT89">
            <calcext:condition calcext:apply-style-name="Untitled1" calcext:value="=&quot;F&quot;" calcext:base-cell-address="Map.AT88"/>
          </calcext:conditional-format>
          <calcext:conditional-format calcext:target-range-address="Map.AT88:Map.AT89">
            <calcext:condition calcext:apply-style-name="pellet" calcext:value="=&quot;E&quot;" calcext:base-cell-address="Map.AT88"/>
          </calcext:conditional-format>
          <calcext:conditional-format calcext:target-range-address="Map.AU88:Map.AU90">
            <calcext:condition calcext:apply-style-name="Untitled1" calcext:value="=&quot;F&quot;" calcext:base-cell-address="Map.AU88"/>
          </calcext:conditional-format>
          <calcext:conditional-format calcext:target-range-address="Map.AU88:Map.AU90">
            <calcext:condition calcext:apply-style-name="pellet" calcext:value="=&quot;E&quot;" calcext:base-cell-address="Map.AU88"/>
          </calcext:conditional-format>
          <calcext:conditional-format calcext:target-range-address="Map.AR88:Map.AR90">
            <calcext:condition calcext:apply-style-name="Untitled1" calcext:value="=&quot;F&quot;" calcext:base-cell-address="Map.AR88"/>
          </calcext:conditional-format>
          <calcext:conditional-format calcext:target-range-address="Map.AR88:Map.AR90">
            <calcext:condition calcext:apply-style-name="pellet" calcext:value="=&quot;E&quot;" calcext:base-cell-address="Map.AR88"/>
          </calcext:conditional-format>
          <calcext:conditional-format calcext:target-range-address="Map.W88:Map.W90">
            <calcext:condition calcext:apply-style-name="Untitled1" calcext:value="=&quot;F&quot;" calcext:base-cell-address="Map.W88"/>
          </calcext:conditional-format>
          <calcext:conditional-format calcext:target-range-address="Map.W88:Map.W90">
            <calcext:condition calcext:apply-style-name="pellet" calcext:value="=&quot;E&quot;" calcext:base-cell-address="Map.W88"/>
          </calcext:conditional-format>
          <calcext:conditional-format calcext:target-range-address="Map.AP88:Map.AP90">
            <calcext:condition calcext:apply-style-name="Untitled1" calcext:value="=&quot;F&quot;" calcext:base-cell-address="Map.AP88"/>
          </calcext:conditional-format>
          <calcext:conditional-format calcext:target-range-address="Map.AP88:Map.AP90">
            <calcext:condition calcext:apply-style-name="pellet" calcext:value="=&quot;E&quot;" calcext:base-cell-address="Map.AP88"/>
          </calcext:conditional-format>
          <calcext:conditional-format calcext:target-range-address="Map.AD95:Map.AD95">
            <calcext:condition calcext:apply-style-name="Untitled1" calcext:value="=&quot;F&quot;" calcext:base-cell-address="Map.AD95"/>
          </calcext:conditional-format>
          <calcext:conditional-format calcext:target-range-address="Map.AD95:Map.AD95">
            <calcext:condition calcext:apply-style-name="pellet" calcext:value="=&quot;E&quot;" calcext:base-cell-address="Map.AD95"/>
          </calcext:conditional-format>
          <calcext:conditional-format calcext:target-range-address="Map.AE95:Map.AG95">
            <calcext:condition calcext:apply-style-name="Untitled1" calcext:value="=&quot;F&quot;" calcext:base-cell-address="Map.AE95"/>
          </calcext:conditional-format>
          <calcext:conditional-format calcext:target-range-address="Map.AE95:Map.AG95">
            <calcext:condition calcext:apply-style-name="pellet" calcext:value="=&quot;E&quot;" calcext:base-cell-address="Map.AE95"/>
          </calcext:conditional-format>
          <calcext:conditional-format calcext:target-range-address="Map.J111:Map.L111">
            <calcext:condition calcext:apply-style-name="Untitled1" calcext:value="=&quot;F&quot;" calcext:base-cell-address="Map.J111"/>
          </calcext:conditional-format>
          <calcext:conditional-format calcext:target-range-address="Map.J111:Map.L111">
            <calcext:condition calcext:apply-style-name="pellet" calcext:value="=&quot;E&quot;" calcext:base-cell-address="Map.J111"/>
          </calcext:conditional-format>
          <calcext:conditional-format calcext:target-range-address="Map.I103:Map.M105">
            <calcext:condition calcext:apply-style-name="Untitled1" calcext:value="=&quot;F&quot;" calcext:base-cell-address="Map.I103"/>
          </calcext:conditional-format>
          <calcext:conditional-format calcext:target-range-address="Map.I103:Map.M105">
            <calcext:condition calcext:apply-style-name="pellet" calcext:value="=&quot;E&quot;" calcext:base-cell-address="Map.I103"/>
          </calcext:conditional-format>
          <calcext:conditional-format calcext:target-range-address="Map.U104:Map.U106">
            <calcext:condition calcext:apply-style-name="Untitled1" calcext:value="=&quot;F&quot;" calcext:base-cell-address="Map.U104"/>
          </calcext:conditional-format>
          <calcext:conditional-format calcext:target-range-address="Map.U104:Map.U106">
            <calcext:condition calcext:apply-style-name="pellet" calcext:value="=&quot;E&quot;" calcext:base-cell-address="Map.U104"/>
          </calcext:conditional-format>
          <calcext:conditional-format calcext:target-range-address="Map.I107:Map.M107">
            <calcext:condition calcext:apply-style-name="Untitled1" calcext:value="=&quot;F&quot;" calcext:base-cell-address="Map.I107"/>
          </calcext:conditional-format>
          <calcext:conditional-format calcext:target-range-address="Map.I107:Map.M107">
            <calcext:condition calcext:apply-style-name="pellet" calcext:value="=&quot;E&quot;" calcext:base-cell-address="Map.I107"/>
          </calcext:conditional-format>
          <calcext:conditional-format calcext:target-range-address="Map.I106:Map.M106">
            <calcext:condition calcext:apply-style-name="Untitled1" calcext:value="=&quot;F&quot;" calcext:base-cell-address="Map.I106"/>
          </calcext:conditional-format>
          <calcext:conditional-format calcext:target-range-address="Map.I106:Map.M106">
            <calcext:condition calcext:apply-style-name="pellet" calcext:value="=&quot;E&quot;" calcext:base-cell-address="Map.I106"/>
          </calcext:conditional-format>
          <calcext:conditional-format calcext:target-range-address="Map.E106:Map.F106">
            <calcext:condition calcext:apply-style-name="Untitled1" calcext:value="=&quot;F&quot;" calcext:base-cell-address="Map.E106"/>
          </calcext:conditional-format>
          <calcext:conditional-format calcext:target-range-address="Map.E106:Map.F106">
            <calcext:condition calcext:apply-style-name="pellet" calcext:value="=&quot;E&quot;" calcext:base-cell-address="Map.E106"/>
          </calcext:conditional-format>
          <calcext:conditional-format calcext:target-range-address="Map.AP104:Map.AP106">
            <calcext:condition calcext:apply-style-name="Untitled1" calcext:value="=&quot;F&quot;" calcext:base-cell-address="Map.AP104"/>
          </calcext:conditional-format>
          <calcext:conditional-format calcext:target-range-address="Map.AP104:Map.AP106">
            <calcext:condition calcext:apply-style-name="pellet" calcext:value="=&quot;E&quot;" calcext:base-cell-address="Map.AP104"/>
          </calcext:conditional-format>
          <calcext:conditional-format calcext:target-range-address="Map.W104:Map.W106">
            <calcext:condition calcext:apply-style-name="Untitled1" calcext:value="=&quot;F&quot;" calcext:base-cell-address="Map.W104"/>
          </calcext:conditional-format>
          <calcext:conditional-format calcext:target-range-address="Map.W104:Map.W106">
            <calcext:condition calcext:apply-style-name="pellet" calcext:value="=&quot;E&quot;" calcext:base-cell-address="Map.W104"/>
          </calcext:conditional-format>
          <calcext:conditional-format calcext:target-range-address="Map.AE111:Map.AG111">
            <calcext:condition calcext:apply-style-name="Untitled1" calcext:value="=&quot;F&quot;" calcext:base-cell-address="Map.AE111"/>
          </calcext:conditional-format>
          <calcext:conditional-format calcext:target-range-address="Map.AE111:Map.AG111">
            <calcext:condition calcext:apply-style-name="pellet" calcext:value="=&quot;E&quot;" calcext:base-cell-address="Map.AE111"/>
          </calcext:conditional-format>
          <calcext:conditional-format calcext:target-range-address="Map.AD103:Map.AH105">
            <calcext:condition calcext:apply-style-name="Untitled1" calcext:value="=&quot;F&quot;" calcext:base-cell-address="Map.AD103"/>
          </calcext:conditional-format>
          <calcext:conditional-format calcext:target-range-address="Map.AD103:Map.AH105">
            <calcext:condition calcext:apply-style-name="pellet" calcext:value="=&quot;E&quot;" calcext:base-cell-address="Map.AD103"/>
          </calcext:conditional-format>
          <calcext:conditional-format calcext:target-range-address="Map.AE99:Map.AG99">
            <calcext:condition calcext:apply-style-name="Untitled1" calcext:value="=&quot;F&quot;" calcext:base-cell-address="Map.AE99"/>
          </calcext:conditional-format>
          <calcext:conditional-format calcext:target-range-address="Map.AE99:Map.AG99">
            <calcext:condition calcext:apply-style-name="pellet" calcext:value="=&quot;E&quot;" calcext:base-cell-address="Map.AE99"/>
          </calcext:conditional-format>
          <calcext:conditional-format calcext:target-range-address="Map.Q100:Map.U102 Map.Q102:Map.R102">
            <calcext:condition calcext:apply-style-name="Untitled1" calcext:value="=&quot;F&quot;" calcext:base-cell-address="Map.Q100"/>
          </calcext:conditional-format>
          <calcext:conditional-format calcext:target-range-address="Map.Q100:Map.U102 Map.Q102:Map.R102">
            <calcext:condition calcext:apply-style-name="pellet" calcext:value="=&quot;E&quot;" calcext:base-cell-address="Map.Q100"/>
          </calcext:conditional-format>
          <calcext:conditional-format calcext:target-range-address="Map.U102:Map.U102">
            <calcext:condition calcext:apply-style-name="Untitled1" calcext:value="=&quot;F&quot;" calcext:base-cell-address="Map.U102"/>
          </calcext:conditional-format>
          <calcext:conditional-format calcext:target-range-address="Map.U102:Map.U102">
            <calcext:condition calcext:apply-style-name="pellet" calcext:value="=&quot;E&quot;" calcext:base-cell-address="Map.U102"/>
          </calcext:conditional-format>
          <calcext:conditional-format calcext:target-range-address="Map.I119:Map.M121">
            <calcext:condition calcext:apply-style-name="Untitled1" calcext:value="=&quot;F&quot;" calcext:base-cell-address="Map.I119"/>
          </calcext:conditional-format>
          <calcext:conditional-format calcext:target-range-address="Map.I119:Map.M121">
            <calcext:condition calcext:apply-style-name="pellet" calcext:value="=&quot;E&quot;" calcext:base-cell-address="Map.I119"/>
          </calcext:conditional-format>
          <calcext:conditional-format calcext:target-range-address="Map.U120:Map.U122">
            <calcext:condition calcext:apply-style-name="Untitled1" calcext:value="=&quot;F&quot;" calcext:base-cell-address="Map.U120"/>
          </calcext:conditional-format>
          <calcext:conditional-format calcext:target-range-address="Map.U120:Map.U122">
            <calcext:condition calcext:apply-style-name="pellet" calcext:value="=&quot;E&quot;" calcext:base-cell-address="Map.U120"/>
          </calcext:conditional-format>
          <calcext:conditional-format calcext:target-range-address="Map.D122:Map.E122">
            <calcext:condition calcext:apply-style-name="Untitled1" calcext:value="=&quot;F&quot;" calcext:base-cell-address="Map.D122"/>
          </calcext:conditional-format>
          <calcext:conditional-format calcext:target-range-address="Map.D122:Map.E122">
            <calcext:condition calcext:apply-style-name="pellet" calcext:value="=&quot;E&quot;" calcext:base-cell-address="Map.D122"/>
          </calcext:conditional-format>
          <calcext:conditional-format calcext:target-range-address="Map.D120:Map.E120">
            <calcext:condition calcext:apply-style-name="Untitled1" calcext:value="=&quot;F&quot;" calcext:base-cell-address="Map.D120"/>
          </calcext:conditional-format>
          <calcext:conditional-format calcext:target-range-address="Map.D120:Map.E120">
            <calcext:condition calcext:apply-style-name="pellet" calcext:value="=&quot;E&quot;" calcext:base-cell-address="Map.D120"/>
          </calcext:conditional-format>
          <calcext:conditional-format calcext:target-range-address="Map.E117:Map.E117">
            <calcext:condition calcext:apply-style-name="Untitled1" calcext:value="=&quot;F&quot;" calcext:base-cell-address="Map.E117"/>
          </calcext:conditional-format>
          <calcext:conditional-format calcext:target-range-address="Map.E117:Map.E117">
            <calcext:condition calcext:apply-style-name="pellet" calcext:value="=&quot;E&quot;" calcext:base-cell-address="Map.E117"/>
          </calcext:conditional-format>
          <calcext:conditional-format calcext:target-range-address="Map.E118:Map.E118">
            <calcext:condition calcext:apply-style-name="Untitled1" calcext:value="=&quot;F&quot;" calcext:base-cell-address="Map.E118"/>
          </calcext:conditional-format>
          <calcext:conditional-format calcext:target-range-address="Map.E118:Map.E118">
            <calcext:condition calcext:apply-style-name="pellet" calcext:value="=&quot;E&quot;" calcext:base-cell-address="Map.E118"/>
          </calcext:conditional-format>
          <calcext:conditional-format calcext:target-range-address="Map.D117:Map.D118">
            <calcext:condition calcext:apply-style-name="Untitled1" calcext:value="=&quot;F&quot;" calcext:base-cell-address="Map.D117"/>
          </calcext:conditional-format>
          <calcext:conditional-format calcext:target-range-address="Map.D117:Map.D118">
            <calcext:condition calcext:apply-style-name="pellet" calcext:value="=&quot;E&quot;" calcext:base-cell-address="Map.D117"/>
          </calcext:conditional-format>
          <calcext:conditional-format calcext:target-range-address="Map.AD119:Map.AH121">
            <calcext:condition calcext:apply-style-name="Untitled1" calcext:value="=&quot;F&quot;" calcext:base-cell-address="Map.AD119"/>
          </calcext:conditional-format>
          <calcext:conditional-format calcext:target-range-address="Map.AD119:Map.AH121">
            <calcext:condition calcext:apply-style-name="pellet" calcext:value="=&quot;E&quot;" calcext:base-cell-address="Map.AD119"/>
          </calcext:conditional-format>
          <calcext:conditional-format calcext:target-range-address="Map.W120:Map.W122">
            <calcext:condition calcext:apply-style-name="Untitled1" calcext:value="=&quot;F&quot;" calcext:base-cell-address="Map.W120"/>
          </calcext:conditional-format>
          <calcext:conditional-format calcext:target-range-address="Map.W120:Map.W122">
            <calcext:condition calcext:apply-style-name="pellet" calcext:value="=&quot;E&quot;" calcext:base-cell-address="Map.W120"/>
          </calcext:conditional-format>
          <calcext:conditional-format calcext:target-range-address="Map.AP120:Map.AP122">
            <calcext:condition calcext:apply-style-name="Untitled1" calcext:value="=&quot;F&quot;" calcext:base-cell-address="Map.AP120"/>
          </calcext:conditional-format>
          <calcext:conditional-format calcext:target-range-address="Map.AP120:Map.AP122">
            <calcext:condition calcext:apply-style-name="pellet" calcext:value="=&quot;E&quot;" calcext:base-cell-address="Map.AP120"/>
          </calcext:conditional-format>
          <calcext:conditional-format calcext:target-range-address="Map.BT7:Map.BX9">
            <calcext:condition calcext:apply-style-name="Untitled1" calcext:value="=&quot;F&quot;" calcext:base-cell-address="Map.BT7"/>
          </calcext:conditional-format>
          <calcext:conditional-format calcext:target-range-address="Map.BT7:Map.BX9">
            <calcext:condition calcext:apply-style-name="pellet" calcext:value="=&quot;E&quot;" calcext:base-cell-address="Map.BT7"/>
          </calcext:conditional-format>
          <calcext:conditional-format calcext:target-range-address="Map.BU10:Map.BW10 Map.BV11:Map.BV11">
            <calcext:condition calcext:apply-style-name="Untitled1" calcext:value="=&quot;F&quot;" calcext:base-cell-address="Map.BU10"/>
          </calcext:conditional-format>
          <calcext:conditional-format calcext:target-range-address="Map.BU10:Map.BW10 Map.BV11:Map.BV11">
            <calcext:condition calcext:apply-style-name="pellet" calcext:value="=&quot;E&quot;" calcext:base-cell-address="Map.BU10"/>
          </calcext:conditional-format>
          <calcext:conditional-format calcext:target-range-address="Map.BW11:Map.BW12">
            <calcext:condition calcext:apply-style-name="Untitled1" calcext:value="=&quot;F&quot;" calcext:base-cell-address="Map.BW11"/>
          </calcext:conditional-format>
          <calcext:conditional-format calcext:target-range-address="Map.BW11:Map.BW12">
            <calcext:condition calcext:apply-style-name="pellet" calcext:value="=&quot;E&quot;" calcext:base-cell-address="Map.BW11"/>
          </calcext:conditional-format>
          <calcext:conditional-format calcext:target-range-address="Map.BT11:Map.BU12">
            <calcext:condition calcext:apply-style-name="Untitled1" calcext:value="=&quot;F&quot;" calcext:base-cell-address="Map.BT11"/>
          </calcext:conditional-format>
          <calcext:conditional-format calcext:target-range-address="Map.BT11:Map.BU12">
            <calcext:condition calcext:apply-style-name="pellet" calcext:value="=&quot;E&quot;" calcext:base-cell-address="Map.BT11"/>
          </calcext:conditional-format>
          <calcext:conditional-format calcext:target-range-address="Map.BM29:Map.CF30 Map.BM23:Map.BS25 Map.CC21:Map.CF23 Map.BM31:Map.BT31 Map.CC25:Map.CE26 Map.BY24:Map.CE24 Map.BM20:Map.CF20 Map.BM19:Map.BS19 Map.BY19:Map.CF19 Map.BY23:Map.CA23 Map.BM21:Map.CA22 Map.BM26:Map.CA28 Map.CC27:Map.CF28 Map.BY25:Map.CA25 Map.BM18:Map.CF18 Map.BX31:Map.CF31">
            <calcext:condition calcext:apply-style-name="Untitled1" calcext:value="=&quot;F&quot;" calcext:base-cell-address="Map.BM18"/>
          </calcext:conditional-format>
          <calcext:conditional-format calcext:target-range-address="Map.BM29:Map.CF30 Map.BM23:Map.BS25 Map.CC21:Map.CF23 Map.BM31:Map.BT31 Map.CC25:Map.CE26 Map.BY24:Map.CE24 Map.BM20:Map.CF20 Map.BM19:Map.BS19 Map.BY19:Map.CF19 Map.BY23:Map.CA23 Map.BM21:Map.CA22 Map.BM26:Map.CA28 Map.CC27:Map.CF28 Map.BY25:Map.CA25 Map.BM18:Map.CF18 Map.BX31:Map.CF31">
            <calcext:condition calcext:apply-style-name="pellet" calcext:value="=&quot;E&quot;" calcext:base-cell-address="Map.BM18"/>
          </calcext:conditional-format>
          <calcext:conditional-format calcext:target-range-address="Map.BT23:Map.BX25">
            <calcext:condition calcext:apply-style-name="Untitled1" calcext:value="=&quot;F&quot;" calcext:base-cell-address="Map.BT23"/>
          </calcext:conditional-format>
          <calcext:conditional-format calcext:target-range-address="Map.BT23:Map.BX25">
            <calcext:condition calcext:apply-style-name="pellet" calcext:value="=&quot;E&quot;" calcext:base-cell-address="Map.BT23"/>
          </calcext:conditional-format>
          <calcext:conditional-format calcext:target-range-address="Map.BU31:Map.BW31">
            <calcext:condition calcext:apply-style-name="Untitled1" calcext:value="=&quot;F&quot;" calcext:base-cell-address="Map.BU31"/>
          </calcext:conditional-format>
          <calcext:conditional-format calcext:target-range-address="Map.BU31:Map.BW31">
            <calcext:condition calcext:apply-style-name="pellet" calcext:value="=&quot;E&quot;" calcext:base-cell-address="Map.BU31"/>
          </calcext:conditional-format>
          <calcext:conditional-format calcext:target-range-address="Map.CF24:Map.CF26">
            <calcext:condition calcext:apply-style-name="Untitled1" calcext:value="=&quot;F&quot;" calcext:base-cell-address="Map.CF24"/>
          </calcext:conditional-format>
          <calcext:conditional-format calcext:target-range-address="Map.CF24:Map.CF26">
            <calcext:condition calcext:apply-style-name="pellet" calcext:value="=&quot;E&quot;" calcext:base-cell-address="Map.CF24"/>
          </calcext:conditional-format>
          <calcext:conditional-format calcext:target-range-address="Map.BT19:Map.BX19">
            <calcext:condition calcext:apply-style-name="Untitled1" calcext:value="=&quot;F&quot;" calcext:base-cell-address="Map.BT19"/>
          </calcext:conditional-format>
          <calcext:conditional-format calcext:target-range-address="Map.BT19:Map.BX19">
            <calcext:condition calcext:apply-style-name="pellet" calcext:value="=&quot;E&quot;" calcext:base-cell-address="Map.BT19"/>
          </calcext:conditional-format>
          <calcext:conditional-format calcext:target-range-address="Map.CB21:Map.CB23">
            <calcext:condition calcext:apply-style-name="Untitled1" calcext:value="=&quot;F&quot;" calcext:base-cell-address="Map.CB21"/>
          </calcext:conditional-format>
          <calcext:conditional-format calcext:target-range-address="Map.CB21:Map.CB23">
            <calcext:condition calcext:apply-style-name="pellet" calcext:value="=&quot;E&quot;" calcext:base-cell-address="Map.CB21"/>
          </calcext:conditional-format>
          <calcext:conditional-format calcext:target-range-address="Map.CB26:Map.CB28">
            <calcext:condition calcext:apply-style-name="Untitled1" calcext:value="=&quot;F&quot;" calcext:base-cell-address="Map.CB26"/>
          </calcext:conditional-format>
          <calcext:conditional-format calcext:target-range-address="Map.CB26:Map.CB28">
            <calcext:condition calcext:apply-style-name="pellet" calcext:value="=&quot;E&quot;" calcext:base-cell-address="Map.CB26"/>
          </calcext:conditional-format>
          <calcext:conditional-format calcext:target-range-address="Map.CB25:Map.CB27">
            <calcext:condition calcext:apply-style-name="Untitled1" calcext:value="=&quot;F&quot;" calcext:base-cell-address="Map.CB25"/>
          </calcext:conditional-format>
          <calcext:conditional-format calcext:target-range-address="Map.CB25:Map.CB27">
            <calcext:condition calcext:apply-style-name="pellet" calcext:value="=&quot;E&quot;" calcext:base-cell-address="Map.CB25"/>
          </calcext:conditional-format>
          <calcext:conditional-format calcext:target-range-address="Map.BX34:Map.CF34 Map.BM43:Map.CF46 Map.BM35:Map.CF38 Map.BX47:Map.CF47 Map.BM34:Map.BT34 Map.BM39:Map.BS39 Map.BY39:Map.CF39 Map.BN40:Map.BS41 Map.BN42:Map.CE42 Map.BY40:Map.CE41 Map.BM47:Map.BS47">
            <calcext:condition calcext:apply-style-name="Untitled1" calcext:value="=&quot;F&quot;" calcext:base-cell-address="Map.BM34"/>
          </calcext:conditional-format>
          <calcext:conditional-format calcext:target-range-address="Map.BX34:Map.CF34 Map.BM43:Map.CF46 Map.BM35:Map.CF38 Map.BX47:Map.CF47 Map.BM34:Map.BT34 Map.BM39:Map.BS39 Map.BY39:Map.CF39 Map.BN40:Map.BS41 Map.BN42:Map.CE42 Map.BY40:Map.CE41 Map.BM47:Map.BS47">
            <calcext:condition calcext:apply-style-name="pellet" calcext:value="=&quot;E&quot;" calcext:base-cell-address="Map.BM34"/>
          </calcext:conditional-format>
          <calcext:conditional-format calcext:target-range-address="Map.BU34:Map.BW34">
            <calcext:condition calcext:apply-style-name="Untitled1" calcext:value="=&quot;F&quot;" calcext:base-cell-address="Map.BU34"/>
          </calcext:conditional-format>
          <calcext:conditional-format calcext:target-range-address="Map.BU34:Map.BW34">
            <calcext:condition calcext:apply-style-name="pellet" calcext:value="=&quot;E&quot;" calcext:base-cell-address="Map.BU34"/>
          </calcext:conditional-format>
          <calcext:conditional-format calcext:target-range-address="Map.BT39:Map.BX41">
            <calcext:condition calcext:apply-style-name="Untitled1" calcext:value="=&quot;F&quot;" calcext:base-cell-address="Map.BT39"/>
          </calcext:conditional-format>
          <calcext:conditional-format calcext:target-range-address="Map.BT39:Map.BX41">
            <calcext:condition calcext:apply-style-name="pellet" calcext:value="=&quot;E&quot;" calcext:base-cell-address="Map.BT39"/>
          </calcext:conditional-format>
          <calcext:conditional-format calcext:target-range-address="Map.BM40:Map.BM42">
            <calcext:condition calcext:apply-style-name="Untitled1" calcext:value="=&quot;F&quot;" calcext:base-cell-address="Map.BM40"/>
          </calcext:conditional-format>
          <calcext:conditional-format calcext:target-range-address="Map.BM40:Map.BM42">
            <calcext:condition calcext:apply-style-name="pellet" calcext:value="=&quot;E&quot;" calcext:base-cell-address="Map.BM40"/>
          </calcext:conditional-format>
          <calcext:conditional-format calcext:target-range-address="Map.CF40:Map.CF42">
            <calcext:condition calcext:apply-style-name="Untitled1" calcext:value="=&quot;F&quot;" calcext:base-cell-address="Map.CF40"/>
          </calcext:conditional-format>
          <calcext:conditional-format calcext:target-range-address="Map.CF40:Map.CF42">
            <calcext:condition calcext:apply-style-name="pellet" calcext:value="=&quot;E&quot;" calcext:base-cell-address="Map.CF40"/>
          </calcext:conditional-format>
          <calcext:conditional-format calcext:target-range-address="Map.BT47:Map.BT47">
            <calcext:condition calcext:apply-style-name="Untitled1" calcext:value="=&quot;F&quot;" calcext:base-cell-address="Map.BT47"/>
          </calcext:conditional-format>
          <calcext:conditional-format calcext:target-range-address="Map.BT47:Map.BT47">
            <calcext:condition calcext:apply-style-name="pellet" calcext:value="=&quot;E&quot;" calcext:base-cell-address="Map.BT47"/>
          </calcext:conditional-format>
          <calcext:conditional-format calcext:target-range-address="Map.BU47:Map.BW47">
            <calcext:condition calcext:apply-style-name="Untitled1" calcext:value="=&quot;F&quot;" calcext:base-cell-address="Map.BU47"/>
          </calcext:conditional-format>
          <calcext:conditional-format calcext:target-range-address="Map.BU47:Map.BW47">
            <calcext:condition calcext:apply-style-name="pellet" calcext:value="=&quot;E&quot;" calcext:base-cell-address="Map.BU47"/>
          </calcext:conditional-format>
          <calcext:conditional-format calcext:target-range-address="Map.CH13:Map.CY13 Map.CH4:Map.CT4 Map.CH5:Map.CZ7 Map.CV3:Map.CZ4 Map.CH14:Map.DA14 Map.CH8:Map.DA12 Map.CH3:Map.CO3 Map.CS3:Map.CT3">
            <calcext:condition calcext:apply-style-name="Untitled1" calcext:value="=&quot;F&quot;" calcext:base-cell-address="Map.CH3"/>
          </calcext:conditional-format>
          <calcext:conditional-format calcext:target-range-address="Map.CH13:Map.CY13 Map.CH4:Map.CT4 Map.CH5:Map.CZ7 Map.CV3:Map.CZ4 Map.CH14:Map.DA14 Map.CH8:Map.DA12 Map.CH3:Map.CO3 Map.CS3:Map.CT3">
            <calcext:condition calcext:apply-style-name="pellet" calcext:value="=&quot;E&quot;" calcext:base-cell-address="Map.CH3"/>
          </calcext:conditional-format>
          <calcext:conditional-format calcext:target-range-address="Map.CZ13:Map.CZ13">
            <calcext:condition calcext:apply-style-name="Untitled1" calcext:value="=&quot;F&quot;" calcext:base-cell-address="Map.CZ13"/>
          </calcext:conditional-format>
          <calcext:conditional-format calcext:target-range-address="Map.CZ13:Map.CZ13">
            <calcext:condition calcext:apply-style-name="pellet" calcext:value="=&quot;E&quot;" calcext:base-cell-address="Map.CZ13"/>
          </calcext:conditional-format>
          <calcext:conditional-format calcext:target-range-address="Map.DA13:Map.DA13">
            <calcext:condition calcext:apply-style-name="Untitled1" calcext:value="=&quot;F&quot;" calcext:base-cell-address="Map.DA13"/>
          </calcext:conditional-format>
          <calcext:conditional-format calcext:target-range-address="Map.DA13:Map.DA13">
            <calcext:condition calcext:apply-style-name="pellet" calcext:value="=&quot;E&quot;" calcext:base-cell-address="Map.DA13"/>
          </calcext:conditional-format>
          <calcext:conditional-format calcext:target-range-address="Map.CU3:Map.CU4">
            <calcext:condition calcext:apply-style-name="Untitled1" calcext:value="=&quot;F&quot;" calcext:base-cell-address="Map.CU3"/>
          </calcext:conditional-format>
          <calcext:conditional-format calcext:target-range-address="Map.CU3:Map.CU4">
            <calcext:condition calcext:apply-style-name="pellet" calcext:value="=&quot;E&quot;" calcext:base-cell-address="Map.CU3"/>
          </calcext:conditional-format>
          <calcext:conditional-format calcext:target-range-address="Map.DA3:Map.DA7">
            <calcext:condition calcext:apply-style-name="Untitled1" calcext:value="=&quot;F&quot;" calcext:base-cell-address="Map.DA3"/>
          </calcext:conditional-format>
          <calcext:conditional-format calcext:target-range-address="Map.DA3:Map.DA7">
            <calcext:condition calcext:apply-style-name="pellet" calcext:value="=&quot;E&quot;" calcext:base-cell-address="Map.DA3"/>
          </calcext:conditional-format>
          <calcext:conditional-format calcext:target-range-address="Map.CP3:Map.CR3">
            <calcext:condition calcext:apply-style-name="Untitled1" calcext:value="=&quot;F&quot;" calcext:base-cell-address="Map.CP3"/>
          </calcext:conditional-format>
          <calcext:conditional-format calcext:target-range-address="Map.CP3:Map.CR3">
            <calcext:condition calcext:apply-style-name="pellet" calcext:value="=&quot;E&quot;" calcext:base-cell-address="Map.CP3"/>
          </calcext:conditional-format>
          <calcext:conditional-format calcext:target-range-address="Map.CP15:Map.CR15">
            <calcext:condition calcext:apply-style-name="Untitled1" calcext:value="=&quot;F&quot;" calcext:base-cell-address="Map.CP15"/>
          </calcext:conditional-format>
          <calcext:conditional-format calcext:target-range-address="Map.CP15:Map.CR15">
            <calcext:condition calcext:apply-style-name="pellet" calcext:value="=&quot;E&quot;" calcext:base-cell-address="Map.CP15"/>
          </calcext:conditional-format>
          <calcext:conditional-format calcext:target-range-address="Map.CP17:Map.CR17">
            <calcext:condition calcext:apply-style-name="Untitled1" calcext:value="=&quot;F&quot;" calcext:base-cell-address="Map.CP17"/>
          </calcext:conditional-format>
          <calcext:conditional-format calcext:target-range-address="Map.CP17:Map.CR17">
            <calcext:condition calcext:apply-style-name="pellet" calcext:value="=&quot;E&quot;" calcext:base-cell-address="Map.CP17"/>
          </calcext:conditional-format>
          <calcext:conditional-format calcext:target-range-address="Map.CP18:Map.CR18">
            <calcext:condition calcext:apply-style-name="Untitled1" calcext:value="=&quot;F&quot;" calcext:base-cell-address="Map.CP18"/>
          </calcext:conditional-format>
          <calcext:conditional-format calcext:target-range-address="Map.CP18:Map.CR18">
            <calcext:condition calcext:apply-style-name="pellet" calcext:value="=&quot;E&quot;" calcext:base-cell-address="Map.CP18"/>
          </calcext:conditional-format>
          <calcext:conditional-format calcext:target-range-address="Map.CP19:Map.CR19">
            <calcext:condition calcext:apply-style-name="Untitled1" calcext:value="=&quot;F&quot;" calcext:base-cell-address="Map.CP19"/>
          </calcext:conditional-format>
          <calcext:conditional-format calcext:target-range-address="Map.CP19:Map.CR19">
            <calcext:condition calcext:apply-style-name="pellet" calcext:value="=&quot;E&quot;" calcext:base-cell-address="Map.CP19"/>
          </calcext:conditional-format>
          <calcext:conditional-format calcext:target-range-address="Map.CO23:Map.CS25">
            <calcext:condition calcext:apply-style-name="Untitled1" calcext:value="=&quot;F&quot;" calcext:base-cell-address="Map.CO23"/>
          </calcext:conditional-format>
          <calcext:conditional-format calcext:target-range-address="Map.CO23:Map.CS25">
            <calcext:condition calcext:apply-style-name="pellet" calcext:value="=&quot;E&quot;" calcext:base-cell-address="Map.CO23"/>
          </calcext:conditional-format>
          <calcext:conditional-format calcext:target-range-address="Map.CT26:Map.CT28">
            <calcext:condition calcext:apply-style-name="Untitled1" calcext:value="=&quot;F&quot;" calcext:base-cell-address="Map.CT26"/>
          </calcext:conditional-format>
          <calcext:conditional-format calcext:target-range-address="Map.CT26:Map.CT28">
            <calcext:condition calcext:apply-style-name="pellet" calcext:value="=&quot;E&quot;" calcext:base-cell-address="Map.CT26"/>
          </calcext:conditional-format>
        </calcext:conditional-formats>
      </table:table>
      <table:table table:name="Sprites_old" table:style-name="ta1">
        <table:table-column table:style-name="co1" table:number-columns-repeated="16" table:default-cell-style-name="ce1037"/>
        <table:table-column table:style-name="co3" table:number-columns-repeated="2" table:default-cell-style-name="ce1037"/>
        <table:table-column table:style-name="co4" table:number-columns-repeated="1006" table:default-cell-style-name="ce1037"/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 table:number-rows-repeated="4">
          <table:table-cell table:style-name="ce1045" table:number-columns-repeated="1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5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5" table:number-columns-repeated="8"/>
          <table:table-cell table:style-name="ce1036" table:number-columns-repeated="8"/>
          <table:table-cell table:style-name="ce1067"/>
          <table:table-cell table:number-columns-repeated="1007"/>
        </table:table-row>
        <table:table-row table:style-name="ro1">
          <table:table-cell table:style-name="ce1045" table:number-columns-repeated="8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5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0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45" table:number-columns-repeated="1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5" table:number-columns-repeated="9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45" table:number-columns-repeated="8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5" table:number-columns-repeated="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0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5"/>
          <table:table-cell table:style-name="ce1036" table:number-columns-repeated="6"/>
          <table:table-cell table:style-name="ce1045"/>
          <table:table-cell table:style-name="ce1036" table:number-columns-repeated="4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5" table:number-columns-repeated="2"/>
          <table:table-cell table:style-name="ce1036" table:number-columns-repeated="6"/>
          <table:table-cell table:style-name="ce1045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3"/>
          <table:table-cell table:style-name="ce1036" table:number-columns-repeated="6"/>
          <table:table-cell table:style-name="ce1045" table:number-columns-repeated="3"/>
          <table:table-cell table:style-name="ce1036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 table:number-rows-repeated="2">
          <table:table-cell table:style-name="ce1036"/>
          <table:table-cell table:style-name="ce1045" table:number-columns-repeated="5"/>
          <table:table-cell table:style-name="ce1036" table:number-columns-repeated="4"/>
          <table:table-cell table:style-name="ce1045" table:number-columns-repeated="5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45" table:number-columns-repeated="7"/>
          <table:table-cell table:style-name="ce1036" table:number-columns-repeated="2"/>
          <table:table-cell table:style-name="ce1045" table:number-columns-repeated="7"/>
          <table:table-cell table:number-columns-repeated="1008"/>
        </table:table-row>
        <table:table-row table:style-name="ro1" table:number-rows-repeated="2">
          <table:table-cell table:style-name="ce1045" table:number-columns-repeated="1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/>
          <table:table-cell table:style-name="ce1036" table:number-columns-repeated="10"/>
          <table:table-cell table:style-name="ce1045"/>
          <table:table-cell table:style-name="ce1036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45" table:number-columns-repeated="3"/>
          <table:table-cell table:style-name="ce1036" table:number-columns-repeated="8"/>
          <table:table-cell table:style-name="ce1045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4"/>
          <table:table-cell table:style-name="ce1036" table:number-columns-repeated="6"/>
          <table:table-cell table:style-name="ce1045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45" table:number-columns-repeated="6"/>
          <table:table-cell table:style-name="ce1036" table:number-columns-repeated="4"/>
          <table:table-cell table:style-name="ce1045" table:number-columns-repeated="6"/>
          <table:table-cell table:number-columns-repeated="1008"/>
        </table:table-row>
        <table:table-row table:style-name="ro1">
          <table:table-cell table:style-name="ce1045" table:number-columns-repeated="7"/>
          <table:table-cell table:style-name="ce1036" table:number-columns-repeated="2"/>
          <table:table-cell table:style-name="ce1045" table:number-columns-repeated="7"/>
          <table:table-cell table:number-columns-repeated="1008"/>
        </table:table-row>
        <table:table-row table:style-name="ro1" table:number-rows-repeated="2">
          <table:table-cell table:style-name="ce1045" table:number-columns-repeated="1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45" table:number-columns-repeated="1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5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5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36" table:number-columns-repeated="7"/>
          <table:table-cell table:style-name="ce1045" table:number-columns-repeated="2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style-name="ce1036" table:number-columns-repeated="5"/>
          <table:table-cell table:style-name="ce1045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557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557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557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557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 table:number-rows-repeated="2">
          <table:table-cell table:style-name="ce1557" table:number-columns-repeated="3"/>
          <table:table-cell table:style-name="ce1057"/>
          <table:table-cell table:style-name="ce1049" table:number-columns-repeated="2"/>
          <table:table-cell table:style-name="ce1057"/>
          <table:table-cell table:style-name="ce1557"/>
          <table:table-cell table:style-name="ce1057"/>
          <table:table-cell table:style-name="ce1049" table:number-columns-repeated="2"/>
          <table:table-cell table:style-name="ce1057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557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2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557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557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557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557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 table:number-rows-repeated="2">
          <table:table-cell table:style-name="ce1557" table:number-columns-repeated="3"/>
          <table:table-cell table:style-name="ce1057" table:number-columns-repeated="2"/>
          <table:table-cell table:style-name="ce1049" table:number-columns-repeated="2"/>
          <table:table-cell table:style-name="ce1557"/>
          <table:table-cell table:style-name="ce1057" table:number-columns-repeated="2"/>
          <table:table-cell table:style-name="ce1049" table:number-columns-repeated="2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557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557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557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557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557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1557" table:number-columns-repeated="3"/>
          <table:table-cell table:style-name="ce1057" table:number-columns-repeated="4"/>
          <table:table-cell table:style-name="ce1557"/>
          <table:table-cell table:style-name="ce1057" table:number-columns-repeated="4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57"/>
          <table:table-cell table:style-name="ce1049" table:number-columns-repeated="2"/>
          <table:table-cell table:style-name="ce1057"/>
          <table:table-cell table:style-name="ce1557"/>
          <table:table-cell table:style-name="ce1057"/>
          <table:table-cell table:style-name="ce1049" table:number-columns-repeated="2"/>
          <table:table-cell table:style-name="ce1057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4"/>
          <table:table-cell table:style-name="ce1049" table:number-columns-repeated="2"/>
          <table:table-cell table:style-name="ce1557" table:number-columns-repeated="3"/>
          <table:table-cell table:style-name="ce1049" table:number-columns-repeated="2"/>
          <table:table-cell table:style-name="ce1557" table:number-columns-repeated="4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557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557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557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557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557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 table:number-rows-repeated="2">
          <table:table-cell table:style-name="ce1557" table:number-columns-repeated="3"/>
          <table:table-cell table:style-name="ce1049" table:number-columns-repeated="2"/>
          <table:table-cell table:style-name="ce1057" table:number-columns-repeated="2"/>
          <table:table-cell table:style-name="ce1557"/>
          <table:table-cell table:style-name="ce1049" table:number-columns-repeated="2"/>
          <table:table-cell table:style-name="ce1057" table:number-columns-repeated="2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557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557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557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557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557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557" table:number-columns-repeated="4"/>
          <table:table-cell table:style-name="ce1049" table:number-columns-repeated="2"/>
          <table:table-cell table:style-name="ce1557" table:number-columns-repeated="3"/>
          <table:table-cell table:style-name="ce1049" table:number-columns-repeated="2"/>
          <table:table-cell table:style-name="ce1557" table:number-columns-repeated="4"/>
          <table:table-cell table:style-name="ce103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1557" table:number-columns-repeated="3"/>
          <table:table-cell table:style-name="ce1057"/>
          <table:table-cell table:style-name="ce1049" table:number-columns-repeated="2"/>
          <table:table-cell table:style-name="ce1057"/>
          <table:table-cell table:style-name="ce1557"/>
          <table:table-cell table:style-name="ce1057"/>
          <table:table-cell table:style-name="ce1049" table:number-columns-repeated="2"/>
          <table:table-cell table:style-name="ce1057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57" table:number-columns-repeated="4"/>
          <table:table-cell table:style-name="ce1557"/>
          <table:table-cell table:style-name="ce1057" table:number-columns-repeated="4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557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049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,7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049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,7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049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,7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049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,7</text:p>
          </table:table-cell>
          <table:table-cell table:number-columns-repeated="1006"/>
        </table:table-row>
        <table:table-row table:style-name="ro1">
          <table:table-cell table:style-name="ce1049" table:number-columns-repeated="15"/>
          <table:table-cell table:style-name="ce103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2">
          <table:table-cell table:style-name="ce1049" table:number-columns-repeated="4"/>
          <table:table-cell table:style-name="ce1057" table:number-columns-repeated="2"/>
          <table:table-cell table:style-name="ce1049" table:number-columns-repeated="3"/>
          <table:table-cell table:style-name="ce1057" table:number-columns-repeated="2"/>
          <table:table-cell table:style-name="ce1049" table:number-columns-repeated="4"/>
          <table:table-cell table:style-name="ce1036"/>
          <table:table-cell table:number-columns-repeated="1008"/>
        </table:table-row>
        <table:table-row table:style-name="ro1" table:number-rows-repeated="3">
          <table:table-cell table:style-name="ce1049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41" table:number-columns-repeated="2"/>
          <table:table-cell table:style-name="ce1049"/>
          <table:table-cell table:style-name="ce1041" table:number-columns-repeated="3"/>
          <table:table-cell table:style-name="ce1049"/>
          <table:table-cell table:style-name="ce1041" table:number-columns-repeated="2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41"/>
          <table:table-cell table:style-name="ce1049" table:number-columns-repeated="2"/>
          <table:table-cell table:style-name="ce1041"/>
          <table:table-cell table:style-name="ce1049" table:number-columns-repeated="3"/>
          <table:table-cell table:style-name="ce1041"/>
          <table:table-cell table:style-name="ce1049" table:number-columns-repeated="2"/>
          <table:table-cell table:style-name="ce1041"/>
          <table:table-cell table:style-name="ce1049" table:number-columns-repeated="2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49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/>
          <table:table-cell table:style-name="ce1049" table:number-columns-repeated="3"/>
          <table:table-cell table:style-name="ce1036"/>
          <table:table-cell table:style-name="ce1049" table:number-columns-repeated="3"/>
          <table:table-cell table:style-name="ce1036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3"/>
          <table:table-cell table:style-name="ce1057" table:number-columns-repeated="2"/>
          <table:table-cell table:style-name="ce1049" table:number-columns-repeated="2"/>
          <table:table-cell table:style-name="ce1036" table:number-columns-repeated="2"/>
          <table:table-cell table:style-name="ce1057" table:number-columns-repeated="2"/>
          <table:table-cell table:style-name="ce1049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2"/>
          <table:table-cell table:style-name="ce1036" table:number-columns-repeated="4"/>
          <table:table-cell table:style-name="ce1049" table:number-columns-repeated="2"/>
          <table:table-cell table:style-name="ce1036" table:number-columns-repeated="4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57"/>
          <table:table-cell table:style-name="ce1049" table:number-columns-repeated="2"/>
          <table:table-cell table:style-name="ce1057"/>
          <table:table-cell table:style-name="ce1036" table:number-columns-repeated="2"/>
          <table:table-cell table:style-name="ce1057"/>
          <table:table-cell table:style-name="ce1049" table:number-columns-repeated="2"/>
          <table:table-cell table:style-name="ce1057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7" table:number-columns-repeated="4"/>
          <table:table-cell table:style-name="ce1036" table:number-columns-repeated="2"/>
          <table:table-cell table:style-name="ce1057" table:number-columns-repeated="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1036" table:number-columns-repeated="10"/>
          <table:table-cell table:style-name="ce1080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80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558" table:number-columns-repeated="2"/>
          <table:table-cell table:style-name="ce1080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558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558"/>
          <table:table-cell table:style-name="ce1036"/>
          <table:table-cell table:style-name="ce1558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73" table:number-columns-repeated="2"/>
          <table:table-cell table:style-name="ce1558"/>
          <table:table-cell table:style-name="ce1036" table:number-columns-repeated="3"/>
          <table:table-cell table:style-name="ce155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1" table:number-columns-repeated="2"/>
          <table:table-cell table:style-name="ce1057"/>
          <table:table-cell table:style-name="ce1073"/>
          <table:table-cell table:style-name="ce1036" table:number-columns-repeated="3"/>
          <table:table-cell table:style-name="ce155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1" table:number-columns-repeated="3"/>
          <table:table-cell table:style-name="ce1073"/>
          <table:table-cell table:style-name="ce1036" table:number-columns-repeated="2"/>
          <table:table-cell table:style-name="ce1073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 table:number-columns-repeated="2"/>
          <table:table-cell table:style-name="ce1036" table:number-columns-repeated="2"/>
          <table:table-cell table:style-name="ce1041" table:number-columns-repeated="2"/>
          <table:table-cell table:style-name="ce1057"/>
          <table:table-cell table:style-name="ce107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41" table:number-columns-repeated="3"/>
          <table:table-cell table:style-name="ce107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41" table:number-columns-repeated="2"/>
          <table:table-cell table:style-name="ce1036" table:number-columns-repeated="5"/>
          <table:table-cell table:number-columns-repeated="1008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57"/>
          <table:table-cell table:style-name="ce1036" table:number-columns-repeated="6"/>
          <table:table-cell table:style-name="ce1057"/>
          <table:table-cell table:style-name="ce1036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57"/>
          <table:table-cell table:style-name="ce1036" table:number-columns-repeated="4"/>
          <table:table-cell table:style-name="ce1057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7"/>
          <table:table-cell table:style-name="ce1036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7"/>
          <table:table-cell table:style-name="ce1036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7"/>
          <table:table-cell table:style-name="ce1036" table:number-columns-repeated="4"/>
          <table:table-cell table:style-name="ce1057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/>
          <table:table-cell table:style-name="ce1036" table:number-columns-repeated="6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1048213">
          <table:table-cell table:number-columns-repeated="1024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9">00/00/0000</text:date>, <text:time style:data-style-name="N2" text:time-value="23:20:51.5792783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16T12:28:21Z</meta:creation-date>
    <dc:date>2019-12-09T23:47:10.235160265</dc:date>
    <meta:editing-cycles>398</meta:editing-cycles>
    <meta:editing-duration>P3DT20H2M55S</meta:editing-duration>
    <meta:document-statistic meta:table-count="4" meta:cell-count="8637" meta:object-count="0"/>
  </office:meta>
</office:document-meta>
</file>